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8mm" fo:break-before="auto" style:use-optimal-row-height="false"/>
    </style:style>
    <style:style style:name="ro3" style:family="table-row">
      <style:table-row-properties style:row-height="12.95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ext-properties fo:color="#212121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map style:condition="cell-content()&lt;0" style:apply-style-name="Untitled1" style:base-cell-address="Ass8.I12"/>
    </style:style>
    <style:style style:name="ce5" style:family="table-cell" style:parent-style-name="Default">
      <style:text-properties style:font-name="Liberation Sans" style:font-name-asian="WenQuanYi Micro Hei" style:font-name-complex="Lohit Devanagari"/>
      <style:map style:condition="cell-content()&lt;0" style:apply-style-name="Untitled1" style:base-cell-address="Ass8.I12"/>
    </style:style>
    <style:style style:name="ce6" style:family="table-cell" style:parent-style-name="Default">
      <style:text-properties style:font-name="Liberation Sans" fo:font-weight="normal" style:font-name-asian="WenQuanYi Micro Hei" style:font-weight-asian="normal" style:font-name-complex="Lohit Devanagari" style:font-weight-complex="normal"/>
    </style:style>
    <style:style style:name="ce7" style:family="table-cell" style:parent-style-name="Default"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ext-properties style:font-name="Liberation Sans" style:font-name-asian="WenQuanYi Micro Hei" style:font-name-complex="Lohit Devanagari"/>
      <style:map style:condition="cell-content()&lt;0" style:apply-style-name="Untitled1" style:base-cell-address="Ass8.R12"/>
    </style:style>
    <style:style style:name="ce9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ss8" table:style-name="ta1">
        <table:shapes>
          <draw:frame draw:z-index="0" draw:style-name="gr1" draw:text-style-name="P1" svg:width="263.23mm" svg:height="181mm" svg:x="121.41mm" svg:y="192.46mm">
            <loext:p draw:notify-on-update-of-ranges="Ass8.C52:Ass8.C232 Ass8.B50:Ass8.B50 Ass8.B52:Ass8.B232 Ass8.O9:Ass8.O36 Ass8.Q8:Ass8.Q8 Ass8.N9:Ass8.N36 Ass8.D52:Ass8.D232 Ass8.D50:Ass8.D50 Ass8.E52:Ass8.E2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78.93mm" svg:y="272.96mm">
            <loext:p draw:notify-on-update-of-ranges="Ass8.U9:Ass8.U30 Ass8.T9:Ass8.T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82.64mm" svg:y="188.98mm">
            <loext:p draw:notify-on-update-of-ranges="Ass8.H9:Ass8.H36 Ass8.E9:Ass8.E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1</text:p>
          </table:table-cell>
          <table:table-cell office:value-type="float" office:value="1.1" calcext:value-type="float">
            <text:p>1.1</text:p>
          </table:table-cell>
          <table:table-cell table:formula="of:=[.B1]*[.G$1]" office:value-type="float" office:value="5720" calcext:value-type="float">
            <text:p>5720</text:p>
          </table:table-cell>
          <table:table-cell table:style-name="Default" office:value-type="string" calcext:value-type="string">
            <text:p>sigma1</text:p>
          </table:table-cell>
          <table:table-cell table:formula="of:=[.C1]-[.C3]" office:value-type="float" office:value="2964" calcext:value-type="float">
            <text:p>2964</text:p>
          </table:table-cell>
          <table:table-cell office:value-type="string" calcext:value-type="string">
            <text:p>depth</text:p>
          </table:table-cell>
          <table:table-cell office:value-type="float" office:value="5200" calcext:value-type="float">
            <text:p>5200</text:p>
          </table:table-cell>
          <table:table-cell table:number-columns-repeated="4"/>
          <table:table-cell office:value-type="string" calcext:value-type="string">
            <text:p>Internal Friction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0.701" calcext:value-type="float">
            <text:p>0.701</text:p>
          </table:table-cell>
          <table:table-cell table:formula="of:=[.B2]*[.G$1]" office:value-type="float" office:value="3645.2" calcext:value-type="float">
            <text:p>3645.2</text:p>
          </table:table-cell>
          <table:table-cell table:style-name="Default" office:value-type="string" calcext:value-type="string">
            <text:p>sigma3</text:p>
          </table:table-cell>
          <table:table-cell table:formula="of:=[.C2]-[.C3]" office:value-type="float" office:value="889.2" calcext:value-type="float">
            <text:p>889.2</text:p>
          </table:table-cell>
          <table:table-cell table:number-columns-repeated="6"/>
          <table:table-cell office:value-type="string" calcext:value-type="string">
            <text:p>S_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0.53" calcext:value-type="float">
            <text:p>0.53</text:p>
          </table:table-cell>
          <table:table-cell table:formula="of:=[.B3]*[.G$1]" office:value-type="float" office:value="2756" calcext:value-type="float">
            <text:p>2756</text:p>
          </table:table-cell>
          <table:table-cell table:style-name="Default" office:value-type="string" calcext:value-type="string">
            <text:p>Mohr Colomb</text:p>
          </table:table-cell>
          <table:table-cell table:number-columns-repeated="7"/>
          <table:table-cell office:value-type="string" calcext:value-type="string">
            <text:p>Cohesion</text:p>
          </table:table-cell>
          <table:table-cell office:value-type="float" office:value="325" calcext:value-type="float">
            <text:p>325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Histo M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Required Pore pressure Change to activate fracture</text:p>
          </table:table-cell>
          <table:table-cell table:number-columns-repeated="12"/>
          <table:table-cell office:value-type="string" calcext:value-type="string">
            <text:p>Histo max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Data points in Well.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delta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style-name="ce1" office:value-type="string" calcext:value-type="string">
            <text:p>depth_feet</text:p>
          </table:table-cell>
          <table:table-cell table:style-name="ce1" office:value-type="string" calcext:value-type="string">
            <text:p>strike_degrees</text:p>
          </table:table-cell>
          <table:table-cell table:style-name="ce1" office:value-type="string" calcext:value-type="string">
            <text:p>dip_degrees</text:p>
          </table:table-cell>
          <table:table-cell table:style-name="Default" office:value-type="string" calcext:value-type="string">
            <text:p>2*beta</text:p>
          </table:table-cell>
          <table:table-cell office:value-type="string" calcext:value-type="string">
            <text:p>Aperture</text:p>
          </table:table-cell>
          <table:table-cell/>
          <table:table-cell table:style-name="ce3" office:value-type="string" calcext:value-type="string">
            <text:p>Pore Pressure to faulire</text:p>
          </table:table-cell>
          <table:table-cell table:style-name="ce3" office:value-type="string" calcext:value-type="string">
            <text:p>Gradient psi/ft</text:p>
          </table:table-cell>
          <table:table-cell table:style-name="ce3" office:value-type="string" calcext:value-type="string">
            <text:p>Is Fracture active With 145psi increase</text:p>
          </table:table-cell>
          <table:table-cell table:style-name="ce3" office:value-type="string" calcext:value-type="string">
            <text:p>With 1450 psi increase?</text:p>
          </table:table-cell>
          <table:table-cell/>
          <table:table-cell office:value-type="string" calcext:value-type="string">
            <text:p>sigma1</text:p>
          </table:table-cell>
          <table:table-cell office:value-type="string" calcext:value-type="string">
            <text:p>sigma3</text:p>
          </table:table-cell>
          <table:table-cell office:value-type="string" calcext:value-type="string">
            <text:p>Shear Stress</text:p>
          </table:table-cell>
          <table:table-cell office:value-type="string" calcext:value-type="string">
            <text:p>Normal Stress</text:p>
          </table:table-cell>
          <table:table-cell/>
          <table:table-cell table:style-name="ce3" office:value-type="string" calcext:value-type="string">
            <text:p>Mohr Failure criterion for fractures</text:p>
          </table:table-cell>
          <table:table-cell table:style-name="ce3" office:value-type="string" calcext:value-type="string">
            <text:p>Difference between current and failure</text:p>
          </table:table-cell>
          <table:table-cell table:style-name="ce3" office:value-type="string" calcext:value-type="string">
            <text:p>What mu required to activate fault?</text:p>
          </table:table-cell>
          <table:table-cell table:number-columns-repeated="2"/>
        </table:table-row>
        <table:table-row table:style-name="ro4">
          <table:table-cell table:style-name="ce1" office:value-type="float" office:value="5200.824" calcext:value-type="float">
            <text:p>5200.824</text:p>
          </table:table-cell>
          <table:table-cell table:style-name="ce1" office:value-type="float" office:value="228.25" calcext:value-type="float">
            <text:p>228.25</text:p>
          </table:table-cell>
          <table:table-cell table:style-name="ce1" office:value-type="float" office:value="76.41" calcext:value-type="float">
            <text:p>76.41</text:p>
          </table:table-cell>
          <table:table-cell table:style-name="Default" table:formula="of:=[.C9]*2" office:value-type="float" office:value="152.82" calcext:value-type="float">
            <text:p>152.82</text:p>
          </table:table-cell>
          <table:table-cell table:style-name="ce1" office:value-type="float" office:value="4.31" calcext:value-type="float">
            <text:p>4.31</text:p>
          </table:table-cell>
          <table:table-cell/>
          <table:table-cell office:value-type="float" office:value="296.530393363621" calcext:value-type="float">
            <text:p>296.5303933636</text:p>
          </table:table-cell>
          <table:table-cell table:formula="of:=[.G9]/[.A9]" office:value-type="float" office:value="0.0570160407973085" calcext:value-type="float">
            <text:p>0.0570160408</text:p>
          </table:table-cell>
          <table:table-cell table:formula="of:=[.G9]-145" office:value-type="float" office:value="151.530393363621" calcext:value-type="float">
            <text:p>151.5303933636</text:p>
          </table:table-cell>
          <table:table-cell table:formula="of:=[.G9]-1450" office:value-type="float" office:value="-1153.46960663638" calcext:value-type="float">
            <text:p>-1153.4696066364</text:p>
          </table:table-cell>
          <table:table-cell/>
          <table:table-cell table:formula="of:=([.$B$1]*[.A9])-(([.$B$3]*[.A9]))" office:value-type="float" office:value="2964.46968" calcext:value-type="float">
            <text:p>2964.46968</text:p>
          </table:table-cell>
          <table:table-cell table:style-name="ce6" table:formula="of:=([.$B$2]*[.A9])-([.$B$3]*[.A9])" office:value-type="float" office:value="889.340904" calcext:value-type="float">
            <text:p>889.340904</text:p>
          </table:table-cell>
          <table:table-cell table:style-name="ce7" table:formula="of:=(0.5*([.L9]-[.M9])*SIN([.D9]*PI()/180))" office:value-type="float" office:value="473.946374751158" calcext:value-type="float">
            <text:p>473.9463747512</text:p>
          </table:table-cell>
          <table:table-cell table:style-name="ce7" table:formula="of:=(0.5*([.L9]+[.M9])+0.5*([.L9]-[.M9])*COS([.D9]*PI()/180))" office:value-type="float" office:value="1003.91304224595" calcext:value-type="float">
            <text:p>1003.913042246</text:p>
          </table:table-cell>
          <table:table-cell/>
          <table:table-cell table:formula="of:=[.O9]*[.$M$1]" office:value-type="float" office:value="672.621738304784" calcext:value-type="float">
            <text:p>672.6217383048</text:p>
          </table:table-cell>
          <table:table-cell table:style-name="ce7" table:formula="of:=[.Q9]-[.N9]" office:value-type="float" office:value="198.675363553626" calcext:value-type="float">
            <text:p>198.6753635536</text:p>
          </table:table-cell>
          <table:table-cell table:style-name="ce9" table:formula="of:=[.N9]/[.O9]" office:value-type="float" office:value="0.472099031297421" calcext:value-type="float">
            <text:p>0.4720990313</text:p>
          </table:table-cell>
          <table:table-cell table:formula="of:=[.U5]" office:value-type="float" office:value="0" calcext:value-type="float">
            <text:p>0</text:p>
          </table:table-cell>
          <table:table-cell table:number-matrix-columns-spanned="1" table:number-matrix-rows-spanned="22" table:formula="of:=FREQUENCY([.H9:.H36];[.T9:.T29])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float" office:value="5200.965" calcext:value-type="float">
            <text:p>5200.965</text:p>
          </table:table-cell>
          <table:table-cell table:style-name="ce1" office:value-type="float" office:value="207.8" calcext:value-type="float">
            <text:p>207.8</text:p>
          </table:table-cell>
          <table:table-cell table:style-name="ce1" office:value-type="float" office:value="86.11" calcext:value-type="float">
            <text:p>86.11</text:p>
          </table:table-cell>
          <table:table-cell table:style-name="Default" table:formula="of:=[.C10]*2" office:value-type="float" office:value="172.22" calcext:value-type="float">
            <text:p>172.22</text:p>
          </table:table-cell>
          <table:table-cell table:style-name="ce1" office:value-type="float" office:value="5.87" calcext:value-type="float">
            <text:p>5.87</text:p>
          </table:table-cell>
          <table:table-cell/>
          <table:table-cell office:value-type="float" office:value="689.276167990016" calcext:value-type="float">
            <text:p>689.27616799</text:p>
          </table:table-cell>
          <table:table-cell table:formula="of:=[.G10]/[.A10]" office:value-type="float" office:value="0.132528514994817" calcext:value-type="float">
            <text:p>0.132528515</text:p>
          </table:table-cell>
          <table:table-cell table:formula="of:=[.G10]-145" office:value-type="float" office:value="544.276167990016" calcext:value-type="float">
            <text:p>544.27616799</text:p>
          </table:table-cell>
          <table:table-cell table:formula="of:=[.G10]-1450" office:value-type="float" office:value="-760.723832009984" calcext:value-type="float">
            <text:p>-760.72383201</text:p>
          </table:table-cell>
          <table:table-cell/>
          <table:table-cell table:formula="of:=([.$B$1]*[.A10])-(([.$B$3]*[.A10]))" office:value-type="float" office:value="2964.55005" calcext:value-type="float">
            <text:p>2964.55005</text:p>
          </table:table-cell>
          <table:table-cell table:style-name="ce6" table:formula="of:=([.$B$2]*[.A10])-([.$B$3]*[.A10])" office:value-type="float" office:value="889.365015" calcext:value-type="float">
            <text:p>889.365015</text:p>
          </table:table-cell>
          <table:table-cell table:style-name="ce7" table:formula="of:=(0.5*([.L10]-[.M10])*SIN([.D10]*PI()/180))" office:value-type="float" office:value="140.458616801986" calcext:value-type="float">
            <text:p>140.458616802</text:p>
          </table:table-cell>
          <table:table-cell table:style-name="ce7" table:formula="of:=(0.5*([.L10]+[.M10])+0.5*([.L10]-[.M10])*COS([.D10]*PI()/180))" office:value-type="float" office:value="898.915894560145" calcext:value-type="float">
            <text:p>898.9158945601</text:p>
          </table:table-cell>
          <table:table-cell/>
          <table:table-cell table:formula="of:=[.O10]*[.$M$1]" office:value-type="float" office:value="602.273649355297" calcext:value-type="float">
            <text:p>602.2736493553</text:p>
          </table:table-cell>
          <table:table-cell table:style-name="ce7" table:formula="of:=[.Q10]-[.N10]" office:value-type="float" office:value="461.815032553311" calcext:value-type="float">
            <text:p>461.8150325533</text:p>
          </table:table-cell>
          <table:table-cell table:style-name="ce9" table:formula="of:=[.N10]/[.O10]" office:value-type="float" office:value="0.156253346561098" calcext:value-type="float">
            <text:p>0.1562533466</text:p>
          </table:table-cell>
          <table:table-cell table:formula="of:=[.T9]+0.025"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style-name="ce1" office:value-type="float" office:value="5205.068" calcext:value-type="float">
            <text:p>5205.068</text:p>
          </table:table-cell>
          <table:table-cell table:style-name="ce1" office:value-type="float" office:value="233.97" calcext:value-type="float">
            <text:p>233.97</text:p>
          </table:table-cell>
          <table:table-cell table:style-name="ce1" office:value-type="float" office:value="84.07" calcext:value-type="float">
            <text:p>84.07</text:p>
          </table:table-cell>
          <table:table-cell table:style-name="Default" table:formula="of:=[.C11]*2" office:value-type="float" office:value="168.14" calcext:value-type="float">
            <text:p>168.14</text:p>
          </table:table-cell>
          <table:table-cell table:style-name="ce1" office:value-type="float" office:value="7.22" calcext:value-type="float">
            <text:p>7.22</text:p>
          </table:table-cell>
          <table:table-cell/>
          <table:table-cell office:value-type="float" office:value="593.703615435804" calcext:value-type="float">
            <text:p>593.7036154358</text:p>
          </table:table-cell>
          <table:table-cell table:formula="of:=[.G11]/[.A11]" office:value-type="float" office:value="0.114062605029522" calcext:value-type="float">
            <text:p>0.114062605</text:p>
          </table:table-cell>
          <table:table-cell table:formula="of:=[.G11]-145" office:value-type="float" office:value="448.703615435804" calcext:value-type="float">
            <text:p>448.7036154358</text:p>
          </table:table-cell>
          <table:table-cell table:formula="of:=[.G11]-1450" office:value-type="float" office:value="-856.296384564196" calcext:value-type="float">
            <text:p>-856.2963845642</text:p>
          </table:table-cell>
          <table:table-cell/>
          <table:table-cell table:formula="of:=([.$B$1]*[.A11])-(([.$B$3]*[.A11]))" office:value-type="float" office:value="2966.88876" calcext:value-type="float">
            <text:p>2966.88876</text:p>
          </table:table-cell>
          <table:table-cell table:style-name="ce6" table:formula="of:=([.$B$2]*[.A11])-([.$B$3]*[.A11])" office:value-type="float" office:value="890.066628000001" calcext:value-type="float">
            <text:p>890.066628</text:p>
          </table:table-cell>
          <table:table-cell table:style-name="ce7" table:formula="of:=(0.5*([.L11]-[.M11])*SIN([.D11]*PI()/180))" office:value-type="float" office:value="213.415288025944" calcext:value-type="float">
            <text:p>213.4152880259</text:p>
          </table:table-cell>
          <table:table-cell table:style-name="ce7" table:formula="of:=(0.5*([.L11]+[.M11])+0.5*([.L11]-[.M11])*COS([.D11]*PI()/180))" office:value-type="float" office:value="912.233896071541" calcext:value-type="float">
            <text:p>912.2338960715</text:p>
          </table:table-cell>
          <table:table-cell/>
          <table:table-cell table:formula="of:=[.O11]*[.$M$1]" office:value-type="float" office:value="611.196710367932" calcext:value-type="float">
            <text:p>611.1967103679</text:p>
          </table:table-cell>
          <table:table-cell table:style-name="ce7" table:formula="of:=[.Q11]-[.N11]" office:value-type="float" office:value="397.781422341989" calcext:value-type="float">
            <text:p>397.781422342</text:p>
          </table:table-cell>
          <table:table-cell table:style-name="ce9" table:formula="of:=[.N11]/[.O11]" office:value-type="float" office:value="0.233947991786973" calcext:value-type="float">
            <text:p>0.2339479918</text:p>
          </table:table-cell>
          <table:table-cell table:formula="of:=[.T10]+0.025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1" office:value-type="float" office:value="5208.82" calcext:value-type="float">
            <text:p>5208.82</text:p>
          </table:table-cell>
          <table:table-cell table:style-name="ce1" office:value-type="float" office:value="206.68" calcext:value-type="float">
            <text:p>206.68</text:p>
          </table:table-cell>
          <table:table-cell table:style-name="ce1" office:value-type="float" office:value="82.67" calcext:value-type="float">
            <text:p>82.67</text:p>
          </table:table-cell>
          <table:table-cell table:style-name="Default" table:formula="of:=[.C12]*2" office:value-type="float" office:value="165.34" calcext:value-type="float">
            <text:p>165.34</text:p>
          </table:table-cell>
          <table:table-cell table:style-name="ce1" office:value-type="float" office:value="5.52" calcext:value-type="float">
            <text:p>5.52</text:p>
          </table:table-cell>
          <table:table-cell/>
          <table:table-cell office:value-type="float" office:value="532.011215444748" calcext:value-type="float">
            <text:p>532.0112154447</text:p>
          </table:table-cell>
          <table:table-cell table:formula="of:=[.G12]/[.A12]" office:value-type="float" office:value="0.102136609720579" calcext:value-type="float">
            <text:p>0.1021366097</text:p>
          </table:table-cell>
          <table:table-cell table:style-name="ce4" table:formula="of:=[.G12]-145" office:value-type="float" office:value="387.011215444748" calcext:value-type="float">
            <text:p>387.0112154447</text:p>
          </table:table-cell>
          <table:table-cell table:style-name="ce4" table:formula="of:=[.G12]-1450" office:value-type="float" office:value="-917.988784555252" calcext:value-type="float">
            <text:p>-917.9887845553</text:p>
          </table:table-cell>
          <table:table-cell/>
          <table:table-cell table:formula="of:=([.$B$1]*[.A12])-(([.$B$3]*[.A12]))" office:value-type="float" office:value="2969.0274" calcext:value-type="float">
            <text:p>2969.0274</text:p>
          </table:table-cell>
          <table:table-cell table:style-name="ce6" table:formula="of:=([.$B$2]*[.A12])-([.$B$3]*[.A12])" office:value-type="float" office:value="890.708220000001" calcext:value-type="float">
            <text:p>890.70822</text:p>
          </table:table-cell>
          <table:table-cell table:style-name="ce7" table:formula="of:=(0.5*([.L12]-[.M12])*SIN([.D12]*PI()/180))" office:value-type="float" office:value="262.993213469795" calcext:value-type="float">
            <text:p>262.9932134698</text:p>
          </table:table-cell>
          <table:table-cell table:style-name="ce7" table:formula="of:=(0.5*([.L12]+[.M12])+0.5*([.L12]-[.M12])*COS([.D12]*PI()/180))" office:value-type="float" office:value="924.538399728025" calcext:value-type="float">
            <text:p>924.538399728</text:p>
          </table:table-cell>
          <table:table-cell/>
          <table:table-cell table:formula="of:=[.O12]*[.$M$1]" office:value-type="float" office:value="619.440727817777" calcext:value-type="float">
            <text:p>619.4407278178</text:p>
          </table:table-cell>
          <table:table-cell table:style-name="ce8" table:formula="of:=[.Q12]-[.N12]" office:value-type="float" office:value="356.447514347981" calcext:value-type="float">
            <text:p>356.447514348</text:p>
          </table:table-cell>
          <table:table-cell table:style-name="ce9" table:formula="of:=[.N12]/[.O12]" office:value-type="float" office:value="0.284458940317851" calcext:value-type="float">
            <text:p>0.2844589403</text:p>
          </table:table-cell>
          <table:table-cell table:formula="of:=[.T11]+0.025" office:value-type="float" office:value="0.075" calcext:value-type="float">
            <text:p>0.075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style-name="ce1" office:value-type="float" office:value="5221.97" calcext:value-type="float">
            <text:p>5221.97</text:p>
          </table:table-cell>
          <table:table-cell table:style-name="ce1" office:value-type="float" office:value="214.65" calcext:value-type="float">
            <text:p>214.65</text:p>
          </table:table-cell>
          <table:table-cell table:style-name="ce1" office:value-type="float" office:value="77.2" calcext:value-type="float">
            <text:p>77.2</text:p>
          </table:table-cell>
          <table:table-cell table:style-name="Default" table:formula="of:=[.C13]*2" office:value-type="float" office:value="154.4" calcext:value-type="float">
            <text:p>154.4</text:p>
          </table:table-cell>
          <table:table-cell table:style-name="ce1" office:value-type="float" office:value="5.44" calcext:value-type="float">
            <text:p>5.44</text:p>
          </table:table-cell>
          <table:table-cell/>
          <table:table-cell office:value-type="float" office:value="323.37593613085" calcext:value-type="float">
            <text:p>323.3759361309</text:p>
          </table:table-cell>
          <table:table-cell table:formula="of:=[.G13]/[.A13]" office:value-type="float" office:value="0.0619260424956195" calcext:value-type="float">
            <text:p>0.0619260425</text:p>
          </table:table-cell>
          <table:table-cell table:style-name="ce4" table:formula="of:=[.G13]-145" office:value-type="float" office:value="178.37593613085" calcext:value-type="float">
            <text:p>178.3759361309</text:p>
          </table:table-cell>
          <table:table-cell table:style-name="ce4" table:formula="of:=[.G13]-1450" office:value-type="float" office:value="-1126.62406386915" calcext:value-type="float">
            <text:p>-1126.6240638692</text:p>
          </table:table-cell>
          <table:table-cell/>
          <table:table-cell table:formula="of:=([.$B$1]*[.A13])-(([.$B$3]*[.A13]))" office:value-type="float" office:value="2976.5229" calcext:value-type="float">
            <text:p>2976.5229</text:p>
          </table:table-cell>
          <table:table-cell table:style-name="ce6" table:formula="of:=([.$B$2]*[.A13])-([.$B$3]*[.A13])" office:value-type="float" office:value="892.95687" calcext:value-type="float">
            <text:p>892.95687</text:p>
          </table:table-cell>
          <table:table-cell table:style-name="ce7" table:formula="of:=(0.5*([.L13]-[.M13])*SIN([.D13]*PI()/180))" office:value-type="float" office:value="450.139594125462" calcext:value-type="float">
            <text:p>450.1395941255</text:p>
          </table:table-cell>
          <table:table-cell table:style-name="ce7" table:formula="of:=(0.5*([.L13]+[.M13])+0.5*([.L13]-[.M13])*COS([.D13]*PI()/180))" office:value-type="float" office:value="995.226076616613" calcext:value-type="float">
            <text:p>995.2260766166</text:p>
          </table:table-cell>
          <table:table-cell/>
          <table:table-cell table:formula="of:=[.O13]*[.$M$1]" office:value-type="float" office:value="666.801471333131" calcext:value-type="float">
            <text:p>666.8014713331</text:p>
          </table:table-cell>
          <table:table-cell table:style-name="ce8" table:formula="of:=[.Q13]-[.N13]" office:value-type="float" office:value="216.661877207669" calcext:value-type="float">
            <text:p>216.6618772077</text:p>
          </table:table-cell>
          <table:table-cell table:style-name="ce9" table:formula="of:=[.N13]/[.O13]" office:value-type="float" office:value="0.452298834105878" calcext:value-type="float">
            <text:p>0.4522988341</text:p>
          </table:table-cell>
          <table:table-cell table:formula="of:=[.T12]+0.025"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table:style-name="ce1" office:value-type="float" office:value="5232.421" calcext:value-type="float">
            <text:p>5232.421</text:p>
          </table:table-cell>
          <table:table-cell table:style-name="ce1" office:value-type="float" office:value="211.99" calcext:value-type="float">
            <text:p>211.99</text:p>
          </table:table-cell>
          <table:table-cell table:style-name="ce1" office:value-type="float" office:value="79.37" calcext:value-type="float">
            <text:p>79.37</text:p>
          </table:table-cell>
          <table:table-cell table:style-name="Default" table:formula="of:=[.C14]*2" office:value-type="float" office:value="158.74" calcext:value-type="float">
            <text:p>158.74</text:p>
          </table:table-cell>
          <table:table-cell table:style-name="ce1" office:value-type="float" office:value="9.95" calcext:value-type="float">
            <text:p>9.95</text:p>
          </table:table-cell>
          <table:table-cell/>
          <table:table-cell office:value-type="float" office:value="400.848634312698" calcext:value-type="float">
            <text:p>400.8486343127</text:p>
          </table:table-cell>
          <table:table-cell table:formula="of:=[.G14]/[.A14]" office:value-type="float" office:value="0.0766086357180926" calcext:value-type="float">
            <text:p>0.0766086357</text:p>
          </table:table-cell>
          <table:table-cell table:style-name="ce4" table:formula="of:=[.G14]-145" office:value-type="float" office:value="255.848634312698" calcext:value-type="float">
            <text:p>255.8486343127</text:p>
          </table:table-cell>
          <table:table-cell table:style-name="ce4" table:formula="of:=[.G14]-1450" office:value-type="float" office:value="-1049.1513656873" calcext:value-type="float">
            <text:p>-1049.1513656873</text:p>
          </table:table-cell>
          <table:table-cell/>
          <table:table-cell table:formula="of:=([.$B$1]*[.A14])-(([.$B$3]*[.A14]))" office:value-type="float" office:value="2982.47997" calcext:value-type="float">
            <text:p>2982.47997</text:p>
          </table:table-cell>
          <table:table-cell table:style-name="ce6" table:formula="of:=([.$B$2]*[.A14])-([.$B$3]*[.A14])" office:value-type="float" office:value="894.743991" calcext:value-type="float">
            <text:p>894.743991</text:p>
          </table:table-cell>
          <table:table-cell table:style-name="ce7" table:formula="of:=(0.5*([.L14]-[.M14])*SIN([.D14]*PI()/180))" office:value-type="float" office:value="378.507262470995" calcext:value-type="float">
            <text:p>378.507262471</text:p>
          </table:table-cell>
          <table:table-cell table:style-name="ce7" table:formula="of:=(0.5*([.L14]+[.M14])+0.5*([.L14]-[.M14])*COS([.D14]*PI()/180))" office:value-type="float" office:value="965.784846955975" calcext:value-type="float">
            <text:p>965.784846956</text:p>
          </table:table-cell>
          <table:table-cell/>
          <table:table-cell table:formula="of:=[.O14]*[.$M$1]" office:value-type="float" office:value="647.075847460503" calcext:value-type="float">
            <text:p>647.0758474605</text:p>
          </table:table-cell>
          <table:table-cell table:style-name="ce8" table:formula="of:=[.Q14]-[.N14]" office:value-type="float" office:value="268.568584989508" calcext:value-type="float">
            <text:p>268.5685849895</text:p>
          </table:table-cell>
          <table:table-cell table:style-name="ce9" table:formula="of:=[.N14]/[.O14]" office:value-type="float" office:value="0.391916754196341" calcext:value-type="float">
            <text:p>0.3919167542</text:p>
          </table:table-cell>
          <table:table-cell table:formula="of:=[.T13]+0.025" office:value-type="float" office:value="0.125" calcext:value-type="float">
            <text:p>0.125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style-name="ce1" office:value-type="float" office:value="5248.538" calcext:value-type="float">
            <text:p>5248.538</text:p>
          </table:table-cell>
          <table:table-cell table:style-name="ce1" office:value-type="float" office:value="214.61" calcext:value-type="float">
            <text:p>214.61</text:p>
          </table:table-cell>
          <table:table-cell table:style-name="ce1" office:value-type="float" office:value="79.88" calcext:value-type="float">
            <text:p>79.88</text:p>
          </table:table-cell>
          <table:table-cell table:style-name="Default" table:formula="of:=[.C15]*2" office:value-type="float" office:value="159.76" calcext:value-type="float">
            <text:p>159.76</text:p>
          </table:table-cell>
          <table:table-cell table:style-name="ce1" office:value-type="float" office:value="12.24" calcext:value-type="float">
            <text:p>12.24</text:p>
          </table:table-cell>
          <table:table-cell/>
          <table:table-cell office:value-type="float" office:value="421.495968967136" calcext:value-type="float">
            <text:p>421.4959689671</text:p>
          </table:table-cell>
          <table:table-cell table:formula="of:=[.G15]/[.A15]" office:value-type="float" office:value="0.0803073101437269" calcext:value-type="float">
            <text:p>0.0803073101</text:p>
          </table:table-cell>
          <table:table-cell table:style-name="ce4" table:formula="of:=[.G15]-145" office:value-type="float" office:value="276.495968967136" calcext:value-type="float">
            <text:p>276.4959689671</text:p>
          </table:table-cell>
          <table:table-cell table:style-name="ce4" table:formula="of:=[.G15]-1450" office:value-type="float" office:value="-1028.50403103286" calcext:value-type="float">
            <text:p>-1028.5040310329</text:p>
          </table:table-cell>
          <table:table-cell/>
          <table:table-cell table:formula="of:=([.$B$1]*[.A15])-(([.$B$3]*[.A15]))" office:value-type="float" office:value="2991.66666" calcext:value-type="float">
            <text:p>2991.66666</text:p>
          </table:table-cell>
          <table:table-cell table:style-name="ce6" table:formula="of:=([.$B$2]*[.A15])-([.$B$3]*[.A15])" office:value-type="float" office:value="897.499998" calcext:value-type="float">
            <text:p>897.499998</text:p>
          </table:table-cell>
          <table:table-cell table:style-name="ce7" table:formula="of:=(0.5*([.L15]-[.M15])*SIN([.D15]*PI()/180))" office:value-type="float" office:value="362.241940570226" calcext:value-type="float">
            <text:p>362.2419405702</text:p>
          </table:table-cell>
          <table:table-cell table:style-name="ce7" table:formula="of:=(0.5*([.L15]+[.M15])+0.5*([.L15]-[.M15])*COS([.D15]*PI()/180))" office:value-type="float" office:value="962.155581758519" calcext:value-type="float">
            <text:p>962.1555817585</text:p>
          </table:table-cell>
          <table:table-cell/>
          <table:table-cell table:formula="of:=[.O15]*[.$M$1]" office:value-type="float" office:value="644.644239778208" calcext:value-type="float">
            <text:p>644.6442397782</text:p>
          </table:table-cell>
          <table:table-cell table:style-name="ce8" table:formula="of:=[.Q15]-[.N15]" office:value-type="float" office:value="282.402299207981" calcext:value-type="float">
            <text:p>282.402299208</text:p>
          </table:table-cell>
          <table:table-cell table:style-name="ce9" table:formula="of:=[.N15]/[.O15]" office:value-type="float" office:value="0.37648998502733" calcext:value-type="float">
            <text:p>0.376489985</text:p>
          </table:table-cell>
          <table:table-cell table:formula="of:=[.T14]+0.025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table:style-name="ce1" office:value-type="float" office:value="5252.678" calcext:value-type="float">
            <text:p>5252.678</text:p>
          </table:table-cell>
          <table:table-cell table:style-name="ce1" office:value-type="float" office:value="226.41" calcext:value-type="float">
            <text:p>226.41</text:p>
          </table:table-cell>
          <table:table-cell table:style-name="ce1" office:value-type="float" office:value="84.78" calcext:value-type="float">
            <text:p>84.78</text:p>
          </table:table-cell>
          <table:table-cell table:style-name="Default" table:formula="of:=[.C16]*2" office:value-type="float" office:value="169.56" calcext:value-type="float">
            <text:p>169.56</text:p>
          </table:table-cell>
          <table:table-cell table:style-name="ce1" office:value-type="float" office:value="10.21" calcext:value-type="float">
            <text:p>10.21</text:p>
          </table:table-cell>
          <table:table-cell/>
          <table:table-cell office:value-type="float" office:value="632.142132862852" calcext:value-type="float">
            <text:p>632.1421328629</text:p>
          </table:table-cell>
          <table:table-cell table:formula="of:=[.G16]/[.A16]" office:value-type="float" office:value="0.120346637060724" calcext:value-type="float">
            <text:p>0.1203466371</text:p>
          </table:table-cell>
          <table:table-cell table:style-name="ce4" table:formula="of:=[.G16]-145" office:value-type="float" office:value="487.142132862852" calcext:value-type="float">
            <text:p>487.1421328629</text:p>
          </table:table-cell>
          <table:table-cell table:style-name="ce4" table:formula="of:=[.G16]-1450" office:value-type="float" office:value="-817.857867137148" calcext:value-type="float">
            <text:p>-817.8578671371</text:p>
          </table:table-cell>
          <table:table-cell/>
          <table:table-cell table:formula="of:=([.$B$1]*[.A16])-(([.$B$3]*[.A16]))" office:value-type="float" office:value="2994.02646" calcext:value-type="float">
            <text:p>2994.02646</text:p>
          </table:table-cell>
          <table:table-cell table:style-name="ce6" table:formula="of:=([.$B$2]*[.A16])-([.$B$3]*[.A16])" office:value-type="float" office:value="898.207938000001" calcext:value-type="float">
            <text:p>898.207938</text:p>
          </table:table-cell>
          <table:table-cell table:style-name="ce7" table:formula="of:=(0.5*([.L16]-[.M16])*SIN([.D16]*PI()/180))" office:value-type="float" office:value="189.887197851455" calcext:value-type="float">
            <text:p>189.8871978515</text:p>
          </table:table-cell>
          <table:table-cell table:style-name="ce7" table:formula="of:=(0.5*([.L16]+[.M16])+0.5*([.L16]-[.M16])*COS([.D16]*PI()/180))" office:value-type="float" office:value="915.555860999351" calcext:value-type="float">
            <text:p>915.5558609994</text:p>
          </table:table-cell>
          <table:table-cell/>
          <table:table-cell table:formula="of:=[.O16]*[.$M$1]" office:value-type="float" office:value="613.422426869565" calcext:value-type="float">
            <text:p>613.4224268696</text:p>
          </table:table-cell>
          <table:table-cell table:style-name="ce8" table:formula="of:=[.Q16]-[.N16]" office:value-type="float" office:value="423.535229018111" calcext:value-type="float">
            <text:p>423.5352290181</text:p>
          </table:table-cell>
          <table:table-cell table:style-name="ce9" table:formula="of:=[.N16]/[.O16]" office:value-type="float" office:value="0.207400996422204" calcext:value-type="float">
            <text:p>0.2074009964</text:p>
          </table:table-cell>
          <table:table-cell table:formula="of:=[.T15]+0.025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1" office:value-type="float" office:value="5269.203" calcext:value-type="float">
            <text:p>5269.203</text:p>
          </table:table-cell>
          <table:table-cell table:style-name="ce1" office:value-type="float" office:value="245.5" calcext:value-type="float">
            <text:p>245.5</text:p>
          </table:table-cell>
          <table:table-cell table:style-name="ce1" office:value-type="float" office:value="80.63" calcext:value-type="float">
            <text:p>80.63</text:p>
          </table:table-cell>
          <table:table-cell table:style-name="Default" table:formula="of:=[.C17]*2" office:value-type="float" office:value="161.26" calcext:value-type="float">
            <text:p>161.26</text:p>
          </table:table-cell>
          <table:table-cell table:style-name="ce1" office:value-type="float" office:value="8.22" calcext:value-type="float">
            <text:p>8.22</text:p>
          </table:table-cell>
          <table:table-cell/>
          <table:table-cell office:value-type="float" office:value="452.69442491813" calcext:value-type="float">
            <text:p>452.6944249181</text:p>
          </table:table-cell>
          <table:table-cell table:formula="of:=[.G17]/[.A17]" office:value-type="float" office:value="0.085913263337573" calcext:value-type="float">
            <text:p>0.0859132633</text:p>
          </table:table-cell>
          <table:table-cell table:style-name="ce4" table:formula="of:=[.G17]-145" office:value-type="float" office:value="307.69442491813" calcext:value-type="float">
            <text:p>307.6944249181</text:p>
          </table:table-cell>
          <table:table-cell table:style-name="ce4" table:formula="of:=[.G17]-1450" office:value-type="float" office:value="-997.30557508187" calcext:value-type="float">
            <text:p>-997.3055750819</text:p>
          </table:table-cell>
          <table:table-cell/>
          <table:table-cell table:formula="of:=([.$B$1]*[.A17])-(([.$B$3]*[.A17]))" office:value-type="float" office:value="3003.44571" calcext:value-type="float">
            <text:p>3003.44571</text:p>
          </table:table-cell>
          <table:table-cell table:style-name="ce6" table:formula="of:=([.$B$2]*[.A17])-([.$B$3]*[.A17])" office:value-type="float" office:value="901.033713" calcext:value-type="float">
            <text:p>901.033713</text:p>
          </table:table-cell>
          <table:table-cell table:style-name="ce7" table:formula="of:=(0.5*([.L17]-[.M17])*SIN([.D17]*PI()/180))" office:value-type="float" office:value="337.72535561001" calcext:value-type="float">
            <text:p>337.72535561</text:p>
          </table:table-cell>
          <table:table-cell table:style-name="ce7" table:formula="of:=(0.5*([.L17]+[.M17])+0.5*([.L17]-[.M17])*COS([.D17]*PI()/180))" office:value-type="float" office:value="956.762119858443" calcext:value-type="float">
            <text:p>956.7621198584</text:p>
          </table:table-cell>
          <table:table-cell/>
          <table:table-cell table:formula="of:=[.O17]*[.$M$1]" office:value-type="float" office:value="641.030620305157" calcext:value-type="float">
            <text:p>641.0306203052</text:p>
          </table:table-cell>
          <table:table-cell table:style-name="ce8" table:formula="of:=[.Q17]-[.N17]" office:value-type="float" office:value="303.305264695147" calcext:value-type="float">
            <text:p>303.3052646951</text:p>
          </table:table-cell>
          <table:table-cell table:style-name="ce9" table:formula="of:=[.N17]/[.O17]" office:value-type="float" office:value="0.352987799788706" calcext:value-type="float">
            <text:p>0.3529877998</text:p>
          </table:table-cell>
          <table:table-cell table:formula="of:=[.T16]+0.02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1" office:value-type="float" office:value="5280.625" calcext:value-type="float">
            <text:p>5280.625</text:p>
          </table:table-cell>
          <table:table-cell table:style-name="ce1" office:value-type="float" office:value="238.08" calcext:value-type="float">
            <text:p>238.08</text:p>
          </table:table-cell>
          <table:table-cell table:style-name="ce1" office:value-type="float" office:value="81.7" calcext:value-type="float">
            <text:p>81.7</text:p>
          </table:table-cell>
          <table:table-cell table:style-name="Default" table:formula="of:=[.C18]*2" office:value-type="float" office:value="163.4" calcext:value-type="float">
            <text:p>163.4</text:p>
          </table:table-cell>
          <table:table-cell table:style-name="ce1" office:value-type="float" office:value="2.67" calcext:value-type="float">
            <text:p>2.67</text:p>
          </table:table-cell>
          <table:table-cell/>
          <table:table-cell office:value-type="float" office:value="497.686956170607" calcext:value-type="float">
            <text:p>497.6869561706</text:p>
          </table:table-cell>
          <table:table-cell table:formula="of:=[.G18]/[.A18]" office:value-type="float" office:value="0.0942477369952623" calcext:value-type="float">
            <text:p>0.094247737</text:p>
          </table:table-cell>
          <table:table-cell table:style-name="ce4" table:formula="of:=[.G18]-145" office:value-type="float" office:value="352.686956170607" calcext:value-type="float">
            <text:p>352.6869561706</text:p>
          </table:table-cell>
          <table:table-cell table:style-name="ce4" table:formula="of:=[.G18]-1450" office:value-type="float" office:value="-952.313043829393" calcext:value-type="float">
            <text:p>-952.3130438294</text:p>
          </table:table-cell>
          <table:table-cell/>
          <table:table-cell table:formula="of:=([.$B$1]*[.A18])-(([.$B$3]*[.A18]))" office:value-type="float" office:value="3009.95625" calcext:value-type="float">
            <text:p>3009.95625</text:p>
          </table:table-cell>
          <table:table-cell table:style-name="ce6" table:formula="of:=([.$B$2]*[.A18])-([.$B$3]*[.A18])" office:value-type="float" office:value="902.986875" calcext:value-type="float">
            <text:p>902.986875</text:p>
          </table:table-cell>
          <table:table-cell table:style-name="ce7" table:formula="of:=(0.5*([.L18]-[.M18])*SIN([.D18]*PI()/180))" office:value-type="float" office:value="300.968320458014" calcext:value-type="float">
            <text:p>300.968320458</text:p>
          </table:table-cell>
          <table:table-cell table:style-name="ce7" table:formula="of:=(0.5*([.L18]+[.M18])+0.5*([.L18]-[.M18])*COS([.D18]*PI()/180))" office:value-type="float" office:value="946.893404615404" calcext:value-type="float">
            <text:p>946.8934046154</text:p>
          </table:table-cell>
          <table:table-cell/>
          <table:table-cell table:formula="of:=[.O18]*[.$M$1]" office:value-type="float" office:value="634.418581092321" calcext:value-type="float">
            <text:p>634.4185810923</text:p>
          </table:table-cell>
          <table:table-cell table:style-name="ce8" table:formula="of:=[.Q18]-[.N18]" office:value-type="float" office:value="333.450260634307" calcext:value-type="float">
            <text:p>333.4502606343</text:p>
          </table:table-cell>
          <table:table-cell table:style-name="ce9" table:formula="of:=[.N18]/[.O18]" office:value-type="float" office:value="0.317848153753122" calcext:value-type="float">
            <text:p>0.3178481538</text:p>
          </table:table-cell>
          <table:table-cell table:formula="of:=[.T17]+0.025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1" office:value-type="float" office:value="5290.003" calcext:value-type="float">
            <text:p>5290.003</text:p>
          </table:table-cell>
          <table:table-cell table:style-name="ce1" office:value-type="float" office:value="226.76" calcext:value-type="float">
            <text:p>226.76</text:p>
          </table:table-cell>
          <table:table-cell table:style-name="ce1" office:value-type="float" office:value="83.85" calcext:value-type="float">
            <text:p>83.85</text:p>
          </table:table-cell>
          <table:table-cell table:style-name="Default" table:formula="of:=[.C19]*2" office:value-type="float" office:value="167.7" calcext:value-type="float">
            <text:p>167.7</text:p>
          </table:table-cell>
          <table:table-cell table:style-name="ce1" office:value-type="float" office:value="5.28" calcext:value-type="float">
            <text:p>5.28</text:p>
          </table:table-cell>
          <table:table-cell/>
          <table:table-cell office:value-type="float" office:value="593.259160491418" calcext:value-type="float">
            <text:p>593.2591604914</text:p>
          </table:table-cell>
          <table:table-cell table:formula="of:=[.G19]/[.A19]" office:value-type="float" office:value="0.112147225718287" calcext:value-type="float">
            <text:p>0.1121472257</text:p>
          </table:table-cell>
          <table:table-cell table:style-name="ce4" table:formula="of:=[.G19]-145" office:value-type="float" office:value="448.259160491418" calcext:value-type="float">
            <text:p>448.2591604914</text:p>
          </table:table-cell>
          <table:table-cell table:style-name="ce4" table:formula="of:=[.G19]-1450" office:value-type="float" office:value="-856.740839508582" calcext:value-type="float">
            <text:p>-856.7408395086</text:p>
          </table:table-cell>
          <table:table-cell/>
          <table:table-cell table:formula="of:=([.$B$1]*[.A19])-(([.$B$3]*[.A19]))" office:value-type="float" office:value="3015.30171" calcext:value-type="float">
            <text:p>3015.30171</text:p>
          </table:table-cell>
          <table:table-cell table:style-name="ce6" table:formula="of:=([.$B$2]*[.A19])-([.$B$3]*[.A19])" office:value-type="float" office:value="904.590513" calcext:value-type="float">
            <text:p>904.590513</text:p>
          </table:table-cell>
          <table:table-cell table:style-name="ce7" table:formula="of:=(0.5*([.L19]-[.M19])*SIN([.D19]*PI()/180))" office:value-type="float" office:value="224.822810805915" calcext:value-type="float">
            <text:p>224.8228108059</text:p>
          </table:table-cell>
          <table:table-cell table:style-name="ce7" table:formula="of:=(0.5*([.L19]+[.M19])+0.5*([.L19]-[.M19])*COS([.D19]*PI()/180))" office:value-type="float" office:value="928.815594530096" calcext:value-type="float">
            <text:p>928.8155945301</text:p>
          </table:table-cell>
          <table:table-cell/>
          <table:table-cell table:formula="of:=[.O19]*[.$M$1]" office:value-type="float" office:value="622.306448335165" calcext:value-type="float">
            <text:p>622.3064483352</text:p>
          </table:table-cell>
          <table:table-cell table:style-name="ce8" table:formula="of:=[.Q19]-[.N19]" office:value-type="float" office:value="397.48363752925" calcext:value-type="float">
            <text:p>397.4836375293</text:p>
          </table:table-cell>
          <table:table-cell table:style-name="ce9" table:formula="of:=[.N19]/[.O19]" office:value-type="float" office:value="0.242053225774764" calcext:value-type="float">
            <text:p>0.2420532258</text:p>
          </table:table-cell>
          <table:table-cell table:formula="of:=[.T18]+0.025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1" office:value-type="float" office:value="5298.556" calcext:value-type="float">
            <text:p>5298.556</text:p>
          </table:table-cell>
          <table:table-cell table:style-name="ce1" office:value-type="float" office:value="212.76" calcext:value-type="float">
            <text:p>212.76</text:p>
          </table:table-cell>
          <table:table-cell table:style-name="ce1" office:value-type="float" office:value="82.34" calcext:value-type="float">
            <text:p>82.34</text:p>
          </table:table-cell>
          <table:table-cell table:style-name="Default" table:formula="of:=[.C20]*2" office:value-type="float" office:value="164.68" calcext:value-type="float">
            <text:p>164.68</text:p>
          </table:table-cell>
          <table:table-cell table:style-name="ce1" office:value-type="float" office:value="2.28" calcext:value-type="float">
            <text:p>2.28</text:p>
          </table:table-cell>
          <table:table-cell/>
          <table:table-cell office:value-type="float" office:value="526.770666434571" calcext:value-type="float">
            <text:p>526.7706664346</text:p>
          </table:table-cell>
          <table:table-cell table:formula="of:=[.G20]/[.A20]" office:value-type="float" office:value="0.0994177784352134" calcext:value-type="float">
            <text:p>0.0994177784</text:p>
          </table:table-cell>
          <table:table-cell table:style-name="ce4" table:formula="of:=[.G20]-145" office:value-type="float" office:value="381.770666434571" calcext:value-type="float">
            <text:p>381.7706664346</text:p>
          </table:table-cell>
          <table:table-cell table:style-name="ce4" table:formula="of:=[.G20]-1450" office:value-type="float" office:value="-923.229333565429" calcext:value-type="float">
            <text:p>-923.2293335654</text:p>
          </table:table-cell>
          <table:table-cell/>
          <table:table-cell table:formula="of:=([.$B$1]*[.A20])-(([.$B$3]*[.A20]))" office:value-type="float" office:value="3020.17692" calcext:value-type="float">
            <text:p>3020.17692</text:p>
          </table:table-cell>
          <table:table-cell table:style-name="ce6" table:formula="of:=([.$B$2]*[.A20])-([.$B$3]*[.A20])" office:value-type="float" office:value="906.053076" calcext:value-type="float">
            <text:p>906.053076</text:p>
          </table:table-cell>
          <table:table-cell table:style-name="ce7" table:formula="of:=(0.5*([.L20]-[.M20])*SIN([.D20]*PI()/180))" office:value-type="float" office:value="279.286042825242" calcext:value-type="float">
            <text:p>279.2860428252</text:p>
          </table:table-cell>
          <table:table-cell table:style-name="ce7" table:formula="of:=(0.5*([.L20]+[.M20])+0.5*([.L20]-[.M20])*COS([.D20]*PI()/180))" office:value-type="float" office:value="943.615506472245" calcext:value-type="float">
            <text:p>943.6155064722</text:p>
          </table:table-cell>
          <table:table-cell/>
          <table:table-cell table:formula="of:=[.O20]*[.$M$1]" office:value-type="float" office:value="632.222389336404" calcext:value-type="float">
            <text:p>632.2223893364</text:p>
          </table:table-cell>
          <table:table-cell table:style-name="ce8" table:formula="of:=[.Q20]-[.N20]" office:value-type="float" office:value="352.936346511162" calcext:value-type="float">
            <text:p>352.9363465112</text:p>
          </table:table-cell>
          <table:table-cell table:style-name="ce9" table:formula="of:=[.N20]/[.O20]" office:value-type="float" office:value="0.295974410032077" calcext:value-type="float">
            <text:p>0.29597441</text:p>
          </table:table-cell>
          <table:table-cell table:formula="of:=[.T19]+0.025"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1" office:value-type="float" office:value="5422.927" calcext:value-type="float">
            <text:p>5422.927</text:p>
          </table:table-cell>
          <table:table-cell table:style-name="ce1" office:value-type="float" office:value="220.49" calcext:value-type="float">
            <text:p>220.49</text:p>
          </table:table-cell>
          <table:table-cell table:style-name="ce1" office:value-type="float" office:value="75.45" calcext:value-type="float">
            <text:p>75.45</text:p>
          </table:table-cell>
          <table:table-cell table:style-name="Default" table:formula="of:=[.C21]*2" office:value-type="float" office:value="150.9" calcext:value-type="float">
            <text:p>150.9</text:p>
          </table:table-cell>
          <table:table-cell table:style-name="ce1" office:value-type="float" office:value="2.21" calcext:value-type="float">
            <text:p>2.21</text:p>
          </table:table-cell>
          <table:table-cell/>
          <table:table-cell office:value-type="float" office:value="278.579219440882" calcext:value-type="float">
            <text:p>278.5792194409</text:p>
          </table:table-cell>
          <table:table-cell table:formula="of:=[.G21]/[.A21]" office:value-type="float" office:value="0.0513706379305645" calcext:value-type="float">
            <text:p>0.0513706379</text:p>
          </table:table-cell>
          <table:table-cell table:style-name="ce4" table:formula="of:=[.G21]-145" office:value-type="float" office:value="133.579219440882" calcext:value-type="float">
            <text:p>133.5792194409</text:p>
          </table:table-cell>
          <table:table-cell table:style-name="ce4" table:formula="of:=[.G21]-1450" office:value-type="float" office:value="-1171.42078055912" calcext:value-type="float">
            <text:p>-1171.4207805591</text:p>
          </table:table-cell>
          <table:table-cell/>
          <table:table-cell table:formula="of:=([.$B$1]*[.A21])-(([.$B$3]*[.A21]))" office:value-type="float" office:value="3091.06839" calcext:value-type="float">
            <text:p>3091.06839</text:p>
          </table:table-cell>
          <table:table-cell table:style-name="ce6" table:formula="of:=([.$B$2]*[.A21])-([.$B$3]*[.A21])" office:value-type="float" office:value="927.320517" calcext:value-type="float">
            <text:p>927.320517</text:p>
          </table:table-cell>
          <table:table-cell table:style-name="ce7" table:formula="of:=(0.5*([.L21]-[.M21])*SIN([.D21]*PI()/180))" office:value-type="float" office:value="526.153572477987" calcext:value-type="float">
            <text:p>526.153572478</text:p>
          </table:table-cell>
          <table:table-cell table:style-name="ce7" table:formula="of:=(0.5*([.L21]+[.M21])+0.5*([.L21]-[.M21])*COS([.D21]*PI()/180))" office:value-type="float" office:value="1063.88305896027" calcext:value-type="float">
            <text:p>1063.8830589603</text:p>
          </table:table-cell>
          <table:table-cell/>
          <table:table-cell table:formula="of:=[.O21]*[.$M$1]" office:value-type="float" office:value="712.801649503378" calcext:value-type="float">
            <text:p>712.8016495034</text:p>
          </table:table-cell>
          <table:table-cell table:style-name="ce8" table:formula="of:=[.Q21]-[.N21]" office:value-type="float" office:value="186.648077025391" calcext:value-type="float">
            <text:p>186.6480770254</text:p>
          </table:table-cell>
          <table:table-cell table:style-name="ce9" table:formula="of:=[.N21]/[.O21]" office:value-type="float" office:value="0.49455959284867" calcext:value-type="float">
            <text:p>0.4945595928</text:p>
          </table:table-cell>
          <table:table-cell table:formula="of:=[.T20]+0.025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1" office:value-type="float" office:value="5480.591" calcext:value-type="float">
            <text:p>5480.591</text:p>
          </table:table-cell>
          <table:table-cell table:style-name="ce1" office:value-type="float" office:value="235.58" calcext:value-type="float">
            <text:p>235.58</text:p>
          </table:table-cell>
          <table:table-cell table:style-name="ce1" office:value-type="float" office:value="78.23" calcext:value-type="float">
            <text:p>78.23</text:p>
          </table:table-cell>
          <table:table-cell table:style-name="Default" table:formula="of:=[.C22]*2" office:value-type="float" office:value="156.46" calcext:value-type="float">
            <text:p>156.46</text:p>
          </table:table-cell>
          <table:table-cell table:style-name="ce1" office:value-type="float" office:value="2.79" calcext:value-type="float">
            <text:p>2.79</text:p>
          </table:table-cell>
          <table:table-cell/>
          <table:table-cell office:value-type="float" office:value="376.404201503606" calcext:value-type="float">
            <text:p>376.4042015036</text:p>
          </table:table-cell>
          <table:table-cell table:formula="of:=[.G22]/[.A22]" office:value-type="float" office:value="0.0686794912270604" calcext:value-type="float">
            <text:p>0.0686794912</text:p>
          </table:table-cell>
          <table:table-cell table:style-name="ce4" table:formula="of:=[.G22]-145" office:value-type="float" office:value="231.404201503606" calcext:value-type="float">
            <text:p>231.4042015036</text:p>
          </table:table-cell>
          <table:table-cell table:style-name="ce4" table:formula="of:=[.G22]-1450" office:value-type="float" office:value="-1073.59579849639" calcext:value-type="float">
            <text:p>-1073.5957984964</text:p>
          </table:table-cell>
          <table:table-cell/>
          <table:table-cell table:formula="of:=([.$B$1]*[.A22])-(([.$B$3]*[.A22]))" office:value-type="float" office:value="3123.93687" calcext:value-type="float">
            <text:p>3123.93687</text:p>
          </table:table-cell>
          <table:table-cell table:style-name="ce6" table:formula="of:=([.$B$2]*[.A22])-([.$B$3]*[.A22])" office:value-type="float" office:value="937.181061" calcext:value-type="float">
            <text:p>937.181061</text:p>
          </table:table-cell>
          <table:table-cell table:style-name="ce7" table:formula="of:=(0.5*([.L22]-[.M22])*SIN([.D22]*PI()/180))" office:value-type="float" office:value="436.683327024192" calcext:value-type="float">
            <text:p>436.6833270242</text:p>
          </table:table-cell>
          <table:table-cell table:style-name="ce7" table:formula="of:=(0.5*([.L22]+[.M22])+0.5*([.L22]-[.M22])*COS([.D22]*PI()/180))" office:value-type="float" office:value="1028.17036124121" calcext:value-type="float">
            <text:p>1028.1703612412</text:p>
          </table:table-cell>
          <table:table-cell/>
          <table:table-cell table:formula="of:=[.O22]*[.$M$1]" office:value-type="float" office:value="688.874142031608" calcext:value-type="float">
            <text:p>688.8741420316</text:p>
          </table:table-cell>
          <table:table-cell table:style-name="ce8" table:formula="of:=[.Q22]-[.N22]" office:value-type="float" office:value="252.190815007416" calcext:value-type="float">
            <text:p>252.1908150074</text:p>
          </table:table-cell>
          <table:table-cell table:style-name="ce9" table:formula="of:=[.N22]/[.O22]" office:value-type="float" office:value="0.424718843769264" calcext:value-type="float">
            <text:p>0.4247188438</text:p>
          </table:table-cell>
          <table:table-cell table:formula="of:=[.T21]+0.025"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1" office:value-type="float" office:value="5486.787" calcext:value-type="float">
            <text:p>5486.787</text:p>
          </table:table-cell>
          <table:table-cell table:style-name="ce1" office:value-type="float" office:value="203.03" calcext:value-type="float">
            <text:p>203.03</text:p>
          </table:table-cell>
          <table:table-cell table:style-name="ce1" office:value-type="float" office:value="80.78" calcext:value-type="float">
            <text:p>80.78</text:p>
          </table:table-cell>
          <table:table-cell table:style-name="Default" table:formula="of:=[.C23]*2" office:value-type="float" office:value="161.56" calcext:value-type="float">
            <text:p>161.56</text:p>
          </table:table-cell>
          <table:table-cell table:style-name="ce1" office:value-type="float" office:value="1.92" calcext:value-type="float">
            <text:p>1.92</text:p>
          </table:table-cell>
          <table:table-cell/>
          <table:table-cell office:value-type="float" office:value="477.668616368007" calcext:value-type="float">
            <text:p>477.668616368</text:p>
          </table:table-cell>
          <table:table-cell table:formula="of:=[.G23]/[.A23]" office:value-type="float" office:value="0.0870579842753159" calcext:value-type="float">
            <text:p>0.0870579843</text:p>
          </table:table-cell>
          <table:table-cell table:style-name="ce4" table:formula="of:=[.G23]-145" office:value-type="float" office:value="332.668616368007" calcext:value-type="float">
            <text:p>332.668616368</text:p>
          </table:table-cell>
          <table:table-cell table:style-name="ce4" table:formula="of:=[.G23]-1450" office:value-type="float" office:value="-972.331383631993" calcext:value-type="float">
            <text:p>-972.331383632</text:p>
          </table:table-cell>
          <table:table-cell/>
          <table:table-cell table:formula="of:=([.$B$1]*[.A23])-(([.$B$3]*[.A23]))" office:value-type="float" office:value="3127.46859" calcext:value-type="float">
            <text:p>3127.46859</text:p>
          </table:table-cell>
          <table:table-cell table:style-name="ce6" table:formula="of:=([.$B$2]*[.A23])-([.$B$3]*[.A23])" office:value-type="float" office:value="938.240577000001" calcext:value-type="float">
            <text:p>938.240577</text:p>
          </table:table-cell>
          <table:table-cell table:style-name="ce7" table:formula="of:=(0.5*([.L23]-[.M23])*SIN([.D23]*PI()/180))" office:value-type="float" office:value="346.238889288428" calcext:value-type="float">
            <text:p>346.2388892884</text:p>
          </table:table-cell>
          <table:table-cell table:style-name="ce7" table:formula="of:=(0.5*([.L23]+[.M23])+0.5*([.L23]-[.M23])*COS([.D23]*PI()/180))" office:value-type="float" office:value="994.443077992527" calcext:value-type="float">
            <text:p>994.4430779925</text:p>
          </table:table-cell>
          <table:table-cell/>
          <table:table-cell table:formula="of:=[.O23]*[.$M$1]" office:value-type="float" office:value="666.276862254993" calcext:value-type="float">
            <text:p>666.276862255</text:p>
          </table:table-cell>
          <table:table-cell table:style-name="ce8" table:formula="of:=[.Q23]-[.N23]" office:value-type="float" office:value="320.037972966565" calcext:value-type="float">
            <text:p>320.0379729666</text:p>
          </table:table-cell>
          <table:table-cell table:style-name="ce9" table:formula="of:=[.N23]/[.O23]" office:value-type="float" office:value="0.348173663179774" calcext:value-type="float">
            <text:p>0.3481736632</text:p>
          </table:table-cell>
          <table:table-cell table:formula="of:=[.T22]+0.025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1" office:value-type="float" office:value="5541.466" calcext:value-type="float">
            <text:p>5541.466</text:p>
          </table:table-cell>
          <table:table-cell table:style-name="ce1" office:value-type="float" office:value="228.51" calcext:value-type="float">
            <text:p>228.51</text:p>
          </table:table-cell>
          <table:table-cell table:style-name="ce1" office:value-type="float" office:value="78.7" calcext:value-type="float">
            <text:p>78.7</text:p>
          </table:table-cell>
          <table:table-cell table:style-name="Default" table:formula="of:=[.C24]*2" office:value-type="float" office:value="157.4" calcext:value-type="float">
            <text:p>157.4</text:p>
          </table:table-cell>
          <table:table-cell table:style-name="ce1" office:value-type="float" office:value="0.25" calcext:value-type="float">
            <text:p>0.25</text:p>
          </table:table-cell>
          <table:table-cell/>
          <table:table-cell office:value-type="float" office:value="398.383347317015" calcext:value-type="float">
            <text:p>398.383347317</text:p>
          </table:table-cell>
          <table:table-cell table:formula="of:=[.G24]/[.A24]" office:value-type="float" office:value="0.0718913275506905" calcext:value-type="float">
            <text:p>0.0718913276</text:p>
          </table:table-cell>
          <table:table-cell table:style-name="ce4" table:formula="of:=[.G24]-145" office:value-type="float" office:value="253.383347317015" calcext:value-type="float">
            <text:p>253.383347317</text:p>
          </table:table-cell>
          <table:table-cell table:style-name="ce4" table:formula="of:=[.G24]-1450" office:value-type="float" office:value="-1051.61665268299" calcext:value-type="float">
            <text:p>-1051.616652683</text:p>
          </table:table-cell>
          <table:table-cell/>
          <table:table-cell table:formula="of:=([.$B$1]*[.A24])-(([.$B$3]*[.A24]))" office:value-type="float" office:value="3158.63562" calcext:value-type="float">
            <text:p>3158.63562</text:p>
          </table:table-cell>
          <table:table-cell table:style-name="ce6" table:formula="of:=([.$B$2]*[.A24])-([.$B$3]*[.A24])" office:value-type="float" office:value="947.590686" calcext:value-type="float">
            <text:p>947.590686</text:p>
          </table:table-cell>
          <table:table-cell table:style-name="ce7" table:formula="of:=(0.5*([.L24]-[.M24])*SIN([.D24]*PI()/180))" office:value-type="float" office:value="424.847113163427" calcext:value-type="float">
            <text:p>424.8471131634</text:p>
          </table:table-cell>
          <table:table-cell table:style-name="ce7" table:formula="of:=(0.5*([.L24]+[.M24])+0.5*([.L24]-[.M24])*COS([.D24]*PI()/180))" office:value-type="float" office:value="1032.48351621765" calcext:value-type="float">
            <text:p>1032.4835162177</text:p>
          </table:table-cell>
          <table:table-cell/>
          <table:table-cell table:formula="of:=[.O24]*[.$M$1]" office:value-type="float" office:value="691.763955865827" calcext:value-type="float">
            <text:p>691.7639558658</text:p>
          </table:table-cell>
          <table:table-cell table:style-name="ce8" table:formula="of:=[.Q24]-[.N24]" office:value-type="float" office:value="266.9168427024" calcext:value-type="float">
            <text:p>266.9168427024</text:p>
          </table:table-cell>
          <table:table-cell table:style-name="ce9" table:formula="of:=[.N24]/[.O24]" office:value-type="float" office:value="0.411480770869632" calcext:value-type="float">
            <text:p>0.4114807709</text:p>
          </table:table-cell>
          <table:table-cell table:formula="of:=[.T23]+0.025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1" office:value-type="float" office:value="5629.328" calcext:value-type="float">
            <text:p>5629.328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82.13" calcext:value-type="float">
            <text:p>82.13</text:p>
          </table:table-cell>
          <table:table-cell table:style-name="Default" table:formula="of:=[.C25]*2" office:value-type="float" office:value="164.26" calcext:value-type="float">
            <text:p>164.26</text:p>
          </table:table-cell>
          <table:table-cell table:style-name="ce1" office:value-type="float" office:value="0.79" calcext:value-type="float">
            <text:p>0.79</text:p>
          </table:table-cell>
          <table:table-cell/>
          <table:table-cell office:value-type="float" office:value="550.020915155757" calcext:value-type="float">
            <text:p>550.0209151558</text:p>
          </table:table-cell>
          <table:table-cell table:formula="of:=[.G25]/[.A25]" office:value-type="float" office:value="0.0977063186148963" calcext:value-type="float">
            <text:p>0.0977063186</text:p>
          </table:table-cell>
          <table:table-cell table:style-name="ce4" table:formula="of:=[.G25]-145" office:value-type="float" office:value="405.020915155757" calcext:value-type="float">
            <text:p>405.0209151558</text:p>
          </table:table-cell>
          <table:table-cell table:style-name="ce4" table:formula="of:=[.G25]-1450" office:value-type="float" office:value="-899.979084844243" calcext:value-type="float">
            <text:p>-899.9790848442</text:p>
          </table:table-cell>
          <table:table-cell/>
          <table:table-cell table:formula="of:=([.$B$1]*[.A25])-(([.$B$3]*[.A25]))" office:value-type="float" office:value="3208.71696" calcext:value-type="float">
            <text:p>3208.71696</text:p>
          </table:table-cell>
          <table:table-cell table:style-name="ce6" table:formula="of:=([.$B$2]*[.A25])-([.$B$3]*[.A25])" office:value-type="float" office:value="962.615088" calcext:value-type="float">
            <text:p>962.615088</text:p>
          </table:table-cell>
          <table:table-cell table:style-name="ce7" table:formula="of:=(0.5*([.L25]-[.M25])*SIN([.D25]*PI()/180))" office:value-type="float" office:value="304.652796407444" calcext:value-type="float">
            <text:p>304.6527964074</text:p>
          </table:table-cell>
          <table:table-cell table:style-name="ce7" table:formula="of:=(0.5*([.L25]+[.M25])+0.5*([.L25]-[.M25])*COS([.D25]*PI()/180))" office:value-type="float" office:value="1004.72658143552" calcext:value-type="float">
            <text:p>1004.7265814355</text:p>
          </table:table-cell>
          <table:table-cell/>
          <table:table-cell table:formula="of:=[.O25]*[.$M$1]" office:value-type="float" office:value="673.166809561801" calcext:value-type="float">
            <text:p>673.1668095618</text:p>
          </table:table-cell>
          <table:table-cell table:style-name="ce8" table:formula="of:=[.Q25]-[.N25]" office:value-type="float" office:value="368.514013154357" calcext:value-type="float">
            <text:p>368.5140131544</text:p>
          </table:table-cell>
          <table:table-cell table:style-name="ce9" table:formula="of:=[.N25]/[.O25]" office:value-type="float" office:value="0.303219604255085" calcext:value-type="float">
            <text:p>0.3032196043</text:p>
          </table:table-cell>
          <table:table-cell table:formula="of:=[.T24]+0.025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1" office:value-type="float" office:value="5654.138" calcext:value-type="float">
            <text:p>5654.138</text:p>
          </table:table-cell>
          <table:table-cell table:style-name="ce1" office:value-type="float" office:value="162.75" calcext:value-type="float">
            <text:p>162.75</text:p>
          </table:table-cell>
          <table:table-cell table:style-name="ce1" office:value-type="float" office:value="18.04" calcext:value-type="float">
            <text:p>18.04</text:p>
          </table:table-cell>
          <table:table-cell table:style-name="Default" table:formula="of:=[.C26]*2" office:value-type="float" office:value="36.08" calcext:value-type="float">
            <text:p>36.08</text:p>
          </table:table-cell>
          <table:table-cell table:style-name="ce1" office:value-type="float" office:value="9.69" calcext:value-type="float">
            <text:p>9.69</text:p>
          </table:table-cell>
          <table:table-cell/>
          <table:table-cell office:value-type="float" office:value="2015.01708506321" calcext:value-type="float">
            <text:p>2015.0170850632</text:p>
          </table:table-cell>
          <table:table-cell table:formula="of:=[.G26]/[.A26]" office:value-type="float" office:value="0.35637918371699" calcext:value-type="float">
            <text:p>0.3563791837</text:p>
          </table:table-cell>
          <table:table-cell table:style-name="ce4" table:formula="of:=[.G26]-145" office:value-type="float" office:value="1870.01708506321" calcext:value-type="float">
            <text:p>1870.0170850632</text:p>
          </table:table-cell>
          <table:table-cell table:style-name="ce4" table:formula="of:=[.G26]-1450" office:value-type="float" office:value="565.017085063213" calcext:value-type="float">
            <text:p>565.0170850632</text:p>
          </table:table-cell>
          <table:table-cell/>
          <table:table-cell table:formula="of:=([.$B$1]*[.A26])-(([.$B$3]*[.A26]))" office:value-type="float" office:value="3222.85866" calcext:value-type="float">
            <text:p>3222.85866</text:p>
          </table:table-cell>
          <table:table-cell table:style-name="ce6" table:formula="of:=([.$B$2]*[.A26])-([.$B$3]*[.A26])" office:value-type="float" office:value="966.857598" calcext:value-type="float">
            <text:p>966.857598</text:p>
          </table:table-cell>
          <table:table-cell table:style-name="ce7" table:formula="of:=(0.5*([.L26]-[.M26])*SIN([.D26]*PI()/180))" office:value-type="float" office:value="664.295620313488" calcext:value-type="float">
            <text:p>664.2956203135</text:p>
          </table:table-cell>
          <table:table-cell table:style-name="ce7" table:formula="of:=(0.5*([.L26]+[.M26])+0.5*([.L26]-[.M26])*COS([.D26]*PI()/180))" office:value-type="float" office:value="3006.50308553111" calcext:value-type="float">
            <text:p>3006.5030855311</text:p>
          </table:table-cell>
          <table:table-cell/>
          <table:table-cell table:formula="of:=[.O26]*[.$M$1]" office:value-type="float" office:value="2014.35706730584" calcext:value-type="float">
            <text:p>2014.3570673058</text:p>
          </table:table-cell>
          <table:table-cell table:style-name="ce8" table:formula="of:=[.Q26]-[.N26]" office:value-type="float" office:value="1350.06144699235" calcext:value-type="float">
            <text:p>1350.0614469924</text:p>
          </table:table-cell>
          <table:table-cell table:style-name="ce9" table:formula="of:=[.N26]/[.O26]" office:value-type="float" office:value="0.220952914869914" calcext:value-type="float">
            <text:p>0.2209529149</text:p>
          </table:table-cell>
          <table:table-cell table:formula="of:=[.T25]+0.025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1" office:value-type="float" office:value="5691.056" calcext:value-type="float">
            <text:p>5691.056</text:p>
          </table:table-cell>
          <table:table-cell table:style-name="ce1" office:value-type="float" office:value="7.48" calcext:value-type="float">
            <text:p>7.48</text:p>
          </table:table-cell>
          <table:table-cell table:style-name="ce1" office:value-type="float" office:value="15.89" calcext:value-type="float">
            <text:p>15.89</text:p>
          </table:table-cell>
          <table:table-cell table:style-name="Default" table:formula="of:=[.C27]*2" office:value-type="float" office:value="31.78" calcext:value-type="float">
            <text:p>31.78</text:p>
          </table:table-cell>
          <table:table-cell table:style-name="ce1" office:value-type="float" office:value="9.44" calcext:value-type="float">
            <text:p>9.44</text:p>
          </table:table-cell>
          <table:table-cell/>
          <table:table-cell office:value-type="float" office:value="2181.22035202335" calcext:value-type="float">
            <text:p>2181.2203520234</text:p>
          </table:table-cell>
          <table:table-cell table:formula="of:=[.G27]/[.A27]" office:value-type="float" office:value="0.383271637464707" calcext:value-type="float">
            <text:p>0.3832716375</text:p>
          </table:table-cell>
          <table:table-cell table:style-name="ce4" table:formula="of:=[.G27]-145" office:value-type="float" office:value="2036.22035202335" calcext:value-type="float">
            <text:p>2036.2203520234</text:p>
          </table:table-cell>
          <table:table-cell table:style-name="ce4" table:formula="of:=[.G27]-1450" office:value-type="float" office:value="731.220352023347" calcext:value-type="float">
            <text:p>731.2203520233</text:p>
          </table:table-cell>
          <table:table-cell/>
          <table:table-cell table:formula="of:=([.$B$1]*[.A27])-(([.$B$3]*[.A27]))" office:value-type="float" office:value="3243.90192" calcext:value-type="float">
            <text:p>3243.90192</text:p>
          </table:table-cell>
          <table:table-cell table:style-name="ce6" table:formula="of:=([.$B$2]*[.A27])-([.$B$3]*[.A27])" office:value-type="float" office:value="973.170576" calcext:value-type="float">
            <text:p>973.170576</text:p>
          </table:table-cell>
          <table:table-cell table:style-name="ce7" table:formula="of:=(0.5*([.L27]-[.M27])*SIN([.D27]*PI()/180))" office:value-type="float" office:value="597.950657176856" calcext:value-type="float">
            <text:p>597.9506571769</text:p>
          </table:table-cell>
          <table:table-cell table:style-name="ce7" table:formula="of:=(0.5*([.L27]+[.M27])+0.5*([.L27]-[.M27])*COS([.D27]*PI()/180))" office:value-type="float" office:value="3073.68401945149" calcext:value-type="float">
            <text:p>3073.6840194515</text:p>
          </table:table-cell>
          <table:table-cell/>
          <table:table-cell table:formula="of:=[.O27]*[.$M$1]" office:value-type="float" office:value="2059.3682930325" calcext:value-type="float">
            <text:p>2059.3682930325</text:p>
          </table:table-cell>
          <table:table-cell table:style-name="ce8" table:formula="of:=[.Q27]-[.N27]" office:value-type="float" office:value="1461.41763585564" calcext:value-type="float">
            <text:p>1461.4176358557</text:p>
          </table:table-cell>
          <table:table-cell table:style-name="ce9" table:formula="of:=[.N27]/[.O27]" office:value-type="float" office:value="0.194538753298253" calcext:value-type="float">
            <text:p>0.1945387533</text:p>
          </table:table-cell>
          <table:table-cell table:formula="of:=[.T26]+0.025"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1" office:value-type="float" office:value="5715.484" calcext:value-type="float">
            <text:p>5715.484</text:p>
          </table:table-cell>
          <table:table-cell table:style-name="ce1" office:value-type="float" office:value="162.8" calcext:value-type="float">
            <text:p>162.8</text:p>
          </table:table-cell>
          <table:table-cell table:style-name="ce1" office:value-type="float" office:value="7.92" calcext:value-type="float">
            <text:p>7.92</text:p>
          </table:table-cell>
          <table:table-cell table:style-name="Default" table:formula="of:=[.C28]*2" office:value-type="float" office:value="15.84" calcext:value-type="float">
            <text:p>15.84</text:p>
          </table:table-cell>
          <table:table-cell table:style-name="ce1" office:value-type="float" office:value="2.69" calcext:value-type="float">
            <text:p>2.69</text:p>
          </table:table-cell>
          <table:table-cell/>
          <table:table-cell office:value-type="float" office:value="2750.00527662589" calcext:value-type="float">
            <text:p>2750.0052766259</text:p>
          </table:table-cell>
          <table:table-cell table:formula="of:=[.G28]/[.A28]" office:value-type="float" office:value="0.481150026249027" calcext:value-type="float">
            <text:p>0.4811500262</text:p>
          </table:table-cell>
          <table:table-cell table:style-name="ce4" table:formula="of:=[.G28]-145" office:value-type="float" office:value="2605.00527662589" calcext:value-type="float">
            <text:p>2605.0052766259</text:p>
          </table:table-cell>
          <table:table-cell table:style-name="ce4" table:formula="of:=[.G28]-1450" office:value-type="float" office:value="1300.00527662589" calcext:value-type="float">
            <text:p>1300.0052766259</text:p>
          </table:table-cell>
          <table:table-cell/>
          <table:table-cell table:formula="of:=([.$B$1]*[.A28])-(([.$B$3]*[.A28]))" office:value-type="float" office:value="3257.82588" calcext:value-type="float">
            <text:p>3257.82588</text:p>
          </table:table-cell>
          <table:table-cell table:style-name="ce6" table:formula="of:=([.$B$2]*[.A28])-([.$B$3]*[.A28])" office:value-type="float" office:value="977.347764000001" calcext:value-type="float">
            <text:p>977.347764</text:p>
          </table:table-cell>
          <table:table-cell table:style-name="ce7" table:formula="of:=(0.5*([.L28]-[.M28])*SIN([.D28]*PI()/180))" office:value-type="float" office:value="311.230457833552" calcext:value-type="float">
            <text:p>311.2304578336</text:p>
          </table:table-cell>
          <table:table-cell table:style-name="ce7" table:formula="of:=(0.5*([.L28]+[.M28])+0.5*([.L28]-[.M28])*COS([.D28]*PI()/180))" office:value-type="float" office:value="3214.52834801925" calcext:value-type="float">
            <text:p>3214.5283480193</text:p>
          </table:table-cell>
          <table:table-cell/>
          <table:table-cell table:formula="of:=[.O28]*[.$M$1]" office:value-type="float" office:value="2153.7339931729" calcext:value-type="float">
            <text:p>2153.7339931729</text:p>
          </table:table-cell>
          <table:table-cell table:style-name="ce8" table:formula="of:=[.Q28]-[.N28]" office:value-type="float" office:value="1842.50353533935" calcext:value-type="float">
            <text:p>1842.5035353394</text:p>
          </table:table-cell>
          <table:table-cell table:style-name="ce9" table:formula="of:=[.N28]/[.O28]" office:value-type="float" office:value="0.0968199449929653" calcext:value-type="float">
            <text:p>0.096819945</text:p>
          </table:table-cell>
          <table:table-cell table:formula="of:=[.T27]+0.025"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1" office:value-type="float" office:value="5857.44" calcext:value-type="float">
            <text:p>5857.44</text:p>
          </table:table-cell>
          <table:table-cell table:style-name="ce1" office:value-type="float" office:value="224.46" calcext:value-type="float">
            <text:p>224.46</text:p>
          </table:table-cell>
          <table:table-cell table:style-name="ce1" office:value-type="float" office:value="85.04" calcext:value-type="float">
            <text:p>85.04</text:p>
          </table:table-cell>
          <table:table-cell table:style-name="Default" table:formula="of:=[.C29]*2" office:value-type="float" office:value="170.08" calcext:value-type="float">
            <text:p>170.08</text:p>
          </table:table-cell>
          <table:table-cell table:style-name="ce1" office:value-type="float" office:value="1.15" calcext:value-type="float">
            <text:p>1.15</text:p>
          </table:table-cell>
          <table:table-cell/>
          <table:table-cell office:value-type="float" office:value="718.628652611212" calcext:value-type="float">
            <text:p>718.6286526112</text:p>
          </table:table-cell>
          <table:table-cell table:formula="of:=[.G29]/[.A29]" office:value-type="float" office:value="0.122686472693056" calcext:value-type="float">
            <text:p>0.1226864727</text:p>
          </table:table-cell>
          <table:table-cell table:style-name="ce4" table:formula="of:=[.G29]-145" office:value-type="float" office:value="573.628652611213" calcext:value-type="float">
            <text:p>573.6286526112</text:p>
          </table:table-cell>
          <table:table-cell table:style-name="ce4" table:formula="of:=[.G29]-1450" office:value-type="float" office:value="-731.371347388788" calcext:value-type="float">
            <text:p>-731.3713473888</text:p>
          </table:table-cell>
          <table:table-cell/>
          <table:table-cell table:formula="of:=([.$B$1]*[.A29])-(([.$B$3]*[.A29]))" office:value-type="float" office:value="3338.7408" calcext:value-type="float">
            <text:p>3338.7408</text:p>
          </table:table-cell>
          <table:table-cell table:style-name="ce6" table:formula="of:=([.$B$2]*[.A29])-([.$B$3]*[.A29])" office:value-type="float" office:value="1001.62224" calcext:value-type="float">
            <text:p>1001.62224</text:p>
          </table:table-cell>
          <table:table-cell table:style-name="ce7" table:formula="of:=(0.5*([.L29]-[.M29])*SIN([.D29]*PI()/180))" office:value-type="float" office:value="201.311163556621" calcext:value-type="float">
            <text:p>201.3111635566</text:p>
          </table:table-cell>
          <table:table-cell table:style-name="ce7" table:formula="of:=(0.5*([.L29]+[.M29])+0.5*([.L29]-[.M29])*COS([.D29]*PI()/180))" office:value-type="float" office:value="1019.09307583005" calcext:value-type="float">
            <text:p>1019.0930758301</text:p>
          </table:table-cell>
          <table:table-cell/>
          <table:table-cell table:formula="of:=[.O29]*[.$M$1]" office:value-type="float" office:value="682.792360806133" calcext:value-type="float">
            <text:p>682.7923608061</text:p>
          </table:table-cell>
          <table:table-cell table:style-name="ce8" table:formula="of:=[.Q29]-[.N29]" office:value-type="float" office:value="481.481197249512" calcext:value-type="float">
            <text:p>481.4811972495</text:p>
          </table:table-cell>
          <table:table-cell table:style-name="ce9" table:formula="of:=[.N29]/[.O29]" office:value-type="float" office:value="0.19753952639964" calcext:value-type="float">
            <text:p>0.1975395264</text:p>
          </table:table-cell>
          <table:table-cell table:formula="of:=[.T28]+0.02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1" office:value-type="float" office:value="5878.717" calcext:value-type="float">
            <text:p>5878.717</text:p>
          </table:table-cell>
          <table:table-cell table:style-name="ce1" office:value-type="float" office:value="219.11" calcext:value-type="float">
            <text:p>219.11</text:p>
          </table:table-cell>
          <table:table-cell table:style-name="ce1" office:value-type="float" office:value="86.63" calcext:value-type="float">
            <text:p>86.63</text:p>
          </table:table-cell>
          <table:table-cell table:style-name="Default" table:formula="of:=[.C30]*2" office:value-type="float" office:value="173.26" calcext:value-type="float">
            <text:p>173.26</text:p>
          </table:table-cell>
          <table:table-cell table:style-name="ce1" office:value-type="float" office:value="3.08" calcext:value-type="float">
            <text:p>3.08</text:p>
          </table:table-cell>
          <table:table-cell/>
          <table:table-cell office:value-type="float" office:value="807.92552141512" calcext:value-type="float">
            <text:p>807.9255214151</text:p>
          </table:table-cell>
          <table:table-cell table:formula="of:=[.G30]/[.A30]" office:value-type="float" office:value="0.137432286911433" calcext:value-type="float">
            <text:p>0.1374322869</text:p>
          </table:table-cell>
          <table:table-cell table:style-name="ce4" table:formula="of:=[.G30]-145" office:value-type="float" office:value="662.92552141512" calcext:value-type="float">
            <text:p>662.9255214151</text:p>
          </table:table-cell>
          <table:table-cell table:style-name="ce4" table:formula="of:=[.G30]-1450" office:value-type="float" office:value="-642.07447858488" calcext:value-type="float">
            <text:p>-642.0744785849</text:p>
          </table:table-cell>
          <table:table-cell/>
          <table:table-cell table:formula="of:=([.$B$1]*[.A30])-(([.$B$3]*[.A30]))" office:value-type="float" office:value="3350.86869" calcext:value-type="float">
            <text:p>3350.86869</text:p>
          </table:table-cell>
          <table:table-cell table:style-name="ce6" table:formula="of:=([.$B$2]*[.A30])-([.$B$3]*[.A30])" office:value-type="float" office:value="1005.260607" calcext:value-type="float">
            <text:p>1005.260607</text:p>
          </table:table-cell>
          <table:table-cell table:style-name="ce7" table:formula="of:=(0.5*([.L30]-[.M30])*SIN([.D30]*PI()/180))" office:value-type="float" office:value="137.645058585164" calcext:value-type="float">
            <text:p>137.6450585852</text:p>
          </table:table-cell>
          <table:table-cell table:style-name="ce7" table:formula="of:=(0.5*([.L30]+[.M30])+0.5*([.L30]-[.M30])*COS([.D30]*PI()/180))" office:value-type="float" office:value="1013.36590736313" calcext:value-type="float">
            <text:p>1013.3659073631</text:p>
          </table:table-cell>
          <table:table-cell/>
          <table:table-cell table:formula="of:=[.O30]*[.$M$1]" office:value-type="float" office:value="678.955157933294" calcext:value-type="float">
            <text:p>678.9551579333</text:p>
          </table:table-cell>
          <table:table-cell table:style-name="ce8" table:formula="of:=[.Q30]-[.N30]" office:value-type="float" office:value="541.310099348131" calcext:value-type="float">
            <text:p>541.3100993481</text:p>
          </table:table-cell>
          <table:table-cell table:style-name="ce9" table:formula="of:=[.N30]/[.O30]" office:value-type="float" office:value="0.135829573094016" calcext:value-type="float">
            <text:p>0.1358295731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1" office:value-type="float" office:value="6000.143" calcext:value-type="float">
            <text:p>6000.143</text:p>
          </table:table-cell>
          <table:table-cell table:style-name="ce1" office:value-type="float" office:value="5.74" calcext:value-type="float">
            <text:p>5.74</text:p>
          </table:table-cell>
          <table:table-cell table:style-name="ce1" office:value-type="float" office:value="11.19" calcext:value-type="float">
            <text:p>11.19</text:p>
          </table:table-cell>
          <table:table-cell table:style-name="Default" table:formula="of:=[.C31]*2" office:value-type="float" office:value="22.38" calcext:value-type="float">
            <text:p>22.38</text:p>
          </table:table-cell>
          <table:table-cell table:style-name="ce1" office:value-type="float" office:value="11.29" calcext:value-type="float">
            <text:p>11.29</text:p>
          </table:table-cell>
          <table:table-cell/>
          <table:table-cell office:value-type="float" office:value="2649.67270126279" calcext:value-type="float">
            <text:p>2649.6727012628</text:p>
          </table:table-cell>
          <table:table-cell table:formula="of:=[.G31]/[.A31]" office:value-type="float" office:value="0.441601592039188" calcext:value-type="float">
            <text:p>0.441601592</text:p>
          </table:table-cell>
          <table:table-cell table:style-name="ce4" table:formula="of:=[.G31]-145" office:value-type="float" office:value="2504.67270126279" calcext:value-type="float">
            <text:p>2504.6727012628</text:p>
          </table:table-cell>
          <table:table-cell table:style-name="ce4" table:formula="of:=[.G31]-1450" office:value-type="float" office:value="1199.67270126279" calcext:value-type="float">
            <text:p>1199.6727012628</text:p>
          </table:table-cell>
          <table:table-cell/>
          <table:table-cell table:formula="of:=([.$B$1]*[.A31])-(([.$B$3]*[.A31]))" office:value-type="float" office:value="3420.08151" calcext:value-type="float">
            <text:p>3420.08151</text:p>
          </table:table-cell>
          <table:table-cell table:style-name="ce6" table:formula="of:=([.$B$2]*[.A31])-([.$B$3]*[.A31])" office:value-type="float" office:value="1026.024453" calcext:value-type="float">
            <text:p>1026.024453</text:p>
          </table:table-cell>
          <table:table-cell table:style-name="ce7" table:formula="of:=(0.5*([.L31]-[.M31])*SIN([.D31]*PI()/180))" office:value-type="float" office:value="455.765770113445" calcext:value-type="float">
            <text:p>455.7657701134</text:p>
          </table:table-cell>
          <table:table-cell table:style-name="ce7" table:formula="of:=(0.5*([.L31]+[.M31])+0.5*([.L31]-[.M31])*COS([.D31]*PI()/180))" office:value-type="float" office:value="3329.92011934256" calcext:value-type="float">
            <text:p>3329.9201193426</text:p>
          </table:table-cell>
          <table:table-cell/>
          <table:table-cell table:formula="of:=[.O31]*[.$M$1]" office:value-type="float" office:value="2231.04647995951" calcext:value-type="float">
            <text:p>2231.0464799595</text:p>
          </table:table-cell>
          <table:table-cell table:style-name="ce8" table:formula="of:=[.Q31]-[.N31]" office:value-type="float" office:value="1775.28070984607" calcext:value-type="float">
            <text:p>1775.2807098461</text:p>
          </table:table-cell>
          <table:table-cell table:style-name="ce9" table:formula="of:=[.N31]/[.O31]" office:value-type="float" office:value="0.136869880891746" calcext:value-type="float">
            <text:p>0.1368698809</text:p>
          </table:table-cell>
          <table:table-cell table:number-columns-repeated="2"/>
        </table:table-row>
        <table:table-row table:style-name="ro4">
          <table:table-cell table:style-name="ce1" office:value-type="float" office:value="6020.27" calcext:value-type="float">
            <text:p>6020.27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40.44" calcext:value-type="float">
            <text:p>40.44</text:p>
          </table:table-cell>
          <table:table-cell table:style-name="Default" table:formula="of:=[.C32]*2" office:value-type="float" office:value="80.88" calcext:value-type="float">
            <text:p>80.88</text:p>
          </table:table-cell>
          <table:table-cell table:style-name="ce1" office:value-type="float" office:value="11.04" calcext:value-type="float">
            <text:p>11.04</text:p>
          </table:table-cell>
          <table:table-cell/>
          <table:table-cell office:value-type="float" office:value="650.937101082803" calcext:value-type="float">
            <text:p>650.9371010828</text:p>
          </table:table-cell>
          <table:table-cell table:formula="of:=[.G32]/[.A32]" office:value-type="float" office:value="0.108124237132687" calcext:value-type="float">
            <text:p>0.1081242371</text:p>
          </table:table-cell>
          <table:table-cell table:style-name="ce4" table:formula="of:=[.G32]-145" office:value-type="float" office:value="505.937101082803" calcext:value-type="float">
            <text:p>505.9371010828</text:p>
          </table:table-cell>
          <table:table-cell table:style-name="ce4" table:formula="of:=[.G32]-1450" office:value-type="float" office:value="-799.062898917197" calcext:value-type="float">
            <text:p>-799.0628989172</text:p>
          </table:table-cell>
          <table:table-cell/>
          <table:table-cell table:formula="of:=([.$B$1]*[.A32])-(([.$B$3]*[.A32]))" office:value-type="float" office:value="3431.5539" calcext:value-type="float">
            <text:p>3431.5539</text:p>
          </table:table-cell>
          <table:table-cell table:style-name="ce6" table:formula="of:=([.$B$2]*[.A32])-([.$B$3]*[.A32])" office:value-type="float" office:value="1029.46617" calcext:value-type="float">
            <text:p>1029.46617</text:p>
          </table:table-cell>
          <table:table-cell table:style-name="ce7" table:formula="of:=(0.5*([.L32]-[.M32])*SIN([.D32]*PI()/180))" office:value-type="float" office:value="1185.86091583945" calcext:value-type="float">
            <text:p>1185.8609158395</text:p>
          </table:table-cell>
          <table:table-cell table:style-name="ce7" table:formula="of:=(0.5*([.L32]+[.M32])+0.5*([.L32]-[.M32])*COS([.D32]*PI()/180))" office:value-type="float" office:value="2420.87876651482" calcext:value-type="float">
            <text:p>2420.8787665148</text:p>
          </table:table-cell>
          <table:table-cell/>
          <table:table-cell table:formula="of:=[.O32]*[.$M$1]" office:value-type="float" office:value="1621.98877356493" calcext:value-type="float">
            <text:p>1621.9887735649</text:p>
          </table:table-cell>
          <table:table-cell table:style-name="ce8" table:formula="of:=[.Q32]-[.N32]" office:value-type="float" office:value="436.127857725478" calcext:value-type="float">
            <text:p>436.1278577255</text:p>
          </table:table-cell>
          <table:table-cell table:style-name="ce9" table:formula="of:=[.N32]/[.O32]" office:value-type="float" office:value="0.489847295222741" calcext:value-type="float">
            <text:p>0.4898472952</text:p>
          </table:table-cell>
          <table:table-cell table:number-columns-repeated="2"/>
        </table:table-row>
        <table:table-row table:style-name="ro4">
          <table:table-cell table:style-name="ce1" office:value-type="float" office:value="6114.419" calcext:value-type="float">
            <text:p>6114.419</text:p>
          </table:table-cell>
          <table:table-cell table:style-name="ce1" office:value-type="float" office:value="201.54" calcext:value-type="float">
            <text:p>201.54</text:p>
          </table:table-cell>
          <table:table-cell table:style-name="ce1" office:value-type="float" office:value="56.87" calcext:value-type="float">
            <text:p>56.87</text:p>
          </table:table-cell>
          <table:table-cell table:style-name="Default" table:formula="of:=[.C33]*2" office:value-type="float" office:value="113.74" calcext:value-type="float">
            <text:p>113.74</text:p>
          </table:table-cell>
          <table:table-cell table:style-name="ce1" office:value-type="float" office:value="5.53" calcext:value-type="float">
            <text:p>5.53</text:p>
          </table:table-cell>
          <table:table-cell/>
          <table:table-cell office:value-type="float" office:value="107.728370487272" calcext:value-type="float">
            <text:p>107.7283704873</text:p>
          </table:table-cell>
          <table:table-cell table:formula="of:=[.G33]/[.A33]" office:value-type="float" office:value="0.0176187419421652" calcext:value-type="float">
            <text:p>0.0176187419</text:p>
          </table:table-cell>
          <table:table-cell table:style-name="ce4" table:formula="of:=[.G33]-145" office:value-type="float" office:value="-37.2716295127284" calcext:value-type="float">
            <text:p>-37.2716295127</text:p>
          </table:table-cell>
          <table:table-cell table:style-name="ce4" table:formula="of:=[.G33]-1450" office:value-type="float" office:value="-1342.27162951273" calcext:value-type="float">
            <text:p>-1342.2716295127</text:p>
          </table:table-cell>
          <table:table-cell/>
          <table:table-cell table:formula="of:=([.$B$1]*[.A33])-(([.$B$3]*[.A33]))" office:value-type="float" office:value="3485.21883" calcext:value-type="float">
            <text:p>3485.21883</text:p>
          </table:table-cell>
          <table:table-cell table:style-name="ce6" table:formula="of:=([.$B$2]*[.A33])-([.$B$3]*[.A33])" office:value-type="float" office:value="1045.565649" calcext:value-type="float">
            <text:p>1045.565649</text:p>
          </table:table-cell>
          <table:table-cell table:style-name="ce7" table:formula="of:=(0.5*([.L33]-[.M33])*SIN([.D33]*PI()/180))" office:value-type="float" office:value="1116.607008545" calcext:value-type="float">
            <text:p>1116.607008545</text:p>
          </table:table-cell>
          <table:table-cell table:style-name="ce7" table:formula="of:=(0.5*([.L33]+[.M33])+0.5*([.L33]-[.M33])*COS([.D33]*PI()/180))" office:value-type="float" office:value="1774.3059951813" calcext:value-type="float">
            <text:p>1774.3059951813</text:p>
          </table:table-cell>
          <table:table-cell/>
          <table:table-cell table:formula="of:=[.O33]*[.$M$1]" office:value-type="float" office:value="1188.78501677147" calcext:value-type="float">
            <text:p>1188.7850167715</text:p>
          </table:table-cell>
          <table:table-cell table:style-name="ce8" table:formula="of:=[.Q33]-[.N33]" office:value-type="float" office:value="72.178008226472" calcext:value-type="float">
            <text:p>72.1780082265</text:p>
          </table:table-cell>
          <table:table-cell table:style-name="ce9" table:formula="of:=[.N33]/[.O33]" office:value-type="float" office:value="0.629320428143457" calcext:value-type="float">
            <text:p>0.6293204281</text:p>
          </table:table-cell>
          <table:table-cell table:number-columns-repeated="2"/>
        </table:table-row>
        <table:table-row table:style-name="ro4">
          <table:table-cell table:style-name="ce1" office:value-type="float" office:value="6142.558" calcext:value-type="float">
            <text:p>6142.558</text:p>
          </table:table-cell>
          <table:table-cell table:style-name="ce1" office:value-type="float" office:value="208.4" calcext:value-type="float">
            <text:p>208.4</text:p>
          </table:table-cell>
          <table:table-cell table:style-name="ce1" office:value-type="float" office:value="59.07" calcext:value-type="float">
            <text:p>59.07</text:p>
          </table:table-cell>
          <table:table-cell table:style-name="Default" table:formula="of:=[.C34]*2" office:value-type="float" office:value="118.14" calcext:value-type="float">
            <text:p>118.14</text:p>
          </table:table-cell>
          <table:table-cell table:style-name="ce1" office:value-type="float" office:value="4.22" calcext:value-type="float">
            <text:p>4.22</text:p>
          </table:table-cell>
          <table:table-cell/>
          <table:table-cell office:value-type="float" office:value="85.0444512993804" calcext:value-type="float">
            <text:p>85.0444512994</text:p>
          </table:table-cell>
          <table:table-cell table:formula="of:=[.G34]/[.A34]" office:value-type="float" office:value="0.0138451197854999" calcext:value-type="float">
            <text:p>0.0138451198</text:p>
          </table:table-cell>
          <table:table-cell table:style-name="ce4" table:formula="of:=[.G34]-145" office:value-type="float" office:value="-59.9555487006196" calcext:value-type="float">
            <text:p>-59.9555487006</text:p>
          </table:table-cell>
          <table:table-cell table:style-name="ce4" table:formula="of:=[.G34]-1450" office:value-type="float" office:value="-1364.95554870062" calcext:value-type="float">
            <text:p>-1364.9555487006</text:p>
          </table:table-cell>
          <table:table-cell/>
          <table:table-cell table:formula="of:=([.$B$1]*[.A34])-(([.$B$3]*[.A34]))" office:value-type="float" office:value="3501.25806" calcext:value-type="float">
            <text:p>3501.25806</text:p>
          </table:table-cell>
          <table:table-cell table:style-name="ce6" table:formula="of:=([.$B$2]*[.A34])-([.$B$3]*[.A34])" office:value-type="float" office:value="1050.377418" calcext:value-type="float">
            <text:p>1050.377418</text:p>
          </table:table-cell>
          <table:table-cell table:style-name="ce7" table:formula="of:=(0.5*([.L34]-[.M34])*SIN([.D34]*PI()/180))" office:value-type="float" office:value="1080.59060696748" calcext:value-type="float">
            <text:p>1080.5906069675</text:p>
          </table:table-cell>
          <table:table-cell table:style-name="ce7" table:formula="of:=(0.5*([.L34]+[.M34])+0.5*([.L34]-[.M34])*COS([.D34]*PI()/180))" office:value-type="float" office:value="1697.86625274338" calcext:value-type="float">
            <text:p>1697.8662527434</text:p>
          </table:table-cell>
          <table:table-cell/>
          <table:table-cell table:formula="of:=[.O34]*[.$M$1]" office:value-type="float" office:value="1137.57038933806" calcext:value-type="float">
            <text:p>1137.5703893381</text:p>
          </table:table-cell>
          <table:table-cell table:style-name="ce8" table:formula="of:=[.Q34]-[.N34]" office:value-type="float" office:value="56.9797823705849" calcext:value-type="float">
            <text:p>56.9797823706</text:p>
          </table:table-cell>
          <table:table-cell table:style-name="ce9" table:formula="of:=[.N34]/[.O34]" office:value-type="float" office:value="0.636440358727598" calcext:value-type="float">
            <text:p>0.6364403587</text:p>
          </table:table-cell>
          <table:table-cell table:number-columns-repeated="2"/>
        </table:table-row>
        <table:table-row table:style-name="ro4">
          <table:table-cell table:style-name="ce1" office:value-type="float" office:value="6154.562" calcext:value-type="float">
            <text:p>6154.562</text:p>
          </table:table-cell>
          <table:table-cell table:style-name="ce1" office:value-type="float" office:value="200.38" calcext:value-type="float">
            <text:p>200.38</text:p>
          </table:table-cell>
          <table:table-cell table:style-name="ce1" office:value-type="float" office:value="56.88" calcext:value-type="float">
            <text:p>56.88</text:p>
          </table:table-cell>
          <table:table-cell table:style-name="Default" table:formula="of:=[.C35]*2" office:value-type="float" office:value="113.76" calcext:value-type="float">
            <text:p>113.76</text:p>
          </table:table-cell>
          <table:table-cell table:style-name="ce1" office:value-type="float" office:value="0.25" calcext:value-type="float">
            <text:p>0.25</text:p>
          </table:table-cell>
          <table:table-cell/>
          <table:table-cell office:value-type="float" office:value="108.300976278003" calcext:value-type="float">
            <text:p>108.300976278</text:p>
          </table:table-cell>
          <table:table-cell table:formula="of:=[.G35]/[.A35]" office:value-type="float" office:value="0.0175968616902393" calcext:value-type="float">
            <text:p>0.0175968617</text:p>
          </table:table-cell>
          <table:table-cell table:style-name="ce4" table:formula="of:=[.G35]-145" office:value-type="float" office:value="-36.6990237219973" calcext:value-type="float">
            <text:p>-36.699023722</text:p>
          </table:table-cell>
          <table:table-cell table:style-name="ce4" table:formula="of:=[.G35]-1450" office:value-type="float" office:value="-1341.699023722" calcext:value-type="float">
            <text:p>-1341.699023722</text:p>
          </table:table-cell>
          <table:table-cell/>
          <table:table-cell table:formula="of:=([.$B$1]*[.A35])-(([.$B$3]*[.A35]))" office:value-type="float" office:value="3508.10034" calcext:value-type="float">
            <text:p>3508.10034</text:p>
          </table:table-cell>
          <table:table-cell table:style-name="ce6" table:formula="of:=([.$B$2]*[.A35])-([.$B$3]*[.A35])" office:value-type="float" office:value="1052.430102" calcext:value-type="float">
            <text:p>1052.430102</text:p>
          </table:table-cell>
          <table:table-cell table:style-name="ce7" table:formula="of:=(0.5*([.L35]-[.M35])*SIN([.D35]*PI()/180))" office:value-type="float" office:value="1123.7652540987" calcext:value-type="float">
            <text:p>1123.7652540987</text:p>
          </table:table-cell>
          <table:table-cell table:style-name="ce7" table:formula="of:=(0.5*([.L35]+[.M35])+0.5*([.L35]-[.M35])*COS([.D35]*PI()/180))" office:value-type="float" office:value="1785.56254955965" calcext:value-type="float">
            <text:p>1785.5625495597</text:p>
          </table:table-cell>
          <table:table-cell/>
          <table:table-cell table:formula="of:=[.O35]*[.$M$1]" office:value-type="float" office:value="1196.32690820497" calcext:value-type="float">
            <text:p>1196.326908205</text:p>
          </table:table-cell>
          <table:table-cell table:style-name="ce8" table:formula="of:=[.Q35]-[.N35]" office:value-type="float" office:value="72.5616541062618" calcext:value-type="float">
            <text:p>72.5616541063</text:p>
          </table:table-cell>
          <table:table-cell table:style-name="ce9" table:formula="of:=[.N35]/[.O35]" office:value-type="float" office:value="0.629362020600087" calcext:value-type="float">
            <text:p>0.6293620206</text:p>
          </table:table-cell>
          <table:table-cell table:number-columns-repeated="2"/>
        </table:table-row>
        <table:table-row table:style-name="ro4">
          <table:table-cell table:style-name="ce1" office:value-type="float" office:value="6164.197" calcext:value-type="float">
            <text:p>6164.197</text:p>
          </table:table-cell>
          <table:table-cell table:style-name="ce1" office:value-type="float" office:value="351.6" calcext:value-type="float">
            <text:p>351.6</text:p>
          </table:table-cell>
          <table:table-cell table:style-name="ce1" office:value-type="float" office:value="5.34" calcext:value-type="float">
            <text:p>5.34</text:p>
          </table:table-cell>
          <table:table-cell table:style-name="Default" table:formula="of:=[.C36]*2" office:value-type="float" office:value="10.68" calcext:value-type="float">
            <text:p>10.68</text:p>
          </table:table-cell>
          <table:table-cell table:style-name="ce1" office:value-type="float" office:value="16.72" calcext:value-type="float">
            <text:p>16.72</text:p>
          </table:table-cell>
          <table:table-cell/>
          <table:table-cell office:value-type="float" office:value="3152.13605628137" calcext:value-type="float">
            <text:p>3152.1360562814</text:p>
          </table:table-cell>
          <table:table-cell table:formula="of:=[.G36]/[.A36]" office:value-type="float" office:value="0.51136199188335" calcext:value-type="float">
            <text:p>0.5113619919</text:p>
          </table:table-cell>
          <table:table-cell table:style-name="ce4" table:formula="of:=[.G36]-145" office:value-type="float" office:value="3007.13605628137" calcext:value-type="float">
            <text:p>3007.1360562814</text:p>
          </table:table-cell>
          <table:table-cell table:style-name="ce4" table:formula="of:=[.G36]-1450" office:value-type="float" office:value="1702.13605628137" calcext:value-type="float">
            <text:p>1702.1360562814</text:p>
          </table:table-cell>
          <table:table-cell/>
          <table:table-cell table:formula="of:=([.$B$1]*[.A36])-(([.$B$3]*[.A36]))" office:value-type="float" office:value="3513.59229" calcext:value-type="float">
            <text:p>3513.59229</text:p>
          </table:table-cell>
          <table:table-cell table:style-name="ce6" table:formula="of:=([.$B$2]*[.A36])-([.$B$3]*[.A36])" office:value-type="float" office:value="1054.077687" calcext:value-type="float">
            <text:p>1054.077687</text:p>
          </table:table-cell>
          <table:table-cell table:style-name="ce7" table:formula="of:=(0.5*([.L36]-[.M36])*SIN([.D36]*PI()/180))" office:value-type="float" office:value="227.903059475309" calcext:value-type="float">
            <text:p>227.9030594753</text:p>
          </table:table-cell>
          <table:table-cell table:style-name="ce7" table:formula="of:=(0.5*([.L36]+[.M36])+0.5*([.L36]-[.M36])*COS([.D36]*PI()/180))" office:value-type="float" office:value="3492.28987639377" calcext:value-type="float">
            <text:p>3492.2898763938</text:p>
          </table:table-cell>
          <table:table-cell/>
          <table:table-cell table:formula="of:=[.O36]*[.$M$1]" office:value-type="float" office:value="2339.83421718383" calcext:value-type="float">
            <text:p>2339.8342171838</text:p>
          </table:table-cell>
          <table:table-cell table:style-name="ce8" table:formula="of:=[.Q36]-[.N36]" office:value-type="float" office:value="2111.93115770852" calcext:value-type="float">
            <text:p>2111.9311577085</text:p>
          </table:table-cell>
          <table:table-cell table:style-name="ce9" table:formula="of:=[.N36]/[.O36]" office:value-type="float" office:value="0.0652589182289322" calcext:value-type="float">
            <text:p>0.065258918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4" table:number-columns-repeated="2"/>
          <table:table-cell table:number-columns-repeated="7"/>
          <table:table-cell table:style-name="ce8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5" table:formula="of:=COUNTIF([.I9:.I36];&quot;&lt;0&quot;)" office:value-type="float" office:value="3" calcext:value-type="float">
            <text:p>3</text:p>
          </table:table-cell>
          <table:table-cell table:style-name="ce5" table:formula="of:=COUNTIF([.J9:.J36];&quot;&lt;0&quot;)" office:value-type="float" office:value="23" calcext:value-type="float">
            <text:p>23</text:p>
          </table:table-cell>
          <table:table-cell table:number-columns-repeated="7"/>
          <table:table-cell table:style-name="ce8" table:formula="of:=COUNTIF([.R9:.R36];&quot;&lt;0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4" table:number-columns-repeated="2"/>
          <table:table-cell table:number-columns-repeated="7"/>
          <table:table-cell table:style-name="ce8"/>
          <table:table-cell table:number-columns-repeated="3"/>
        </table:table-row>
        <table:table-row table:style-name="ro1" table:number-rows-repeated="10">
          <table:table-cell table:number-columns-repeated="3"/>
          <table:table-cell table:style-name="Default"/>
          <table:table-cell table:number-columns-repeated="13"/>
          <table:table-cell table:style-name="ce7"/>
          <table:table-cell table:number-columns-repeated="3"/>
        </table:table-row>
        <table:table-row table:style-name="ro1">
          <table:table-cell/>
          <table:table-cell table:formula="of:=CONCATENATE(&quot;Mohr Circle At &quot;;[.G1];&quot;ft&quot;)" office:value-type="string" office:string-value="Mohr Circle At 5200ft" calcext:value-type="string">
            <text:p>Mohr Circle At 5200ft</text:p>
          </table:table-cell>
          <table:table-cell/>
          <table:table-cell table:style-name="Default" table:formula="of:=CONCATENATE(&quot;Mohr Failure for mu =&quot;;[.M1])" office:value-type="string" office:string-value="Mohr Failure for mu =0.67" calcext:value-type="string">
            <text:p>Mohr Failure for mu =0.67</text:p>
          </table:table-cell>
          <table:table-cell table:number-columns-repeated="13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2*beta</text:p>
          </table:table-cell>
          <table:table-cell office:value-type="string" calcext:value-type="string">
            <text:p>shear stress</text:p>
          </table:table-cell>
          <table:table-cell office:value-type="string" calcext:value-type="string">
            <text:p>Normal Stress</text:p>
          </table:table-cell>
          <table:table-cell table:style-name="Default" office:value-type="string" calcext:value-type="string">
            <text:p>shear stress</text:p>
          </table:table-cell>
          <table:table-cell office:value-type="string" calcext:value-type="string">
            <text:p>Normal Stress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0.5*([.$E$1]-[.$E$2])*SIN([.A52]*PI()/180))" office:value-type="float" office:value="0" calcext:value-type="float">
            <text:p>0</text:p>
          </table:table-cell>
          <table:table-cell table:formula="of:=(0.5*([.$E$1]+[.$E$2])+0.5*([.$E$1]-[.$E$2])*COS([.A52]*PI()/180))" office:value-type="float" office:value="2964" calcext:value-type="float">
            <text:p>2964</text:p>
          </table:table-cell>
          <table:table-cell table:formula="of:=[.$E$1]/100*([.A52])" office:value-type="float" office:value="0" calcext:value-type="float">
            <text:p>0</text:p>
          </table:table-cell>
          <table:table-cell table:formula="of:=[.D52]*[.$M$1]" office:value-type="float" office:value="0" calcext:value-type="float">
            <text:p>0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0.5*([.$E$1]-[.$E$2])*SIN([.A53]*PI()/180))" office:value-type="float" office:value="18.1051264380379" calcext:value-type="float">
            <text:p>18.105126438</text:p>
          </table:table-cell>
          <table:table-cell table:formula="of:=(0.5*([.$E$1]+[.$E$2])+0.5*([.$E$1]-[.$E$2])*COS([.A53]*PI()/180))" office:value-type="float" office:value="2963.84199895524" calcext:value-type="float">
            <text:p>2963.8419989553</text:p>
          </table:table-cell>
          <table:table-cell table:formula="of:=[.$E$1]/180*([.A53])" office:value-type="float" office:value="16.4666666666667" calcext:value-type="float">
            <text:p>16.4666666667</text:p>
          </table:table-cell>
          <table:table-cell table:formula="of:=[.D53]*[.$M$1]" office:value-type="float" office:value="11.0326666666667" calcext:value-type="float">
            <text:p>11.032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0.5*([.$E$1]-[.$E$2])*SIN([.A54]*PI()/180))" office:value-type="float" office:value="36.2047378791745" calcext:value-type="float">
            <text:p>36.2047378792</text:p>
          </table:table-cell>
          <table:table-cell table:formula="of:=(0.5*([.$E$1]+[.$E$2])+0.5*([.$E$1]-[.$E$2])*COS([.A54]*PI()/180))" office:value-type="float" office:value="2963.36804394961" calcext:value-type="float">
            <text:p>2963.3680439496</text:p>
          </table:table-cell>
          <table:table-cell table:formula="of:=[.$E$1]/180*([.A54])" office:value-type="float" office:value="32.9333333333333" calcext:value-type="float">
            <text:p>32.9333333333</text:p>
          </table:table-cell>
          <table:table-cell table:formula="of:=[.D54]*[.$M$1]" office:value-type="float" office:value="22.0653333333333" calcext:value-type="float">
            <text:p>22.065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0.5*([.$E$1]-[.$E$2])*SIN([.A55]*PI()/180))" office:value-type="float" office:value="54.2933210064299" calcext:value-type="float">
            <text:p>54.2933210064</text:p>
          </table:table-cell>
          <table:table-cell table:formula="of:=(0.5*([.$E$1]+[.$E$2])+0.5*([.$E$1]-[.$E$2])*COS([.A55]*PI()/180))" office:value-type="float" office:value="2962.5782793544" calcext:value-type="float">
            <text:p>2962.5782793544</text:p>
          </table:table-cell>
          <table:table-cell table:formula="of:=[.$E$1]/180*([.A55])" office:value-type="float" office:value="49.4" calcext:value-type="float">
            <text:p>49.4</text:p>
          </table:table-cell>
          <table:table-cell table:formula="of:=[.D55]*[.$M$1]" office:value-type="float" office:value="33.098" calcext:value-type="float">
            <text:p>33.098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0.5*([.$E$1]-[.$E$2])*SIN([.A56]*PI()/180))" office:value-type="float" office:value="72.3653658621556" calcext:value-type="float">
            <text:p>72.3653658622</text:p>
          </table:table-cell>
          <table:table-cell table:formula="of:=(0.5*([.$E$1]+[.$E$2])+0.5*([.$E$1]-[.$E$2])*COS([.A56]*PI()/180))" office:value-type="float" office:value="2961.47294573954" calcext:value-type="float">
            <text:p>2961.4729457396</text:p>
          </table:table-cell>
          <table:table-cell table:formula="of:=[.$E$1]/180*([.A56])" office:value-type="float" office:value="65.8666666666667" calcext:value-type="float">
            <text:p>65.8666666667</text:p>
          </table:table-cell>
          <table:table-cell table:formula="of:=[.D56]*[.$M$1]" office:value-type="float" office:value="44.1306666666667" calcext:value-type="float">
            <text:p>44.130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0.5*([.$E$1]-[.$E$2])*SIN([.A57]*PI()/180))" office:value-type="float" office:value="90.4153675264206" calcext:value-type="float">
            <text:p>90.4153675264</text:p>
          </table:table-cell>
          <table:table-cell table:formula="of:=(0.5*([.$E$1]+[.$E$2])+0.5*([.$E$1]-[.$E$2])*COS([.A57]*PI()/180))" office:value-type="float" office:value="2960.05237980038" calcext:value-type="float">
            <text:p>2960.0523798004</text:p>
          </table:table-cell>
          <table:table-cell table:formula="of:=[.$E$1]/180*([.A57])" office:value-type="float" office:value="82.3333333333334" calcext:value-type="float">
            <text:p>82.3333333333</text:p>
          </table:table-cell>
          <table:table-cell table:formula="of:=[.D57]*[.$M$1]" office:value-type="float" office:value="55.1633333333334" calcext:value-type="float">
            <text:p>55.163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0.5*([.$E$1]-[.$E$2])*SIN([.A58]*PI()/180))" office:value-type="float" office:value="108.437827793864" calcext:value-type="float">
            <text:p>108.4378277939</text:p>
          </table:table-cell>
          <table:table-cell table:formula="of:=(0.5*([.$E$1]+[.$E$2])+0.5*([.$E$1]-[.$E$2])*COS([.A58]*PI()/180))" office:value-type="float" office:value="2958.31701425505" calcext:value-type="float">
            <text:p>2958.3170142551</text:p>
          </table:table-cell>
          <table:table-cell table:formula="of:=[.$E$1]/180*([.A58])" office:value-type="float" office:value="98.8" calcext:value-type="float">
            <text:p>98.8</text:p>
          </table:table-cell>
          <table:table-cell table:formula="of:=[.D58]*[.$M$1]" office:value-type="float" office:value="66.196" calcext:value-type="float">
            <text:p>66.196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0.5*([.$E$1]-[.$E$2])*SIN([.A59]*PI()/180))" office:value-type="float" office:value="126.4272568485" calcext:value-type="float">
            <text:p>126.4272568485</text:p>
          </table:table-cell>
          <table:table-cell table:formula="of:=(0.5*([.$E$1]+[.$E$2])+0.5*([.$E$1]-[.$E$2])*COS([.A59]*PI()/180))" office:value-type="float" office:value="2956.26737771271" calcext:value-type="float">
            <text:p>2956.2673777127</text:p>
          </table:table-cell>
          <table:table-cell table:formula="of:=[.$E$1]/180*([.A59])" office:value-type="float" office:value="115.266666666667" calcext:value-type="float">
            <text:p>115.2666666667</text:p>
          </table:table-cell>
          <table:table-cell table:formula="of:=[.D59]*[.$M$1]" office:value-type="float" office:value="77.2286666666667" calcext:value-type="float">
            <text:p>77.228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0.5*([.$E$1]-[.$E$2])*SIN([.A60]*PI()/180))" office:value-type="float" office:value="144.378174935972" calcext:value-type="float">
            <text:p>144.378174936</text:p>
          </table:table-cell>
          <table:table-cell table:formula="of:=(0.5*([.$E$1]+[.$E$2])+0.5*([.$E$1]-[.$E$2])*COS([.A60]*PI()/180))" office:value-type="float" office:value="2953.90409451251" calcext:value-type="float">
            <text:p>2953.9040945125</text:p>
          </table:table-cell>
          <table:table-cell table:formula="of:=[.$E$1]/180*([.A60])" office:value-type="float" office:value="131.733333333333" calcext:value-type="float">
            <text:p>131.7333333333</text:p>
          </table:table-cell>
          <table:table-cell table:formula="of:=[.D60]*[.$M$1]" office:value-type="float" office:value="88.2613333333334" calcext:value-type="float">
            <text:p>88.261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0.5*([.$E$1]-[.$E$2])*SIN([.A61]*PI()/180))" office:value-type="float" office:value="162.285114032736" calcext:value-type="float">
            <text:p>162.2851140327</text:p>
          </table:table-cell>
          <table:table-cell table:formula="of:=(0.5*([.$E$1]+[.$E$2])+0.5*([.$E$1]-[.$E$2])*COS([.A61]*PI()/180))" office:value-type="float" office:value="2951.2278845334" calcext:value-type="float">
            <text:p>2951.2278845334</text:p>
          </table:table-cell>
          <table:table-cell table:formula="of:=[.$E$1]/180*([.A61])" office:value-type="float" office:value="148.2" calcext:value-type="float">
            <text:p>148.2</text:p>
          </table:table-cell>
          <table:table-cell table:formula="of:=[.D61]*[.$M$1]" office:value-type="float" office:value="99.294" calcext:value-type="float">
            <text:p>99.294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0.5*([.$E$1]-[.$E$2])*SIN([.A62]*PI()/180))" office:value-type="float" office:value="180.142619511674" calcext:value-type="float">
            <text:p>180.1426195117</text:p>
          </table:table-cell>
          <table:table-cell table:formula="of:=(0.5*([.$E$1]+[.$E$2])+0.5*([.$E$1]-[.$E$2])*COS([.A62]*PI()/180))" office:value-type="float" office:value="2948.23956297487" calcext:value-type="float">
            <text:p>2948.2395629749</text:p>
          </table:table-cell>
          <table:table-cell table:formula="of:=[.$E$1]/180*([.A62])" office:value-type="float" office:value="164.666666666667" calcext:value-type="float">
            <text:p>164.6666666667</text:p>
          </table:table-cell>
          <table:table-cell table:formula="of:=[.D62]*[.$M$1]" office:value-type="float" office:value="110.326666666667" calcext:value-type="float">
            <text:p>110.326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0.5*([.$E$1]-[.$E$2])*SIN([.A63]*PI()/180))" office:value-type="float" office:value="197.945251803628" calcext:value-type="float">
            <text:p>197.9452518036</text:p>
          </table:table-cell>
          <table:table-cell table:formula="of:=(0.5*([.$E$1]+[.$E$2])+0.5*([.$E$1]-[.$E$2])*COS([.A63]*PI()/180))" office:value-type="float" office:value="2944.94004010861" calcext:value-type="float">
            <text:p>2944.9400401086</text:p>
          </table:table-cell>
          <table:table-cell table:formula="of:=[.$E$1]/180*([.A63])" office:value-type="float" office:value="181.133333333333" calcext:value-type="float">
            <text:p>181.1333333333</text:p>
          </table:table-cell>
          <table:table-cell table:formula="of:=[.D63]*[.$M$1]" office:value-type="float" office:value="121.359333333333" calcext:value-type="float">
            <text:p>121.359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0.5*([.$E$1]-[.$E$2])*SIN([.A64]*PI()/180))" office:value-type="float" office:value="215.687588054344" calcext:value-type="float">
            <text:p>215.6875880543</text:p>
          </table:table-cell>
          <table:table-cell table:formula="of:=(0.5*([.$E$1]+[.$E$2])+0.5*([.$E$1]-[.$E$2])*COS([.A64]*PI()/180))" office:value-type="float" office:value="2941.33032100125" calcext:value-type="float">
            <text:p>2941.3303210013</text:p>
          </table:table-cell>
          <table:table-cell table:formula="of:=[.$E$1]/180*([.A64])" office:value-type="float" office:value="197.6" calcext:value-type="float">
            <text:p>197.6</text:p>
          </table:table-cell>
          <table:table-cell table:formula="of:=[.D64]*[.$M$1]" office:value-type="float" office:value="132.392" calcext:value-type="float">
            <text:p>132.392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0.5*([.$E$1]-[.$E$2])*SIN([.A65]*PI()/180))" office:value-type="float" office:value="233.364223776326" calcext:value-type="float">
            <text:p>233.3642237763</text:p>
          </table:table-cell>
          <table:table-cell table:formula="of:=(0.5*([.$E$1]+[.$E$2])+0.5*([.$E$1]-[.$E$2])*COS([.A65]*PI()/180))" office:value-type="float" office:value="2937.4115052082" calcext:value-type="float">
            <text:p>2937.4115052082</text:p>
          </table:table-cell>
          <table:table-cell table:formula="of:=[.$E$1]/180*([.A65])" office:value-type="float" office:value="214.066666666667" calcext:value-type="float">
            <text:p>214.0666666667</text:p>
          </table:table-cell>
          <table:table-cell table:formula="of:=[.D65]*[.$M$1]" office:value-type="float" office:value="143.424666666667" calcext:value-type="float">
            <text:p>143.424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0.5*([.$E$1]-[.$E$2])*SIN([.A66]*PI()/180))" office:value-type="float" office:value="250.969774495095" calcext:value-type="float">
            <text:p>250.9697744951</text:p>
          </table:table-cell>
          <table:table-cell table:formula="of:=(0.5*([.$E$1]+[.$E$2])+0.5*([.$E$1]-[.$E$2])*COS([.A66]*PI()/180))" office:value-type="float" office:value="2933.18478643872" calcext:value-type="float">
            <text:p>2933.1847864387</text:p>
          </table:table-cell>
          <table:table-cell table:formula="of:=[.$E$1]/180*([.A66])" office:value-type="float" office:value="230.533333333333" calcext:value-type="float">
            <text:p>230.5333333333</text:p>
          </table:table-cell>
          <table:table-cell table:formula="of:=[.D66]*[.$M$1]" office:value-type="float" office:value="154.457333333333" calcext:value-type="float">
            <text:p>154.457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0.5*([.$E$1]-[.$E$2])*SIN([.A67]*PI()/180))" office:value-type="float" office:value="268.498877389355" calcext:value-type="float">
            <text:p>268.4988773894</text:p>
          </table:table-cell>
          <table:table-cell table:formula="of:=(0.5*([.$E$1]+[.$E$2])+0.5*([.$E$1]-[.$E$2])*COS([.A67]*PI()/180))" office:value-type="float" office:value="2928.65145219228" calcext:value-type="float">
            <text:p>2928.6514521923</text:p>
          </table:table-cell>
          <table:table-cell table:formula="of:=[.$E$1]/180*([.A67])" office:value-type="float" office:value="247" calcext:value-type="float">
            <text:p>247</text:p>
          </table:table-cell>
          <table:table-cell table:formula="of:=[.D67]*[.$M$1]" office:value-type="float" office:value="165.49" calcext:value-type="float">
            <text:p>165.49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0.5*([.$E$1]-[.$E$2])*SIN([.A68]*PI()/180))" office:value-type="float" office:value="285.946192924555" calcext:value-type="float">
            <text:p>285.9461929246</text:p>
          </table:table-cell>
          <table:table-cell table:formula="of:=(0.5*([.$E$1]+[.$E$2])+0.5*([.$E$1]-[.$E$2])*COS([.A68]*PI()/180))" office:value-type="float" office:value="2923.81288336641" calcext:value-type="float">
            <text:p>2923.8128833664</text:p>
          </table:table-cell>
          <table:table-cell table:formula="of:=[.$E$1]/180*([.A68])" office:value-type="float" office:value="263.466666666667" calcext:value-type="float">
            <text:p>263.4666666667</text:p>
          </table:table-cell>
          <table:table-cell table:formula="of:=[.D68]*[.$M$1]" office:value-type="float" office:value="176.522666666667" calcext:value-type="float">
            <text:p>176.522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0.5*([.$E$1]-[.$E$2])*SIN([.A69]*PI()/180))" office:value-type="float" office:value="303.306406479367" calcext:value-type="float">
            <text:p>303.3064064794</text:p>
          </table:table-cell>
          <table:table-cell table:formula="of:=(0.5*([.$E$1]+[.$E$2])+0.5*([.$E$1]-[.$E$2])*COS([.A69]*PI()/180))" office:value-type="float" office:value="2918.67055383605" calcext:value-type="float">
            <text:p>2918.6705538361</text:p>
          </table:table-cell>
          <table:table-cell table:formula="of:=[.$E$1]/180*([.A69])" office:value-type="float" office:value="279.933333333333" calcext:value-type="float">
            <text:p>279.9333333333</text:p>
          </table:table-cell>
          <table:table-cell table:formula="of:=[.D69]*[.$M$1]" office:value-type="float" office:value="187.555333333333" calcext:value-type="float">
            <text:p>187.555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0.5*([.$E$1]-[.$E$2])*SIN([.A70]*PI()/180))" office:value-type="float" office:value="320.57422996457" calcext:value-type="float">
            <text:p>320.5742299646</text:p>
          </table:table-cell>
          <table:table-cell table:formula="of:=(0.5*([.$E$1]+[.$E$2])+0.5*([.$E$1]-[.$E$2])*COS([.A70]*PI()/180))" office:value-type="float" office:value="2913.22603000459" calcext:value-type="float">
            <text:p>2913.2260300046</text:p>
          </table:table-cell>
          <table:table-cell table:formula="of:=[.$E$1]/180*([.A70])" office:value-type="float" office:value="296.4" calcext:value-type="float">
            <text:p>296.4</text:p>
          </table:table-cell>
          <table:table-cell table:formula="of:=[.D70]*[.$M$1]" office:value-type="float" office:value="198.588" calcext:value-type="float">
            <text:p>198.588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0.5*([.$E$1]-[.$E$2])*SIN([.A71]*PI()/180))" office:value-type="float" office:value="337.744403433854" calcext:value-type="float">
            <text:p>337.7444034339</text:p>
          </table:table-cell>
          <table:table-cell table:formula="of:=(0.5*([.$E$1]+[.$E$2])+0.5*([.$E$1]-[.$E$2])*COS([.A71]*PI()/180))" office:value-type="float" office:value="2907.48097032673" calcext:value-type="float">
            <text:p>2907.4809703267</text:p>
          </table:table-cell>
          <table:table-cell table:formula="of:=[.$E$1]/180*([.A71])" office:value-type="float" office:value="312.866666666667" calcext:value-type="float">
            <text:p>312.8666666667</text:p>
          </table:table-cell>
          <table:table-cell table:formula="of:=[.D71]*[.$M$1]" office:value-type="float" office:value="209.620666666667" calcext:value-type="float">
            <text:p>209.620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0.5*([.$E$1]-[.$E$2])*SIN([.A72]*PI()/180))" office:value-type="float" office:value="354.811696686049" calcext:value-type="float">
            <text:p>354.811696686</text:p>
          </table:table-cell>
          <table:table-cell table:formula="of:=(0.5*([.$E$1]+[.$E$2])+0.5*([.$E$1]-[.$E$2])*COS([.A72]*PI()/180))" office:value-type="float" office:value="2901.4371248033" calcext:value-type="float">
            <text:p>2901.4371248033</text:p>
          </table:table-cell>
          <table:table-cell table:formula="of:=[.$E$1]/180*([.A72])" office:value-type="float" office:value="329.333333333333" calcext:value-type="float">
            <text:p>329.3333333333</text:p>
          </table:table-cell>
          <table:table-cell table:formula="of:=[.D72]*[.$M$1]" office:value-type="float" office:value="220.653333333333" calcext:value-type="float">
            <text:p>220.653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0.5*([.$E$1]-[.$E$2])*SIN([.A73]*PI()/180))" office:value-type="float" office:value="371.770910858295" calcext:value-type="float">
            <text:p>371.7709108583</text:p>
          </table:table-cell>
          <table:table-cell table:formula="of:=(0.5*([.$E$1]+[.$E$2])+0.5*([.$E$1]-[.$E$2])*COS([.A73]*PI()/180))" office:value-type="float" office:value="2895.0963344482" calcext:value-type="float">
            <text:p>2895.0963344482</text:p>
          </table:table-cell>
          <table:table-cell table:formula="of:=[.$E$1]/180*([.A73])" office:value-type="float" office:value="345.8" calcext:value-type="float">
            <text:p>345.8</text:p>
          </table:table-cell>
          <table:table-cell table:formula="of:=[.D73]*[.$M$1]" office:value-type="float" office:value="231.686" calcext:value-type="float">
            <text:p>231.686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0.5*([.$E$1]-[.$E$2])*SIN([.A74]*PI()/180))" office:value-type="float" office:value="388.616880009667" calcext:value-type="float">
            <text:p>388.6168800097</text:p>
          </table:table-cell>
          <table:table-cell table:formula="of:=(0.5*([.$E$1]+[.$E$2])+0.5*([.$E$1]-[.$E$2])*COS([.A74]*PI()/180))" office:value-type="float" office:value="2888.46053072759" calcext:value-type="float">
            <text:p>2888.4605307276</text:p>
          </table:table-cell>
          <table:table-cell table:formula="of:=[.$E$1]/180*([.A74])" office:value-type="float" office:value="362.266666666667" calcext:value-type="float">
            <text:p>362.2666666667</text:p>
          </table:table-cell>
          <table:table-cell table:formula="of:=[.D74]*[.$M$1]" office:value-type="float" office:value="242.718666666667" calcext:value-type="float">
            <text:p>242.718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0.5*([.$E$1]-[.$E$2])*SIN([.A75]*PI()/180))" office:value-type="float" office:value="405.344472694773" calcext:value-type="float">
            <text:p>405.3444726948</text:p>
          </table:table-cell>
          <table:table-cell table:formula="of:=(0.5*([.$E$1]+[.$E$2])+0.5*([.$E$1]-[.$E$2])*COS([.A75]*PI()/180))" office:value-type="float" office:value="2881.53173497156" calcext:value-type="float">
            <text:p>2881.5317349716</text:p>
          </table:table-cell>
          <table:table-cell table:formula="of:=[.$E$1]/180*([.A75])" office:value-type="float" office:value="378.733333333333" calcext:value-type="float">
            <text:p>378.7333333333</text:p>
          </table:table-cell>
          <table:table-cell table:formula="of:=[.D75]*[.$M$1]" office:value-type="float" office:value="253.751333333333" calcext:value-type="float">
            <text:p>253.751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0.5*([.$E$1]-[.$E$2])*SIN([.A76]*PI()/180))" office:value-type="float" office:value="421.948593526835" calcext:value-type="float">
            <text:p>421.9485935268</text:p>
          </table:table-cell>
          <table:table-cell table:formula="of:=(0.5*([.$E$1]+[.$E$2])+0.5*([.$E$1]-[.$E$2])*COS([.A76]*PI()/180))" office:value-type="float" office:value="2874.31205775843" calcext:value-type="float">
            <text:p>2874.3120577584</text:p>
          </table:table-cell>
          <table:table-cell table:formula="of:=[.$E$1]/180*([.A76])" office:value-type="float" office:value="395.2" calcext:value-type="float">
            <text:p>395.2</text:p>
          </table:table-cell>
          <table:table-cell table:formula="of:=[.D76]*[.$M$1]" office:value-type="float" office:value="264.784" calcext:value-type="float">
            <text:p>264.784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0.5*([.$E$1]-[.$E$2])*SIN([.A77]*PI()/180))" office:value-type="float" office:value="438.424184729802" calcext:value-type="float">
            <text:p>438.4241847298</text:p>
          </table:table-cell>
          <table:table-cell table:formula="of:=(0.5*([.$E$1]+[.$E$2])+0.5*([.$E$1]-[.$E$2])*COS([.A77]*PI()/180))" office:value-type="float" office:value="2866.80369827182" calcext:value-type="float">
            <text:p>2866.8036982718</text:p>
          </table:table-cell>
          <table:table-cell table:formula="of:=[.$E$1]/180*([.A77])" office:value-type="float" office:value="411.666666666667" calcext:value-type="float">
            <text:p>411.6666666667</text:p>
          </table:table-cell>
          <table:table-cell table:formula="of:=[.D77]*[.$M$1]" office:value-type="float" office:value="275.816666666667" calcext:value-type="float">
            <text:p>275.816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0.5*([.$E$1]-[.$E$2])*SIN([.A78]*PI()/180))" office:value-type="float" office:value="454.766227678989" calcext:value-type="float">
            <text:p>454.766227679</text:p>
          </table:table-cell>
          <table:table-cell table:formula="of:=(0.5*([.$E$1]+[.$E$2])+0.5*([.$E$1]-[.$E$2])*COS([.A78]*PI()/180))" office:value-type="float" office:value="2859.00894363076" calcext:value-type="float">
            <text:p>2859.0089436308</text:p>
          </table:table-cell>
          <table:table-cell table:formula="of:=[.$E$1]/180*([.A78])" office:value-type="float" office:value="428.133333333334" calcext:value-type="float">
            <text:p>428.1333333333</text:p>
          </table:table-cell>
          <table:table-cell table:formula="of:=[.D78]*[.$M$1]" office:value-type="float" office:value="286.849333333333" calcext:value-type="float">
            <text:p>286.849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0.5*([.$E$1]-[.$E$2])*SIN([.A79]*PI()/180))" office:value-type="float" office:value="470.969744429806" calcext:value-type="float">
            <text:p>470.9697444298</text:p>
          </table:table-cell>
          <table:table-cell table:formula="of:=(0.5*([.$E$1]+[.$E$2])+0.5*([.$E$1]-[.$E$2])*COS([.A79]*PI()/180))" office:value-type="float" office:value="2850.93016819301" calcext:value-type="float">
            <text:p>2850.930168193</text:p>
          </table:table-cell>
          <table:table-cell table:formula="of:=[.$E$1]/180*([.A79])" office:value-type="float" office:value="444.6" calcext:value-type="float">
            <text:p>444.6</text:p>
          </table:table-cell>
          <table:table-cell table:formula="of:=[.D79]*[.$M$1]" office:value-type="float" office:value="297.882" calcext:value-type="float">
            <text:p>297.882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0.5*([.$E$1]-[.$E$2])*SIN([.A80]*PI()/180))" office:value-type="float" office:value="487.029799234083" calcext:value-type="float">
            <text:p>487.0297992341</text:p>
          </table:table-cell>
          <table:table-cell table:formula="of:=(0.5*([.$E$1]+[.$E$2])+0.5*([.$E$1]-[.$E$2])*COS([.A80]*PI()/180))" office:value-type="float" office:value="2842.56983283185" calcext:value-type="float">
            <text:p>2842.5698328319</text:p>
          </table:table-cell>
          <table:table-cell table:formula="of:=[.$E$1]/180*([.A80])" office:value-type="float" office:value="461.066666666667" calcext:value-type="float">
            <text:p>461.0666666667</text:p>
          </table:table-cell>
          <table:table-cell table:formula="of:=[.D80]*[.$M$1]" office:value-type="float" office:value="308.914666666667" calcext:value-type="float">
            <text:p>308.914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0.5*([.$E$1]-[.$E$2])*SIN([.A81]*PI()/180))" office:value-type="float" office:value="502.94150004355" calcext:value-type="float">
            <text:p>502.9415000436</text:p>
          </table:table-cell>
          <table:table-cell table:formula="of:=(0.5*([.$E$1]+[.$E$2])+0.5*([.$E$1]-[.$E$2])*COS([.A81]*PI()/180))" office:value-type="float" office:value="2833.93048418641" calcext:value-type="float">
            <text:p>2833.9304841864</text:p>
          </table:table-cell>
          <table:table-cell table:formula="of:=[.$E$1]/180*([.A81])" office:value-type="float" office:value="477.533333333334" calcext:value-type="float">
            <text:p>477.5333333333</text:p>
          </table:table-cell>
          <table:table-cell table:formula="of:=[.D81]*[.$M$1]" office:value-type="float" office:value="319.947333333333" calcext:value-type="float">
            <text:p>319.947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0.5*([.$E$1]-[.$E$2])*SIN([.A82]*PI()/180))" office:value-type="float" office:value="518.7" calcext:value-type="float">
            <text:p>518.7</text:p>
          </table:table-cell>
          <table:table-cell table:formula="of:=(0.5*([.$E$1]+[.$E$2])+0.5*([.$E$1]-[.$E$2])*COS([.A82]*PI()/180))" office:value-type="float" office:value="2825.01475388598" calcext:value-type="float">
            <text:p>2825.014753886</text:p>
          </table:table-cell>
          <table:table-cell table:formula="of:=[.$E$1]/180*([.A82])" office:value-type="float" office:value="494" calcext:value-type="float">
            <text:p>494</text:p>
          </table:table-cell>
          <table:table-cell table:formula="of:=[.D82]*[.$M$1]" office:value-type="float" office:value="330.98" calcext:value-type="float">
            <text:p>330.98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0.5*([.$E$1]-[.$E$2])*SIN([.A83]*PI()/180))" office:value-type="float" office:value="534.30049891169" calcext:value-type="float">
            <text:p>534.3004989117</text:p>
          </table:table-cell>
          <table:table-cell table:formula="of:=(0.5*([.$E$1]+[.$E$2])+0.5*([.$E$1]-[.$E$2])*COS([.A83]*PI()/180))" office:value-type="float" office:value="2815.82535774837" calcext:value-type="float">
            <text:p>2815.8253577484</text:p>
          </table:table-cell>
          <table:table-cell table:formula="of:=[.$E$1]/180*([.A83])" office:value-type="float" office:value="510.466666666667" calcext:value-type="float">
            <text:p>510.4666666667</text:p>
          </table:table-cell>
          <table:table-cell table:formula="of:=[.D83]*[.$M$1]" office:value-type="float" office:value="342.012666666667" calcext:value-type="float">
            <text:p>342.012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0.5*([.$E$1]-[.$E$2])*SIN([.A84]*PI()/180))" office:value-type="float" office:value="549.738244715527" calcext:value-type="float">
            <text:p>549.7382447155</text:p>
          </table:table-cell>
          <table:table-cell table:formula="of:=(0.5*([.$E$1]+[.$E$2])+0.5*([.$E$1]-[.$E$2])*COS([.A84]*PI()/180))" office:value-type="float" office:value="2806.36509495268" calcext:value-type="float">
            <text:p>2806.3650949527</text:p>
          </table:table-cell>
          <table:table-cell table:formula="of:=[.$E$1]/180*([.A84])" office:value-type="float" office:value="526.933333333334" calcext:value-type="float">
            <text:p>526.9333333333</text:p>
          </table:table-cell>
          <table:table-cell table:formula="of:=[.D84]*[.$M$1]" office:value-type="float" office:value="353.045333333333" calcext:value-type="float">
            <text:p>353.045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0.5*([.$E$1]-[.$E$2])*SIN([.A85]*PI()/180))" office:value-type="float" office:value="565.008534924589" calcext:value-type="float">
            <text:p>565.0085349246</text:p>
          </table:table-cell>
          <table:table-cell table:formula="of:=(0.5*([.$E$1]+[.$E$2])+0.5*([.$E$1]-[.$E$2])*COS([.A85]*PI()/180))" office:value-type="float" office:value="2796.63684718658" calcext:value-type="float">
            <text:p>2796.6368471866</text:p>
          </table:table-cell>
          <table:table-cell table:formula="of:=[.$E$1]/180*([.A85])" office:value-type="float" office:value="543.4" calcext:value-type="float">
            <text:p>543.4</text:p>
          </table:table-cell>
          <table:table-cell table:formula="of:=[.D85]*[.$M$1]" office:value-type="float" office:value="364.078" calcext:value-type="float">
            <text:p>364.078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0.5*([.$E$1]-[.$E$2])*SIN([.A86]*PI()/180))" office:value-type="float" office:value="580.106718060553" calcext:value-type="float">
            <text:p>580.1067180606</text:p>
          </table:table-cell>
          <table:table-cell table:formula="of:=(0.5*([.$E$1]+[.$E$2])+0.5*([.$E$1]-[.$E$2])*COS([.A86]*PI()/180))" office:value-type="float" office:value="2786.6435777686" calcext:value-type="float">
            <text:p>2786.6435777686</text:p>
          </table:table-cell>
          <table:table-cell table:formula="of:=[.$E$1]/180*([.A86])" office:value-type="float" office:value="559.866666666667" calcext:value-type="float">
            <text:p>559.8666666667</text:p>
          </table:table-cell>
          <table:table-cell table:formula="of:=[.D86]*[.$M$1]" office:value-type="float" office:value="375.110666666667" calcext:value-type="float">
            <text:p>375.110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0.5*([.$E$1]-[.$E$2])*SIN([.A87]*PI()/180))" office:value-type="float" office:value="595.028195070575" calcext:value-type="float">
            <text:p>595.0281950706</text:p>
          </table:table-cell>
          <table:table-cell table:formula="of:=(0.5*([.$E$1]+[.$E$2])+0.5*([.$E$1]-[.$E$2])*COS([.A87]*PI()/180))" office:value-type="float" office:value="2776.3883307454" calcext:value-type="float">
            <text:p>2776.3883307454</text:p>
          </table:table-cell>
          <table:table-cell table:formula="of:=[.$E$1]/180*([.A87])" office:value-type="float" office:value="576.333333333333" calcext:value-type="float">
            <text:p>576.3333333333</text:p>
          </table:table-cell>
          <table:table-cell table:formula="of:=[.D87]*[.$M$1]" office:value-type="float" office:value="386.143333333333" calcext:value-type="float">
            <text:p>386.143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0.5*([.$E$1]-[.$E$2])*SIN([.A88]*PI()/180))" office:value-type="float" office:value="609.768420728212" calcext:value-type="float">
            <text:p>609.7684207282</text:p>
          </table:table-cell>
          <table:table-cell table:formula="of:=(0.5*([.$E$1]+[.$E$2])+0.5*([.$E$1]-[.$E$2])*COS([.A88]*PI()/180))" office:value-type="float" office:value="2765.87422996457" calcext:value-type="float">
            <text:p>2765.8742299646</text:p>
          </table:table-cell>
          <table:table-cell table:formula="of:=[.$E$1]/180*([.A88])" office:value-type="float" office:value="592.8" calcext:value-type="float">
            <text:p>592.8</text:p>
          </table:table-cell>
          <table:table-cell table:formula="of:=[.D88]*[.$M$1]" office:value-type="float" office:value="397.176" calcext:value-type="float">
            <text:p>397.176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0.5*([.$E$1]-[.$E$2])*SIN([.A89]*PI()/180))" office:value-type="float" office:value="624.322905017935" calcext:value-type="float">
            <text:p>624.3229050179</text:p>
          </table:table-cell>
          <table:table-cell table:formula="of:=(0.5*([.$E$1]+[.$E$2])+0.5*([.$E$1]-[.$E$2])*COS([.A89]*PI()/180))" office:value-type="float" office:value="2755.10447812306" calcext:value-type="float">
            <text:p>2755.1044781231</text:p>
          </table:table-cell>
          <table:table-cell table:formula="of:=[.$E$1]/180*([.A89])" office:value-type="float" office:value="609.266666666667" calcext:value-type="float">
            <text:p>609.2666666667</text:p>
          </table:table-cell>
          <table:table-cell table:formula="of:=[.D89]*[.$M$1]" office:value-type="float" office:value="408.208666666667" calcext:value-type="float">
            <text:p>408.208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0.5*([.$E$1]-[.$E$2])*SIN([.A90]*PI()/180))" office:value-type="float" office:value="638.687214502838" calcext:value-type="float">
            <text:p>638.6872145028</text:p>
          </table:table-cell>
          <table:table-cell table:formula="of:=(0.5*([.$E$1]+[.$E$2])+0.5*([.$E$1]-[.$E$2])*COS([.A90]*PI()/180))" office:value-type="float" office:value="2744.08235579161" calcext:value-type="float">
            <text:p>2744.0823557916</text:p>
          </table:table-cell>
          <table:table-cell table:formula="of:=[.$E$1]/180*([.A90])" office:value-type="float" office:value="625.733333333334" calcext:value-type="float">
            <text:p>625.7333333333</text:p>
          </table:table-cell>
          <table:table-cell table:formula="of:=[.D90]*[.$M$1]" office:value-type="float" office:value="419.241333333334" calcext:value-type="float">
            <text:p>419.241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0.5*([.$E$1]-[.$E$2])*SIN([.A91]*PI()/180))" office:value-type="float" office:value="652.856973675102" calcext:value-type="float">
            <text:p>652.8569736751</text:p>
          </table:table-cell>
          <table:table-cell table:formula="of:=(0.5*([.$E$1]+[.$E$2])+0.5*([.$E$1]-[.$E$2])*COS([.A91]*PI()/180))" office:value-type="float" office:value="2732.81122041546" calcext:value-type="float">
            <text:p>2732.8112204155</text:p>
          </table:table-cell>
          <table:table-cell table:formula="of:=[.$E$1]/180*([.A91])" office:value-type="float" office:value="642.2" calcext:value-type="float">
            <text:p>642.2</text:p>
          </table:table-cell>
          <table:table-cell table:formula="of:=[.D91]*[.$M$1]" office:value-type="float" office:value="430.274" calcext:value-type="float">
            <text:p>430.274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0.5*([.$E$1]-[.$E$2])*SIN([.A92]*PI()/180))" office:value-type="float" office:value="666.827866288816" calcext:value-type="float">
            <text:p>666.8278662888</text:p>
          </table:table-cell>
          <table:table-cell table:formula="of:=(0.5*([.$E$1]+[.$E$2])+0.5*([.$E$1]-[.$E$2])*COS([.A92]*PI()/180))" office:value-type="float" office:value="2721.29450529163" calcext:value-type="float">
            <text:p>2721.2945052916</text:p>
          </table:table-cell>
          <table:table-cell table:formula="of:=[.$E$1]/180*([.A92])" office:value-type="float" office:value="658.666666666667" calcext:value-type="float">
            <text:p>658.6666666667</text:p>
          </table:table-cell>
          <table:table-cell table:formula="of:=[.D92]*[.$M$1]" office:value-type="float" office:value="441.306666666667" calcext:value-type="float">
            <text:p>441.306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0.5*([.$E$1]-[.$E$2])*SIN([.A93]*PI()/180))" office:value-type="float" office:value="680.595636674752" calcext:value-type="float">
            <text:p>680.5956366748</text:p>
          </table:table-cell>
          <table:table-cell table:formula="of:=(0.5*([.$E$1]+[.$E$2])+0.5*([.$E$1]-[.$E$2])*COS([.A93]*PI()/180))" office:value-type="float" office:value="2709.5357185231" calcext:value-type="float">
            <text:p>2709.5357185231</text:p>
          </table:table-cell>
          <table:table-cell table:formula="of:=[.$E$1]/180*([.A93])" office:value-type="float" office:value="675.133333333334" calcext:value-type="float">
            <text:p>675.1333333333</text:p>
          </table:table-cell>
          <table:table-cell table:formula="of:=[.D93]*[.$M$1]" office:value-type="float" office:value="452.339333333334" calcext:value-type="float">
            <text:p>452.339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0.5*([.$E$1]-[.$E$2])*SIN([.A94]*PI()/180))" office:value-type="float" office:value="694.15609103668" calcext:value-type="float">
            <text:p>694.1560910367</text:p>
          </table:table-cell>
          <table:table-cell table:formula="of:=(0.5*([.$E$1]+[.$E$2])+0.5*([.$E$1]-[.$E$2])*COS([.A94]*PI()/180))" office:value-type="float" office:value="2697.53844195025" calcext:value-type="float">
            <text:p>2697.5384419503</text:p>
          </table:table-cell>
          <table:table-cell table:formula="of:=[.$E$1]/180*([.A94])" office:value-type="float" office:value="691.6" calcext:value-type="float">
            <text:p>691.6</text:p>
          </table:table-cell>
          <table:table-cell table:formula="of:=[.D94]*[.$M$1]" office:value-type="float" office:value="463.372" calcext:value-type="float">
            <text:p>463.372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0.5*([.$E$1]-[.$E$2])*SIN([.A95]*PI()/180))" office:value-type="float" office:value="707.505098728836" calcext:value-type="float">
            <text:p>707.5050987288</text:p>
          </table:table-cell>
          <table:table-cell table:formula="of:=(0.5*([.$E$1]+[.$E$2])+0.5*([.$E$1]-[.$E$2])*COS([.A95]*PI()/180))" office:value-type="float" office:value="2685.30633005973" calcext:value-type="float">
            <text:p>2685.3063300597</text:p>
          </table:table-cell>
          <table:table-cell table:formula="of:=[.$E$1]/180*([.A95])" office:value-type="float" office:value="708.066666666667" calcext:value-type="float">
            <text:p>708.0666666667</text:p>
          </table:table-cell>
          <table:table-cell table:formula="of:=[.D95]*[.$M$1]" office:value-type="float" office:value="474.404666666667" calcext:value-type="float">
            <text:p>474.404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0.5*([.$E$1]-[.$E$2])*SIN([.A96]*PI()/180))" office:value-type="float" office:value="720.638593514164" calcext:value-type="float">
            <text:p>720.6385935142</text:p>
          </table:table-cell>
          <table:table-cell table:formula="of:=(0.5*([.$E$1]+[.$E$2])+0.5*([.$E$1]-[.$E$2])*COS([.A96]*PI()/180))" office:value-type="float" office:value="2672.84310887132" calcext:value-type="float">
            <text:p>2672.8431088713</text:p>
          </table:table-cell>
          <table:table-cell table:formula="of:=[.$E$1]/180*([.A96])" office:value-type="float" office:value="724.533333333334" calcext:value-type="float">
            <text:p>724.5333333333</text:p>
          </table:table-cell>
          <table:table-cell table:formula="of:=[.D96]*[.$M$1]" office:value-type="float" office:value="485.437333333334" calcext:value-type="float">
            <text:p>485.437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0.5*([.$E$1]-[.$E$2])*SIN([.A97]*PI()/180))" office:value-type="float" office:value="733.552574802925" calcext:value-type="float">
            <text:p>733.5525748029</text:p>
          </table:table-cell>
          <table:table-cell table:formula="of:=(0.5*([.$E$1]+[.$E$2])+0.5*([.$E$1]-[.$E$2])*COS([.A97]*PI()/180))" office:value-type="float" office:value="2660.15257480293" calcext:value-type="float">
            <text:p>2660.1525748029</text:p>
          </table:table-cell>
          <table:table-cell table:formula="of:=[.$E$1]/180*([.A97])" office:value-type="float" office:value="741" calcext:value-type="float">
            <text:p>741</text:p>
          </table:table-cell>
          <table:table-cell table:formula="of:=[.D97]*[.$M$1]" office:value-type="float" office:value="496.47" calcext:value-type="float">
            <text:p>496.4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0.5*([.$E$1]-[.$E$2])*SIN([.A98]*PI()/180))" office:value-type="float" office:value="746.243108871317" calcext:value-type="float">
            <text:p>746.2431088713</text:p>
          </table:table-cell>
          <table:table-cell table:formula="of:=(0.5*([.$E$1]+[.$E$2])+0.5*([.$E$1]-[.$E$2])*COS([.A98]*PI()/180))" office:value-type="float" office:value="2647.23859351416" calcext:value-type="float">
            <text:p>2647.2385935142</text:p>
          </table:table-cell>
          <table:table-cell table:formula="of:=[.$E$1]/180*([.A98])" office:value-type="float" office:value="757.466666666667" calcext:value-type="float">
            <text:p>757.4666666667</text:p>
          </table:table-cell>
          <table:table-cell table:formula="of:=[.D98]*[.$M$1]" office:value-type="float" office:value="507.502666666667" calcext:value-type="float">
            <text:p>507.502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0.5*([.$E$1]-[.$E$2])*SIN([.A99]*PI()/180))" office:value-type="float" office:value="758.706330059728" calcext:value-type="float">
            <text:p>758.7063300597</text:p>
          </table:table-cell>
          <table:table-cell table:formula="of:=(0.5*([.$E$1]+[.$E$2])+0.5*([.$E$1]-[.$E$2])*COS([.A99]*PI()/180))" office:value-type="float" office:value="2634.10509872884" calcext:value-type="float">
            <text:p>2634.1050987288</text:p>
          </table:table-cell>
          <table:table-cell table:formula="of:=[.$E$1]/180*([.A99])" office:value-type="float" office:value="773.933333333334" calcext:value-type="float">
            <text:p>773.9333333333</text:p>
          </table:table-cell>
          <table:table-cell table:formula="of:=[.D99]*[.$M$1]" office:value-type="float" office:value="518.535333333334" calcext:value-type="float">
            <text:p>518.535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0.5*([.$E$1]-[.$E$2])*SIN([.A100]*PI()/180))" office:value-type="float" office:value="770.938441950249" calcext:value-type="float">
            <text:p>770.9384419502</text:p>
          </table:table-cell>
          <table:table-cell table:formula="of:=(0.5*([.$E$1]+[.$E$2])+0.5*([.$E$1]-[.$E$2])*COS([.A100]*PI()/180))" office:value-type="float" office:value="2620.75609103668" calcext:value-type="float">
            <text:p>2620.7560910367</text:p>
          </table:table-cell>
          <table:table-cell table:formula="of:=[.$E$1]/180*([.A100])" office:value-type="float" office:value="790.4" calcext:value-type="float">
            <text:p>790.4</text:p>
          </table:table-cell>
          <table:table-cell table:formula="of:=[.D100]*[.$M$1]" office:value-type="float" office:value="529.568" calcext:value-type="float">
            <text:p>529.568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0.5*([.$E$1]-[.$E$2])*SIN([.A101]*PI()/180))" office:value-type="float" office:value="782.935718523104" calcext:value-type="float">
            <text:p>782.9357185231</text:p>
          </table:table-cell>
          <table:table-cell table:formula="of:=(0.5*([.$E$1]+[.$E$2])+0.5*([.$E$1]-[.$E$2])*COS([.A101]*PI()/180))" office:value-type="float" office:value="2607.19563667475" calcext:value-type="float">
            <text:p>2607.1956366748</text:p>
          </table:table-cell>
          <table:table-cell table:formula="of:=[.$E$1]/180*([.A101])" office:value-type="float" office:value="806.866666666667" calcext:value-type="float">
            <text:p>806.8666666667</text:p>
          </table:table-cell>
          <table:table-cell table:formula="of:=[.D101]*[.$M$1]" office:value-type="float" office:value="540.600666666667" calcext:value-type="float">
            <text:p>540.600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0.5*([.$E$1]-[.$E$2])*SIN([.A102]*PI()/180))" office:value-type="float" office:value="794.694505291628" calcext:value-type="float">
            <text:p>794.6945052916</text:p>
          </table:table-cell>
          <table:table-cell table:formula="of:=(0.5*([.$E$1]+[.$E$2])+0.5*([.$E$1]-[.$E$2])*COS([.A102]*PI()/180))" office:value-type="float" office:value="2593.42786628882" calcext:value-type="float">
            <text:p>2593.4278662888</text:p>
          </table:table-cell>
          <table:table-cell table:formula="of:=[.$E$1]/180*([.A102])" office:value-type="float" office:value="823.333333333334" calcext:value-type="float">
            <text:p>823.3333333333</text:p>
          </table:table-cell>
          <table:table-cell table:formula="of:=[.D102]*[.$M$1]" office:value-type="float" office:value="551.633333333334" calcext:value-type="float">
            <text:p>551.6333333333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0.5*([.$E$1]-[.$E$2])*SIN([.A103]*PI()/180))" office:value-type="float" office:value="806.211220415462" calcext:value-type="float">
            <text:p>806.2112204155</text:p>
          </table:table-cell>
          <table:table-cell table:formula="of:=(0.5*([.$E$1]+[.$E$2])+0.5*([.$E$1]-[.$E$2])*COS([.A103]*PI()/180))" office:value-type="float" office:value="2579.4569736751" calcext:value-type="float">
            <text:p>2579.4569736751</text:p>
          </table:table-cell>
          <table:table-cell table:formula="of:=[.$E$1]/180*([.A103])" office:value-type="float" office:value="839.8" calcext:value-type="float">
            <text:p>839.8</text:p>
          </table:table-cell>
          <table:table-cell table:formula="of:=[.D103]*[.$M$1]" office:value-type="float" office:value="562.666" calcext:value-type="float">
            <text:p>562.666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0.5*([.$E$1]-[.$E$2])*SIN([.A104]*PI()/180))" office:value-type="float" office:value="817.482355791614" calcext:value-type="float">
            <text:p>817.4823557916</text:p>
          </table:table-cell>
          <table:table-cell table:formula="of:=(0.5*([.$E$1]+[.$E$2])+0.5*([.$E$1]-[.$E$2])*COS([.A104]*PI()/180))" office:value-type="float" office:value="2565.28721450284" calcext:value-type="float">
            <text:p>2565.2872145028</text:p>
          </table:table-cell>
          <table:table-cell table:formula="of:=[.$E$1]/180*([.A104])" office:value-type="float" office:value="856.266666666667" calcext:value-type="float">
            <text:p>856.2666666667</text:p>
          </table:table-cell>
          <table:table-cell table:formula="of:=[.D104]*[.$M$1]" office:value-type="float" office:value="573.698666666667" calcext:value-type="float">
            <text:p>573.6986666667</text:p>
          </table:table-cell>
          <table:table-cell table:number-columns-repeated="12"/>
          <table:table-cell table:style-name="ce7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0.5*([.$E$1]-[.$E$2])*SIN([.A105]*PI()/180))" office:value-type="float" office:value="828.504478123062" calcext:value-type="float">
            <text:p>828.5044781231</text:p>
          </table:table-cell>
          <table:table-cell table:formula="of:=(0.5*([.$E$1]+[.$E$2])+0.5*([.$E$1]-[.$E$2])*COS([.A105]*PI()/180))" office:value-type="float" office:value="2550.92290501794" calcext:value-type="float">
            <text:p>2550.9229050179</text:p>
          </table:table-cell>
          <table:table-cell table:formula="of:=[.$E$1]/180*([.A105])" office:value-type="float" office:value="872.733333333334" calcext:value-type="float">
            <text:p>872.7333333333</text:p>
          </table:table-cell>
          <table:table-cell table:formula="of:=[.D105]*[.$M$1]" office:value-type="float" office:value="584.731333333334" calcext:value-type="float">
            <text:p>584.7313333333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0.5*([.$E$1]-[.$E$2])*SIN([.A106]*PI()/180))" office:value-type="float" office:value="839.274229964571" calcext:value-type="float">
            <text:p>839.2742299646</text:p>
          </table:table-cell>
          <table:table-cell table:formula="of:=(0.5*([.$E$1]+[.$E$2])+0.5*([.$E$1]-[.$E$2])*COS([.A106]*PI()/180))" office:value-type="float" office:value="2536.36842072821" calcext:value-type="float">
            <text:p>2536.3684207282</text:p>
          </table:table-cell>
          <table:table-cell table:formula="of:=[.$E$1]/180*([.A106])" office:value-type="float" office:value="889.2" calcext:value-type="float">
            <text:p>889.2</text:p>
          </table:table-cell>
          <table:table-cell table:formula="of:=[.D106]*[.$M$1]" office:value-type="float" office:value="595.764" calcext:value-type="float">
            <text:p>595.764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0.5*([.$E$1]-[.$E$2])*SIN([.A107]*PI()/180))" office:value-type="float" office:value="849.7883307454" calcext:value-type="float">
            <text:p>849.7883307454</text:p>
          </table:table-cell>
          <table:table-cell table:formula="of:=(0.5*([.$E$1]+[.$E$2])+0.5*([.$E$1]-[.$E$2])*COS([.A107]*PI()/180))" office:value-type="float" office:value="2521.62819507058" calcext:value-type="float">
            <text:p>2521.6281950706</text:p>
          </table:table-cell>
          <table:table-cell table:formula="of:=[.$E$1]/180*([.A107])" office:value-type="float" office:value="905.666666666667" calcext:value-type="float">
            <text:p>905.6666666667</text:p>
          </table:table-cell>
          <table:table-cell table:formula="of:=[.D107]*[.$M$1]" office:value-type="float" office:value="606.796666666667" calcext:value-type="float">
            <text:p>606.7966666667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0.5*([.$E$1]-[.$E$2])*SIN([.A108]*PI()/180))" office:value-type="float" office:value="860.043577768601" calcext:value-type="float">
            <text:p>860.0435777686</text:p>
          </table:table-cell>
          <table:table-cell table:formula="of:=(0.5*([.$E$1]+[.$E$2])+0.5*([.$E$1]-[.$E$2])*COS([.A108]*PI()/180))" office:value-type="float" office:value="2506.70671806055" calcext:value-type="float">
            <text:p>2506.7067180606</text:p>
          </table:table-cell>
          <table:table-cell table:formula="of:=[.$E$1]/180*([.A108])" office:value-type="float" office:value="922.133333333334" calcext:value-type="float">
            <text:p>922.1333333333</text:p>
          </table:table-cell>
          <table:table-cell table:formula="of:=[.D108]*[.$M$1]" office:value-type="float" office:value="617.829333333334" calcext:value-type="float">
            <text:p>617.8293333333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0.5*([.$E$1]-[.$E$2])*SIN([.A109]*PI()/180))" office:value-type="float" office:value="870.036847186583" calcext:value-type="float">
            <text:p>870.0368471866</text:p>
          </table:table-cell>
          <table:table-cell table:formula="of:=(0.5*([.$E$1]+[.$E$2])+0.5*([.$E$1]-[.$E$2])*COS([.A109]*PI()/180))" office:value-type="float" office:value="2491.60853492459" calcext:value-type="float">
            <text:p>2491.6085349246</text:p>
          </table:table-cell>
          <table:table-cell table:formula="of:=[.$E$1]/180*([.A109])" office:value-type="float" office:value="938.6" calcext:value-type="float">
            <text:p>938.6</text:p>
          </table:table-cell>
          <table:table-cell table:formula="of:=[.D109]*[.$M$1]" office:value-type="float" office:value="628.862" calcext:value-type="float">
            <text:p>628.862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0.5*([.$E$1]-[.$E$2])*SIN([.A110]*PI()/180))" office:value-type="float" office:value="879.765094952677" calcext:value-type="float">
            <text:p>879.7650949527</text:p>
          </table:table-cell>
          <table:table-cell table:formula="of:=(0.5*([.$E$1]+[.$E$2])+0.5*([.$E$1]-[.$E$2])*COS([.A110]*PI()/180))" office:value-type="float" office:value="2476.33824471553" calcext:value-type="float">
            <text:p>2476.3382447155</text:p>
          </table:table-cell>
          <table:table-cell table:formula="of:=[.$E$1]/180*([.A110])" office:value-type="float" office:value="955.066666666667" calcext:value-type="float">
            <text:p>955.0666666667</text:p>
          </table:table-cell>
          <table:table-cell table:formula="of:=[.D110]*[.$M$1]" office:value-type="float" office:value="639.894666666667" calcext:value-type="float">
            <text:p>639.8946666667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0.5*([.$E$1]-[.$E$2])*SIN([.A111]*PI()/180))" office:value-type="float" office:value="889.225357748371" calcext:value-type="float">
            <text:p>889.2253577484</text:p>
          </table:table-cell>
          <table:table-cell table:formula="of:=(0.5*([.$E$1]+[.$E$2])+0.5*([.$E$1]-[.$E$2])*COS([.A111]*PI()/180))" office:value-type="float" office:value="2460.90049891169" calcext:value-type="float">
            <text:p>2460.9004989117</text:p>
          </table:table-cell>
          <table:table-cell table:formula="of:=[.$E$1]/180*([.A111])" office:value-type="float" office:value="971.533333333334" calcext:value-type="float">
            <text:p>971.5333333333</text:p>
          </table:table-cell>
          <table:table-cell table:formula="of:=[.D111]*[.$M$1]" office:value-type="float" office:value="650.927333333334" calcext:value-type="float">
            <text:p>650.9273333333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0.5*([.$E$1]-[.$E$2])*SIN([.A112]*PI()/180))" office:value-type="float" office:value="898.414753885977" calcext:value-type="float">
            <text:p>898.414753886</text:p>
          </table:table-cell>
          <table:table-cell table:formula="of:=(0.5*([.$E$1]+[.$E$2])+0.5*([.$E$1]-[.$E$2])*COS([.A112]*PI()/180))" office:value-type="float" office:value="2445.3" calcext:value-type="float">
            <text:p>2445.3</text:p>
          </table:table-cell>
          <table:table-cell table:formula="of:=[.$E$1]/180*([.A112])" office:value-type="float" office:value="988" calcext:value-type="float">
            <text:p>988</text:p>
          </table:table-cell>
          <table:table-cell table:formula="of:=[.D112]*[.$M$1]" office:value-type="float" office:value="661.96" calcext:value-type="float">
            <text:p>661.96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0.5*([.$E$1]-[.$E$2])*SIN([.A113]*PI()/180))" office:value-type="float" office:value="907.330484186409" calcext:value-type="float">
            <text:p>907.3304841864</text:p>
          </table:table-cell>
          <table:table-cell table:formula="of:=(0.5*([.$E$1]+[.$E$2])+0.5*([.$E$1]-[.$E$2])*COS([.A113]*PI()/180))" office:value-type="float" office:value="2429.54150004355" calcext:value-type="float">
            <text:p>2429.5415000436</text:p>
          </table:table-cell>
          <table:table-cell table:formula="of:=[.$E$1]/180*([.A113])" office:value-type="float" office:value="1004.46666666667" calcext:value-type="float">
            <text:p>1004.4666666667</text:p>
          </table:table-cell>
          <table:table-cell table:formula="of:=[.D113]*[.$M$1]" office:value-type="float" office:value="672.992666666667" calcext:value-type="float">
            <text:p>672.9926666667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0.5*([.$E$1]-[.$E$2])*SIN([.A114]*PI()/180))" office:value-type="float" office:value="915.969832831851" calcext:value-type="float">
            <text:p>915.9698328319</text:p>
          </table:table-cell>
          <table:table-cell table:formula="of:=(0.5*([.$E$1]+[.$E$2])+0.5*([.$E$1]-[.$E$2])*COS([.A114]*PI()/180))" office:value-type="float" office:value="2413.62979923408" calcext:value-type="float">
            <text:p>2413.6297992341</text:p>
          </table:table-cell>
          <table:table-cell table:formula="of:=[.$E$1]/180*([.A114])" office:value-type="float" office:value="1020.93333333333" calcext:value-type="float">
            <text:p>1020.9333333333</text:p>
          </table:table-cell>
          <table:table-cell table:formula="of:=[.D114]*[.$M$1]" office:value-type="float" office:value="684.025333333334" calcext:value-type="float">
            <text:p>684.0253333333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0.5*([.$E$1]-[.$E$2])*SIN([.A115]*PI()/180))" office:value-type="float" office:value="924.330168193013" calcext:value-type="float">
            <text:p>924.330168193</text:p>
          </table:table-cell>
          <table:table-cell table:formula="of:=(0.5*([.$E$1]+[.$E$2])+0.5*([.$E$1]-[.$E$2])*COS([.A115]*PI()/180))" office:value-type="float" office:value="2397.56974442981" calcext:value-type="float">
            <text:p>2397.5697444298</text:p>
          </table:table-cell>
          <table:table-cell table:formula="of:=[.$E$1]/180*([.A115])" office:value-type="float" office:value="1037.4" calcext:value-type="float">
            <text:p>1037.4</text:p>
          </table:table-cell>
          <table:table-cell table:formula="of:=[.D115]*[.$M$1]" office:value-type="float" office:value="695.058" calcext:value-type="float">
            <text:p>695.058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0.5*([.$E$1]-[.$E$2])*SIN([.A116]*PI()/180))" office:value-type="float" office:value="932.408943630756" calcext:value-type="float">
            <text:p>932.4089436308</text:p>
          </table:table-cell>
          <table:table-cell table:formula="of:=(0.5*([.$E$1]+[.$E$2])+0.5*([.$E$1]-[.$E$2])*COS([.A116]*PI()/180))" office:value-type="float" office:value="2381.36622767899" calcext:value-type="float">
            <text:p>2381.366227679</text:p>
          </table:table-cell>
          <table:table-cell table:formula="of:=[.$E$1]/180*([.A116])" office:value-type="float" office:value="1053.86666666667" calcext:value-type="float">
            <text:p>1053.8666666667</text:p>
          </table:table-cell>
          <table:table-cell table:formula="of:=[.D116]*[.$M$1]" office:value-type="float" office:value="706.090666666667" calcext:value-type="float">
            <text:p>706.0906666667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0.5*([.$E$1]-[.$E$2])*SIN([.A117]*PI()/180))" office:value-type="float" office:value="940.203698271821" calcext:value-type="float">
            <text:p>940.2036982718</text:p>
          </table:table-cell>
          <table:table-cell table:formula="of:=(0.5*([.$E$1]+[.$E$2])+0.5*([.$E$1]-[.$E$2])*COS([.A117]*PI()/180))" office:value-type="float" office:value="2365.0241847298" calcext:value-type="float">
            <text:p>2365.0241847298</text:p>
          </table:table-cell>
          <table:table-cell table:formula="of:=[.$E$1]/180*([.A117])" office:value-type="float" office:value="1070.33333333333" calcext:value-type="float">
            <text:p>1070.3333333333</text:p>
          </table:table-cell>
          <table:table-cell table:formula="of:=[.D117]*[.$M$1]" office:value-type="float" office:value="717.123333333334" calcext:value-type="float">
            <text:p>717.1233333333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0.5*([.$E$1]-[.$E$2])*SIN([.A118]*PI()/180))" office:value-type="float" office:value="947.712057758434" calcext:value-type="float">
            <text:p>947.7120577584</text:p>
          </table:table-cell>
          <table:table-cell table:formula="of:=(0.5*([.$E$1]+[.$E$2])+0.5*([.$E$1]-[.$E$2])*COS([.A118]*PI()/180))" office:value-type="float" office:value="2348.54859352684" calcext:value-type="float">
            <text:p>2348.5485935268</text:p>
          </table:table-cell>
          <table:table-cell table:formula="of:=[.$E$1]/180*([.A118])" office:value-type="float" office:value="1086.8" calcext:value-type="float">
            <text:p>1086.8</text:p>
          </table:table-cell>
          <table:table-cell table:formula="of:=[.D118]*[.$M$1]" office:value-type="float" office:value="728.156" calcext:value-type="float">
            <text:p>728.156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0.5*([.$E$1]-[.$E$2])*SIN([.A119]*PI()/180))" office:value-type="float" office:value="954.931734971562" calcext:value-type="float">
            <text:p>954.9317349716</text:p>
          </table:table-cell>
          <table:table-cell table:formula="of:=(0.5*([.$E$1]+[.$E$2])+0.5*([.$E$1]-[.$E$2])*COS([.A119]*PI()/180))" office:value-type="float" office:value="2331.94447269477" calcext:value-type="float">
            <text:p>2331.9444726948</text:p>
          </table:table-cell>
          <table:table-cell table:formula="of:=[.$E$1]/180*([.A119])" office:value-type="float" office:value="1103.26666666667" calcext:value-type="float">
            <text:p>1103.2666666667</text:p>
          </table:table-cell>
          <table:table-cell table:formula="of:=[.D119]*[.$M$1]" office:value-type="float" office:value="739.188666666667" calcext:value-type="float">
            <text:p>739.1886666667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0.5*([.$E$1]-[.$E$2])*SIN([.A120]*PI()/180))" office:value-type="float" office:value="961.860530727586" calcext:value-type="float">
            <text:p>961.8605307276</text:p>
          </table:table-cell>
          <table:table-cell table:formula="of:=(0.5*([.$E$1]+[.$E$2])+0.5*([.$E$1]-[.$E$2])*COS([.A120]*PI()/180))" office:value-type="float" office:value="2315.21688000967" calcext:value-type="float">
            <text:p>2315.2168800097</text:p>
          </table:table-cell>
          <table:table-cell table:formula="of:=[.$E$1]/180*([.A120])" office:value-type="float" office:value="1119.73333333333" calcext:value-type="float">
            <text:p>1119.7333333333</text:p>
          </table:table-cell>
          <table:table-cell table:formula="of:=[.D120]*[.$M$1]" office:value-type="float" office:value="750.221333333334" calcext:value-type="float">
            <text:p>750.2213333333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0.5*([.$E$1]-[.$E$2])*SIN([.A121]*PI()/180))" office:value-type="float" office:value="968.496334448197" calcext:value-type="float">
            <text:p>968.4963344482</text:p>
          </table:table-cell>
          <table:table-cell table:formula="of:=(0.5*([.$E$1]+[.$E$2])+0.5*([.$E$1]-[.$E$2])*COS([.A121]*PI()/180))" office:value-type="float" office:value="2298.3709108583" calcext:value-type="float">
            <text:p>2298.3709108583</text:p>
          </table:table-cell>
          <table:table-cell table:formula="of:=[.$E$1]/180*([.A121])" office:value-type="float" office:value="1136.2" calcext:value-type="float">
            <text:p>1136.2</text:p>
          </table:table-cell>
          <table:table-cell table:formula="of:=[.D121]*[.$M$1]" office:value-type="float" office:value="761.254" calcext:value-type="float">
            <text:p>761.254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0.5*([.$E$1]-[.$E$2])*SIN([.A122]*PI()/180))" office:value-type="float" office:value="974.837124803302" calcext:value-type="float">
            <text:p>974.8371248033</text:p>
          </table:table-cell>
          <table:table-cell table:formula="of:=(0.5*([.$E$1]+[.$E$2])+0.5*([.$E$1]-[.$E$2])*COS([.A122]*PI()/180))" office:value-type="float" office:value="2281.41169668605" calcext:value-type="float">
            <text:p>2281.4116966861</text:p>
          </table:table-cell>
          <table:table-cell table:formula="of:=[.$E$1]/180*([.A122])" office:value-type="float" office:value="1152.66666666667" calcext:value-type="float">
            <text:p>1152.6666666667</text:p>
          </table:table-cell>
          <table:table-cell table:formula="of:=[.D122]*[.$M$1]" office:value-type="float" office:value="772.286666666667" calcext:value-type="float">
            <text:p>772.2866666667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0.5*([.$E$1]-[.$E$2])*SIN([.A123]*PI()/180))" office:value-type="float" office:value="980.880970326732" calcext:value-type="float">
            <text:p>980.8809703267</text:p>
          </table:table-cell>
          <table:table-cell table:formula="of:=(0.5*([.$E$1]+[.$E$2])+0.5*([.$E$1]-[.$E$2])*COS([.A123]*PI()/180))" office:value-type="float" office:value="2264.34440343386" calcext:value-type="float">
            <text:p>2264.3444034339</text:p>
          </table:table-cell>
          <table:table-cell table:formula="of:=[.$E$1]/180*([.A123])" office:value-type="float" office:value="1169.13333333333" calcext:value-type="float">
            <text:p>1169.1333333333</text:p>
          </table:table-cell>
          <table:table-cell table:formula="of:=[.D123]*[.$M$1]" office:value-type="float" office:value="783.319333333334" calcext:value-type="float">
            <text:p>783.3193333333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0.5*([.$E$1]-[.$E$2])*SIN([.A124]*PI()/180))" office:value-type="float" office:value="986.626030004593" calcext:value-type="float">
            <text:p>986.6260300046</text:p>
          </table:table-cell>
          <table:table-cell table:formula="of:=(0.5*([.$E$1]+[.$E$2])+0.5*([.$E$1]-[.$E$2])*COS([.A124]*PI()/180))" office:value-type="float" office:value="2247.17422996457" calcext:value-type="float">
            <text:p>2247.1742299646</text:p>
          </table:table-cell>
          <table:table-cell table:formula="of:=[.$E$1]/180*([.A124])" office:value-type="float" office:value="1185.6" calcext:value-type="float">
            <text:p>1185.6</text:p>
          </table:table-cell>
          <table:table-cell table:formula="of:=[.D124]*[.$M$1]" office:value-type="float" office:value="794.352" calcext:value-type="float">
            <text:p>794.352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0.5*([.$E$1]-[.$E$2])*SIN([.A125]*PI()/180))" office:value-type="float" office:value="992.070553836053" calcext:value-type="float">
            <text:p>992.0705538361</text:p>
          </table:table-cell>
          <table:table-cell table:formula="of:=(0.5*([.$E$1]+[.$E$2])+0.5*([.$E$1]-[.$E$2])*COS([.A125]*PI()/180))" office:value-type="float" office:value="2229.90640647937" calcext:value-type="float">
            <text:p>2229.9064064794</text:p>
          </table:table-cell>
          <table:table-cell table:formula="of:=[.$E$1]/180*([.A125])" office:value-type="float" office:value="1202.06666666667" calcext:value-type="float">
            <text:p>1202.0666666667</text:p>
          </table:table-cell>
          <table:table-cell table:formula="of:=[.D125]*[.$M$1]" office:value-type="float" office:value="805.384666666667" calcext:value-type="float">
            <text:p>805.3846666667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0.5*([.$E$1]-[.$E$2])*SIN([.A126]*PI()/180))" office:value-type="float" office:value="997.212883366412" calcext:value-type="float">
            <text:p>997.2128833664</text:p>
          </table:table-cell>
          <table:table-cell table:formula="of:=(0.5*([.$E$1]+[.$E$2])+0.5*([.$E$1]-[.$E$2])*COS([.A126]*PI()/180))" office:value-type="float" office:value="2212.54619292456" calcext:value-type="float">
            <text:p>2212.5461929246</text:p>
          </table:table-cell>
          <table:table-cell table:formula="of:=[.$E$1]/180*([.A126])" office:value-type="float" office:value="1218.53333333333" calcext:value-type="float">
            <text:p>1218.5333333333</text:p>
          </table:table-cell>
          <table:table-cell table:formula="of:=[.D126]*[.$M$1]" office:value-type="float" office:value="816.417333333334" calcext:value-type="float">
            <text:p>816.4173333333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0.5*([.$E$1]-[.$E$2])*SIN([.A127]*PI()/180))" office:value-type="float" office:value="1002.05145219228" calcext:value-type="float">
            <text:p>1002.0514521923</text:p>
          </table:table-cell>
          <table:table-cell table:formula="of:=(0.5*([.$E$1]+[.$E$2])+0.5*([.$E$1]-[.$E$2])*COS([.A127]*PI()/180))" office:value-type="float" office:value="2195.09887738936" calcext:value-type="float">
            <text:p>2195.0988773894</text:p>
          </table:table-cell>
          <table:table-cell table:formula="of:=[.$E$1]/180*([.A127])" office:value-type="float" office:value="1235" calcext:value-type="float">
            <text:p>1235</text:p>
          </table:table-cell>
          <table:table-cell table:formula="of:=[.D127]*[.$M$1]" office:value-type="float" office:value="827.45" calcext:value-type="float">
            <text:p>827.45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0.5*([.$E$1]-[.$E$2])*SIN([.A128]*PI()/180))" office:value-type="float" office:value="1006.58478643872" calcext:value-type="float">
            <text:p>1006.5847864387</text:p>
          </table:table-cell>
          <table:table-cell table:formula="of:=(0.5*([.$E$1]+[.$E$2])+0.5*([.$E$1]-[.$E$2])*COS([.A128]*PI()/180))" office:value-type="float" office:value="2177.5697744951" calcext:value-type="float">
            <text:p>2177.5697744951</text:p>
          </table:table-cell>
          <table:table-cell table:formula="of:=[.$E$1]/180*([.A128])" office:value-type="float" office:value="1251.46666666667" calcext:value-type="float">
            <text:p>1251.4666666667</text:p>
          </table:table-cell>
          <table:table-cell table:formula="of:=[.D128]*[.$M$1]" office:value-type="float" office:value="838.482666666667" calcext:value-type="float">
            <text:p>838.4826666667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0.5*([.$E$1]-[.$E$2])*SIN([.A129]*PI()/180))" office:value-type="float" office:value="1010.8115052082" calcext:value-type="float">
            <text:p>1010.8115052082</text:p>
          </table:table-cell>
          <table:table-cell table:formula="of:=(0.5*([.$E$1]+[.$E$2])+0.5*([.$E$1]-[.$E$2])*COS([.A129]*PI()/180))" office:value-type="float" office:value="2159.96422377633" calcext:value-type="float">
            <text:p>2159.9642237763</text:p>
          </table:table-cell>
          <table:table-cell table:formula="of:=[.$E$1]/180*([.A129])" office:value-type="float" office:value="1267.93333333333" calcext:value-type="float">
            <text:p>1267.9333333333</text:p>
          </table:table-cell>
          <table:table-cell table:formula="of:=[.D129]*[.$M$1]" office:value-type="float" office:value="849.515333333334" calcext:value-type="float">
            <text:p>849.5153333333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0.5*([.$E$1]-[.$E$2])*SIN([.A130]*PI()/180))" office:value-type="float" office:value="1014.73032100125" calcext:value-type="float">
            <text:p>1014.7303210013</text:p>
          </table:table-cell>
          <table:table-cell table:formula="of:=(0.5*([.$E$1]+[.$E$2])+0.5*([.$E$1]-[.$E$2])*COS([.A130]*PI()/180))" office:value-type="float" office:value="2142.28758805434" calcext:value-type="float">
            <text:p>2142.2875880544</text:p>
          </table:table-cell>
          <table:table-cell table:formula="of:=[.$E$1]/180*([.A130])" office:value-type="float" office:value="1284.4" calcext:value-type="float">
            <text:p>1284.4</text:p>
          </table:table-cell>
          <table:table-cell table:formula="of:=[.D130]*[.$M$1]" office:value-type="float" office:value="860.548" calcext:value-type="float">
            <text:p>860.548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0.5*([.$E$1]-[.$E$2])*SIN([.A131]*PI()/180))" office:value-type="float" office:value="1018.34004010861" calcext:value-type="float">
            <text:p>1018.3400401086</text:p>
          </table:table-cell>
          <table:table-cell table:formula="of:=(0.5*([.$E$1]+[.$E$2])+0.5*([.$E$1]-[.$E$2])*COS([.A131]*PI()/180))" office:value-type="float" office:value="2124.54525180363" calcext:value-type="float">
            <text:p>2124.5452518036</text:p>
          </table:table-cell>
          <table:table-cell table:formula="of:=[.$E$1]/180*([.A131])" office:value-type="float" office:value="1300.86666666667" calcext:value-type="float">
            <text:p>1300.8666666667</text:p>
          </table:table-cell>
          <table:table-cell table:formula="of:=[.D131]*[.$M$1]" office:value-type="float" office:value="871.580666666667" calcext:value-type="float">
            <text:p>871.5806666667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0.5*([.$E$1]-[.$E$2])*SIN([.A132]*PI()/180))" office:value-type="float" office:value="1021.63956297487" calcext:value-type="float">
            <text:p>1021.6395629749</text:p>
          </table:table-cell>
          <table:table-cell table:formula="of:=(0.5*([.$E$1]+[.$E$2])+0.5*([.$E$1]-[.$E$2])*COS([.A132]*PI()/180))" office:value-type="float" office:value="2106.74261951167" calcext:value-type="float">
            <text:p>2106.7426195117</text:p>
          </table:table-cell>
          <table:table-cell table:formula="of:=[.$E$1]/180*([.A132])" office:value-type="float" office:value="1317.33333333333" calcext:value-type="float">
            <text:p>1317.3333333333</text:p>
          </table:table-cell>
          <table:table-cell table:formula="of:=[.D132]*[.$M$1]" office:value-type="float" office:value="882.613333333334" calcext:value-type="float">
            <text:p>882.6133333333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0.5*([.$E$1]-[.$E$2])*SIN([.A133]*PI()/180))" office:value-type="float" office:value="1024.6278845334" calcext:value-type="float">
            <text:p>1024.6278845334</text:p>
          </table:table-cell>
          <table:table-cell table:formula="of:=(0.5*([.$E$1]+[.$E$2])+0.5*([.$E$1]-[.$E$2])*COS([.A133]*PI()/180))" office:value-type="float" office:value="2088.88511403274" calcext:value-type="float">
            <text:p>2088.8851140327</text:p>
          </table:table-cell>
          <table:table-cell table:formula="of:=[.$E$1]/180*([.A133])" office:value-type="float" office:value="1333.8" calcext:value-type="float">
            <text:p>1333.8</text:p>
          </table:table-cell>
          <table:table-cell table:formula="of:=[.D133]*[.$M$1]" office:value-type="float" office:value="893.646" calcext:value-type="float">
            <text:p>893.646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0.5*([.$E$1]-[.$E$2])*SIN([.A134]*PI()/180))" office:value-type="float" office:value="1027.30409451251" calcext:value-type="float">
            <text:p>1027.3040945125</text:p>
          </table:table-cell>
          <table:table-cell table:formula="of:=(0.5*([.$E$1]+[.$E$2])+0.5*([.$E$1]-[.$E$2])*COS([.A134]*PI()/180))" office:value-type="float" office:value="2070.97817493597" calcext:value-type="float">
            <text:p>2070.978174936</text:p>
          </table:table-cell>
          <table:table-cell table:formula="of:=[.$E$1]/180*([.A134])" office:value-type="float" office:value="1350.26666666667" calcext:value-type="float">
            <text:p>1350.2666666667</text:p>
          </table:table-cell>
          <table:table-cell table:formula="of:=[.D134]*[.$M$1]" office:value-type="float" office:value="904.678666666667" calcext:value-type="float">
            <text:p>904.6786666667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0.5*([.$E$1]-[.$E$2])*SIN([.A135]*PI()/180))" office:value-type="float" office:value="1029.66737771271" calcext:value-type="float">
            <text:p>1029.6673777127</text:p>
          </table:table-cell>
          <table:table-cell table:formula="of:=(0.5*([.$E$1]+[.$E$2])+0.5*([.$E$1]-[.$E$2])*COS([.A135]*PI()/180))" office:value-type="float" office:value="2053.0272568485" calcext:value-type="float">
            <text:p>2053.0272568485</text:p>
          </table:table-cell>
          <table:table-cell table:formula="of:=[.$E$1]/180*([.A135])" office:value-type="float" office:value="1366.73333333333" calcext:value-type="float">
            <text:p>1366.7333333333</text:p>
          </table:table-cell>
          <table:table-cell table:formula="of:=[.D135]*[.$M$1]" office:value-type="float" office:value="915.711333333334" calcext:value-type="float">
            <text:p>915.7113333333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0.5*([.$E$1]-[.$E$2])*SIN([.A136]*PI()/180))" office:value-type="float" office:value="1031.71701425505" calcext:value-type="float">
            <text:p>1031.7170142551</text:p>
          </table:table-cell>
          <table:table-cell table:formula="of:=(0.5*([.$E$1]+[.$E$2])+0.5*([.$E$1]-[.$E$2])*COS([.A136]*PI()/180))" office:value-type="float" office:value="2035.03782779386" calcext:value-type="float">
            <text:p>2035.0378277939</text:p>
          </table:table-cell>
          <table:table-cell table:formula="of:=[.$E$1]/180*([.A136])" office:value-type="float" office:value="1383.2" calcext:value-type="float">
            <text:p>1383.2</text:p>
          </table:table-cell>
          <table:table-cell table:formula="of:=[.D136]*[.$M$1]" office:value-type="float" office:value="926.744" calcext:value-type="float">
            <text:p>926.74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0.5*([.$E$1]-[.$E$2])*SIN([.A137]*PI()/180))" office:value-type="float" office:value="1033.45237980038" calcext:value-type="float">
            <text:p>1033.4523798004</text:p>
          </table:table-cell>
          <table:table-cell table:formula="of:=(0.5*([.$E$1]+[.$E$2])+0.5*([.$E$1]-[.$E$2])*COS([.A137]*PI()/180))" office:value-type="float" office:value="2017.01536752642" calcext:value-type="float">
            <text:p>2017.0153675264</text:p>
          </table:table-cell>
          <table:table-cell table:formula="of:=[.$E$1]/180*([.A137])" office:value-type="float" office:value="1399.66666666667" calcext:value-type="float">
            <text:p>1399.6666666667</text:p>
          </table:table-cell>
          <table:table-cell table:formula="of:=[.D137]*[.$M$1]" office:value-type="float" office:value="937.776666666667" calcext:value-type="float">
            <text:p>937.7766666667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0.5*([.$E$1]-[.$E$2])*SIN([.A138]*PI()/180))" office:value-type="float" office:value="1034.87294573954" calcext:value-type="float">
            <text:p>1034.8729457396</text:p>
          </table:table-cell>
          <table:table-cell table:formula="of:=(0.5*([.$E$1]+[.$E$2])+0.5*([.$E$1]-[.$E$2])*COS([.A138]*PI()/180))" office:value-type="float" office:value="1998.96536586216" calcext:value-type="float">
            <text:p>1998.9653658622</text:p>
          </table:table-cell>
          <table:table-cell table:formula="of:=[.$E$1]/180*([.A138])" office:value-type="float" office:value="1416.13333333333" calcext:value-type="float">
            <text:p>1416.1333333333</text:p>
          </table:table-cell>
          <table:table-cell table:formula="of:=[.D138]*[.$M$1]" office:value-type="float" office:value="948.809333333334" calcext:value-type="float">
            <text:p>948.8093333333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0.5*([.$E$1]-[.$E$2])*SIN([.A139]*PI()/180))" office:value-type="float" office:value="1035.9782793544" calcext:value-type="float">
            <text:p>1035.9782793544</text:p>
          </table:table-cell>
          <table:table-cell table:formula="of:=(0.5*([.$E$1]+[.$E$2])+0.5*([.$E$1]-[.$E$2])*COS([.A139]*PI()/180))" office:value-type="float" office:value="1980.89332100643" calcext:value-type="float">
            <text:p>1980.8933210064</text:p>
          </table:table-cell>
          <table:table-cell table:formula="of:=[.$E$1]/180*([.A139])" office:value-type="float" office:value="1432.6" calcext:value-type="float">
            <text:p>1432.6</text:p>
          </table:table-cell>
          <table:table-cell table:formula="of:=[.D139]*[.$M$1]" office:value-type="float" office:value="959.842" calcext:value-type="float">
            <text:p>959.842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0.5*([.$E$1]-[.$E$2])*SIN([.A140]*PI()/180))" office:value-type="float" office:value="1036.76804394961" calcext:value-type="float">
            <text:p>1036.7680439496</text:p>
          </table:table-cell>
          <table:table-cell table:formula="of:=(0.5*([.$E$1]+[.$E$2])+0.5*([.$E$1]-[.$E$2])*COS([.A140]*PI()/180))" office:value-type="float" office:value="1962.80473787918" calcext:value-type="float">
            <text:p>1962.8047378792</text:p>
          </table:table-cell>
          <table:table-cell table:formula="of:=[.$E$1]/180*([.A140])" office:value-type="float" office:value="1449.06666666667" calcext:value-type="float">
            <text:p>1449.0666666667</text:p>
          </table:table-cell>
          <table:table-cell table:formula="of:=[.D140]*[.$M$1]" office:value-type="float" office:value="970.874666666667" calcext:value-type="float">
            <text:p>970.8746666667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0.5*([.$E$1]-[.$E$2])*SIN([.A141]*PI()/180))" office:value-type="float" office:value="1037.24199895524" calcext:value-type="float">
            <text:p>1037.2419989552</text:p>
          </table:table-cell>
          <table:table-cell table:formula="of:=(0.5*([.$E$1]+[.$E$2])+0.5*([.$E$1]-[.$E$2])*COS([.A141]*PI()/180))" office:value-type="float" office:value="1944.70512643804" calcext:value-type="float">
            <text:p>1944.705126438</text:p>
          </table:table-cell>
          <table:table-cell table:formula="of:=[.$E$1]/180*([.A141])" office:value-type="float" office:value="1465.53333333333" calcext:value-type="float">
            <text:p>1465.5333333333</text:p>
          </table:table-cell>
          <table:table-cell table:formula="of:=[.D141]*[.$M$1]" office:value-type="float" office:value="981.907333333334" calcext:value-type="float">
            <text:p>981.9073333333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0.5*([.$E$1]-[.$E$2])*SIN([.A142]*PI()/180))" office:value-type="float" office:value="1037.4" calcext:value-type="float">
            <text:p>1037.4</text:p>
          </table:table-cell>
          <table:table-cell table:formula="of:=(0.5*([.$E$1]+[.$E$2])+0.5*([.$E$1]-[.$E$2])*COS([.A142]*PI()/180))" office:value-type="float" office:value="1926.6" calcext:value-type="float">
            <text:p>1926.6</text:p>
          </table:table-cell>
          <table:table-cell table:formula="of:=[.$E$1]/180*([.A142])" office:value-type="float" office:value="1482" calcext:value-type="float">
            <text:p>1482</text:p>
          </table:table-cell>
          <table:table-cell table:formula="of:=[.D142]*[.$M$1]" office:value-type="float" office:value="992.94" calcext:value-type="float">
            <text:p>992.94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0.5*([.$E$1]-[.$E$2])*SIN([.A143]*PI()/180))" office:value-type="float" office:value="1037.24199895524" calcext:value-type="float">
            <text:p>1037.2419989552</text:p>
          </table:table-cell>
          <table:table-cell table:formula="of:=(0.5*([.$E$1]+[.$E$2])+0.5*([.$E$1]-[.$E$2])*COS([.A143]*PI()/180))" office:value-type="float" office:value="1908.49487356196" calcext:value-type="float">
            <text:p>1908.494873562</text:p>
          </table:table-cell>
          <table:table-cell table:formula="of:=[.$E$1]/180*([.A143])" office:value-type="float" office:value="1498.46666666667" calcext:value-type="float">
            <text:p>1498.4666666667</text:p>
          </table:table-cell>
          <table:table-cell table:formula="of:=[.D143]*[.$M$1]" office:value-type="float" office:value="1003.97266666667" calcext:value-type="float">
            <text:p>1003.9726666667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0.5*([.$E$1]-[.$E$2])*SIN([.A144]*PI()/180))" office:value-type="float" office:value="1036.76804394961" calcext:value-type="float">
            <text:p>1036.7680439496</text:p>
          </table:table-cell>
          <table:table-cell table:formula="of:=(0.5*([.$E$1]+[.$E$2])+0.5*([.$E$1]-[.$E$2])*COS([.A144]*PI()/180))" office:value-type="float" office:value="1890.39526212083" calcext:value-type="float">
            <text:p>1890.3952621208</text:p>
          </table:table-cell>
          <table:table-cell table:formula="of:=[.$E$1]/180*([.A144])" office:value-type="float" office:value="1514.93333333333" calcext:value-type="float">
            <text:p>1514.9333333333</text:p>
          </table:table-cell>
          <table:table-cell table:formula="of:=[.D144]*[.$M$1]" office:value-type="float" office:value="1015.00533333333" calcext:value-type="float">
            <text:p>1015.0053333333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0.5*([.$E$1]-[.$E$2])*SIN([.A145]*PI()/180))" office:value-type="float" office:value="1035.9782793544" calcext:value-type="float">
            <text:p>1035.9782793544</text:p>
          </table:table-cell>
          <table:table-cell table:formula="of:=(0.5*([.$E$1]+[.$E$2])+0.5*([.$E$1]-[.$E$2])*COS([.A145]*PI()/180))" office:value-type="float" office:value="1872.30667899357" calcext:value-type="float">
            <text:p>1872.3066789936</text:p>
          </table:table-cell>
          <table:table-cell table:formula="of:=[.$E$1]/180*([.A145])" office:value-type="float" office:value="1531.4" calcext:value-type="float">
            <text:p>1531.4</text:p>
          </table:table-cell>
          <table:table-cell table:formula="of:=[.D145]*[.$M$1]" office:value-type="float" office:value="1026.038" calcext:value-type="float">
            <text:p>1026.038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0.5*([.$E$1]-[.$E$2])*SIN([.A146]*PI()/180))" office:value-type="float" office:value="1034.87294573954" calcext:value-type="float">
            <text:p>1034.8729457396</text:p>
          </table:table-cell>
          <table:table-cell table:formula="of:=(0.5*([.$E$1]+[.$E$2])+0.5*([.$E$1]-[.$E$2])*COS([.A146]*PI()/180))" office:value-type="float" office:value="1854.23463413785" calcext:value-type="float">
            <text:p>1854.2346341379</text:p>
          </table:table-cell>
          <table:table-cell table:formula="of:=[.$E$1]/180*([.A146])" office:value-type="float" office:value="1547.86666666667" calcext:value-type="float">
            <text:p>1547.8666666667</text:p>
          </table:table-cell>
          <table:table-cell table:formula="of:=[.D146]*[.$M$1]" office:value-type="float" office:value="1037.07066666667" calcext:value-type="float">
            <text:p>1037.0706666667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0.5*([.$E$1]-[.$E$2])*SIN([.A147]*PI()/180))" office:value-type="float" office:value="1033.45237980038" calcext:value-type="float">
            <text:p>1033.4523798004</text:p>
          </table:table-cell>
          <table:table-cell table:formula="of:=(0.5*([.$E$1]+[.$E$2])+0.5*([.$E$1]-[.$E$2])*COS([.A147]*PI()/180))" office:value-type="float" office:value="1836.18463247358" calcext:value-type="float">
            <text:p>1836.1846324736</text:p>
          </table:table-cell>
          <table:table-cell table:formula="of:=[.$E$1]/180*([.A147])" office:value-type="float" office:value="1564.33333333333" calcext:value-type="float">
            <text:p>1564.3333333333</text:p>
          </table:table-cell>
          <table:table-cell table:formula="of:=[.D147]*[.$M$1]" office:value-type="float" office:value="1048.10333333333" calcext:value-type="float">
            <text:p>1048.1033333333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0.5*([.$E$1]-[.$E$2])*SIN([.A148]*PI()/180))" office:value-type="float" office:value="1031.71701425505" calcext:value-type="float">
            <text:p>1031.7170142551</text:p>
          </table:table-cell>
          <table:table-cell table:formula="of:=(0.5*([.$E$1]+[.$E$2])+0.5*([.$E$1]-[.$E$2])*COS([.A148]*PI()/180))" office:value-type="float" office:value="1818.16217220614" calcext:value-type="float">
            <text:p>1818.1621722061</text:p>
          </table:table-cell>
          <table:table-cell table:formula="of:=[.$E$1]/180*([.A148])" office:value-type="float" office:value="1580.8" calcext:value-type="float">
            <text:p>1580.8</text:p>
          </table:table-cell>
          <table:table-cell table:formula="of:=[.D148]*[.$M$1]" office:value-type="float" office:value="1059.136" calcext:value-type="float">
            <text:p>1059.13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0.5*([.$E$1]-[.$E$2])*SIN([.A149]*PI()/180))" office:value-type="float" office:value="1029.66737771271" calcext:value-type="float">
            <text:p>1029.6673777127</text:p>
          </table:table-cell>
          <table:table-cell table:formula="of:=(0.5*([.$E$1]+[.$E$2])+0.5*([.$E$1]-[.$E$2])*COS([.A149]*PI()/180))" office:value-type="float" office:value="1800.1727431515" calcext:value-type="float">
            <text:p>1800.1727431515</text:p>
          </table:table-cell>
          <table:table-cell table:formula="of:=[.$E$1]/180*([.A149])" office:value-type="float" office:value="1597.26666666667" calcext:value-type="float">
            <text:p>1597.2666666667</text:p>
          </table:table-cell>
          <table:table-cell table:formula="of:=[.D149]*[.$M$1]" office:value-type="float" office:value="1070.16866666667" calcext:value-type="float">
            <text:p>1070.1686666667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0.5*([.$E$1]-[.$E$2])*SIN([.A150]*PI()/180))" office:value-type="float" office:value="1027.30409451251" calcext:value-type="float">
            <text:p>1027.3040945125</text:p>
          </table:table-cell>
          <table:table-cell table:formula="of:=(0.5*([.$E$1]+[.$E$2])+0.5*([.$E$1]-[.$E$2])*COS([.A150]*PI()/180))" office:value-type="float" office:value="1782.22182506403" calcext:value-type="float">
            <text:p>1782.221825064</text:p>
          </table:table-cell>
          <table:table-cell table:formula="of:=[.$E$1]/180*([.A150])" office:value-type="float" office:value="1613.73333333333" calcext:value-type="float">
            <text:p>1613.7333333333</text:p>
          </table:table-cell>
          <table:table-cell table:formula="of:=[.D150]*[.$M$1]" office:value-type="float" office:value="1081.20133333333" calcext:value-type="float">
            <text:p>1081.2013333333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0.5*([.$E$1]-[.$E$2])*SIN([.A151]*PI()/180))" office:value-type="float" office:value="1024.6278845334" calcext:value-type="float">
            <text:p>1024.6278845334</text:p>
          </table:table-cell>
          <table:table-cell table:formula="of:=(0.5*([.$E$1]+[.$E$2])+0.5*([.$E$1]-[.$E$2])*COS([.A151]*PI()/180))" office:value-type="float" office:value="1764.31488596726" calcext:value-type="float">
            <text:p>1764.3148859673</text:p>
          </table:table-cell>
          <table:table-cell table:formula="of:=[.$E$1]/180*([.A151])" office:value-type="float" office:value="1630.2" calcext:value-type="float">
            <text:p>1630.2</text:p>
          </table:table-cell>
          <table:table-cell table:formula="of:=[.D151]*[.$M$1]" office:value-type="float" office:value="1092.234" calcext:value-type="float">
            <text:p>1092.234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0.5*([.$E$1]-[.$E$2])*SIN([.A152]*PI()/180))" office:value-type="float" office:value="1021.63956297487" calcext:value-type="float">
            <text:p>1021.6395629749</text:p>
          </table:table-cell>
          <table:table-cell table:formula="of:=(0.5*([.$E$1]+[.$E$2])+0.5*([.$E$1]-[.$E$2])*COS([.A152]*PI()/180))" office:value-type="float" office:value="1746.45738048833" calcext:value-type="float">
            <text:p>1746.4573804883</text:p>
          </table:table-cell>
          <table:table-cell table:formula="of:=[.$E$1]/180*([.A152])" office:value-type="float" office:value="1646.66666666667" calcext:value-type="float">
            <text:p>1646.6666666667</text:p>
          </table:table-cell>
          <table:table-cell table:formula="of:=[.D152]*[.$M$1]" office:value-type="float" office:value="1103.26666666667" calcext:value-type="float">
            <text:p>1103.2666666667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0.5*([.$E$1]-[.$E$2])*SIN([.A153]*PI()/180))" office:value-type="float" office:value="1018.34004010861" calcext:value-type="float">
            <text:p>1018.3400401086</text:p>
          </table:table-cell>
          <table:table-cell table:formula="of:=(0.5*([.$E$1]+[.$E$2])+0.5*([.$E$1]-[.$E$2])*COS([.A153]*PI()/180))" office:value-type="float" office:value="1728.65474819637" calcext:value-type="float">
            <text:p>1728.6547481964</text:p>
          </table:table-cell>
          <table:table-cell table:formula="of:=[.$E$1]/180*([.A153])" office:value-type="float" office:value="1663.13333333333" calcext:value-type="float">
            <text:p>1663.1333333333</text:p>
          </table:table-cell>
          <table:table-cell table:formula="of:=[.D153]*[.$M$1]" office:value-type="float" office:value="1114.29933333333" calcext:value-type="float">
            <text:p>1114.2993333333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0.5*([.$E$1]-[.$E$2])*SIN([.A154]*PI()/180))" office:value-type="float" office:value="1014.73032100125" calcext:value-type="float">
            <text:p>1014.7303210013</text:p>
          </table:table-cell>
          <table:table-cell table:formula="of:=(0.5*([.$E$1]+[.$E$2])+0.5*([.$E$1]-[.$E$2])*COS([.A154]*PI()/180))" office:value-type="float" office:value="1710.91241194566" calcext:value-type="float">
            <text:p>1710.9124119457</text:p>
          </table:table-cell>
          <table:table-cell table:formula="of:=[.$E$1]/180*([.A154])" office:value-type="float" office:value="1679.6" calcext:value-type="float">
            <text:p>1679.6</text:p>
          </table:table-cell>
          <table:table-cell table:formula="of:=[.D154]*[.$M$1]" office:value-type="float" office:value="1125.332" calcext:value-type="float">
            <text:p>1125.332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0.5*([.$E$1]-[.$E$2])*SIN([.A155]*PI()/180))" office:value-type="float" office:value="1010.8115052082" calcext:value-type="float">
            <text:p>1010.8115052082</text:p>
          </table:table-cell>
          <table:table-cell table:formula="of:=(0.5*([.$E$1]+[.$E$2])+0.5*([.$E$1]-[.$E$2])*COS([.A155]*PI()/180))" office:value-type="float" office:value="1693.23577622368" calcext:value-type="float">
            <text:p>1693.2357762237</text:p>
          </table:table-cell>
          <table:table-cell table:formula="of:=[.$E$1]/180*([.A155])" office:value-type="float" office:value="1696.06666666667" calcext:value-type="float">
            <text:p>1696.0666666667</text:p>
          </table:table-cell>
          <table:table-cell table:formula="of:=[.D155]*[.$M$1]" office:value-type="float" office:value="1136.36466666667" calcext:value-type="float">
            <text:p>1136.3646666667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0.5*([.$E$1]-[.$E$2])*SIN([.A156]*PI()/180))" office:value-type="float" office:value="1006.58478643872" calcext:value-type="float">
            <text:p>1006.5847864387</text:p>
          </table:table-cell>
          <table:table-cell table:formula="of:=(0.5*([.$E$1]+[.$E$2])+0.5*([.$E$1]-[.$E$2])*COS([.A156]*PI()/180))" office:value-type="float" office:value="1675.63022550491" calcext:value-type="float">
            <text:p>1675.6302255049</text:p>
          </table:table-cell>
          <table:table-cell table:formula="of:=[.$E$1]/180*([.A156])" office:value-type="float" office:value="1712.53333333333" calcext:value-type="float">
            <text:p>1712.5333333333</text:p>
          </table:table-cell>
          <table:table-cell table:formula="of:=[.D156]*[.$M$1]" office:value-type="float" office:value="1147.39733333333" calcext:value-type="float">
            <text:p>1147.3973333333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0.5*([.$E$1]-[.$E$2])*SIN([.A157]*PI()/180))" office:value-type="float" office:value="1002.05145219228" calcext:value-type="float">
            <text:p>1002.0514521923</text:p>
          </table:table-cell>
          <table:table-cell table:formula="of:=(0.5*([.$E$1]+[.$E$2])+0.5*([.$E$1]-[.$E$2])*COS([.A157]*PI()/180))" office:value-type="float" office:value="1658.10112261065" calcext:value-type="float">
            <text:p>1658.1011226107</text:p>
          </table:table-cell>
          <table:table-cell table:formula="of:=[.$E$1]/180*([.A157])" office:value-type="float" office:value="1729" calcext:value-type="float">
            <text:p>1729</text:p>
          </table:table-cell>
          <table:table-cell table:formula="of:=[.D157]*[.$M$1]" office:value-type="float" office:value="1158.43" calcext:value-type="float">
            <text:p>1158.43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0.5*([.$E$1]-[.$E$2])*SIN([.A158]*PI()/180))" office:value-type="float" office:value="997.212883366412" calcext:value-type="float">
            <text:p>997.2128833664</text:p>
          </table:table-cell>
          <table:table-cell table:formula="of:=(0.5*([.$E$1]+[.$E$2])+0.5*([.$E$1]-[.$E$2])*COS([.A158]*PI()/180))" office:value-type="float" office:value="1640.65380707545" calcext:value-type="float">
            <text:p>1640.6538070755</text:p>
          </table:table-cell>
          <table:table-cell table:formula="of:=[.$E$1]/180*([.A158])" office:value-type="float" office:value="1745.46666666667" calcext:value-type="float">
            <text:p>1745.4666666667</text:p>
          </table:table-cell>
          <table:table-cell table:formula="of:=[.D158]*[.$M$1]" office:value-type="float" office:value="1169.46266666667" calcext:value-type="float">
            <text:p>1169.4626666667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0.5*([.$E$1]-[.$E$2])*SIN([.A159]*PI()/180))" office:value-type="float" office:value="992.070553836053" calcext:value-type="float">
            <text:p>992.0705538361</text:p>
          </table:table-cell>
          <table:table-cell table:formula="of:=(0.5*([.$E$1]+[.$E$2])+0.5*([.$E$1]-[.$E$2])*COS([.A159]*PI()/180))" office:value-type="float" office:value="1623.29359352063" calcext:value-type="float">
            <text:p>1623.2935935206</text:p>
          </table:table-cell>
          <table:table-cell table:formula="of:=[.$E$1]/180*([.A159])" office:value-type="float" office:value="1761.93333333333" calcext:value-type="float">
            <text:p>1761.9333333333</text:p>
          </table:table-cell>
          <table:table-cell table:formula="of:=[.D159]*[.$M$1]" office:value-type="float" office:value="1180.49533333333" calcext:value-type="float">
            <text:p>1180.4953333333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0.5*([.$E$1]-[.$E$2])*SIN([.A160]*PI()/180))" office:value-type="float" office:value="986.626030004593" calcext:value-type="float">
            <text:p>986.6260300046</text:p>
          </table:table-cell>
          <table:table-cell table:formula="of:=(0.5*([.$E$1]+[.$E$2])+0.5*([.$E$1]-[.$E$2])*COS([.A160]*PI()/180))" office:value-type="float" office:value="1606.02577003543" calcext:value-type="float">
            <text:p>1606.0257700354</text:p>
          </table:table-cell>
          <table:table-cell table:formula="of:=[.$E$1]/180*([.A160])" office:value-type="float" office:value="1778.4" calcext:value-type="float">
            <text:p>1778.4</text:p>
          </table:table-cell>
          <table:table-cell table:formula="of:=[.D160]*[.$M$1]" office:value-type="float" office:value="1191.528" calcext:value-type="float">
            <text:p>1191.528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0.5*([.$E$1]-[.$E$2])*SIN([.A161]*PI()/180))" office:value-type="float" office:value="980.880970326732" calcext:value-type="float">
            <text:p>980.8809703267</text:p>
          </table:table-cell>
          <table:table-cell table:formula="of:=(0.5*([.$E$1]+[.$E$2])+0.5*([.$E$1]-[.$E$2])*COS([.A161]*PI()/180))" office:value-type="float" office:value="1588.85559656615" calcext:value-type="float">
            <text:p>1588.8555965662</text:p>
          </table:table-cell>
          <table:table-cell table:formula="of:=[.$E$1]/180*([.A161])" office:value-type="float" office:value="1794.86666666667" calcext:value-type="float">
            <text:p>1794.8666666667</text:p>
          </table:table-cell>
          <table:table-cell table:formula="of:=[.D161]*[.$M$1]" office:value-type="float" office:value="1202.56066666667" calcext:value-type="float">
            <text:p>1202.5606666667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0.5*([.$E$1]-[.$E$2])*SIN([.A162]*PI()/180))" office:value-type="float" office:value="974.837124803302" calcext:value-type="float">
            <text:p>974.8371248033</text:p>
          </table:table-cell>
          <table:table-cell table:formula="of:=(0.5*([.$E$1]+[.$E$2])+0.5*([.$E$1]-[.$E$2])*COS([.A162]*PI()/180))" office:value-type="float" office:value="1571.78830331395" calcext:value-type="float">
            <text:p>1571.788303314</text:p>
          </table:table-cell>
          <table:table-cell table:formula="of:=[.$E$1]/180*([.A162])" office:value-type="float" office:value="1811.33333333333" calcext:value-type="float">
            <text:p>1811.3333333333</text:p>
          </table:table-cell>
          <table:table-cell table:formula="of:=[.D162]*[.$M$1]" office:value-type="float" office:value="1213.59333333333" calcext:value-type="float">
            <text:p>1213.5933333333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0.5*([.$E$1]-[.$E$2])*SIN([.A163]*PI()/180))" office:value-type="float" office:value="968.496334448197" calcext:value-type="float">
            <text:p>968.4963344482</text:p>
          </table:table-cell>
          <table:table-cell table:formula="of:=(0.5*([.$E$1]+[.$E$2])+0.5*([.$E$1]-[.$E$2])*COS([.A163]*PI()/180))" office:value-type="float" office:value="1554.82908914171" calcext:value-type="float">
            <text:p>1554.8290891417</text:p>
          </table:table-cell>
          <table:table-cell table:formula="of:=[.$E$1]/180*([.A163])" office:value-type="float" office:value="1827.8" calcext:value-type="float">
            <text:p>1827.8</text:p>
          </table:table-cell>
          <table:table-cell table:formula="of:=[.D163]*[.$M$1]" office:value-type="float" office:value="1224.626" calcext:value-type="float">
            <text:p>1224.626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0.5*([.$E$1]-[.$E$2])*SIN([.A164]*PI()/180))" office:value-type="float" office:value="961.860530727586" calcext:value-type="float">
            <text:p>961.8605307276</text:p>
          </table:table-cell>
          <table:table-cell table:formula="of:=(0.5*([.$E$1]+[.$E$2])+0.5*([.$E$1]-[.$E$2])*COS([.A164]*PI()/180))" office:value-type="float" office:value="1537.98311999033" calcext:value-type="float">
            <text:p>1537.9831199903</text:p>
          </table:table-cell>
          <table:table-cell table:formula="of:=[.$E$1]/180*([.A164])" office:value-type="float" office:value="1844.26666666667" calcext:value-type="float">
            <text:p>1844.2666666667</text:p>
          </table:table-cell>
          <table:table-cell table:formula="of:=[.D164]*[.$M$1]" office:value-type="float" office:value="1235.65866666667" calcext:value-type="float">
            <text:p>1235.6586666667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0.5*([.$E$1]-[.$E$2])*SIN([.A165]*PI()/180))" office:value-type="float" office:value="954.931734971562" calcext:value-type="float">
            <text:p>954.9317349716</text:p>
          </table:table-cell>
          <table:table-cell table:formula="of:=(0.5*([.$E$1]+[.$E$2])+0.5*([.$E$1]-[.$E$2])*COS([.A165]*PI()/180))" office:value-type="float" office:value="1521.25552730523" calcext:value-type="float">
            <text:p>1521.2555273052</text:p>
          </table:table-cell>
          <table:table-cell table:formula="of:=[.$E$1]/180*([.A165])" office:value-type="float" office:value="1860.73333333333" calcext:value-type="float">
            <text:p>1860.7333333333</text:p>
          </table:table-cell>
          <table:table-cell table:formula="of:=[.D165]*[.$M$1]" office:value-type="float" office:value="1246.69133333333" calcext:value-type="float">
            <text:p>1246.6913333333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0.5*([.$E$1]-[.$E$2])*SIN([.A166]*PI()/180))" office:value-type="float" office:value="947.712057758435" calcext:value-type="float">
            <text:p>947.7120577584</text:p>
          </table:table-cell>
          <table:table-cell table:formula="of:=(0.5*([.$E$1]+[.$E$2])+0.5*([.$E$1]-[.$E$2])*COS([.A166]*PI()/180))" office:value-type="float" office:value="1504.65140647317" calcext:value-type="float">
            <text:p>1504.6514064732</text:p>
          </table:table-cell>
          <table:table-cell table:formula="of:=[.$E$1]/180*([.A166])" office:value-type="float" office:value="1877.2" calcext:value-type="float">
            <text:p>1877.2</text:p>
          </table:table-cell>
          <table:table-cell table:formula="of:=[.D166]*[.$M$1]" office:value-type="float" office:value="1257.724" calcext:value-type="float">
            <text:p>1257.724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0.5*([.$E$1]-[.$E$2])*SIN([.A167]*PI()/180))" office:value-type="float" office:value="940.203698271821" calcext:value-type="float">
            <text:p>940.2036982718</text:p>
          </table:table-cell>
          <table:table-cell table:formula="of:=(0.5*([.$E$1]+[.$E$2])+0.5*([.$E$1]-[.$E$2])*COS([.A167]*PI()/180))" office:value-type="float" office:value="1488.1758152702" calcext:value-type="float">
            <text:p>1488.1758152702</text:p>
          </table:table-cell>
          <table:table-cell table:formula="of:=[.$E$1]/180*([.A167])" office:value-type="float" office:value="1893.66666666667" calcext:value-type="float">
            <text:p>1893.6666666667</text:p>
          </table:table-cell>
          <table:table-cell table:formula="of:=[.D167]*[.$M$1]" office:value-type="float" office:value="1268.75666666667" calcext:value-type="float">
            <text:p>1268.7566666667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0.5*([.$E$1]-[.$E$2])*SIN([.A168]*PI()/180))" office:value-type="float" office:value="932.408943630756" calcext:value-type="float">
            <text:p>932.4089436308</text:p>
          </table:table-cell>
          <table:table-cell table:formula="of:=(0.5*([.$E$1]+[.$E$2])+0.5*([.$E$1]-[.$E$2])*COS([.A168]*PI()/180))" office:value-type="float" office:value="1471.83377232101" calcext:value-type="float">
            <text:p>1471.833772321</text:p>
          </table:table-cell>
          <table:table-cell table:formula="of:=[.$E$1]/180*([.A168])" office:value-type="float" office:value="1910.13333333333" calcext:value-type="float">
            <text:p>1910.1333333333</text:p>
          </table:table-cell>
          <table:table-cell table:formula="of:=[.D168]*[.$M$1]" office:value-type="float" office:value="1279.78933333333" calcext:value-type="float">
            <text:p>1279.7893333333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0.5*([.$E$1]-[.$E$2])*SIN([.A169]*PI()/180))" office:value-type="float" office:value="924.330168193013" calcext:value-type="float">
            <text:p>924.330168193</text:p>
          </table:table-cell>
          <table:table-cell table:formula="of:=(0.5*([.$E$1]+[.$E$2])+0.5*([.$E$1]-[.$E$2])*COS([.A169]*PI()/180))" office:value-type="float" office:value="1455.63025557019" calcext:value-type="float">
            <text:p>1455.6302555702</text:p>
          </table:table-cell>
          <table:table-cell table:formula="of:=[.$E$1]/180*([.A169])" office:value-type="float" office:value="1926.6" calcext:value-type="float">
            <text:p>1926.6</text:p>
          </table:table-cell>
          <table:table-cell table:formula="of:=[.D169]*[.$M$1]" office:value-type="float" office:value="1290.822" calcext:value-type="float">
            <text:p>1290.822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0.5*([.$E$1]-[.$E$2])*SIN([.A170]*PI()/180))" office:value-type="float" office:value="915.969832831851" calcext:value-type="float">
            <text:p>915.9698328319</text:p>
          </table:table-cell>
          <table:table-cell table:formula="of:=(0.5*([.$E$1]+[.$E$2])+0.5*([.$E$1]-[.$E$2])*COS([.A170]*PI()/180))" office:value-type="float" office:value="1439.57020076592" calcext:value-type="float">
            <text:p>1439.5702007659</text:p>
          </table:table-cell>
          <table:table-cell table:formula="of:=[.$E$1]/180*([.A170])" office:value-type="float" office:value="1943.06666666667" calcext:value-type="float">
            <text:p>1943.0666666667</text:p>
          </table:table-cell>
          <table:table-cell table:formula="of:=[.D170]*[.$M$1]" office:value-type="float" office:value="1301.85466666667" calcext:value-type="float">
            <text:p>1301.8546666667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0.5*([.$E$1]-[.$E$2])*SIN([.A171]*PI()/180))" office:value-type="float" office:value="907.33048418641" calcext:value-type="float">
            <text:p>907.3304841864</text:p>
          </table:table-cell>
          <table:table-cell table:formula="of:=(0.5*([.$E$1]+[.$E$2])+0.5*([.$E$1]-[.$E$2])*COS([.A171]*PI()/180))" office:value-type="float" office:value="1423.65849995645" calcext:value-type="float">
            <text:p>1423.6584999565</text:p>
          </table:table-cell>
          <table:table-cell table:formula="of:=[.$E$1]/180*([.A171])" office:value-type="float" office:value="1959.53333333333" calcext:value-type="float">
            <text:p>1959.5333333333</text:p>
          </table:table-cell>
          <table:table-cell table:formula="of:=[.D171]*[.$M$1]" office:value-type="float" office:value="1312.88733333333" calcext:value-type="float">
            <text:p>1312.8873333333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0.5*([.$E$1]-[.$E$2])*SIN([.A172]*PI()/180))" office:value-type="float" office:value="898.414753885977" calcext:value-type="float">
            <text:p>898.414753886</text:p>
          </table:table-cell>
          <table:table-cell table:formula="of:=(0.5*([.$E$1]+[.$E$2])+0.5*([.$E$1]-[.$E$2])*COS([.A172]*PI()/180))" office:value-type="float" office:value="1407.9" calcext:value-type="float">
            <text:p>1407.9</text:p>
          </table:table-cell>
          <table:table-cell table:formula="of:=[.$E$1]/180*([.A172])" office:value-type="float" office:value="1976" calcext:value-type="float">
            <text:p>1976</text:p>
          </table:table-cell>
          <table:table-cell table:formula="of:=[.D172]*[.$M$1]" office:value-type="float" office:value="1323.92" calcext:value-type="float">
            <text:p>1323.92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0.5*([.$E$1]-[.$E$2])*SIN([.A173]*PI()/180))" office:value-type="float" office:value="889.225357748372" calcext:value-type="float">
            <text:p>889.2253577484</text:p>
          </table:table-cell>
          <table:table-cell table:formula="of:=(0.5*([.$E$1]+[.$E$2])+0.5*([.$E$1]-[.$E$2])*COS([.A173]*PI()/180))" office:value-type="float" office:value="1392.29950108831" calcext:value-type="float">
            <text:p>1392.2995010883</text:p>
          </table:table-cell>
          <table:table-cell table:formula="of:=[.$E$1]/180*([.A173])" office:value-type="float" office:value="1992.46666666667" calcext:value-type="float">
            <text:p>1992.4666666667</text:p>
          </table:table-cell>
          <table:table-cell table:formula="of:=[.D173]*[.$M$1]" office:value-type="float" office:value="1334.95266666667" calcext:value-type="float">
            <text:p>1334.9526666667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0.5*([.$E$1]-[.$E$2])*SIN([.A174]*PI()/180))" office:value-type="float" office:value="879.765094952677" calcext:value-type="float">
            <text:p>879.7650949527</text:p>
          </table:table-cell>
          <table:table-cell table:formula="of:=(0.5*([.$E$1]+[.$E$2])+0.5*([.$E$1]-[.$E$2])*COS([.A174]*PI()/180))" office:value-type="float" office:value="1376.86175528447" calcext:value-type="float">
            <text:p>1376.8617552845</text:p>
          </table:table-cell>
          <table:table-cell table:formula="of:=[.$E$1]/180*([.A174])" office:value-type="float" office:value="2008.93333333333" calcext:value-type="float">
            <text:p>2008.9333333333</text:p>
          </table:table-cell>
          <table:table-cell table:formula="of:=[.D174]*[.$M$1]" office:value-type="float" office:value="1345.98533333333" calcext:value-type="float">
            <text:p>1345.9853333333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0.5*([.$E$1]-[.$E$2])*SIN([.A175]*PI()/180))" office:value-type="float" office:value="870.036847186583" calcext:value-type="float">
            <text:p>870.0368471866</text:p>
          </table:table-cell>
          <table:table-cell table:formula="of:=(0.5*([.$E$1]+[.$E$2])+0.5*([.$E$1]-[.$E$2])*COS([.A175]*PI()/180))" office:value-type="float" office:value="1361.59146507541" calcext:value-type="float">
            <text:p>1361.5914650754</text:p>
          </table:table-cell>
          <table:table-cell table:formula="of:=[.$E$1]/180*([.A175])" office:value-type="float" office:value="2025.4" calcext:value-type="float">
            <text:p>2025.4</text:p>
          </table:table-cell>
          <table:table-cell table:formula="of:=[.D175]*[.$M$1]" office:value-type="float" office:value="1357.018" calcext:value-type="float">
            <text:p>1357.018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0.5*([.$E$1]-[.$E$2])*SIN([.A176]*PI()/180))" office:value-type="float" office:value="860.043577768601" calcext:value-type="float">
            <text:p>860.0435777686</text:p>
          </table:table-cell>
          <table:table-cell table:formula="of:=(0.5*([.$E$1]+[.$E$2])+0.5*([.$E$1]-[.$E$2])*COS([.A176]*PI()/180))" office:value-type="float" office:value="1346.49328193945" calcext:value-type="float">
            <text:p>1346.4932819395</text:p>
          </table:table-cell>
          <table:table-cell table:formula="of:=[.$E$1]/180*([.A176])" office:value-type="float" office:value="2041.86666666667" calcext:value-type="float">
            <text:p>2041.8666666667</text:p>
          </table:table-cell>
          <table:table-cell table:formula="of:=[.D176]*[.$M$1]" office:value-type="float" office:value="1368.05066666667" calcext:value-type="float">
            <text:p>1368.0506666667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0.5*([.$E$1]-[.$E$2])*SIN([.A177]*PI()/180))" office:value-type="float" office:value="849.788330745401" calcext:value-type="float">
            <text:p>849.7883307454</text:p>
          </table:table-cell>
          <table:table-cell table:formula="of:=(0.5*([.$E$1]+[.$E$2])+0.5*([.$E$1]-[.$E$2])*COS([.A177]*PI()/180))" office:value-type="float" office:value="1331.57180492943" calcext:value-type="float">
            <text:p>1331.5718049294</text:p>
          </table:table-cell>
          <table:table-cell table:formula="of:=[.$E$1]/180*([.A177])" office:value-type="float" office:value="2058.33333333333" calcext:value-type="float">
            <text:p>2058.3333333333</text:p>
          </table:table-cell>
          <table:table-cell table:formula="of:=[.D177]*[.$M$1]" office:value-type="float" office:value="1379.08333333333" calcext:value-type="float">
            <text:p>1379.0833333333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0.5*([.$E$1]-[.$E$2])*SIN([.A178]*PI()/180))" office:value-type="float" office:value="839.274229964571" calcext:value-type="float">
            <text:p>839.2742299646</text:p>
          </table:table-cell>
          <table:table-cell table:formula="of:=(0.5*([.$E$1]+[.$E$2])+0.5*([.$E$1]-[.$E$2])*COS([.A178]*PI()/180))" office:value-type="float" office:value="1316.83157927179" calcext:value-type="float">
            <text:p>1316.8315792718</text:p>
          </table:table-cell>
          <table:table-cell table:formula="of:=[.$E$1]/180*([.A178])" office:value-type="float" office:value="2074.8" calcext:value-type="float">
            <text:p>2074.8</text:p>
          </table:table-cell>
          <table:table-cell table:formula="of:=[.D178]*[.$M$1]" office:value-type="float" office:value="1390.116" calcext:value-type="float">
            <text:p>1390.116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0.5*([.$E$1]-[.$E$2])*SIN([.A179]*PI()/180))" office:value-type="float" office:value="828.504478123062" calcext:value-type="float">
            <text:p>828.5044781231</text:p>
          </table:table-cell>
          <table:table-cell table:formula="of:=(0.5*([.$E$1]+[.$E$2])+0.5*([.$E$1]-[.$E$2])*COS([.A179]*PI()/180))" office:value-type="float" office:value="1302.27709498207" calcext:value-type="float">
            <text:p>1302.2770949821</text:p>
          </table:table-cell>
          <table:table-cell table:formula="of:=[.$E$1]/180*([.A179])" office:value-type="float" office:value="2091.26666666667" calcext:value-type="float">
            <text:p>2091.2666666667</text:p>
          </table:table-cell>
          <table:table-cell table:formula="of:=[.D179]*[.$M$1]" office:value-type="float" office:value="1401.14866666667" calcext:value-type="float">
            <text:p>1401.148666666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0.5*([.$E$1]-[.$E$2])*SIN([.A180]*PI()/180))" office:value-type="float" office:value="817.482355791614" calcext:value-type="float">
            <text:p>817.4823557916</text:p>
          </table:table-cell>
          <table:table-cell table:formula="of:=(0.5*([.$E$1]+[.$E$2])+0.5*([.$E$1]-[.$E$2])*COS([.A180]*PI()/180))" office:value-type="float" office:value="1287.91278549716" calcext:value-type="float">
            <text:p>1287.9127854972</text:p>
          </table:table-cell>
          <table:table-cell table:formula="of:=[.$E$1]/180*([.A180])" office:value-type="float" office:value="2107.73333333333" calcext:value-type="float">
            <text:p>2107.7333333333</text:p>
          </table:table-cell>
          <table:table-cell table:formula="of:=[.D180]*[.$M$1]" office:value-type="float" office:value="1412.18133333333" calcext:value-type="float">
            <text:p>1412.1813333333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0.5*([.$E$1]-[.$E$2])*SIN([.A181]*PI()/180))" office:value-type="float" office:value="806.211220415462" calcext:value-type="float">
            <text:p>806.2112204155</text:p>
          </table:table-cell>
          <table:table-cell table:formula="of:=(0.5*([.$E$1]+[.$E$2])+0.5*([.$E$1]-[.$E$2])*COS([.A181]*PI()/180))" office:value-type="float" office:value="1273.7430263249" calcext:value-type="float">
            <text:p>1273.7430263249</text:p>
          </table:table-cell>
          <table:table-cell table:formula="of:=[.$E$1]/180*([.A181])" office:value-type="float" office:value="2124.2" calcext:value-type="float">
            <text:p>2124.2</text:p>
          </table:table-cell>
          <table:table-cell table:formula="of:=[.D181]*[.$M$1]" office:value-type="float" office:value="1423.214" calcext:value-type="float">
            <text:p>1423.214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0.5*([.$E$1]-[.$E$2])*SIN([.A182]*PI()/180))" office:value-type="float" office:value="794.694505291628" calcext:value-type="float">
            <text:p>794.6945052916</text:p>
          </table:table-cell>
          <table:table-cell table:formula="of:=(0.5*([.$E$1]+[.$E$2])+0.5*([.$E$1]-[.$E$2])*COS([.A182]*PI()/180))" office:value-type="float" office:value="1259.77213371118" calcext:value-type="float">
            <text:p>1259.7721337112</text:p>
          </table:table-cell>
          <table:table-cell table:formula="of:=[.$E$1]/180*([.A182])" office:value-type="float" office:value="2140.66666666667" calcext:value-type="float">
            <text:p>2140.6666666667</text:p>
          </table:table-cell>
          <table:table-cell table:formula="of:=[.D182]*[.$M$1]" office:value-type="float" office:value="1434.24666666667" calcext:value-type="float">
            <text:p>1434.2466666667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0.5*([.$E$1]-[.$E$2])*SIN([.A183]*PI()/180))" office:value-type="float" office:value="782.935718523104" calcext:value-type="float">
            <text:p>782.9357185231</text:p>
          </table:table-cell>
          <table:table-cell table:formula="of:=(0.5*([.$E$1]+[.$E$2])+0.5*([.$E$1]-[.$E$2])*COS([.A183]*PI()/180))" office:value-type="float" office:value="1246.00436332525" calcext:value-type="float">
            <text:p>1246.0043633253</text:p>
          </table:table-cell>
          <table:table-cell table:formula="of:=[.$E$1]/180*([.A183])" office:value-type="float" office:value="2157.13333333333" calcext:value-type="float">
            <text:p>2157.1333333333</text:p>
          </table:table-cell>
          <table:table-cell table:formula="of:=[.D183]*[.$M$1]" office:value-type="float" office:value="1445.27933333333" calcext:value-type="float">
            <text:p>1445.2793333333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0.5*([.$E$1]-[.$E$2])*SIN([.A184]*PI()/180))" office:value-type="float" office:value="770.938441950249" calcext:value-type="float">
            <text:p>770.9384419502</text:p>
          </table:table-cell>
          <table:table-cell table:formula="of:=(0.5*([.$E$1]+[.$E$2])+0.5*([.$E$1]-[.$E$2])*COS([.A184]*PI()/180))" office:value-type="float" office:value="1232.44390896332" calcext:value-type="float">
            <text:p>1232.4439089633</text:p>
          </table:table-cell>
          <table:table-cell table:formula="of:=[.$E$1]/180*([.A184])" office:value-type="float" office:value="2173.6" calcext:value-type="float">
            <text:p>2173.6</text:p>
          </table:table-cell>
          <table:table-cell table:formula="of:=[.D184]*[.$M$1]" office:value-type="float" office:value="1456.312" calcext:value-type="float">
            <text:p>1456.312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0.5*([.$E$1]-[.$E$2])*SIN([.A185]*PI()/180))" office:value-type="float" office:value="758.706330059728" calcext:value-type="float">
            <text:p>758.7063300597</text:p>
          </table:table-cell>
          <table:table-cell table:formula="of:=(0.5*([.$E$1]+[.$E$2])+0.5*([.$E$1]-[.$E$2])*COS([.A185]*PI()/180))" office:value-type="float" office:value="1219.09490127116" calcext:value-type="float">
            <text:p>1219.0949012712</text:p>
          </table:table-cell>
          <table:table-cell table:formula="of:=[.$E$1]/180*([.A185])" office:value-type="float" office:value="2190.06666666667" calcext:value-type="float">
            <text:p>2190.0666666667</text:p>
          </table:table-cell>
          <table:table-cell table:formula="of:=[.D185]*[.$M$1]" office:value-type="float" office:value="1467.34466666667" calcext:value-type="float">
            <text:p>1467.3446666667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0.5*([.$E$1]-[.$E$2])*SIN([.A186]*PI()/180))" office:value-type="float" office:value="746.243108871317" calcext:value-type="float">
            <text:p>746.2431088713</text:p>
          </table:table-cell>
          <table:table-cell table:formula="of:=(0.5*([.$E$1]+[.$E$2])+0.5*([.$E$1]-[.$E$2])*COS([.A186]*PI()/180))" office:value-type="float" office:value="1205.96140648584" calcext:value-type="float">
            <text:p>1205.9614064858</text:p>
          </table:table-cell>
          <table:table-cell table:formula="of:=[.$E$1]/180*([.A186])" office:value-type="float" office:value="2206.53333333333" calcext:value-type="float">
            <text:p>2206.5333333333</text:p>
          </table:table-cell>
          <table:table-cell table:formula="of:=[.D186]*[.$M$1]" office:value-type="float" office:value="1478.37733333333" calcext:value-type="float">
            <text:p>1478.3773333333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0.5*([.$E$1]-[.$E$2])*SIN([.A187]*PI()/180))" office:value-type="float" office:value="733.552574802925" calcext:value-type="float">
            <text:p>733.5525748029</text:p>
          </table:table-cell>
          <table:table-cell table:formula="of:=(0.5*([.$E$1]+[.$E$2])+0.5*([.$E$1]-[.$E$2])*COS([.A187]*PI()/180))" office:value-type="float" office:value="1193.04742519708" calcext:value-type="float">
            <text:p>1193.0474251971</text:p>
          </table:table-cell>
          <table:table-cell table:formula="of:=[.$E$1]/180*([.A187])" office:value-type="float" office:value="2223" calcext:value-type="float">
            <text:p>2223</text:p>
          </table:table-cell>
          <table:table-cell table:formula="of:=[.D187]*[.$M$1]" office:value-type="float" office:value="1489.41" calcext:value-type="float">
            <text:p>1489.41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0.5*([.$E$1]-[.$E$2])*SIN([.A188]*PI()/180))" office:value-type="float" office:value="720.638593514164" calcext:value-type="float">
            <text:p>720.6385935142</text:p>
          </table:table-cell>
          <table:table-cell table:formula="of:=(0.5*([.$E$1]+[.$E$2])+0.5*([.$E$1]-[.$E$2])*COS([.A188]*PI()/180))" office:value-type="float" office:value="1180.35689112868" calcext:value-type="float">
            <text:p>1180.3568911287</text:p>
          </table:table-cell>
          <table:table-cell table:formula="of:=[.$E$1]/180*([.A188])" office:value-type="float" office:value="2239.46666666667" calcext:value-type="float">
            <text:p>2239.4666666667</text:p>
          </table:table-cell>
          <table:table-cell table:formula="of:=[.D188]*[.$M$1]" office:value-type="float" office:value="1500.44266666667" calcext:value-type="float">
            <text:p>1500.4426666667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0.5*([.$E$1]-[.$E$2])*SIN([.A189]*PI()/180))" office:value-type="float" office:value="707.505098728836" calcext:value-type="float">
            <text:p>707.5050987288</text:p>
          </table:table-cell>
          <table:table-cell table:formula="of:=(0.5*([.$E$1]+[.$E$2])+0.5*([.$E$1]-[.$E$2])*COS([.A189]*PI()/180))" office:value-type="float" office:value="1167.89366994027" calcext:value-type="float">
            <text:p>1167.8936699403</text:p>
          </table:table-cell>
          <table:table-cell table:formula="of:=[.$E$1]/180*([.A189])" office:value-type="float" office:value="2255.93333333333" calcext:value-type="float">
            <text:p>2255.9333333333</text:p>
          </table:table-cell>
          <table:table-cell table:formula="of:=[.D189]*[.$M$1]" office:value-type="float" office:value="1511.47533333333" calcext:value-type="float">
            <text:p>1511.4753333333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0.5*([.$E$1]-[.$E$2])*SIN([.A190]*PI()/180))" office:value-type="float" office:value="694.15609103668" calcext:value-type="float">
            <text:p>694.1560910367</text:p>
          </table:table-cell>
          <table:table-cell table:formula="of:=(0.5*([.$E$1]+[.$E$2])+0.5*([.$E$1]-[.$E$2])*COS([.A190]*PI()/180))" office:value-type="float" office:value="1155.66155804975" calcext:value-type="float">
            <text:p>1155.6615580498</text:p>
          </table:table-cell>
          <table:table-cell table:formula="of:=[.$E$1]/180*([.A190])" office:value-type="float" office:value="2272.4" calcext:value-type="float">
            <text:p>2272.4</text:p>
          </table:table-cell>
          <table:table-cell table:formula="of:=[.D190]*[.$M$1]" office:value-type="float" office:value="1522.508" calcext:value-type="float">
            <text:p>1522.508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0.5*([.$E$1]-[.$E$2])*SIN([.A191]*PI()/180))" office:value-type="float" office:value="680.595636674752" calcext:value-type="float">
            <text:p>680.5956366748</text:p>
          </table:table-cell>
          <table:table-cell table:formula="of:=(0.5*([.$E$1]+[.$E$2])+0.5*([.$E$1]-[.$E$2])*COS([.A191]*PI()/180))" office:value-type="float" office:value="1143.6642814769" calcext:value-type="float">
            <text:p>1143.6642814769</text:p>
          </table:table-cell>
          <table:table-cell table:formula="of:=[.$E$1]/180*([.A191])" office:value-type="float" office:value="2288.86666666667" calcext:value-type="float">
            <text:p>2288.8666666667</text:p>
          </table:table-cell>
          <table:table-cell table:formula="of:=[.D191]*[.$M$1]" office:value-type="float" office:value="1533.54066666667" calcext:value-type="float">
            <text:p>1533.5406666667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0.5*([.$E$1]-[.$E$2])*SIN([.A192]*PI()/180))" office:value-type="float" office:value="666.827866288816" calcext:value-type="float">
            <text:p>666.8278662888</text:p>
          </table:table-cell>
          <table:table-cell table:formula="of:=(0.5*([.$E$1]+[.$E$2])+0.5*([.$E$1]-[.$E$2])*COS([.A192]*PI()/180))" office:value-type="float" office:value="1131.90549470837" calcext:value-type="float">
            <text:p>1131.9054947084</text:p>
          </table:table-cell>
          <table:table-cell table:formula="of:=[.$E$1]/180*([.A192])" office:value-type="float" office:value="2305.33333333333" calcext:value-type="float">
            <text:p>2305.3333333333</text:p>
          </table:table-cell>
          <table:table-cell table:formula="of:=[.D192]*[.$M$1]" office:value-type="float" office:value="1544.57333333333" calcext:value-type="float">
            <text:p>1544.5733333333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0.5*([.$E$1]-[.$E$2])*SIN([.A193]*PI()/180))" office:value-type="float" office:value="652.856973675102" calcext:value-type="float">
            <text:p>652.8569736751</text:p>
          </table:table-cell>
          <table:table-cell table:formula="of:=(0.5*([.$E$1]+[.$E$2])+0.5*([.$E$1]-[.$E$2])*COS([.A193]*PI()/180))" office:value-type="float" office:value="1120.38877958454" calcext:value-type="float">
            <text:p>1120.3887795845</text:p>
          </table:table-cell>
          <table:table-cell table:formula="of:=[.$E$1]/180*([.A193])" office:value-type="float" office:value="2321.8" calcext:value-type="float">
            <text:p>2321.8</text:p>
          </table:table-cell>
          <table:table-cell table:formula="of:=[.D193]*[.$M$1]" office:value-type="float" office:value="1555.606" calcext:value-type="float">
            <text:p>1555.606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0.5*([.$E$1]-[.$E$2])*SIN([.A194]*PI()/180))" office:value-type="float" office:value="638.687214502838" calcext:value-type="float">
            <text:p>638.6872145028</text:p>
          </table:table-cell>
          <table:table-cell table:formula="of:=(0.5*([.$E$1]+[.$E$2])+0.5*([.$E$1]-[.$E$2])*COS([.A194]*PI()/180))" office:value-type="float" office:value="1109.11764420839" calcext:value-type="float">
            <text:p>1109.1176442084</text:p>
          </table:table-cell>
          <table:table-cell table:formula="of:=[.$E$1]/180*([.A194])" office:value-type="float" office:value="2338.26666666667" calcext:value-type="float">
            <text:p>2338.2666666667</text:p>
          </table:table-cell>
          <table:table-cell table:formula="of:=[.D194]*[.$M$1]" office:value-type="float" office:value="1566.63866666667" calcext:value-type="float">
            <text:p>1566.6386666667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0.5*([.$E$1]-[.$E$2])*SIN([.A195]*PI()/180))" office:value-type="float" office:value="624.322905017935" calcext:value-type="float">
            <text:p>624.3229050179</text:p>
          </table:table-cell>
          <table:table-cell table:formula="of:=(0.5*([.$E$1]+[.$E$2])+0.5*([.$E$1]-[.$E$2])*COS([.A195]*PI()/180))" office:value-type="float" office:value="1098.09552187694" calcext:value-type="float">
            <text:p>1098.0955218769</text:p>
          </table:table-cell>
          <table:table-cell table:formula="of:=[.$E$1]/180*([.A195])" office:value-type="float" office:value="2354.73333333333" calcext:value-type="float">
            <text:p>2354.7333333333</text:p>
          </table:table-cell>
          <table:table-cell table:formula="of:=[.D195]*[.$M$1]" office:value-type="float" office:value="1577.67133333333" calcext:value-type="float">
            <text:p>1577.6713333333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0.5*([.$E$1]-[.$E$2])*SIN([.A196]*PI()/180))" office:value-type="float" office:value="609.768420728212" calcext:value-type="float">
            <text:p>609.7684207282</text:p>
          </table:table-cell>
          <table:table-cell table:formula="of:=(0.5*([.$E$1]+[.$E$2])+0.5*([.$E$1]-[.$E$2])*COS([.A196]*PI()/180))" office:value-type="float" office:value="1087.32577003543" calcext:value-type="float">
            <text:p>1087.3257700354</text:p>
          </table:table-cell>
          <table:table-cell table:formula="of:=[.$E$1]/180*([.A196])" office:value-type="float" office:value="2371.2" calcext:value-type="float">
            <text:p>2371.2</text:p>
          </table:table-cell>
          <table:table-cell table:formula="of:=[.D196]*[.$M$1]" office:value-type="float" office:value="1588.704" calcext:value-type="float">
            <text:p>1588.704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0.5*([.$E$1]-[.$E$2])*SIN([.A197]*PI()/180))" office:value-type="float" office:value="595.028195070576" calcext:value-type="float">
            <text:p>595.0281950706</text:p>
          </table:table-cell>
          <table:table-cell table:formula="of:=(0.5*([.$E$1]+[.$E$2])+0.5*([.$E$1]-[.$E$2])*COS([.A197]*PI()/180))" office:value-type="float" office:value="1076.8116692546" calcext:value-type="float">
            <text:p>1076.8116692546</text:p>
          </table:table-cell>
          <table:table-cell table:formula="of:=[.$E$1]/180*([.A197])" office:value-type="float" office:value="2387.66666666667" calcext:value-type="float">
            <text:p>2387.6666666667</text:p>
          </table:table-cell>
          <table:table-cell table:formula="of:=[.D197]*[.$M$1]" office:value-type="float" office:value="1599.73666666667" calcext:value-type="float">
            <text:p>1599.7366666667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0.5*([.$E$1]-[.$E$2])*SIN([.A198]*PI()/180))" office:value-type="float" office:value="580.106718060553" calcext:value-type="float">
            <text:p>580.1067180606</text:p>
          </table:table-cell>
          <table:table-cell table:formula="of:=(0.5*([.$E$1]+[.$E$2])+0.5*([.$E$1]-[.$E$2])*COS([.A198]*PI()/180))" office:value-type="float" office:value="1066.5564222314" calcext:value-type="float">
            <text:p>1066.5564222314</text:p>
          </table:table-cell>
          <table:table-cell table:formula="of:=[.$E$1]/180*([.A198])" office:value-type="float" office:value="2404.13333333333" calcext:value-type="float">
            <text:p>2404.1333333333</text:p>
          </table:table-cell>
          <table:table-cell table:formula="of:=[.D198]*[.$M$1]" office:value-type="float" office:value="1610.76933333333" calcext:value-type="float">
            <text:p>1610.7693333333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0.5*([.$E$1]-[.$E$2])*SIN([.A199]*PI()/180))" office:value-type="float" office:value="565.008534924589" calcext:value-type="float">
            <text:p>565.0085349246</text:p>
          </table:table-cell>
          <table:table-cell table:formula="of:=(0.5*([.$E$1]+[.$E$2])+0.5*([.$E$1]-[.$E$2])*COS([.A199]*PI()/180))" office:value-type="float" office:value="1056.56315281342" calcext:value-type="float">
            <text:p>1056.5631528134</text:p>
          </table:table-cell>
          <table:table-cell table:formula="of:=[.$E$1]/180*([.A199])" office:value-type="float" office:value="2420.6" calcext:value-type="float">
            <text:p>2420.6</text:p>
          </table:table-cell>
          <table:table-cell table:formula="of:=[.D199]*[.$M$1]" office:value-type="float" office:value="1621.802" calcext:value-type="float">
            <text:p>1621.802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0.5*([.$E$1]-[.$E$2])*SIN([.A200]*PI()/180))" office:value-type="float" office:value="549.738244715527" calcext:value-type="float">
            <text:p>549.7382447155</text:p>
          </table:table-cell>
          <table:table-cell table:formula="of:=(0.5*([.$E$1]+[.$E$2])+0.5*([.$E$1]-[.$E$2])*COS([.A200]*PI()/180))" office:value-type="float" office:value="1046.83490504732" calcext:value-type="float">
            <text:p>1046.8349050473</text:p>
          </table:table-cell>
          <table:table-cell table:formula="of:=[.$E$1]/180*([.A200])" office:value-type="float" office:value="2437.06666666667" calcext:value-type="float">
            <text:p>2437.0666666667</text:p>
          </table:table-cell>
          <table:table-cell table:formula="of:=[.D200]*[.$M$1]" office:value-type="float" office:value="1632.83466666667" calcext:value-type="float">
            <text:p>1632.8346666667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0.5*([.$E$1]-[.$E$2])*SIN([.A201]*PI()/180))" office:value-type="float" office:value="534.300498911691" calcext:value-type="float">
            <text:p>534.3004989117</text:p>
          </table:table-cell>
          <table:table-cell table:formula="of:=(0.5*([.$E$1]+[.$E$2])+0.5*([.$E$1]-[.$E$2])*COS([.A201]*PI()/180))" office:value-type="float" office:value="1037.37464225163" calcext:value-type="float">
            <text:p>1037.3746422516</text:p>
          </table:table-cell>
          <table:table-cell table:formula="of:=[.$E$1]/180*([.A201])" office:value-type="float" office:value="2453.53333333333" calcext:value-type="float">
            <text:p>2453.5333333333</text:p>
          </table:table-cell>
          <table:table-cell table:formula="of:=[.D201]*[.$M$1]" office:value-type="float" office:value="1643.86733333333" calcext:value-type="float">
            <text:p>1643.8673333333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0.5*([.$E$1]-[.$E$2])*SIN([.A202]*PI()/180))" office:value-type="float" office:value="518.7" calcext:value-type="float">
            <text:p>518.7</text:p>
          </table:table-cell>
          <table:table-cell table:formula="of:=(0.5*([.$E$1]+[.$E$2])+0.5*([.$E$1]-[.$E$2])*COS([.A202]*PI()/180))" office:value-type="float" office:value="1028.18524611402" calcext:value-type="float">
            <text:p>1028.185246114</text:p>
          </table:table-cell>
          <table:table-cell table:formula="of:=[.$E$1]/180*([.A202])" office:value-type="float" office:value="2470" calcext:value-type="float">
            <text:p>2470</text:p>
          </table:table-cell>
          <table:table-cell table:formula="of:=[.D202]*[.$M$1]" office:value-type="float" office:value="1654.9" calcext:value-type="float">
            <text:p>1654.9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0.5*([.$E$1]-[.$E$2])*SIN([.A203]*PI()/180))" office:value-type="float" office:value="502.94150004355" calcext:value-type="float">
            <text:p>502.9415000436</text:p>
          </table:table-cell>
          <table:table-cell table:formula="of:=(0.5*([.$E$1]+[.$E$2])+0.5*([.$E$1]-[.$E$2])*COS([.A203]*PI()/180))" office:value-type="float" office:value="1019.26951581359" calcext:value-type="float">
            <text:p>1019.2695158136</text:p>
          </table:table-cell>
          <table:table-cell table:formula="of:=[.$E$1]/180*([.A203])" office:value-type="float" office:value="2486.46666666667" calcext:value-type="float">
            <text:p>2486.4666666667</text:p>
          </table:table-cell>
          <table:table-cell table:formula="of:=[.D203]*[.$M$1]" office:value-type="float" office:value="1665.93266666667" calcext:value-type="float">
            <text:p>1665.9326666667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0.5*([.$E$1]-[.$E$2])*SIN([.A204]*PI()/180))" office:value-type="float" office:value="487.029799234084" calcext:value-type="float">
            <text:p>487.0297992341</text:p>
          </table:table-cell>
          <table:table-cell table:formula="of:=(0.5*([.$E$1]+[.$E$2])+0.5*([.$E$1]-[.$E$2])*COS([.A204]*PI()/180))" office:value-type="float" office:value="1010.63016716815" calcext:value-type="float">
            <text:p>1010.6301671682</text:p>
          </table:table-cell>
          <table:table-cell table:formula="of:=[.$E$1]/180*([.A204])" office:value-type="float" office:value="2502.93333333333" calcext:value-type="float">
            <text:p>2502.9333333333</text:p>
          </table:table-cell>
          <table:table-cell table:formula="of:=[.D204]*[.$M$1]" office:value-type="float" office:value="1676.96533333333" calcext:value-type="float">
            <text:p>1676.9653333333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0.5*([.$E$1]-[.$E$2])*SIN([.A205]*PI()/180))" office:value-type="float" office:value="470.969744429806" calcext:value-type="float">
            <text:p>470.9697444298</text:p>
          </table:table-cell>
          <table:table-cell table:formula="of:=(0.5*([.$E$1]+[.$E$2])+0.5*([.$E$1]-[.$E$2])*COS([.A205]*PI()/180))" office:value-type="float" office:value="1002.26983180699" calcext:value-type="float">
            <text:p>1002.269831807</text:p>
          </table:table-cell>
          <table:table-cell table:formula="of:=[.$E$1]/180*([.A205])" office:value-type="float" office:value="2519.4" calcext:value-type="float">
            <text:p>2519.4</text:p>
          </table:table-cell>
          <table:table-cell table:formula="of:=[.D205]*[.$M$1]" office:value-type="float" office:value="1687.998" calcext:value-type="float">
            <text:p>1687.998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0.5*([.$E$1]-[.$E$2])*SIN([.A206]*PI()/180))" office:value-type="float" office:value="454.766227678989" calcext:value-type="float">
            <text:p>454.766227679</text:p>
          </table:table-cell>
          <table:table-cell table:formula="of:=(0.5*([.$E$1]+[.$E$2])+0.5*([.$E$1]-[.$E$2])*COS([.A206]*PI()/180))" office:value-type="float" office:value="994.191056369244" calcext:value-type="float">
            <text:p>994.1910563692</text:p>
          </table:table-cell>
          <table:table-cell table:formula="of:=[.$E$1]/180*([.A206])" office:value-type="float" office:value="2535.86666666667" calcext:value-type="float">
            <text:p>2535.8666666667</text:p>
          </table:table-cell>
          <table:table-cell table:formula="of:=[.D206]*[.$M$1]" office:value-type="float" office:value="1699.03066666667" calcext:value-type="float">
            <text:p>1699.0306666667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0.5*([.$E$1]-[.$E$2])*SIN([.A207]*PI()/180))" office:value-type="float" office:value="438.424184729802" calcext:value-type="float">
            <text:p>438.4241847298</text:p>
          </table:table-cell>
          <table:table-cell table:formula="of:=(0.5*([.$E$1]+[.$E$2])+0.5*([.$E$1]-[.$E$2])*COS([.A207]*PI()/180))" office:value-type="float" office:value="986.39630172818" calcext:value-type="float">
            <text:p>986.3963017282</text:p>
          </table:table-cell>
          <table:table-cell table:formula="of:=[.$E$1]/180*([.A207])" office:value-type="float" office:value="2552.33333333333" calcext:value-type="float">
            <text:p>2552.3333333333</text:p>
          </table:table-cell>
          <table:table-cell table:formula="of:=[.D207]*[.$M$1]" office:value-type="float" office:value="1710.06333333333" calcext:value-type="float">
            <text:p>1710.0633333333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0.5*([.$E$1]-[.$E$2])*SIN([.A208]*PI()/180))" office:value-type="float" office:value="421.948593526836" calcext:value-type="float">
            <text:p>421.9485935268</text:p>
          </table:table-cell>
          <table:table-cell table:formula="of:=(0.5*([.$E$1]+[.$E$2])+0.5*([.$E$1]-[.$E$2])*COS([.A208]*PI()/180))" office:value-type="float" office:value="978.887942241566" calcext:value-type="float">
            <text:p>978.8879422416</text:p>
          </table:table-cell>
          <table:table-cell table:formula="of:=[.$E$1]/180*([.A208])" office:value-type="float" office:value="2568.8" calcext:value-type="float">
            <text:p>2568.8</text:p>
          </table:table-cell>
          <table:table-cell table:formula="of:=[.D208]*[.$M$1]" office:value-type="float" office:value="1721.096" calcext:value-type="float">
            <text:p>1721.09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0.5*([.$E$1]-[.$E$2])*SIN([.A209]*PI()/180))" office:value-type="float" office:value="405.344472694773" calcext:value-type="float">
            <text:p>405.3444726948</text:p>
          </table:table-cell>
          <table:table-cell table:formula="of:=(0.5*([.$E$1]+[.$E$2])+0.5*([.$E$1]-[.$E$2])*COS([.A209]*PI()/180))" office:value-type="float" office:value="971.668265028439" calcext:value-type="float">
            <text:p>971.6682650284</text:p>
          </table:table-cell>
          <table:table-cell table:formula="of:=[.$E$1]/180*([.A209])" office:value-type="float" office:value="2585.26666666667" calcext:value-type="float">
            <text:p>2585.2666666667</text:p>
          </table:table-cell>
          <table:table-cell table:formula="of:=[.D209]*[.$M$1]" office:value-type="float" office:value="1732.12866666667" calcext:value-type="float">
            <text:p>1732.1286666667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0.5*([.$E$1]-[.$E$2])*SIN([.A210]*PI()/180))" office:value-type="float" office:value="388.616880009667" calcext:value-type="float">
            <text:p>388.6168800097</text:p>
          </table:table-cell>
          <table:table-cell table:formula="of:=(0.5*([.$E$1]+[.$E$2])+0.5*([.$E$1]-[.$E$2])*COS([.A210]*PI()/180))" office:value-type="float" office:value="964.739469272415" calcext:value-type="float">
            <text:p>964.7394692724</text:p>
          </table:table-cell>
          <table:table-cell table:formula="of:=[.$E$1]/180*([.A210])" office:value-type="float" office:value="2601.73333333333" calcext:value-type="float">
            <text:p>2601.7333333333</text:p>
          </table:table-cell>
          <table:table-cell table:formula="of:=[.D210]*[.$M$1]" office:value-type="float" office:value="1743.16133333333" calcext:value-type="float">
            <text:p>1743.1613333333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0.5*([.$E$1]-[.$E$2])*SIN([.A211]*PI()/180))" office:value-type="float" office:value="371.770910858295" calcext:value-type="float">
            <text:p>371.7709108583</text:p>
          </table:table-cell>
          <table:table-cell table:formula="of:=(0.5*([.$E$1]+[.$E$2])+0.5*([.$E$1]-[.$E$2])*COS([.A211]*PI()/180))" office:value-type="float" office:value="958.103665551803" calcext:value-type="float">
            <text:p>958.1036655518</text:p>
          </table:table-cell>
          <table:table-cell table:formula="of:=[.$E$1]/180*([.A211])" office:value-type="float" office:value="2618.2" calcext:value-type="float">
            <text:p>2618.2</text:p>
          </table:table-cell>
          <table:table-cell table:formula="of:=[.D211]*[.$M$1]" office:value-type="float" office:value="1754.194" calcext:value-type="float">
            <text:p>1754.194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0.5*([.$E$1]-[.$E$2])*SIN([.A212]*PI()/180))" office:value-type="float" office:value="354.811696686049" calcext:value-type="float">
            <text:p>354.811696686</text:p>
          </table:table-cell>
          <table:table-cell table:formula="of:=(0.5*([.$E$1]+[.$E$2])+0.5*([.$E$1]-[.$E$2])*COS([.A212]*PI()/180))" office:value-type="float" office:value="951.762875196699" calcext:value-type="float">
            <text:p>951.7628751967</text:p>
          </table:table-cell>
          <table:table-cell table:formula="of:=[.$E$1]/180*([.A212])" office:value-type="float" office:value="2634.66666666667" calcext:value-type="float">
            <text:p>2634.6666666667</text:p>
          </table:table-cell>
          <table:table-cell table:formula="of:=[.D212]*[.$M$1]" office:value-type="float" office:value="1765.22666666667" calcext:value-type="float">
            <text:p>1765.2266666667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0.5*([.$E$1]-[.$E$2])*SIN([.A213]*PI()/180))" office:value-type="float" office:value="337.744403433855" calcext:value-type="float">
            <text:p>337.7444034339</text:p>
          </table:table-cell>
          <table:table-cell table:formula="of:=(0.5*([.$E$1]+[.$E$2])+0.5*([.$E$1]-[.$E$2])*COS([.A213]*PI()/180))" office:value-type="float" office:value="945.719029673269" calcext:value-type="float">
            <text:p>945.7190296733</text:p>
          </table:table-cell>
          <table:table-cell table:formula="of:=[.$E$1]/180*([.A213])" office:value-type="float" office:value="2651.13333333333" calcext:value-type="float">
            <text:p>2651.1333333333</text:p>
          </table:table-cell>
          <table:table-cell table:formula="of:=[.D213]*[.$M$1]" office:value-type="float" office:value="1776.25933333333" calcext:value-type="float">
            <text:p>1776.2593333333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0.5*([.$E$1]-[.$E$2])*SIN([.A214]*PI()/180))" office:value-type="float" office:value="320.574229964571" calcext:value-type="float">
            <text:p>320.5742299646</text:p>
          </table:table-cell>
          <table:table-cell table:formula="of:=(0.5*([.$E$1]+[.$E$2])+0.5*([.$E$1]-[.$E$2])*COS([.A214]*PI()/180))" office:value-type="float" office:value="939.973969995408" calcext:value-type="float">
            <text:p>939.9739699954</text:p>
          </table:table-cell>
          <table:table-cell table:formula="of:=[.$E$1]/180*([.A214])" office:value-type="float" office:value="2667.6" calcext:value-type="float">
            <text:p>2667.6</text:p>
          </table:table-cell>
          <table:table-cell table:formula="of:=[.D214]*[.$M$1]" office:value-type="float" office:value="1787.292" calcext:value-type="float">
            <text:p>1787.292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0.5*([.$E$1]-[.$E$2])*SIN([.A215]*PI()/180))" office:value-type="float" office:value="303.306406479368" calcext:value-type="float">
            <text:p>303.3064064794</text:p>
          </table:table-cell>
          <table:table-cell table:formula="of:=(0.5*([.$E$1]+[.$E$2])+0.5*([.$E$1]-[.$E$2])*COS([.A215]*PI()/180))" office:value-type="float" office:value="934.529446163947" calcext:value-type="float">
            <text:p>934.5294461639</text:p>
          </table:table-cell>
          <table:table-cell table:formula="of:=[.$E$1]/180*([.A215])" office:value-type="float" office:value="2684.06666666667" calcext:value-type="float">
            <text:p>2684.0666666667</text:p>
          </table:table-cell>
          <table:table-cell table:formula="of:=[.D215]*[.$M$1]" office:value-type="float" office:value="1798.32466666667" calcext:value-type="float">
            <text:p>1798.3246666667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0.5*([.$E$1]-[.$E$2])*SIN([.A216]*PI()/180))" office:value-type="float" office:value="285.946192924556" calcext:value-type="float">
            <text:p>285.9461929246</text:p>
          </table:table-cell>
          <table:table-cell table:formula="of:=(0.5*([.$E$1]+[.$E$2])+0.5*([.$E$1]-[.$E$2])*COS([.A216]*PI()/180))" office:value-type="float" office:value="929.387116633589" calcext:value-type="float">
            <text:p>929.3871166336</text:p>
          </table:table-cell>
          <table:table-cell table:formula="of:=[.$E$1]/180*([.A216])" office:value-type="float" office:value="2700.53333333333" calcext:value-type="float">
            <text:p>2700.5333333333</text:p>
          </table:table-cell>
          <table:table-cell table:formula="of:=[.D216]*[.$M$1]" office:value-type="float" office:value="1809.35733333333" calcext:value-type="float">
            <text:p>1809.3573333333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0.5*([.$E$1]-[.$E$2])*SIN([.A217]*PI()/180))" office:value-type="float" office:value="268.498877389355" calcext:value-type="float">
            <text:p>268.4988773894</text:p>
          </table:table-cell>
          <table:table-cell table:formula="of:=(0.5*([.$E$1]+[.$E$2])+0.5*([.$E$1]-[.$E$2])*COS([.A217]*PI()/180))" office:value-type="float" office:value="924.548547807721" calcext:value-type="float">
            <text:p>924.5485478077</text:p>
          </table:table-cell>
          <table:table-cell table:formula="of:=[.$E$1]/180*([.A217])" office:value-type="float" office:value="2717" calcext:value-type="float">
            <text:p>2717</text:p>
          </table:table-cell>
          <table:table-cell table:formula="of:=[.D217]*[.$M$1]" office:value-type="float" office:value="1820.39" calcext:value-type="float">
            <text:p>1820.39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0.5*([.$E$1]-[.$E$2])*SIN([.A218]*PI()/180))" office:value-type="float" office:value="250.969774495095" calcext:value-type="float">
            <text:p>250.9697744951</text:p>
          </table:table-cell>
          <table:table-cell table:formula="of:=(0.5*([.$E$1]+[.$E$2])+0.5*([.$E$1]-[.$E$2])*COS([.A218]*PI()/180))" office:value-type="float" office:value="920.015213561281" calcext:value-type="float">
            <text:p>920.0152135613</text:p>
          </table:table-cell>
          <table:table-cell table:formula="of:=[.$E$1]/180*([.A218])" office:value-type="float" office:value="2733.46666666667" calcext:value-type="float">
            <text:p>2733.4666666667</text:p>
          </table:table-cell>
          <table:table-cell table:formula="of:=[.D218]*[.$M$1]" office:value-type="float" office:value="1831.42266666667" calcext:value-type="float">
            <text:p>1831.4226666667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0.5*([.$E$1]-[.$E$2])*SIN([.A219]*PI()/180))" office:value-type="float" office:value="233.364223776325" calcext:value-type="float">
            <text:p>233.3642237763</text:p>
          </table:table-cell>
          <table:table-cell table:formula="of:=(0.5*([.$E$1]+[.$E$2])+0.5*([.$E$1]-[.$E$2])*COS([.A219]*PI()/180))" office:value-type="float" office:value="915.788494791797" calcext:value-type="float">
            <text:p>915.7884947918</text:p>
          </table:table-cell>
          <table:table-cell table:formula="of:=[.$E$1]/180*([.A219])" office:value-type="float" office:value="2749.93333333333" calcext:value-type="float">
            <text:p>2749.9333333333</text:p>
          </table:table-cell>
          <table:table-cell table:formula="of:=[.D219]*[.$M$1]" office:value-type="float" office:value="1842.45533333333" calcext:value-type="float">
            <text:p>1842.4553333333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0.5*([.$E$1]-[.$E$2])*SIN([.A220]*PI()/180))" office:value-type="float" office:value="215.687588054344" calcext:value-type="float">
            <text:p>215.6875880543</text:p>
          </table:table-cell>
          <table:table-cell table:formula="of:=(0.5*([.$E$1]+[.$E$2])+0.5*([.$E$1]-[.$E$2])*COS([.A220]*PI()/180))" office:value-type="float" office:value="911.86967899875" calcext:value-type="float">
            <text:p>911.8696789988</text:p>
          </table:table-cell>
          <table:table-cell table:formula="of:=[.$E$1]/180*([.A220])" office:value-type="float" office:value="2766.4" calcext:value-type="float">
            <text:p>2766.4</text:p>
          </table:table-cell>
          <table:table-cell table:formula="of:=[.D220]*[.$M$1]" office:value-type="float" office:value="1853.488" calcext:value-type="float">
            <text:p>1853.488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0.5*([.$E$1]-[.$E$2])*SIN([.A221]*PI()/180))" office:value-type="float" office:value="197.945251803628" calcext:value-type="float">
            <text:p>197.9452518036</text:p>
          </table:table-cell>
          <table:table-cell table:formula="of:=(0.5*([.$E$1]+[.$E$2])+0.5*([.$E$1]-[.$E$2])*COS([.A221]*PI()/180))" office:value-type="float" office:value="908.259959891394" calcext:value-type="float">
            <text:p>908.2599598914</text:p>
          </table:table-cell>
          <table:table-cell table:formula="of:=[.$E$1]/180*([.A221])" office:value-type="float" office:value="2782.86666666667" calcext:value-type="float">
            <text:p>2782.8666666667</text:p>
          </table:table-cell>
          <table:table-cell table:formula="of:=[.D221]*[.$M$1]" office:value-type="float" office:value="1864.52066666667" calcext:value-type="float">
            <text:p>1864.5206666667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0.5*([.$E$1]-[.$E$2])*SIN([.A222]*PI()/180))" office:value-type="float" office:value="180.142619511674" calcext:value-type="float">
            <text:p>180.1426195117</text:p>
          </table:table-cell>
          <table:table-cell table:formula="of:=(0.5*([.$E$1]+[.$E$2])+0.5*([.$E$1]-[.$E$2])*COS([.A222]*PI()/180))" office:value-type="float" office:value="904.960437025136" calcext:value-type="float">
            <text:p>904.9604370251</text:p>
          </table:table-cell>
          <table:table-cell table:formula="of:=[.$E$1]/180*([.A222])" office:value-type="float" office:value="2799.33333333333" calcext:value-type="float">
            <text:p>2799.3333333333</text:p>
          </table:table-cell>
          <table:table-cell table:formula="of:=[.D222]*[.$M$1]" office:value-type="float" office:value="1875.55333333333" calcext:value-type="float">
            <text:p>1875.5533333333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0.5*([.$E$1]-[.$E$2])*SIN([.A223]*PI()/180))" office:value-type="float" office:value="162.285114032736" calcext:value-type="float">
            <text:p>162.2851140327</text:p>
          </table:table-cell>
          <table:table-cell table:formula="of:=(0.5*([.$E$1]+[.$E$2])+0.5*([.$E$1]-[.$E$2])*COS([.A223]*PI()/180))" office:value-type="float" office:value="901.972115466604" calcext:value-type="float">
            <text:p>901.9721154666</text:p>
          </table:table-cell>
          <table:table-cell table:formula="of:=[.$E$1]/180*([.A223])" office:value-type="float" office:value="2815.8" calcext:value-type="float">
            <text:p>2815.8</text:p>
          </table:table-cell>
          <table:table-cell table:formula="of:=[.D223]*[.$M$1]" office:value-type="float" office:value="1886.586" calcext:value-type="float">
            <text:p>1886.586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0.5*([.$E$1]-[.$E$2])*SIN([.A224]*PI()/180))" office:value-type="float" office:value="144.378174935972" calcext:value-type="float">
            <text:p>144.378174936</text:p>
          </table:table-cell>
          <table:table-cell table:formula="of:=(0.5*([.$E$1]+[.$E$2])+0.5*([.$E$1]-[.$E$2])*COS([.A224]*PI()/180))" office:value-type="float" office:value="899.295905487495" calcext:value-type="float">
            <text:p>899.2959054875</text:p>
          </table:table-cell>
          <table:table-cell table:formula="of:=[.$E$1]/180*([.A224])" office:value-type="float" office:value="2832.26666666667" calcext:value-type="float">
            <text:p>2832.2666666667</text:p>
          </table:table-cell>
          <table:table-cell table:formula="of:=[.D224]*[.$M$1]" office:value-type="float" office:value="1897.61866666667" calcext:value-type="float">
            <text:p>1897.6186666667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0.5*([.$E$1]-[.$E$2])*SIN([.A225]*PI()/180))" office:value-type="float" office:value="126.4272568485" calcext:value-type="float">
            <text:p>126.4272568485</text:p>
          </table:table-cell>
          <table:table-cell table:formula="of:=(0.5*([.$E$1]+[.$E$2])+0.5*([.$E$1]-[.$E$2])*COS([.A225]*PI()/180))" office:value-type="float" office:value="896.932622287293" calcext:value-type="float">
            <text:p>896.9326222873</text:p>
          </table:table-cell>
          <table:table-cell table:formula="of:=[.$E$1]/180*([.A225])" office:value-type="float" office:value="2848.73333333333" calcext:value-type="float">
            <text:p>2848.7333333333</text:p>
          </table:table-cell>
          <table:table-cell table:formula="of:=[.D225]*[.$M$1]" office:value-type="float" office:value="1908.65133333333" calcext:value-type="float">
            <text:p>1908.651333333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0.5*([.$E$1]-[.$E$2])*SIN([.A226]*PI()/180))" office:value-type="float" office:value="108.437827793864" calcext:value-type="float">
            <text:p>108.4378277939</text:p>
          </table:table-cell>
          <table:table-cell table:formula="of:=(0.5*([.$E$1]+[.$E$2])+0.5*([.$E$1]-[.$E$2])*COS([.A226]*PI()/180))" office:value-type="float" office:value="894.882985744954" calcext:value-type="float">
            <text:p>894.882985745</text:p>
          </table:table-cell>
          <table:table-cell table:formula="of:=[.$E$1]/180*([.A226])" office:value-type="float" office:value="2865.2" calcext:value-type="float">
            <text:p>2865.2</text:p>
          </table:table-cell>
          <table:table-cell table:formula="of:=[.D226]*[.$M$1]" office:value-type="float" office:value="1919.684" calcext:value-type="float">
            <text:p>1919.684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0.5*([.$E$1]-[.$E$2])*SIN([.A227]*PI()/180))" office:value-type="float" office:value="90.4153675264211" calcext:value-type="float">
            <text:p>90.4153675264</text:p>
          </table:table-cell>
          <table:table-cell table:formula="of:=(0.5*([.$E$1]+[.$E$2])+0.5*([.$E$1]-[.$E$2])*COS([.A227]*PI()/180))" office:value-type="float" office:value="893.147620199623" calcext:value-type="float">
            <text:p>893.1476201996</text:p>
          </table:table-cell>
          <table:table-cell table:formula="of:=[.$E$1]/180*([.A227])" office:value-type="float" office:value="2881.66666666667" calcext:value-type="float">
            <text:p>2881.6666666667</text:p>
          </table:table-cell>
          <table:table-cell table:formula="of:=[.D227]*[.$M$1]" office:value-type="float" office:value="1930.71666666667" calcext:value-type="float">
            <text:p>1930.7166666667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0.5*([.$E$1]-[.$E$2])*SIN([.A228]*PI()/180))" office:value-type="float" office:value="72.3653658621558" calcext:value-type="float">
            <text:p>72.3653658622</text:p>
          </table:table-cell>
          <table:table-cell table:formula="of:=(0.5*([.$E$1]+[.$E$2])+0.5*([.$E$1]-[.$E$2])*COS([.A228]*PI()/180))" office:value-type="float" office:value="891.727054260459" calcext:value-type="float">
            <text:p>891.7270542605</text:p>
          </table:table-cell>
          <table:table-cell table:formula="of:=[.$E$1]/180*([.A228])" office:value-type="float" office:value="2898.13333333333" calcext:value-type="float">
            <text:p>2898.1333333333</text:p>
          </table:table-cell>
          <table:table-cell table:formula="of:=[.D228]*[.$M$1]" office:value-type="float" office:value="1941.74933333333" calcext:value-type="float">
            <text:p>1941.7493333333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0.5*([.$E$1]-[.$E$2])*SIN([.A229]*PI()/180))" office:value-type="float" office:value="54.2933210064299" calcext:value-type="float">
            <text:p>54.2933210064</text:p>
          </table:table-cell>
          <table:table-cell table:formula="of:=(0.5*([.$E$1]+[.$E$2])+0.5*([.$E$1]-[.$E$2])*COS([.A229]*PI()/180))" office:value-type="float" office:value="890.621720645605" calcext:value-type="float">
            <text:p>890.6217206456</text:p>
          </table:table-cell>
          <table:table-cell table:formula="of:=[.$E$1]/180*([.A229])" office:value-type="float" office:value="2914.6" calcext:value-type="float">
            <text:p>2914.6</text:p>
          </table:table-cell>
          <table:table-cell table:formula="of:=[.D229]*[.$M$1]" office:value-type="float" office:value="1952.782" calcext:value-type="float">
            <text:p>1952.782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0.5*([.$E$1]-[.$E$2])*SIN([.A230]*PI()/180))" office:value-type="float" office:value="36.2047378791742" calcext:value-type="float">
            <text:p>36.2047378792</text:p>
          </table:table-cell>
          <table:table-cell table:formula="of:=(0.5*([.$E$1]+[.$E$2])+0.5*([.$E$1]-[.$E$2])*COS([.A230]*PI()/180))" office:value-type="float" office:value="889.83195605039" calcext:value-type="float">
            <text:p>889.8319560504</text:p>
          </table:table-cell>
          <table:table-cell table:formula="of:=[.$E$1]/180*([.A230])" office:value-type="float" office:value="2931.06666666667" calcext:value-type="float">
            <text:p>2931.0666666667</text:p>
          </table:table-cell>
          <table:table-cell table:formula="of:=[.D230]*[.$M$1]" office:value-type="float" office:value="1963.81466666667" calcext:value-type="float">
            <text:p>1963.8146666667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0.5*([.$E$1]-[.$E$2])*SIN([.A231]*PI()/180))" office:value-type="float" office:value="18.1051264380378" calcext:value-type="float">
            <text:p>18.105126438</text:p>
          </table:table-cell>
          <table:table-cell table:formula="of:=(0.5*([.$E$1]+[.$E$2])+0.5*([.$E$1]-[.$E$2])*COS([.A231]*PI()/180))" office:value-type="float" office:value="889.35800104476" calcext:value-type="float">
            <text:p>889.3580010448</text:p>
          </table:table-cell>
          <table:table-cell table:formula="of:=[.$E$1]/180*([.A231])" office:value-type="float" office:value="2947.53333333333" calcext:value-type="float">
            <text:p>2947.5333333333</text:p>
          </table:table-cell>
          <table:table-cell table:formula="of:=[.D231]*[.$M$1]" office:value-type="float" office:value="1974.84733333333" calcext:value-type="float">
            <text:p>1974.8473333333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0.5*([.$E$1]-[.$E$2])*SIN([.A232]*PI()/180))" office:value-type="float" office:value="0.000000000000127044858943546" calcext:value-type="float">
            <text:p>1.27044858943546E-13</text:p>
          </table:table-cell>
          <table:table-cell table:formula="of:=(0.5*([.$E$1]+[.$E$2])+0.5*([.$E$1]-[.$E$2])*COS([.A232]*PI()/180))" office:value-type="float" office:value="889.2" calcext:value-type="float">
            <text:p>889.2</text:p>
          </table:table-cell>
          <table:table-cell table:formula="of:=[.$E$1]/180*([.A232])" office:value-type="float" office:value="2964" calcext:value-type="float">
            <text:p>2964</text:p>
          </table:table-cell>
          <table:table-cell table:formula="of:=[.D232]*[.$M$1]" office:value-type="float" office:value="1985.88" calcext:value-type="float">
            <text:p>1985.88</text:p>
          </table:table-cell>
          <table:table-cell table:number-columns-repeated="16"/>
        </table:table-row>
        <calcext:conditional-formats>
          <calcext:conditional-format calcext:target-range-address="Ass8.R12:Ass8.R39">
            <calcext:condition calcext:apply-style-name="Untitled1" calcext:value="&lt;0" calcext:base-cell-address="Ass8.R12"/>
          </calcext:conditional-format>
          <calcext:conditional-format calcext:target-range-address="Ass8.I12:Ass8.J39">
            <calcext:condition calcext:apply-style-name="Untitled1" calcext:value="&lt;0" calcext:base-cell-address="Ass8.I12"/>
          </calcext:conditional-format>
          <calcext:conditional-format calcext:target-range-address="Ass8.S9:Ass8.S36">
            <calcext:color-scale>
              <calcext:color-scale-entry calcext:value="0" calcext:type="minimum" calcext:color="#cc3300"/>
              <calcext:color-scale-entry calcext:value="50" calcext:type="percentile" calcext:color="#999966"/>
              <calcext:color-scale-entry calcext:value="0" calcext:type="maximum" calcext:color="#00cc33"/>
            </calcext:color-scale>
          </calcext:conditional-format>
        </calcext:conditional-formats>
      </table:table>
      <table:table table:name="3d" table:style-name="ta1">
        <table:shapes>
          <draw:frame draw:z-index="0" draw:style-name="gr1" draw:text-style-name="P1" svg:width="211.74mm" svg:height="166.28mm" svg:x="231mm" svg:y="23.64mm">
            <loext:p draw:notify-on-update-of-ranges="3d.C5:3d.C185 3d.B5:3d.B185 3d.H5:3d.H105 3d.I5:3d.I105 3d.E5:3d.E185 3d.D5:3d.D185 3d.G5:3d.G185 3d.F5:3d.F18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igma1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Internal Friction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S</text:p>
          </table:table-cell>
          <table:table-cell table:formula="of:=[.E2]/[.E1]" office:value-type="float" office:value="275.044640579678" calcext:value-type="float">
            <text:p>275.0446405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S_0</text:p>
          </table:table-cell>
          <table:table-cell table:formula="of:=[.E3]/(2*(SQRT([.E1]^2+1)+[.E1]))" office:value-type="float" office:value="110.017856231871" calcext:value-type="float">
            <text:p>110.0178562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ma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ohesion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*beta</text:p>
          </table:table-cell>
          <table:table-cell office:value-type="string" calcext:value-type="string">
            <text:p>Shear Stress</text:p>
          </table:table-cell>
          <table:table-cell office:value-type="string" calcext:value-type="string">
            <text:p>Normal Stress</text:p>
          </table:table-cell>
          <table:table-cell office:value-type="string" calcext:value-type="string">
            <text:p>Shear Stress</text:p>
          </table:table-cell>
          <table:table-cell office:value-type="string" calcext:value-type="string">
            <text:p>Normal Stress</text:p>
          </table:table-cell>
          <table:table-cell office:value-type="string" calcext:value-type="string">
            <text:p>Shear Stress</text:p>
          </table:table-cell>
          <table:table-cell office:value-type="string" calcext:value-type="string">
            <text:p>Normal Stress</text:p>
          </table:table-cell>
          <table:table-cell office:value-type="string" calcext:value-type="string">
            <text:p>Mohr Colomb</text:p>
          </table:table-cell>
          <table:table-cell/>
          <table:table-cell office:value-type="string" calcext:value-type="string">
            <text:p>Modified Lad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-0.5*([.$B$1]-[.$B$3])*SIN([.A5]*PI()/180)" office:value-type="float" office:value="-0.0000000000000247990976827339" calcext:value-type="float">
            <text:p>-2.47990976827339E-14</text:p>
          </table:table-cell>
          <table:table-cell table:formula="of:=0.5*([.$B$1]+[.$B$3])+0.5*([.$B$1]-[.$B$3])*COS([.A5]*PI()/180)" office:value-type="float" office:value="70" calcext:value-type="float">
            <text:p>70</text:p>
          </table:table-cell>
          <table:table-cell table:formula="of:=-0.5*([.$B$2]-[.$B$3])*SIN([.A5]*PI()/180)" office:value-type="float" office:value="-3.06161699786838E-015" calcext:value-type="float">
            <text:p>-3.06161699786838E-15</text:p>
          </table:table-cell>
          <table:table-cell table:formula="of:=0.5*([.$B$2]+[.$B$3])+0.5*([.$B$2]-[.$B$3])*COS([.A5]*PI()/180)" office:value-type="float" office:value="70" calcext:value-type="float">
            <text:p>70</text:p>
          </table:table-cell>
          <table:table-cell table:formula="of:=-0.5*([.$B$1]-[.$B$2])*SIN([.A5]*PI()/180)" office:value-type="float" office:value="-0.0000000000000217374806848655" calcext:value-type="float">
            <text:p>-2.17374806848655E-14</text:p>
          </table:table-cell>
          <table:table-cell table:formula="of:=0.5*([.$B$1]+[.$B$2])+0.5*([.$B$2]-[.$B$1])*COS([.A5]*PI()/180)" office:value-type="float" office:value="475" calcext:value-type="float">
            <text:p>475</text:p>
          </table:table-cell>
          <table:table-cell table:formula="of:=[.$B$1]/100*0" office:value-type="float" office:value="0" calcext:value-type="float">
            <text:p>0</text:p>
          </table:table-cell>
          <table:table-cell table:formula="of:=[.H5]*[.$E$1]+[.$E$2]" office:value-type="float" office:value="110.017856231871" calcext:value-type="float">
            <text:p>110.017856231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-0.5*([.$B$1]-[.$B$3])*SIN([.A6]*PI()/180)" office:value-type="float" office:value="3.53411230354985" calcext:value-type="float">
            <text:p>3.5341123035</text:p>
          </table:table-cell>
          <table:table-cell table:formula="of:=0.5*([.$B$1]+[.$B$3])+0.5*([.$B$1]-[.$B$3])*COS([.A6]*PI()/180)" office:value-type="float" office:value="70.0308417308308" calcext:value-type="float">
            <text:p>70.0308417308</text:p>
          </table:table-cell>
          <table:table-cell table:formula="of:=-0.5*([.$B$2]-[.$B$3])*SIN([.A6]*PI()/180)" office:value-type="float" office:value="0.43631016093208" calcext:value-type="float">
            <text:p>0.4363101609</text:p>
          </table:table-cell>
          <table:table-cell table:formula="of:=0.5*([.$B$2]+[.$B$3])+0.5*([.$B$2]-[.$B$3])*COS([.A6]*PI()/180)" office:value-type="float" office:value="70.0038076210902" calcext:value-type="float">
            <text:p>70.0038076211</text:p>
          </table:table-cell>
          <table:table-cell table:formula="of:=-0.5*([.$B$1]-[.$B$2])*SIN([.A6]*PI()/180)" office:value-type="float" office:value="3.09780214261777" calcext:value-type="float">
            <text:p>3.0978021426</text:p>
          </table:table-cell>
          <table:table-cell table:formula="of:=0.5*([.$B$1]+[.$B$2])+0.5*([.$B$2]-[.$B$1])*COS([.A6]*PI()/180)" office:value-type="float" office:value="474.972965890259" calcext:value-type="float">
            <text:p>474.9729658903</text:p>
          </table:table-cell>
          <table:table-cell table:formula="of:=[.$B$1]/100*([.A6]-180)" office:value-type="float" office:value="4.75" calcext:value-type="float">
            <text:p>4.75</text:p>
          </table:table-cell>
          <table:table-cell table:formula="of:=[.H6]*[.$E$1]+[.$E$2]" office:value-type="float" office:value="111.917856231871" calcext:value-type="float">
            <text:p>111.917856231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-0.5*([.$B$1]-[.$B$3])*SIN([.A7]*PI()/180)" office:value-type="float" office:value="7.06714808225643" calcext:value-type="float">
            <text:p>7.0671480823</text:p>
          </table:table-cell>
          <table:table-cell table:formula="of:=0.5*([.$B$1]+[.$B$3])+0.5*([.$B$1]-[.$B$3])*COS([.A7]*PI()/180)" office:value-type="float" office:value="70.1233575286331" calcext:value-type="float">
            <text:p>70.1233575286</text:p>
          </table:table-cell>
          <table:table-cell table:formula="of:=-0.5*([.$B$2]-[.$B$3])*SIN([.A7]*PI()/180)" office:value-type="float" office:value="0.872487417562522" calcext:value-type="float">
            <text:p>0.8724874176</text:p>
          </table:table-cell>
          <table:table-cell table:formula="of:=0.5*([.$B$2]+[.$B$3])+0.5*([.$B$2]-[.$B$3])*COS([.A7]*PI()/180)" office:value-type="float" office:value="70.0152293245226" calcext:value-type="float">
            <text:p>70.0152293245</text:p>
          </table:table-cell>
          <table:table-cell table:formula="of:=-0.5*([.$B$1]-[.$B$2])*SIN([.A7]*PI()/180)" office:value-type="float" office:value="6.19466066469391" calcext:value-type="float">
            <text:p>6.1946606647</text:p>
          </table:table-cell>
          <table:table-cell table:formula="of:=0.5*([.$B$1]+[.$B$2])+0.5*([.$B$2]-[.$B$1])*COS([.A7]*PI()/180)" office:value-type="float" office:value="474.89187179589" calcext:value-type="float">
            <text:p>474.8918717959</text:p>
          </table:table-cell>
          <table:table-cell table:formula="of:=[.$B$1]/100*([.A7]-180)" office:value-type="float" office:value="9.5" calcext:value-type="float">
            <text:p>9.5</text:p>
          </table:table-cell>
          <table:table-cell table:formula="of:=[.H7]*[.$E$1]+[.$E$2]" office:value-type="float" office:value="113.817856231871" calcext:value-type="float">
            <text:p>113.817856231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-0.5*([.$B$1]-[.$B$3])*SIN([.A8]*PI()/180)" office:value-type="float" office:value="10.5980311391961" calcext:value-type="float">
            <text:p>10.5980311392</text:p>
          </table:table-cell>
          <table:table-cell table:formula="of:=0.5*([.$B$1]+[.$B$3])+0.5*([.$B$1]-[.$B$3])*COS([.A8]*PI()/180)" office:value-type="float" office:value="70.2775192121988" calcext:value-type="float">
            <text:p>70.2775192122</text:p>
          </table:table-cell>
          <table:table-cell table:formula="of:=-0.5*([.$B$2]-[.$B$3])*SIN([.A8]*PI()/180)" office:value-type="float" office:value="1.30839890607359" calcext:value-type="float">
            <text:p>1.3083989061</text:p>
          </table:table-cell>
          <table:table-cell table:formula="of:=0.5*([.$B$2]+[.$B$3])+0.5*([.$B$2]-[.$B$3])*COS([.A8]*PI()/180)" office:value-type="float" office:value="70.0342616311356" calcext:value-type="float">
            <text:p>70.0342616311</text:p>
          </table:table-cell>
          <table:table-cell table:formula="of:=-0.5*([.$B$1]-[.$B$2])*SIN([.A8]*PI()/180)" office:value-type="float" office:value="9.28963223312248" calcext:value-type="float">
            <text:p>9.2896322331</text:p>
          </table:table-cell>
          <table:table-cell table:formula="of:=0.5*([.$B$1]+[.$B$2])+0.5*([.$B$2]-[.$B$1])*COS([.A8]*PI()/180)" office:value-type="float" office:value="474.756742418937" calcext:value-type="float">
            <text:p>474.7567424189</text:p>
          </table:table-cell>
          <table:table-cell table:formula="of:=[.$B$1]/100*([.A8]-180)" office:value-type="float" office:value="14.25" calcext:value-type="float">
            <text:p>14.25</text:p>
          </table:table-cell>
          <table:table-cell table:formula="of:=[.H8]*[.$E$1]+[.$E$2]" office:value-type="float" office:value="115.717856231871" calcext:value-type="float">
            <text:p>115.717856231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-0.5*([.$B$1]-[.$B$3])*SIN([.A9]*PI()/180)" office:value-type="float" office:value="14.1256859331853" calcext:value-type="float">
            <text:p>14.1256859332</text:p>
          </table:table-cell>
          <table:table-cell table:formula="of:=0.5*([.$B$1]+[.$B$3])+0.5*([.$B$1]-[.$B$3])*COS([.A9]*PI()/180)" office:value-type="float" office:value="70.4932798223856" calcext:value-type="float">
            <text:p>70.4932798224</text:p>
          </table:table-cell>
          <table:table-cell table:formula="of:=-0.5*([.$B$2]-[.$B$3])*SIN([.A9]*PI()/180)" office:value-type="float" office:value="1.74391184360312" calcext:value-type="float">
            <text:p>1.7439118436</text:p>
          </table:table-cell>
          <table:table-cell table:formula="of:=0.5*([.$B$2]+[.$B$3])+0.5*([.$B$2]-[.$B$3])*COS([.A9]*PI()/180)" office:value-type="float" office:value="70.0608987435044" calcext:value-type="float">
            <text:p>70.0608987435</text:p>
          </table:table-cell>
          <table:table-cell table:formula="of:=-0.5*([.$B$1]-[.$B$2])*SIN([.A9]*PI()/180)" office:value-type="float" office:value="12.3817740895822" calcext:value-type="float">
            <text:p>12.3817740896</text:p>
          </table:table-cell>
          <table:table-cell table:formula="of:=0.5*([.$B$1]+[.$B$2])+0.5*([.$B$2]-[.$B$1])*COS([.A9]*PI()/180)" office:value-type="float" office:value="474.567618921119" calcext:value-type="float">
            <text:p>474.5676189211</text:p>
          </table:table-cell>
          <table:table-cell table:formula="of:=[.$B$1]/100*([.A9]-180)" office:value-type="float" office:value="19" calcext:value-type="float">
            <text:p>19</text:p>
          </table:table-cell>
          <table:table-cell table:formula="of:=[.H9]*[.$E$1]+[.$E$2]" office:value-type="float" office:value="117.617856231871" calcext:value-type="float">
            <text:p>117.617856231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-0.5*([.$B$1]-[.$B$3])*SIN([.A10]*PI()/180)" office:value-type="float" office:value="17.6490379064007" calcext:value-type="float">
            <text:p>17.6490379064</text:p>
          </table:table-cell>
          <table:table-cell table:formula="of:=0.5*([.$B$1]+[.$B$3])+0.5*([.$B$1]-[.$B$3])*COS([.A10]*PI()/180)" office:value-type="float" office:value="70.7705736364215" calcext:value-type="float">
            <text:p>70.7705736364</text:p>
          </table:table-cell>
          <table:table-cell table:formula="of:=-0.5*([.$B$2]-[.$B$3])*SIN([.A10]*PI()/180)" office:value-type="float" office:value="2.17889356869145" calcext:value-type="float">
            <text:p>2.1788935687</text:p>
          </table:table-cell>
          <table:table-cell table:formula="of:=0.5*([.$B$2]+[.$B$3])+0.5*([.$B$2]-[.$B$3])*COS([.A10]*PI()/180)" office:value-type="float" office:value="70.0951325477064" calcext:value-type="float">
            <text:p>70.0951325477</text:p>
          </table:table-cell>
          <table:table-cell table:formula="of:=-0.5*([.$B$1]-[.$B$2])*SIN([.A10]*PI()/180)" office:value-type="float" office:value="15.4701443377093" calcext:value-type="float">
            <text:p>15.4701443377</text:p>
          </table:table-cell>
          <table:table-cell table:formula="of:=0.5*([.$B$1]+[.$B$2])+0.5*([.$B$2]-[.$B$1])*COS([.A10]*PI()/180)" office:value-type="float" office:value="474.324558911285" calcext:value-type="float">
            <text:p>474.3245589113</text:p>
          </table:table-cell>
          <table:table-cell table:formula="of:=[.$B$1]/100*([.A10]-180)" office:value-type="float" office:value="23.75" calcext:value-type="float">
            <text:p>23.75</text:p>
          </table:table-cell>
          <table:table-cell table:formula="of:=[.H10]*[.$E$1]+[.$E$2]" office:value-type="float" office:value="119.517856231871" calcext:value-type="float">
            <text:p>119.517856231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-0.5*([.$B$1]-[.$B$3])*SIN([.A11]*PI()/180)" office:value-type="float" office:value="21.1670138116997" calcext:value-type="float">
            <text:p>21.1670138117</text:p>
          </table:table-cell>
          <table:table-cell table:formula="of:=0.5*([.$B$1]+[.$B$3])+0.5*([.$B$1]-[.$B$3])*COS([.A11]*PI()/180)" office:value-type="float" office:value="71.1093161879246" calcext:value-type="float">
            <text:p>71.1093161879</text:p>
          </table:table-cell>
          <table:table-cell table:formula="of:=-0.5*([.$B$2]-[.$B$3])*SIN([.A11]*PI()/180)" office:value-type="float" office:value="2.61321158169133" calcext:value-type="float">
            <text:p>2.6132115817</text:p>
          </table:table-cell>
          <table:table-cell table:formula="of:=0.5*([.$B$2]+[.$B$3])+0.5*([.$B$2]-[.$B$3])*COS([.A11]*PI()/180)" office:value-type="float" office:value="70.1369526157932" calcext:value-type="float">
            <text:p>70.1369526158</text:p>
          </table:table-cell>
          <table:table-cell table:formula="of:=-0.5*([.$B$1]-[.$B$2])*SIN([.A11]*PI()/180)" office:value-type="float" office:value="18.5538022300084" calcext:value-type="float">
            <text:p>18.55380223</text:p>
          </table:table-cell>
          <table:table-cell table:formula="of:=0.5*([.$B$1]+[.$B$2])+0.5*([.$B$2]-[.$B$1])*COS([.A11]*PI()/180)" office:value-type="float" office:value="474.027636427869" calcext:value-type="float">
            <text:p>474.0276364279</text:p>
          </table:table-cell>
          <table:table-cell table:formula="of:=[.$B$1]/100*([.A11]-180)" office:value-type="float" office:value="28.5" calcext:value-type="float">
            <text:p>28.5</text:p>
          </table:table-cell>
          <table:table-cell table:formula="of:=[.H11]*[.$E$1]+[.$E$2]" office:value-type="float" office:value="121.417856231871" calcext:value-type="float">
            <text:p>121.417856231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-0.5*([.$B$1]-[.$B$3])*SIN([.A12]*PI()/180)" office:value-type="float" office:value="24.6785420395424" calcext:value-type="float">
            <text:p>24.6785420395</text:p>
          </table:table-cell>
          <table:table-cell table:formula="of:=0.5*([.$B$1]+[.$B$3])+0.5*([.$B$1]-[.$B$3])*COS([.A12]*PI()/180)" office:value-type="float" office:value="71.5094042926323" calcext:value-type="float">
            <text:p>71.5094042926</text:p>
          </table:table-cell>
          <table:table-cell table:formula="of:=-0.5*([.$B$2]-[.$B$3])*SIN([.A12]*PI()/180)" office:value-type="float" office:value="3.04673358512869" calcext:value-type="float">
            <text:p>3.0467335851</text:p>
          </table:table-cell>
          <table:table-cell table:formula="of:=0.5*([.$B$2]+[.$B$3])+0.5*([.$B$2]-[.$B$3])*COS([.A12]*PI()/180)" office:value-type="float" office:value="70.186346208967" calcext:value-type="float">
            <text:p>70.186346209</text:p>
          </table:table-cell>
          <table:table-cell table:formula="of:=-0.5*([.$B$1]-[.$B$2])*SIN([.A12]*PI()/180)" office:value-type="float" office:value="21.6318084544137" calcext:value-type="float">
            <text:p>21.6318084544</text:p>
          </table:table-cell>
          <table:table-cell table:formula="of:=0.5*([.$B$1]+[.$B$2])+0.5*([.$B$2]-[.$B$1])*COS([.A12]*PI()/180)" office:value-type="float" office:value="473.676941916335" calcext:value-type="float">
            <text:p>473.6769419163</text:p>
          </table:table-cell>
          <table:table-cell table:formula="of:=[.$B$1]/100*([.A12]-180)" office:value-type="float" office:value="33.25" calcext:value-type="float">
            <text:p>33.25</text:p>
          </table:table-cell>
          <table:table-cell table:formula="of:=[.H12]*[.$E$1]+[.$E$2]" office:value-type="float" office:value="123.317856231871" calcext:value-type="float">
            <text:p>123.317856231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-0.5*([.$B$1]-[.$B$3])*SIN([.A13]*PI()/180)" office:value-type="float" office:value="28.1825529444133" calcext:value-type="float">
            <text:p>28.1825529444</text:p>
          </table:table-cell>
          <table:table-cell table:formula="of:=0.5*([.$B$1]+[.$B$3])+0.5*([.$B$1]-[.$B$3])*COS([.A13]*PI()/180)" office:value-type="float" office:value="71.970716079832" calcext:value-type="float">
            <text:p>71.9707160798</text:p>
          </table:table-cell>
          <table:table-cell table:formula="of:=-0.5*([.$B$2]-[.$B$3])*SIN([.A13]*PI()/180)" office:value-type="float" office:value="3.47932752400164" calcext:value-type="float">
            <text:p>3.479327524</text:p>
          </table:table-cell>
          <table:table-cell table:formula="of:=0.5*([.$B$2]+[.$B$3])+0.5*([.$B$2]-[.$B$3])*COS([.A13]*PI()/180)" office:value-type="float" office:value="70.2432982814607" calcext:value-type="float">
            <text:p>70.2432982815</text:p>
          </table:table-cell>
          <table:table-cell table:formula="of:=-0.5*([.$B$1]-[.$B$2])*SIN([.A13]*PI()/180)" office:value-type="float" office:value="24.7032254204116" calcext:value-type="float">
            <text:p>24.7032254204</text:p>
          </table:table-cell>
          <table:table-cell table:formula="of:=0.5*([.$B$1]+[.$B$2])+0.5*([.$B$2]-[.$B$1])*COS([.A13]*PI()/180)" office:value-type="float" office:value="473.272582201629" calcext:value-type="float">
            <text:p>473.2725822016</text:p>
          </table:table-cell>
          <table:table-cell table:formula="of:=[.$B$1]/100*([.A13]-180)" office:value-type="float" office:value="38" calcext:value-type="float">
            <text:p>38</text:p>
          </table:table-cell>
          <table:table-cell table:formula="of:=[.H13]*[.$E$1]+[.$E$2]" office:value-type="float" office:value="125.217856231871" calcext:value-type="float">
            <text:p>125.217856231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-0.5*([.$B$1]-[.$B$3])*SIN([.A14]*PI()/180)" office:value-type="float" office:value="31.6779791706467" calcext:value-type="float">
            <text:p>31.6779791706</text:p>
          </table:table-cell>
          <table:table-cell table:formula="of:=0.5*([.$B$1]+[.$B$3])+0.5*([.$B$1]-[.$B$3])*COS([.A14]*PI()/180)" office:value-type="float" office:value="72.4931110294846" calcext:value-type="float">
            <text:p>72.4931110295</text:p>
          </table:table-cell>
          <table:table-cell table:formula="of:=-0.5*([.$B$2]-[.$B$3])*SIN([.A14]*PI()/180)" office:value-type="float" office:value="3.91086162600577" calcext:value-type="float">
            <text:p>3.910861626</text:p>
          </table:table-cell>
          <table:table-cell table:formula="of:=0.5*([.$B$2]+[.$B$3])+0.5*([.$B$2]-[.$B$3])*COS([.A14]*PI()/180)" office:value-type="float" office:value="70.3077914851216" calcext:value-type="float">
            <text:p>70.3077914851</text:p>
          </table:table-cell>
          <table:table-cell table:formula="of:=-0.5*([.$B$1]-[.$B$2])*SIN([.A14]*PI()/180)" office:value-type="float" office:value="27.767117544641" calcext:value-type="float">
            <text:p>27.7671175446</text:p>
          </table:table-cell>
          <table:table-cell table:formula="of:=0.5*([.$B$1]+[.$B$2])+0.5*([.$B$2]-[.$B$1])*COS([.A14]*PI()/180)" office:value-type="float" office:value="472.814680455637" calcext:value-type="float">
            <text:p>472.8146804556</text:p>
          </table:table-cell>
          <table:table-cell table:formula="of:=[.$B$1]/100*([.A14]-180)" office:value-type="float" office:value="42.75" calcext:value-type="float">
            <text:p>42.75</text:p>
          </table:table-cell>
          <table:table-cell table:formula="of:=[.H14]*[.$E$1]+[.$E$2]" office:value-type="float" office:value="127.117856231871" calcext:value-type="float">
            <text:p>127.117856231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-0.5*([.$B$1]-[.$B$3])*SIN([.A15]*PI()/180)" office:value-type="float" office:value="35.1637559775534" calcext:value-type="float">
            <text:p>35.1637559776</text:p>
          </table:table-cell>
          <table:table-cell table:formula="of:=0.5*([.$B$1]+[.$B$3])+0.5*([.$B$1]-[.$B$3])*COS([.A15]*PI()/180)" office:value-type="float" office:value="73.0764300150279" calcext:value-type="float">
            <text:p>73.076430015</text:p>
          </table:table-cell>
          <table:table-cell table:formula="of:=-0.5*([.$B$2]-[.$B$3])*SIN([.A15]*PI()/180)" office:value-type="float" office:value="4.34120444167326" calcext:value-type="float">
            <text:p>4.3412044417</text:p>
          </table:table-cell>
          <table:table-cell table:formula="of:=0.5*([.$B$2]+[.$B$3])+0.5*([.$B$2]-[.$B$3])*COS([.A15]*PI()/180)" office:value-type="float" office:value="70.3798061746948" calcext:value-type="float">
            <text:p>70.3798061747</text:p>
          </table:table-cell>
          <table:table-cell table:formula="of:=-0.5*([.$B$1]-[.$B$2])*SIN([.A15]*PI()/180)" office:value-type="float" office:value="30.8225515358802" calcext:value-type="float">
            <text:p>30.8225515359</text:p>
          </table:table-cell>
          <table:table-cell table:formula="of:=0.5*([.$B$1]+[.$B$2])+0.5*([.$B$2]-[.$B$1])*COS([.A15]*PI()/180)" office:value-type="float" office:value="472.303376159667" calcext:value-type="float">
            <text:p>472.3033761597</text:p>
          </table:table-cell>
          <table:table-cell table:formula="of:=[.$B$1]/100*([.A15]-180)" office:value-type="float" office:value="47.5" calcext:value-type="float">
            <text:p>47.5</text:p>
          </table:table-cell>
          <table:table-cell table:formula="of:=[.H15]*[.$E$1]+[.$E$2]" office:value-type="float" office:value="129.017856231871" calcext:value-type="float">
            <text:p>129.017856231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-0.5*([.$B$1]-[.$B$3])*SIN([.A16]*PI()/180)" office:value-type="float" office:value="38.6388215637503" calcext:value-type="float">
            <text:p>38.6388215638</text:p>
          </table:table-cell>
          <table:table-cell table:formula="of:=0.5*([.$B$1]+[.$B$3])+0.5*([.$B$1]-[.$B$3])*COS([.A16]*PI()/180)" office:value-type="float" office:value="73.7204953518481" calcext:value-type="float">
            <text:p>73.7204953518</text:p>
          </table:table-cell>
          <table:table-cell table:formula="of:=-0.5*([.$B$2]-[.$B$3])*SIN([.A16]*PI()/180)" office:value-type="float" office:value="4.77022488441362" calcext:value-type="float">
            <text:p>4.7702248844</text:p>
          </table:table-cell>
          <table:table-cell table:formula="of:=0.5*([.$B$2]+[.$B$3])+0.5*([.$B$2]-[.$B$3])*COS([.A16]*PI()/180)" office:value-type="float" office:value="70.4593204138084" calcext:value-type="float">
            <text:p>70.4593204138</text:p>
          </table:table-cell>
          <table:table-cell table:formula="of:=-0.5*([.$B$1]-[.$B$2])*SIN([.A16]*PI()/180)" office:value-type="float" office:value="33.8685966793367" calcext:value-type="float">
            <text:p>33.8685966793</text:p>
          </table:table-cell>
          <table:table-cell table:formula="of:=0.5*([.$B$1]+[.$B$2])+0.5*([.$B$2]-[.$B$1])*COS([.A16]*PI()/180)" office:value-type="float" office:value="471.73882506196" calcext:value-type="float">
            <text:p>471.738825062</text:p>
          </table:table-cell>
          <table:table-cell table:formula="of:=[.$B$1]/100*([.A16]-180)" office:value-type="float" office:value="52.25" calcext:value-type="float">
            <text:p>52.25</text:p>
          </table:table-cell>
          <table:table-cell table:formula="of:=[.H16]*[.$E$1]+[.$E$2]" office:value-type="float" office:value="130.917856231871" calcext:value-type="float">
            <text:p>130.917856231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-0.5*([.$B$1]-[.$B$3])*SIN([.A17]*PI()/180)" office:value-type="float" office:value="42.1021173905962" calcext:value-type="float">
            <text:p>42.1021173906</text:p>
          </table:table-cell>
          <table:table-cell table:formula="of:=0.5*([.$B$1]+[.$B$3])+0.5*([.$B$1]-[.$B$3])*COS([.A17]*PI()/180)" office:value-type="float" office:value="74.4251108514044" calcext:value-type="float">
            <text:p>74.4251108514</text:p>
          </table:table-cell>
          <table:table-cell table:formula="of:=-0.5*([.$B$2]-[.$B$3])*SIN([.A17]*PI()/180)" office:value-type="float" office:value="5.19779227044398" calcext:value-type="float">
            <text:p>5.1977922704</text:p>
          </table:table-cell>
          <table:table-cell table:formula="of:=0.5*([.$B$2]+[.$B$3])+0.5*([.$B$2]-[.$B$3])*COS([.A17]*PI()/180)" office:value-type="float" office:value="70.5463099816549" calcext:value-type="float">
            <text:p>70.5463099817</text:p>
          </table:table-cell>
          <table:table-cell table:formula="of:=-0.5*([.$B$1]-[.$B$2])*SIN([.A17]*PI()/180)" office:value-type="float" office:value="36.9043251201522" calcext:value-type="float">
            <text:p>36.9043251202</text:p>
          </table:table-cell>
          <table:table-cell table:formula="of:=0.5*([.$B$1]+[.$B$2])+0.5*([.$B$2]-[.$B$1])*COS([.A17]*PI()/180)" office:value-type="float" office:value="471.12119913025" calcext:value-type="float">
            <text:p>471.1211991303</text:p>
          </table:table-cell>
          <table:table-cell table:formula="of:=[.$B$1]/100*([.A17]-180)" office:value-type="float" office:value="57" calcext:value-type="float">
            <text:p>57</text:p>
          </table:table-cell>
          <table:table-cell table:formula="of:=[.H17]*[.$E$1]+[.$E$2]" office:value-type="float" office:value="132.817856231871" calcext:value-type="float">
            <text:p>132.817856231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-0.5*([.$B$1]-[.$B$3])*SIN([.A18]*PI()/180)" office:value-type="float" office:value="45.5525885046327" calcext:value-type="float">
            <text:p>45.5525885046</text:p>
          </table:table-cell>
          <table:table-cell table:formula="of:=0.5*([.$B$1]+[.$B$3])+0.5*([.$B$1]-[.$B$3])*COS([.A18]*PI()/180)" office:value-type="float" office:value="75.1900618809899" calcext:value-type="float">
            <text:p>75.190061881</text:p>
          </table:table-cell>
          <table:table-cell table:formula="of:=-0.5*([.$B$2]-[.$B$3])*SIN([.A18]*PI()/180)" office:value-type="float" office:value="5.62377635859663" calcext:value-type="float">
            <text:p>5.6237763586</text:p>
          </table:table-cell>
          <table:table-cell table:formula="of:=0.5*([.$B$2]+[.$B$3])+0.5*([.$B$2]-[.$B$3])*COS([.A18]*PI()/180)" office:value-type="float" office:value="70.6407483803691" calcext:value-type="float">
            <text:p>70.6407483804</text:p>
          </table:table-cell>
          <table:table-cell table:formula="of:=-0.5*([.$B$1]-[.$B$2])*SIN([.A18]*PI()/180)" office:value-type="float" office:value="39.928812146036" calcext:value-type="float">
            <text:p>39.928812146</text:p>
          </table:table-cell>
          <table:table-cell table:formula="of:=0.5*([.$B$1]+[.$B$2])+0.5*([.$B$2]-[.$B$1])*COS([.A18]*PI()/180)" office:value-type="float" office:value="470.450686499379" calcext:value-type="float">
            <text:p>470.4506864994</text:p>
          </table:table-cell>
          <table:table-cell table:formula="of:=[.$B$1]/100*([.A18]-180)" office:value-type="float" office:value="61.75" calcext:value-type="float">
            <text:p>61.75</text:p>
          </table:table-cell>
          <table:table-cell table:formula="of:=[.H18]*[.$E$1]+[.$E$2]" office:value-type="float" office:value="134.717856231871" calcext:value-type="float">
            <text:p>134.717856231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-0.5*([.$B$1]-[.$B$3])*SIN([.A19]*PI()/180)" office:value-type="float" office:value="48.9891838589327" calcext:value-type="float">
            <text:p>48.9891838589</text:p>
          </table:table-cell>
          <table:table-cell table:formula="of:=0.5*([.$B$1]+[.$B$3])+0.5*([.$B$1]-[.$B$3])*COS([.A19]*PI()/180)" office:value-type="float" office:value="76.0151154291107" calcext:value-type="float">
            <text:p>76.0151154291</text:p>
          </table:table-cell>
          <table:table-cell table:formula="of:=-0.5*([.$B$2]-[.$B$3])*SIN([.A19]*PI()/180)" office:value-type="float" office:value="6.04804738999169" calcext:value-type="float">
            <text:p>6.04804739</text:p>
          </table:table-cell>
          <table:table-cell table:formula="of:=0.5*([.$B$2]+[.$B$3])+0.5*([.$B$2]-[.$B$3])*COS([.A19]*PI()/180)" office:value-type="float" office:value="70.7426068431001" calcext:value-type="float">
            <text:p>70.7426068431</text:p>
          </table:table-cell>
          <table:table-cell table:formula="of:=-0.5*([.$B$1]-[.$B$2])*SIN([.A19]*PI()/180)" office:value-type="float" office:value="42.941136468941" calcext:value-type="float">
            <text:p>42.9411364689</text:p>
          </table:table-cell>
          <table:table-cell table:formula="of:=0.5*([.$B$1]+[.$B$2])+0.5*([.$B$2]-[.$B$1])*COS([.A19]*PI()/180)" office:value-type="float" office:value="469.727491413989" calcext:value-type="float">
            <text:p>469.727491414</text:p>
          </table:table-cell>
          <table:table-cell table:formula="of:=[.$B$1]/100*([.A19]-180)" office:value-type="float" office:value="66.5" calcext:value-type="float">
            <text:p>66.5</text:p>
          </table:table-cell>
          <table:table-cell table:formula="of:=[.H19]*[.$E$1]+[.$E$2]" office:value-type="float" office:value="136.617856231871" calcext:value-type="float">
            <text:p>136.617856231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-0.5*([.$B$1]-[.$B$3])*SIN([.A20]*PI()/180)" office:value-type="float" office:value="52.4108566332604" calcext:value-type="float">
            <text:p>52.4108566333</text:p>
          </table:table-cell>
          <table:table-cell table:formula="of:=0.5*([.$B$1]+[.$B$3])+0.5*([.$B$1]-[.$B$3])*COS([.A20]*PI()/180)" office:value-type="float" office:value="76.9000201764636" calcext:value-type="float">
            <text:p>76.9000201765</text:p>
          </table:table-cell>
          <table:table-cell table:formula="of:=-0.5*([.$B$2]-[.$B$3])*SIN([.A20]*PI()/180)" office:value-type="float" office:value="6.47047612756301" calcext:value-type="float">
            <text:p>6.4704761276</text:p>
          </table:table-cell>
          <table:table-cell table:formula="of:=0.5*([.$B$2]+[.$B$3])+0.5*([.$B$2]-[.$B$3])*COS([.A20]*PI()/180)" office:value-type="float" office:value="70.8518543427733" calcext:value-type="float">
            <text:p>70.8518543428</text:p>
          </table:table-cell>
          <table:table-cell table:formula="of:=-0.5*([.$B$1]-[.$B$2])*SIN([.A20]*PI()/180)" office:value-type="float" office:value="45.9403805056974" calcext:value-type="float">
            <text:p>45.9403805057</text:p>
          </table:table-cell>
          <table:table-cell table:formula="of:=0.5*([.$B$1]+[.$B$2])+0.5*([.$B$2]-[.$B$1])*COS([.A20]*PI()/180)" office:value-type="float" office:value="468.95183416631" calcext:value-type="float">
            <text:p>468.9518341663</text:p>
          </table:table-cell>
          <table:table-cell table:formula="of:=[.$B$1]/100*([.A20]-180)" office:value-type="float" office:value="71.25" calcext:value-type="float">
            <text:p>71.25</text:p>
          </table:table-cell>
          <table:table-cell table:formula="of:=[.H20]*[.$E$1]+[.$E$2]" office:value-type="float" office:value="138.517856231871" calcext:value-type="float">
            <text:p>138.517856231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-0.5*([.$B$1]-[.$B$3])*SIN([.A21]*PI()/180)" office:value-type="float" office:value="55.8165645529423" calcext:value-type="float">
            <text:p>55.8165645529</text:p>
          </table:table-cell>
          <table:table-cell table:formula="of:=0.5*([.$B$1]+[.$B$3])+0.5*([.$B$1]-[.$B$3])*COS([.A21]*PI()/180)" office:value-type="float" office:value="77.8445065724904" calcext:value-type="float">
            <text:p>77.8445065725</text:p>
          </table:table-cell>
          <table:table-cell table:formula="of:=-0.5*([.$B$2]-[.$B$3])*SIN([.A21]*PI()/180)" office:value-type="float" office:value="6.89093389542497" calcext:value-type="float">
            <text:p>6.8909338954</text:p>
          </table:table-cell>
          <table:table-cell table:formula="of:=0.5*([.$B$2]+[.$B$3])+0.5*([.$B$2]-[.$B$3])*COS([.A21]*PI()/180)" office:value-type="float" office:value="70.968457601542" calcext:value-type="float">
            <text:p>70.9684576015</text:p>
          </table:table-cell>
          <table:table-cell table:formula="of:=-0.5*([.$B$1]-[.$B$2])*SIN([.A21]*PI()/180)" office:value-type="float" office:value="48.9256306575173" calcext:value-type="float">
            <text:p>48.9256306575</text:p>
          </table:table-cell>
          <table:table-cell table:formula="of:=0.5*([.$B$1]+[.$B$2])+0.5*([.$B$2]-[.$B$1])*COS([.A21]*PI()/180)" office:value-type="float" office:value="468.123951029052" calcext:value-type="float">
            <text:p>468.1239510291</text:p>
          </table:table-cell>
          <table:table-cell table:formula="of:=[.$B$1]/100*([.A21]-180)" office:value-type="float" office:value="76" calcext:value-type="float">
            <text:p>76</text:p>
          </table:table-cell>
          <table:table-cell table:formula="of:=[.H21]*[.$E$1]+[.$E$2]" office:value-type="float" office:value="140.417856231871" calcext:value-type="float">
            <text:p>140.417856231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-0.5*([.$B$1]-[.$B$3])*SIN([.A22]*PI()/180)" office:value-type="float" office:value="59.2052702063541" calcext:value-type="float">
            <text:p>59.2052702064</text:p>
          </table:table-cell>
          <table:table-cell table:formula="of:=0.5*([.$B$1]+[.$B$3])+0.5*([.$B$1]-[.$B$3])*COS([.A22]*PI()/180)" office:value-type="float" office:value="78.8482869174853" calcext:value-type="float">
            <text:p>78.8482869175</text:p>
          </table:table-cell>
          <table:table-cell table:formula="of:=-0.5*([.$B$2]-[.$B$3])*SIN([.A22]*PI()/180)" office:value-type="float" office:value="7.30929261806841" calcext:value-type="float">
            <text:p>7.3092926181</text:p>
          </table:table-cell>
          <table:table-cell table:formula="of:=0.5*([.$B$2]+[.$B$3])+0.5*([.$B$2]-[.$B$3])*COS([.A22]*PI()/180)" office:value-type="float" office:value="71.0923811009241" calcext:value-type="float">
            <text:p>71.0923811009</text:p>
          </table:table-cell>
          <table:table-cell table:formula="of:=-0.5*([.$B$1]-[.$B$2])*SIN([.A22]*PI()/180)" office:value-type="float" office:value="51.8959775882857" calcext:value-type="float">
            <text:p>51.8959775883</text:p>
          </table:table-cell>
          <table:table-cell table:formula="of:=0.5*([.$B$1]+[.$B$2])+0.5*([.$B$2]-[.$B$1])*COS([.A22]*PI()/180)" office:value-type="float" office:value="467.244094183439" calcext:value-type="float">
            <text:p>467.2440941834</text:p>
          </table:table-cell>
          <table:table-cell table:formula="of:=[.$B$1]/100*([.A22]-180)" office:value-type="float" office:value="80.75" calcext:value-type="float">
            <text:p>80.75</text:p>
          </table:table-cell>
          <table:table-cell table:formula="of:=[.H22]*[.$E$1]+[.$E$2]" office:value-type="float" office:value="142.317856231871" calcext:value-type="float">
            <text:p>142.317856231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-0.5*([.$B$1]-[.$B$3])*SIN([.A23]*PI()/180)" office:value-type="float" office:value="62.5759413609269" calcext:value-type="float">
            <text:p>62.5759413609</text:p>
          </table:table-cell>
          <table:table-cell table:formula="of:=0.5*([.$B$1]+[.$B$3])+0.5*([.$B$1]-[.$B$3])*COS([.A23]*PI()/180)" office:value-type="float" office:value="79.9110554502314" calcext:value-type="float">
            <text:p>79.9110554502</text:p>
          </table:table-cell>
          <table:table-cell table:formula="of:=-0.5*([.$B$2]-[.$B$3])*SIN([.A23]*PI()/180)" office:value-type="float" office:value="7.72542485937369" calcext:value-type="float">
            <text:p>7.7254248594</text:p>
          </table:table-cell>
          <table:table-cell table:formula="of:=0.5*([.$B$2]+[.$B$3])+0.5*([.$B$2]-[.$B$3])*COS([.A23]*PI()/180)" office:value-type="float" office:value="71.2235870926212" calcext:value-type="float">
            <text:p>71.2235870926</text:p>
          </table:table-cell>
          <table:table-cell table:formula="of:=-0.5*([.$B$1]-[.$B$2])*SIN([.A23]*PI()/180)" office:value-type="float" office:value="54.8505165015532" calcext:value-type="float">
            <text:p>54.8505165016</text:p>
          </table:table-cell>
          <table:table-cell table:formula="of:=0.5*([.$B$1]+[.$B$2])+0.5*([.$B$2]-[.$B$1])*COS([.A23]*PI()/180)" office:value-type="float" office:value="466.31253164239" calcext:value-type="float">
            <text:p>466.3125316424</text:p>
          </table:table-cell>
          <table:table-cell table:formula="of:=[.$B$1]/100*([.A23]-180)" office:value-type="float" office:value="85.5" calcext:value-type="float">
            <text:p>85.5</text:p>
          </table:table-cell>
          <table:table-cell table:formula="of:=[.H23]*[.$E$1]+[.$E$2]" office:value-type="float" office:value="144.217856231871" calcext:value-type="float">
            <text:p>144.217856231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-0.5*([.$B$1]-[.$B$3])*SIN([.A24]*PI()/180)" office:value-type="float" office:value="65.9275512775742" calcext:value-type="float">
            <text:p>65.9275512776</text:p>
          </table:table-cell>
          <table:table-cell table:formula="of:=0.5*([.$B$1]+[.$B$3])+0.5*([.$B$1]-[.$B$3])*COS([.A24]*PI()/180)" office:value-type="float" office:value="81.0324884411384" calcext:value-type="float">
            <text:p>81.0324884411</text:p>
          </table:table-cell>
          <table:table-cell table:formula="of:=-0.5*([.$B$2]-[.$B$3])*SIN([.A24]*PI()/180)" office:value-type="float" office:value="8.13920386142892" calcext:value-type="float">
            <text:p>8.1392038614</text:p>
          </table:table-cell>
          <table:table-cell table:formula="of:=0.5*([.$B$2]+[.$B$3])+0.5*([.$B$2]-[.$B$3])*COS([.A24]*PI()/180)" office:value-type="float" office:value="71.3620356100171" calcext:value-type="float">
            <text:p>71.36203561</text:p>
          </table:table-cell>
          <table:table-cell table:formula="of:=-0.5*([.$B$1]-[.$B$2])*SIN([.A24]*PI()/180)" office:value-type="float" office:value="57.7883474161453" calcext:value-type="float">
            <text:p>57.7883474161</text:p>
          </table:table-cell>
          <table:table-cell table:formula="of:=0.5*([.$B$1]+[.$B$2])+0.5*([.$B$2]-[.$B$1])*COS([.A24]*PI()/180)" office:value-type="float" office:value="465.329547168879" calcext:value-type="float">
            <text:p>465.3295471689</text:p>
          </table:table-cell>
          <table:table-cell table:formula="of:=[.$B$1]/100*([.A24]-180)" office:value-type="float" office:value="90.25" calcext:value-type="float">
            <text:p>90.25</text:p>
          </table:table-cell>
          <table:table-cell table:formula="of:=[.H24]*[.$E$1]+[.$E$2]" office:value-type="float" office:value="146.117856231871" calcext:value-type="float">
            <text:p>146.117856231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-0.5*([.$B$1]-[.$B$3])*SIN([.A25]*PI()/180)" office:value-type="float" office:value="69.2590790234479" calcext:value-type="float">
            <text:p>69.2590790234</text:p>
          </table:table-cell>
          <table:table-cell table:formula="of:=0.5*([.$B$1]+[.$B$3])+0.5*([.$B$1]-[.$B$3])*COS([.A25]*PI()/180)" office:value-type="float" office:value="82.2122442908535" calcext:value-type="float">
            <text:p>82.2122442909</text:p>
          </table:table-cell>
          <table:table-cell table:formula="of:=-0.5*([.$B$2]-[.$B$3])*SIN([.A25]*PI()/180)" office:value-type="float" office:value="8.55050358314172" calcext:value-type="float">
            <text:p>8.5505035831</text:p>
          </table:table-cell>
          <table:table-cell table:formula="of:=0.5*([.$B$2]+[.$B$3])+0.5*([.$B$2]-[.$B$3])*COS([.A25]*PI()/180)" office:value-type="float" office:value="71.5076844803523" calcext:value-type="float">
            <text:p>71.5076844804</text:p>
          </table:table-cell>
          <table:table-cell table:formula="of:=-0.5*([.$B$1]-[.$B$2])*SIN([.A25]*PI()/180)" office:value-type="float" office:value="60.7085754403062" calcext:value-type="float">
            <text:p>60.7085754403</text:p>
          </table:table-cell>
          <table:table-cell table:formula="of:=0.5*([.$B$1]+[.$B$2])+0.5*([.$B$2]-[.$B$1])*COS([.A25]*PI()/180)" office:value-type="float" office:value="464.295440189499" calcext:value-type="float">
            <text:p>464.2954401895</text:p>
          </table:table-cell>
          <table:table-cell table:formula="of:=[.$B$1]/100*([.A25]-180)" office:value-type="float" office:value="95" calcext:value-type="float">
            <text:p>95</text:p>
          </table:table-cell>
          <table:table-cell table:formula="of:=[.H25]*[.$E$1]+[.$E$2]" office:value-type="float" office:value="148.017856231871" calcext:value-type="float">
            <text:p>148.017856231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-0.5*([.$B$1]-[.$B$3])*SIN([.A26]*PI()/180)" office:value-type="float" office:value="72.5695097829233" calcext:value-type="float">
            <text:p>72.5695097829</text:p>
          </table:table-cell>
          <table:table-cell table:formula="of:=0.5*([.$B$1]+[.$B$3])+0.5*([.$B$1]-[.$B$3])*COS([.A26]*PI()/180)" office:value-type="float" office:value="83.4499636343167" calcext:value-type="float">
            <text:p>83.4499636343</text:p>
          </table:table-cell>
          <table:table-cell table:formula="of:=-0.5*([.$B$2]-[.$B$3])*SIN([.A26]*PI()/180)" office:value-type="float" office:value="8.95919873863251" calcext:value-type="float">
            <text:p>8.9591987386</text:p>
          </table:table-cell>
          <table:table-cell table:formula="of:=0.5*([.$B$2]+[.$B$3])+0.5*([.$B$2]-[.$B$3])*COS([.A26]*PI()/180)" office:value-type="float" office:value="71.66048933757" calcext:value-type="float">
            <text:p>71.6604893376</text:p>
          </table:table-cell>
          <table:table-cell table:formula="of:=-0.5*([.$B$1]-[.$B$2])*SIN([.A26]*PI()/180)" office:value-type="float" office:value="63.6103110442908" calcext:value-type="float">
            <text:p>63.6103110443</text:p>
          </table:table-cell>
          <table:table-cell table:formula="of:=0.5*([.$B$1]+[.$B$2])+0.5*([.$B$2]-[.$B$1])*COS([.A26]*PI()/180)" office:value-type="float" office:value="463.210525703253" calcext:value-type="float">
            <text:p>463.2105257033</text:p>
          </table:table-cell>
          <table:table-cell table:formula="of:=[.$B$1]/100*([.A26]-180)" office:value-type="float" office:value="99.75" calcext:value-type="float">
            <text:p>99.75</text:p>
          </table:table-cell>
          <table:table-cell table:formula="of:=[.H26]*[.$E$1]+[.$E$2]" office:value-type="float" office:value="149.917856231871" calcext:value-type="float">
            <text:p>149.917856231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-0.5*([.$B$1]-[.$B$3])*SIN([.A27]*PI()/180)" office:value-type="float" office:value="75.8578351667222" calcext:value-type="float">
            <text:p>75.8578351667</text:p>
          </table:table-cell>
          <table:table-cell table:formula="of:=0.5*([.$B$1]+[.$B$3])+0.5*([.$B$1]-[.$B$3])*COS([.A27]*PI()/180)" office:value-type="float" office:value="84.7452694502256" calcext:value-type="float">
            <text:p>84.7452694502</text:p>
          </table:table-cell>
          <table:table-cell table:formula="of:=-0.5*([.$B$2]-[.$B$3])*SIN([.A27]*PI()/180)" office:value-type="float" office:value="9.3651648353978" calcext:value-type="float">
            <text:p>9.3651648354</text:p>
          </table:table-cell>
          <table:table-cell table:formula="of:=0.5*([.$B$2]+[.$B$3])+0.5*([.$B$2]-[.$B$3])*COS([.A27]*PI()/180)" office:value-type="float" office:value="71.8204036358303" calcext:value-type="float">
            <text:p>71.8204036358</text:p>
          </table:table-cell>
          <table:table-cell table:formula="of:=-0.5*([.$B$1]-[.$B$2])*SIN([.A27]*PI()/180)" office:value-type="float" office:value="66.4926703313244" calcext:value-type="float">
            <text:p>66.4926703313</text:p>
          </table:table-cell>
          <table:table-cell table:formula="of:=0.5*([.$B$1]+[.$B$2])+0.5*([.$B$2]-[.$B$1])*COS([.A27]*PI()/180)" office:value-type="float" office:value="462.075134185605" calcext:value-type="float">
            <text:p>462.0751341856</text:p>
          </table:table-cell>
          <table:table-cell table:formula="of:=[.$B$1]/100*([.A27]-180)" office:value-type="float" office:value="104.5" calcext:value-type="float">
            <text:p>104.5</text:p>
          </table:table-cell>
          <table:table-cell table:formula="of:=[.H27]*[.$E$1]+[.$E$2]" office:value-type="float" office:value="151.817856231871" calcext:value-type="float">
            <text:p>151.817856231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-0.5*([.$B$1]-[.$B$3])*SIN([.A28]*PI()/180)" office:value-type="float" office:value="79.1230535190779" calcext:value-type="float">
            <text:p>79.1230535191</text:p>
          </table:table-cell>
          <table:table-cell table:formula="of:=0.5*([.$B$1]+[.$B$3])+0.5*([.$B$1]-[.$B$3])*COS([.A28]*PI()/180)" office:value-type="float" office:value="86.0977671758808" calcext:value-type="float">
            <text:p>86.0977671759</text:p>
          </table:table-cell>
          <table:table-cell table:formula="of:=-0.5*([.$B$2]-[.$B$3])*SIN([.A28]*PI()/180)" office:value-type="float" office:value="9.76827821223184" calcext:value-type="float">
            <text:p>9.7682782122</text:p>
          </table:table-cell>
          <table:table-cell table:formula="of:=0.5*([.$B$2]+[.$B$3])+0.5*([.$B$2]-[.$B$3])*COS([.A28]*PI()/180)" office:value-type="float" office:value="71.987378663689" calcext:value-type="float">
            <text:p>71.9873786637</text:p>
          </table:table-cell>
          <table:table-cell table:formula="of:=-0.5*([.$B$1]-[.$B$2])*SIN([.A28]*PI()/180)" office:value-type="float" office:value="69.3547753068461" calcext:value-type="float">
            <text:p>69.3547753068</text:p>
          </table:table-cell>
          <table:table-cell table:formula="of:=0.5*([.$B$1]+[.$B$2])+0.5*([.$B$2]-[.$B$1])*COS([.A28]*PI()/180)" office:value-type="float" office:value="460.889611487808" calcext:value-type="float">
            <text:p>460.8896114878</text:p>
          </table:table-cell>
          <table:table-cell table:formula="of:=[.$B$1]/100*([.A28]-180)" office:value-type="float" office:value="109.25" calcext:value-type="float">
            <text:p>109.25</text:p>
          </table:table-cell>
          <table:table-cell table:formula="of:=[.H28]*[.$E$1]+[.$E$2]" office:value-type="float" office:value="153.717856231871" calcext:value-type="float">
            <text:p>153.717856231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-0.5*([.$B$1]-[.$B$3])*SIN([.A29]*PI()/180)" office:value-type="float" office:value="82.3641702228495" calcext:value-type="float">
            <text:p>82.3641702228</text:p>
          </table:table-cell>
          <table:table-cell table:formula="of:=0.5*([.$B$1]+[.$B$3])+0.5*([.$B$1]-[.$B$3])*COS([.A29]*PI()/180)" office:value-type="float" office:value="87.5070448273733" calcext:value-type="float">
            <text:p>87.5070448274</text:p>
          </table:table-cell>
          <table:table-cell table:formula="of:=-0.5*([.$B$2]-[.$B$3])*SIN([.A29]*PI()/180)" office:value-type="float" office:value="10.168416076895" calcext:value-type="float">
            <text:p>10.1684160769</text:p>
          </table:table-cell>
          <table:table-cell table:formula="of:=0.5*([.$B$2]+[.$B$3])+0.5*([.$B$2]-[.$B$3])*COS([.A29]*PI()/180)" office:value-type="float" office:value="72.161363558935" calcext:value-type="float">
            <text:p>72.1613635589</text:p>
          </table:table-cell>
          <table:table-cell table:formula="of:=-0.5*([.$B$1]-[.$B$2])*SIN([.A29]*PI()/180)" office:value-type="float" office:value="72.1957541459545" calcext:value-type="float">
            <text:p>72.195754146</text:p>
          </table:table-cell>
          <table:table-cell table:formula="of:=0.5*([.$B$1]+[.$B$2])+0.5*([.$B$2]-[.$B$1])*COS([.A29]*PI()/180)" office:value-type="float" office:value="459.654318731562" calcext:value-type="float">
            <text:p>459.6543187316</text:p>
          </table:table-cell>
          <table:table-cell table:formula="of:=[.$B$1]/100*([.A29]-180)" office:value-type="float" office:value="114" calcext:value-type="float">
            <text:p>114</text:p>
          </table:table-cell>
          <table:table-cell table:formula="of:=[.H29]*[.$E$1]+[.$E$2]" office:value-type="float" office:value="155.617856231871" calcext:value-type="float">
            <text:p>155.617856231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-0.5*([.$B$1]-[.$B$3])*SIN([.A30]*PI()/180)" office:value-type="float" office:value="85.5801980024916" calcext:value-type="float">
            <text:p>85.5801980025</text:p>
          </table:table-cell>
          <table:table-cell table:formula="of:=0.5*([.$B$1]+[.$B$3])+0.5*([.$B$1]-[.$B$3])*COS([.A30]*PI()/180)" office:value-type="float" office:value="88.9726731250784" calcext:value-type="float">
            <text:p>88.9726731251</text:p>
          </table:table-cell>
          <table:table-cell table:formula="of:=-0.5*([.$B$2]-[.$B$3])*SIN([.A30]*PI()/180)" office:value-type="float" office:value="10.5654565435175" calcext:value-type="float">
            <text:p>10.5654565435</text:p>
          </table:table-cell>
          <table:table-cell table:formula="of:=0.5*([.$B$2]+[.$B$3])+0.5*([.$B$2]-[.$B$3])*COS([.A30]*PI()/180)" office:value-type="float" office:value="72.3423053240838" calcext:value-type="float">
            <text:p>72.3423053241</text:p>
          </table:table-cell>
          <table:table-cell table:formula="of:=-0.5*([.$B$1]-[.$B$2])*SIN([.A30]*PI()/180)" office:value-type="float" office:value="75.0147414589741" calcext:value-type="float">
            <text:p>75.014741459</text:p>
          </table:table-cell>
          <table:table-cell table:formula="of:=0.5*([.$B$1]+[.$B$2])+0.5*([.$B$2]-[.$B$1])*COS([.A30]*PI()/180)" office:value-type="float" office:value="458.369632199005" calcext:value-type="float">
            <text:p>458.369632199</text:p>
          </table:table-cell>
          <table:table-cell table:formula="of:=[.$B$1]/100*([.A30]-180)" office:value-type="float" office:value="118.75" calcext:value-type="float">
            <text:p>118.75</text:p>
          </table:table-cell>
          <table:table-cell table:formula="of:=[.H30]*[.$E$1]+[.$E$2]" office:value-type="float" office:value="157.517856231871" calcext:value-type="float">
            <text:p>157.517856231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-0.5*([.$B$1]-[.$B$3])*SIN([.A31]*PI()/180)" office:value-type="float" office:value="88.7701572247881" calcext:value-type="float">
            <text:p>88.7701572248</text:p>
          </table:table-cell>
          <table:table-cell table:formula="of:=0.5*([.$B$1]+[.$B$3])+0.5*([.$B$1]-[.$B$3])*COS([.A31]*PI()/180)" office:value-type="float" office:value="90.4942056244186" calcext:value-type="float">
            <text:p>90.4942056244</text:p>
          </table:table-cell>
          <table:table-cell table:formula="of:=-0.5*([.$B$2]-[.$B$3])*SIN([.A31]*PI()/180)" office:value-type="float" office:value="10.9592786697269" calcext:value-type="float">
            <text:p>10.9592786697</text:p>
          </table:table-cell>
          <table:table-cell table:formula="of:=0.5*([.$B$2]+[.$B$3])+0.5*([.$B$2]-[.$B$3])*COS([.A31]*PI()/180)" office:value-type="float" office:value="72.5301488425208" calcext:value-type="float">
            <text:p>72.5301488425</text:p>
          </table:table-cell>
          <table:table-cell table:formula="of:=-0.5*([.$B$1]-[.$B$2])*SIN([.A31]*PI()/180)" office:value-type="float" office:value="77.8108785550612" calcext:value-type="float">
            <text:p>77.8108785551</text:p>
          </table:table-cell>
          <table:table-cell table:formula="of:=0.5*([.$B$1]+[.$B$2])+0.5*([.$B$2]-[.$B$1])*COS([.A31]*PI()/180)" office:value-type="float" office:value="457.035943218102" calcext:value-type="float">
            <text:p>457.0359432181</text:p>
          </table:table-cell>
          <table:table-cell table:formula="of:=[.$B$1]/100*([.A31]-180)" office:value-type="float" office:value="123.5" calcext:value-type="float">
            <text:p>123.5</text:p>
          </table:table-cell>
          <table:table-cell table:formula="of:=[.H31]*[.$E$1]+[.$E$2]" office:value-type="float" office:value="159.417856231871" calcext:value-type="float">
            <text:p>159.417856231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-0.5*([.$B$1]-[.$B$3])*SIN([.A32]*PI()/180)" office:value-type="float" office:value="91.9330761972581" calcext:value-type="float">
            <text:p>91.9330761973</text:p>
          </table:table-cell>
          <table:table-cell table:formula="of:=0.5*([.$B$1]+[.$B$3])+0.5*([.$B$1]-[.$B$3])*COS([.A32]*PI()/180)" office:value-type="float" office:value="92.0711788518554" calcext:value-type="float">
            <text:p>92.0711788519</text:p>
          </table:table-cell>
          <table:table-cell table:formula="of:=-0.5*([.$B$2]-[.$B$3])*SIN([.A32]*PI()/180)" office:value-type="float" office:value="11.3497624934887" calcext:value-type="float">
            <text:p>11.3497624935</text:p>
          </table:table-cell>
          <table:table-cell table:formula="of:=0.5*([.$B$2]+[.$B$3])+0.5*([.$B$2]-[.$B$3])*COS([.A32]*PI()/180)" office:value-type="float" office:value="72.7248368952908" calcext:value-type="float">
            <text:p>72.7248368953</text:p>
          </table:table-cell>
          <table:table-cell table:formula="of:=-0.5*([.$B$1]-[.$B$2])*SIN([.A32]*PI()/180)" office:value-type="float" office:value="80.5833137037695" calcext:value-type="float">
            <text:p>80.5833137038</text:p>
          </table:table-cell>
          <table:table-cell table:formula="of:=0.5*([.$B$1]+[.$B$2])+0.5*([.$B$2]-[.$B$1])*COS([.A32]*PI()/180)" office:value-type="float" office:value="455.653658043435" calcext:value-type="float">
            <text:p>455.6536580434</text:p>
          </table:table-cell>
          <table:table-cell table:formula="of:=[.$B$1]/100*([.A32]-180)" office:value-type="float" office:value="128.25" calcext:value-type="float">
            <text:p>128.25</text:p>
          </table:table-cell>
          <table:table-cell table:formula="of:=[.H32]*[.$E$1]+[.$E$2]" office:value-type="float" office:value="161.317856231871" calcext:value-type="float">
            <text:p>161.317856231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-0.5*([.$B$1]-[.$B$3])*SIN([.A33]*PI()/180)" office:value-type="float" office:value="95.0679914641429" calcext:value-type="float">
            <text:p>95.0679914641</text:p>
          </table:table-cell>
          <table:table-cell table:formula="of:=0.5*([.$B$1]+[.$B$3])+0.5*([.$B$1]-[.$B$3])*COS([.A33]*PI()/180)" office:value-type="float" office:value="93.7031124460673" calcext:value-type="float">
            <text:p>93.7031124461</text:p>
          </table:table-cell>
          <table:table-cell table:formula="of:=-0.5*([.$B$2]-[.$B$3])*SIN([.A33]*PI()/180)" office:value-type="float" office:value="11.7367890696473" calcext:value-type="float">
            <text:p>11.7367890696</text:p>
          </table:table-cell>
          <table:table-cell table:formula="of:=0.5*([.$B$2]+[.$B$3])+0.5*([.$B$2]-[.$B$3])*COS([.A33]*PI()/180)" office:value-type="float" office:value="72.9263101785268" calcext:value-type="float">
            <text:p>72.9263101785</text:p>
          </table:table-cell>
          <table:table-cell table:formula="of:=-0.5*([.$B$1]-[.$B$2])*SIN([.A33]*PI()/180)" office:value-type="float" office:value="83.3312023944956" calcext:value-type="float">
            <text:p>83.3312023945</text:p>
          </table:table-cell>
          <table:table-cell table:formula="of:=0.5*([.$B$1]+[.$B$2])+0.5*([.$B$2]-[.$B$1])*COS([.A33]*PI()/180)" office:value-type="float" office:value="454.22319773246" calcext:value-type="float">
            <text:p>454.2231977325</text:p>
          </table:table-cell>
          <table:table-cell table:formula="of:=[.$B$1]/100*([.A33]-180)" office:value-type="float" office:value="133" calcext:value-type="float">
            <text:p>133</text:p>
          </table:table-cell>
          <table:table-cell table:formula="of:=[.H33]*[.$E$1]+[.$E$2]" office:value-type="float" office:value="163.217856231871" calcext:value-type="float">
            <text:p>163.217856231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-0.5*([.$B$1]-[.$B$3])*SIN([.A34]*PI()/180)" office:value-type="float" office:value="98.1739480998832" calcext:value-type="float">
            <text:p>98.1739480999</text:p>
          </table:table-cell>
          <table:table-cell table:formula="of:=0.5*([.$B$1]+[.$B$3])+0.5*([.$B$1]-[.$B$3])*COS([.A34]*PI()/180)" office:value-type="float" office:value="95.3895093042723" calcext:value-type="float">
            <text:p>95.3895093043</text:p>
          </table:table-cell>
          <table:table-cell table:formula="of:=-0.5*([.$B$2]-[.$B$3])*SIN([.A34]*PI()/180)" office:value-type="float" office:value="12.1202405061584" calcext:value-type="float">
            <text:p>12.1202405062</text:p>
          </table:table-cell>
          <table:table-cell table:formula="of:=0.5*([.$B$2]+[.$B$3])+0.5*([.$B$2]-[.$B$3])*COS([.A34]*PI()/180)" office:value-type="float" office:value="73.1345073215151" calcext:value-type="float">
            <text:p>73.1345073215</text:p>
          </table:table-cell>
          <table:table-cell table:formula="of:=-0.5*([.$B$1]-[.$B$2])*SIN([.A34]*PI()/180)" office:value-type="float" office:value="86.0537075937248" calcext:value-type="float">
            <text:p>86.0537075937</text:p>
          </table:table-cell>
          <table:table-cell table:formula="of:=0.5*([.$B$1]+[.$B$2])+0.5*([.$B$2]-[.$B$1])*COS([.A34]*PI()/180)" office:value-type="float" office:value="452.744998017243" calcext:value-type="float">
            <text:p>452.7449980172</text:p>
          </table:table-cell>
          <table:table-cell table:formula="of:=[.$B$1]/100*([.A34]-180)" office:value-type="float" office:value="137.75" calcext:value-type="float">
            <text:p>137.75</text:p>
          </table:table-cell>
          <table:table-cell table:formula="of:=[.H34]*[.$E$1]+[.$E$2]" office:value-type="float" office:value="165.117856231871" calcext:value-type="float">
            <text:p>165.117856231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-0.5*([.$B$1]-[.$B$3])*SIN([.A35]*PI()/180)" office:value-type="float" office:value="101.25" calcext:value-type="float">
            <text:p>101.25</text:p>
          </table:table-cell>
          <table:table-cell table:formula="of:=0.5*([.$B$1]+[.$B$3])+0.5*([.$B$1]-[.$B$3])*COS([.A35]*PI()/180)" office:value-type="float" office:value="97.1298557336512" calcext:value-type="float">
            <text:p>97.1298557337</text:p>
          </table:table-cell>
          <table:table-cell table:formula="of:=-0.5*([.$B$2]-[.$B$3])*SIN([.A35]*PI()/180)" office:value-type="float" office:value="12.5" calcext:value-type="float">
            <text:p>12.5</text:p>
          </table:table-cell>
          <table:table-cell table:formula="of:=0.5*([.$B$2]+[.$B$3])+0.5*([.$B$2]-[.$B$3])*COS([.A35]*PI()/180)" office:value-type="float" office:value="73.349364905389" calcext:value-type="float">
            <text:p>73.3493649054</text:p>
          </table:table-cell>
          <table:table-cell table:formula="of:=-0.5*([.$B$1]-[.$B$2])*SIN([.A35]*PI()/180)" office:value-type="float" office:value="88.75" calcext:value-type="float">
            <text:p>88.75</text:p>
          </table:table-cell>
          <table:table-cell table:formula="of:=0.5*([.$B$1]+[.$B$2])+0.5*([.$B$2]-[.$B$1])*COS([.A35]*PI()/180)" office:value-type="float" office:value="451.219509171738" calcext:value-type="float">
            <text:p>451.2195091717</text:p>
          </table:table-cell>
          <table:table-cell table:formula="of:=[.$B$1]/100*([.A35]-180)" office:value-type="float" office:value="142.5" calcext:value-type="float">
            <text:p>142.5</text:p>
          </table:table-cell>
          <table:table-cell table:formula="of:=[.H35]*[.$E$1]+[.$E$2]" office:value-type="float" office:value="167.017856231871" calcext:value-type="float">
            <text:p>167.017856231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-0.5*([.$B$1]-[.$B$3])*SIN([.A36]*PI()/180)" office:value-type="float" office:value="104.295210169286" calcext:value-type="float">
            <text:p>104.2952101693</text:p>
          </table:table-cell>
          <table:table-cell table:formula="of:=0.5*([.$B$1]+[.$B$3])+0.5*([.$B$1]-[.$B$3])*COS([.A36]*PI()/180)" office:value-type="float" office:value="98.9236216078222" calcext:value-type="float">
            <text:p>98.9236216078</text:p>
          </table:table-cell>
          <table:table-cell table:formula="of:=-0.5*([.$B$2]-[.$B$3])*SIN([.A36]*PI()/180)" office:value-type="float" office:value="12.8759518727514" calcext:value-type="float">
            <text:p>12.8759518728</text:p>
          </table:table-cell>
          <table:table-cell table:formula="of:=0.5*([.$B$2]+[.$B$3])+0.5*([.$B$2]-[.$B$3])*COS([.A36]*PI()/180)" office:value-type="float" office:value="73.5708174824472" calcext:value-type="float">
            <text:p>73.5708174824</text:p>
          </table:table-cell>
          <table:table-cell table:formula="of:=-0.5*([.$B$1]-[.$B$2])*SIN([.A36]*PI()/180)" office:value-type="float" office:value="91.4192582965346" calcext:value-type="float">
            <text:p>91.4192582965</text:p>
          </table:table-cell>
          <table:table-cell table:formula="of:=0.5*([.$B$1]+[.$B$2])+0.5*([.$B$2]-[.$B$1])*COS([.A36]*PI()/180)" office:value-type="float" office:value="449.647195874625" calcext:value-type="float">
            <text:p>449.6471958746</text:p>
          </table:table-cell>
          <table:table-cell table:formula="of:=[.$B$1]/100*([.A36]-180)" office:value-type="float" office:value="147.25" calcext:value-type="float">
            <text:p>147.25</text:p>
          </table:table-cell>
          <table:table-cell table:formula="of:=[.H36]*[.$E$1]+[.$E$2]" office:value-type="float" office:value="168.917856231871" calcext:value-type="float">
            <text:p>168.917856231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-0.5*([.$B$1]-[.$B$3])*SIN([.A37]*PI()/180)" office:value-type="float" office:value="107.308651007224" calcext:value-type="float">
            <text:p>107.3086510072</text:p>
          </table:table-cell>
          <table:table-cell table:formula="of:=0.5*([.$B$1]+[.$B$3])+0.5*([.$B$1]-[.$B$3])*COS([.A37]*PI()/180)" office:value-type="float" office:value="100.770260528324" calcext:value-type="float">
            <text:p>100.7702605283</text:p>
          </table:table-cell>
          <table:table-cell table:formula="of:=-0.5*([.$B$2]-[.$B$3])*SIN([.A37]*PI()/180)" office:value-type="float" office:value="13.2479816058301" calcext:value-type="float">
            <text:p>13.2479816058</text:p>
          </table:table-cell>
          <table:table-cell table:formula="of:=0.5*([.$B$2]+[.$B$3])+0.5*([.$B$2]-[.$B$3])*COS([.A37]*PI()/180)" office:value-type="float" office:value="73.7987975960894" calcext:value-type="float">
            <text:p>73.7987975961</text:p>
          </table:table-cell>
          <table:table-cell table:formula="of:=-0.5*([.$B$1]-[.$B$2])*SIN([.A37]*PI()/180)" office:value-type="float" office:value="94.0606694013939" calcext:value-type="float">
            <text:p>94.0606694014</text:p>
          </table:table-cell>
          <table:table-cell table:formula="of:=0.5*([.$B$1]+[.$B$2])+0.5*([.$B$2]-[.$B$1])*COS([.A37]*PI()/180)" office:value-type="float" office:value="448.028537067766" calcext:value-type="float">
            <text:p>448.0285370678</text:p>
          </table:table-cell>
          <table:table-cell table:formula="of:=[.$B$1]/100*([.A37]-180)" office:value-type="float" office:value="152" calcext:value-type="float">
            <text:p>152</text:p>
          </table:table-cell>
          <table:table-cell table:formula="of:=[.H37]*[.$E$1]+[.$E$2]" office:value-type="float" office:value="170.817856231871" calcext:value-type="float">
            <text:p>170.817856231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-0.5*([.$B$1]-[.$B$3])*SIN([.A38]*PI()/180)" office:value-type="float" office:value="110.289404590543" calcext:value-type="float">
            <text:p>110.2894045905</text:p>
          </table:table-cell>
          <table:table-cell table:formula="of:=0.5*([.$B$1]+[.$B$3])+0.5*([.$B$1]-[.$B$3])*COS([.A38]*PI()/180)" office:value-type="float" office:value="102.669209991052" calcext:value-type="float">
            <text:p>102.6692099911</text:p>
          </table:table-cell>
          <table:table-cell table:formula="of:=-0.5*([.$B$2]-[.$B$3])*SIN([.A38]*PI()/180)" office:value-type="float" office:value="13.6159758753757" calcext:value-type="float">
            <text:p>13.6159758754</text:p>
          </table:table-cell>
          <table:table-cell table:formula="of:=0.5*([.$B$2]+[.$B$3])+0.5*([.$B$2]-[.$B$3])*COS([.A38]*PI()/180)" office:value-type="float" office:value="74.0332358013644" calcext:value-type="float">
            <text:p>74.0332358014</text:p>
          </table:table-cell>
          <table:table-cell table:formula="of:=-0.5*([.$B$1]-[.$B$2])*SIN([.A38]*PI()/180)" office:value-type="float" office:value="96.6734287151673" calcext:value-type="float">
            <text:p>96.6734287152</text:p>
          </table:table-cell>
          <table:table-cell table:formula="of:=0.5*([.$B$1]+[.$B$2])+0.5*([.$B$2]-[.$B$1])*COS([.A38]*PI()/180)" office:value-type="float" office:value="446.364025810313" calcext:value-type="float">
            <text:p>446.3640258103</text:p>
          </table:table-cell>
          <table:table-cell table:formula="of:=[.$B$1]/100*([.A38]-180)" office:value-type="float" office:value="156.75" calcext:value-type="float">
            <text:p>156.75</text:p>
          </table:table-cell>
          <table:table-cell table:formula="of:=[.H38]*[.$E$1]+[.$E$2]" office:value-type="float" office:value="172.717856231871" calcext:value-type="float">
            <text:p>172.717856231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-0.5*([.$B$1]-[.$B$3])*SIN([.A39]*PI()/180)" office:value-type="float" office:value="113.236562952826" calcext:value-type="float">
            <text:p>113.2365629528</text:p>
          </table:table-cell>
          <table:table-cell table:formula="of:=0.5*([.$B$1]+[.$B$3])+0.5*([.$B$1]-[.$B$3])*COS([.A39]*PI()/180)" office:value-type="float" office:value="104.619891557604" calcext:value-type="float">
            <text:p>104.6198915576</text:p>
          </table:table-cell>
          <table:table-cell table:formula="of:=-0.5*([.$B$2]-[.$B$3])*SIN([.A39]*PI()/180)" office:value-type="float" office:value="13.9798225867687" calcext:value-type="float">
            <text:p>13.9798225868</text:p>
          </table:table-cell>
          <table:table-cell table:formula="of:=0.5*([.$B$2]+[.$B$3])+0.5*([.$B$2]-[.$B$3])*COS([.A39]*PI()/180)" office:value-type="float" office:value="74.274060686124" calcext:value-type="float">
            <text:p>74.2740606861</text:p>
          </table:table-cell>
          <table:table-cell table:formula="of:=-0.5*([.$B$1]-[.$B$2])*SIN([.A39]*PI()/180)" office:value-type="float" office:value="99.2567403660575" calcext:value-type="float">
            <text:p>99.2567403661</text:p>
          </table:table-cell>
          <table:table-cell table:formula="of:=0.5*([.$B$1]+[.$B$2])+0.5*([.$B$2]-[.$B$1])*COS([.A39]*PI()/180)" office:value-type="float" office:value="444.65416912852" calcext:value-type="float">
            <text:p>444.6541691285</text:p>
          </table:table-cell>
          <table:table-cell table:formula="of:=[.$B$1]/100*([.A39]-180)" office:value-type="float" office:value="161.5" calcext:value-type="float">
            <text:p>161.5</text:p>
          </table:table-cell>
          <table:table-cell table:formula="of:=[.H39]*[.$E$1]+[.$E$2]" office:value-type="float" office:value="174.617856231871" calcext:value-type="float">
            <text:p>174.617856231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-0.5*([.$B$1]-[.$B$3])*SIN([.A40]*PI()/180)" office:value-type="float" office:value="116.149228361087" calcext:value-type="float">
            <text:p>116.1492283611</text:p>
          </table:table-cell>
          <table:table-cell table:formula="of:=0.5*([.$B$1]+[.$B$3])+0.5*([.$B$1]-[.$B$3])*COS([.A40]*PI()/180)" office:value-type="float" office:value="106.621711031479" calcext:value-type="float">
            <text:p>106.6217110315</text:p>
          </table:table-cell>
          <table:table-cell table:formula="of:=-0.5*([.$B$2]-[.$B$3])*SIN([.A40]*PI()/180)" office:value-type="float" office:value="14.3394109087761" calcext:value-type="float">
            <text:p>14.3394109088</text:p>
          </table:table-cell>
          <table:table-cell table:formula="of:=0.5*([.$B$2]+[.$B$3])+0.5*([.$B$2]-[.$B$3])*COS([.A40]*PI()/180)" office:value-type="float" office:value="74.5211988927752" calcext:value-type="float">
            <text:p>74.5211988928</text:p>
          </table:table-cell>
          <table:table-cell table:formula="of:=-0.5*([.$B$1]-[.$B$2])*SIN([.A40]*PI()/180)" office:value-type="float" office:value="101.809817452311" calcext:value-type="float">
            <text:p>101.8098174523</text:p>
          </table:table-cell>
          <table:table-cell table:formula="of:=0.5*([.$B$1]+[.$B$2])+0.5*([.$B$2]-[.$B$1])*COS([.A40]*PI()/180)" office:value-type="float" office:value="442.899487861296" calcext:value-type="float">
            <text:p>442.8994878613</text:p>
          </table:table-cell>
          <table:table-cell table:formula="of:=[.$B$1]/100*([.A40]-180)" office:value-type="float" office:value="166.25" calcext:value-type="float">
            <text:p>166.25</text:p>
          </table:table-cell>
          <table:table-cell table:formula="of:=[.H40]*[.$E$1]+[.$E$2]" office:value-type="float" office:value="176.517856231871" calcext:value-type="float">
            <text:p>176.5178562319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-0.5*([.$B$1]-[.$B$3])*SIN([.A41]*PI()/180)" office:value-type="float" office:value="119.026513589226" calcext:value-type="float">
            <text:p>119.0265135892</text:p>
          </table:table-cell>
          <table:table-cell table:formula="of:=0.5*([.$B$1]+[.$B$3])+0.5*([.$B$1]-[.$B$3])*COS([.A41]*PI()/180)" office:value-type="float" office:value="108.674058639073" calcext:value-type="float">
            <text:p>108.6740586391</text:p>
          </table:table-cell>
          <table:table-cell table:formula="of:=-0.5*([.$B$2]-[.$B$3])*SIN([.A41]*PI()/180)" office:value-type="float" office:value="14.6946313073118" calcext:value-type="float">
            <text:p>14.6946313073</text:p>
          </table:table-cell>
          <table:table-cell table:formula="of:=0.5*([.$B$2]+[.$B$3])+0.5*([.$B$2]-[.$B$3])*COS([.A41]*PI()/180)" office:value-type="float" office:value="74.7745751406263" calcext:value-type="float">
            <text:p>74.7745751406</text:p>
          </table:table-cell>
          <table:table-cell table:formula="of:=-0.5*([.$B$1]-[.$B$2])*SIN([.A41]*PI()/180)" office:value-type="float" office:value="104.331882281914" calcext:value-type="float">
            <text:p>104.3318822819</text:p>
          </table:table-cell>
          <table:table-cell table:formula="of:=0.5*([.$B$1]+[.$B$2])+0.5*([.$B$2]-[.$B$1])*COS([.A41]*PI()/180)" office:value-type="float" office:value="441.100516501553" calcext:value-type="float">
            <text:p>441.1005165016</text:p>
          </table:table-cell>
          <table:table-cell table:formula="of:=[.$B$1]/100*([.A41]-180)" office:value-type="float" office:value="171" calcext:value-type="float">
            <text:p>171</text:p>
          </table:table-cell>
          <table:table-cell table:formula="of:=[.H41]*[.$E$1]+[.$E$2]" office:value-type="float" office:value="178.417856231871" calcext:value-type="float">
            <text:p>178.417856231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-0.5*([.$B$1]-[.$B$3])*SIN([.A42]*PI()/180)" office:value-type="float" office:value="121.86754218829" calcext:value-type="float">
            <text:p>121.8675421883</text:p>
          </table:table-cell>
          <table:table-cell table:formula="of:=0.5*([.$B$1]+[.$B$3])+0.5*([.$B$1]-[.$B$3])*COS([.A42]*PI()/180)" office:value-type="float" office:value="110.776309215423" calcext:value-type="float">
            <text:p>110.7763092154</text:p>
          </table:table-cell>
          <table:table-cell table:formula="of:=-0.5*([.$B$2]-[.$B$3])*SIN([.A42]*PI()/180)" office:value-type="float" office:value="15.0453755788012" calcext:value-type="float">
            <text:p>15.0453755788</text:p>
          </table:table-cell>
          <table:table-cell table:formula="of:=0.5*([.$B$2]+[.$B$3])+0.5*([.$B$2]-[.$B$3])*COS([.A42]*PI()/180)" office:value-type="float" office:value="75.0341122488177" calcext:value-type="float">
            <text:p>75.0341122488</text:p>
          </table:table-cell>
          <table:table-cell table:formula="of:=-0.5*([.$B$1]-[.$B$2])*SIN([.A42]*PI()/180)" office:value-type="float" office:value="106.822166609489" calcext:value-type="float">
            <text:p>106.8221666095</text:p>
          </table:table-cell>
          <table:table-cell table:formula="of:=0.5*([.$B$1]+[.$B$2])+0.5*([.$B$2]-[.$B$1])*COS([.A42]*PI()/180)" office:value-type="float" office:value="439.257803033395" calcext:value-type="float">
            <text:p>439.2578030334</text:p>
          </table:table-cell>
          <table:table-cell table:formula="of:=[.$B$1]/100*([.A42]-180)" office:value-type="float" office:value="175.75" calcext:value-type="float">
            <text:p>175.75</text:p>
          </table:table-cell>
          <table:table-cell table:formula="of:=[.H42]*[.$E$1]+[.$E$2]" office:value-type="float" office:value="180.317856231871" calcext:value-type="float">
            <text:p>180.317856231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-0.5*([.$B$1]-[.$B$3])*SIN([.A43]*PI()/180)" office:value-type="float" office:value="124.671448753446" calcext:value-type="float">
            <text:p>124.6714487534</text:p>
          </table:table-cell>
          <table:table-cell table:formula="of:=0.5*([.$B$1]+[.$B$3])+0.5*([.$B$1]-[.$B$3])*COS([.A43]*PI()/180)" office:value-type="float" office:value="112.927822394639" calcext:value-type="float">
            <text:p>112.9278223946</text:p>
          </table:table-cell>
          <table:table-cell table:formula="of:=-0.5*([.$B$2]-[.$B$3])*SIN([.A43]*PI()/180)" office:value-type="float" office:value="15.3915368831414" calcext:value-type="float">
            <text:p>15.3915368831</text:p>
          </table:table-cell>
          <table:table-cell table:formula="of:=0.5*([.$B$2]+[.$B$3])+0.5*([.$B$2]-[.$B$3])*COS([.A43]*PI()/180)" office:value-type="float" office:value="75.2997311598319" calcext:value-type="float">
            <text:p>75.2997311598</text:p>
          </table:table-cell>
          <table:table-cell table:formula="of:=-0.5*([.$B$1]-[.$B$2])*SIN([.A43]*PI()/180)" office:value-type="float" office:value="109.279911870304" calcext:value-type="float">
            <text:p>109.2799118703</text:p>
          </table:table-cell>
          <table:table-cell table:formula="of:=0.5*([.$B$1]+[.$B$2])+0.5*([.$B$2]-[.$B$1])*COS([.A43]*PI()/180)" office:value-type="float" office:value="437.371908765193" calcext:value-type="float">
            <text:p>437.3719087652</text:p>
          </table:table-cell>
          <table:table-cell table:formula="of:=[.$B$1]/100*([.A43]-180)" office:value-type="float" office:value="180.5" calcext:value-type="float">
            <text:p>180.5</text:p>
          </table:table-cell>
          <table:table-cell table:formula="of:=[.H43]*[.$E$1]+[.$E$2]" office:value-type="float" office:value="182.217856231871" calcext:value-type="float">
            <text:p>182.217856231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-0.5*([.$B$1]-[.$B$3])*SIN([.A44]*PI()/180)" office:value-type="float" office:value="127.437379187592" calcext:value-type="float">
            <text:p>127.4373791876</text:p>
          </table:table-cell>
          <table:table-cell table:formula="of:=0.5*([.$B$1]+[.$B$3])+0.5*([.$B$1]-[.$B$3])*COS([.A44]*PI()/180)" office:value-type="float" office:value="115.127942804963" calcext:value-type="float">
            <text:p>115.127942805</text:p>
          </table:table-cell>
          <table:table-cell table:formula="of:=-0.5*([.$B$2]-[.$B$3])*SIN([.A44]*PI()/180)" office:value-type="float" office:value="15.7330097762459" calcext:value-type="float">
            <text:p>15.7330097762</text:p>
          </table:table-cell>
          <table:table-cell table:formula="of:=0.5*([.$B$2]+[.$B$3])+0.5*([.$B$2]-[.$B$3])*COS([.A44]*PI()/180)" office:value-type="float" office:value="75.5713509635757" calcext:value-type="float">
            <text:p>75.5713509636</text:p>
          </table:table-cell>
          <table:table-cell table:formula="of:=-0.5*([.$B$1]-[.$B$2])*SIN([.A44]*PI()/180)" office:value-type="float" office:value="111.704369411346" calcext:value-type="float">
            <text:p>111.7043694113</text:p>
          </table:table-cell>
          <table:table-cell table:formula="of:=0.5*([.$B$1]+[.$B$2])+0.5*([.$B$2]-[.$B$1])*COS([.A44]*PI()/180)" office:value-type="float" office:value="435.443408158612" calcext:value-type="float">
            <text:p>435.4434081586</text:p>
          </table:table-cell>
          <table:table-cell table:formula="of:=[.$B$1]/100*([.A44]-180)" office:value-type="float" office:value="185.25" calcext:value-type="float">
            <text:p>185.25</text:p>
          </table:table-cell>
          <table:table-cell table:formula="of:=[.H44]*[.$E$1]+[.$E$2]" office:value-type="float" office:value="184.117856231871" calcext:value-type="float">
            <text:p>184.117856231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-0.5*([.$B$1]-[.$B$3])*SIN([.A45]*PI()/180)" office:value-type="float" office:value="130.164490961524" calcext:value-type="float">
            <text:p>130.1644909615</text:p>
          </table:table-cell>
          <table:table-cell table:formula="of:=0.5*([.$B$1]+[.$B$3])+0.5*([.$B$1]-[.$B$3])*COS([.A45]*PI()/180)" office:value-type="float" office:value="117.376000268407" calcext:value-type="float">
            <text:p>117.3760002684</text:p>
          </table:table-cell>
          <table:table-cell table:formula="of:=-0.5*([.$B$2]-[.$B$3])*SIN([.A45]*PI()/180)" office:value-type="float" office:value="16.0696902421635" calcext:value-type="float">
            <text:p>16.0696902422</text:p>
          </table:table-cell>
          <table:table-cell table:formula="of:=0.5*([.$B$2]+[.$B$3])+0.5*([.$B$2]-[.$B$3])*COS([.A45]*PI()/180)" office:value-type="float" office:value="75.8488889220256" calcext:value-type="float">
            <text:p>75.848888922</text:p>
          </table:table-cell>
          <table:table-cell table:formula="of:=-0.5*([.$B$1]-[.$B$2])*SIN([.A45]*PI()/180)" office:value-type="float" office:value="114.094800719361" calcext:value-type="float">
            <text:p>114.0948007194</text:p>
          </table:table-cell>
          <table:table-cell table:formula="of:=0.5*([.$B$1]+[.$B$2])+0.5*([.$B$2]-[.$B$1])*COS([.A45]*PI()/180)" office:value-type="float" office:value="433.472888653619" calcext:value-type="float">
            <text:p>433.4728886536</text:p>
          </table:table-cell>
          <table:table-cell table:formula="of:=[.$B$1]/100*([.A45]-180)" office:value-type="float" office:value="190" calcext:value-type="float">
            <text:p>190</text:p>
          </table:table-cell>
          <table:table-cell table:formula="of:=[.H45]*[.$E$1]+[.$E$2]" office:value-type="float" office:value="186.017856231871" calcext:value-type="float">
            <text:p>186.017856231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-0.5*([.$B$1]-[.$B$3])*SIN([.A46]*PI()/180)" office:value-type="float" office:value="132.851953370578" calcext:value-type="float">
            <text:p>132.8519533706</text:p>
          </table:table-cell>
          <table:table-cell table:formula="of:=0.5*([.$B$1]+[.$B$3])+0.5*([.$B$1]-[.$B$3])*COS([.A46]*PI()/180)" office:value-type="float" office:value="119.671310004889" calcext:value-type="float">
            <text:p>119.6713100049</text:p>
          </table:table-cell>
          <table:table-cell table:formula="of:=-0.5*([.$B$2]-[.$B$3])*SIN([.A46]*PI()/180)" office:value-type="float" office:value="16.4014757247627" calcext:value-type="float">
            <text:p>16.4014757248</text:p>
          </table:table-cell>
          <table:table-cell table:formula="of:=0.5*([.$B$2]+[.$B$3])+0.5*([.$B$2]-[.$B$3])*COS([.A46]*PI()/180)" office:value-type="float" office:value="76.1322604944307" calcext:value-type="float">
            <text:p>76.1322604944</text:p>
          </table:table-cell>
          <table:table-cell table:formula="of:=-0.5*([.$B$1]-[.$B$2])*SIN([.A46]*PI()/180)" office:value-type="float" office:value="116.450477645815" calcext:value-type="float">
            <text:p>116.4504776458</text:p>
          </table:table-cell>
          <table:table-cell table:formula="of:=0.5*([.$B$1]+[.$B$2])+0.5*([.$B$2]-[.$B$1])*COS([.A46]*PI()/180)" office:value-type="float" office:value="431.460950489542" calcext:value-type="float">
            <text:p>431.4609504895</text:p>
          </table:table-cell>
          <table:table-cell table:formula="of:=[.$B$1]/100*([.A46]-180)" office:value-type="float" office:value="194.75" calcext:value-type="float">
            <text:p>194.75</text:p>
          </table:table-cell>
          <table:table-cell table:formula="of:=[.H46]*[.$E$1]+[.$E$2]" office:value-type="float" office:value="187.917856231871" calcext:value-type="float">
            <text:p>187.917856231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-0.5*([.$B$1]-[.$B$3])*SIN([.A47]*PI()/180)" office:value-type="float" office:value="135.498947787669" calcext:value-type="float">
            <text:p>135.4989477877</text:p>
          </table:table-cell>
          <table:table-cell table:formula="of:=0.5*([.$B$1]+[.$B$3])+0.5*([.$B$1]-[.$B$3])*COS([.A47]*PI()/180)" office:value-type="float" office:value="122.013172840828" calcext:value-type="float">
            <text:p>122.0131728408</text:p>
          </table:table-cell>
          <table:table-cell table:formula="of:=-0.5*([.$B$2]-[.$B$3])*SIN([.A47]*PI()/180)" office:value-type="float" office:value="16.7282651589715" calcext:value-type="float">
            <text:p>16.728265159</text:p>
          </table:table-cell>
          <table:table-cell table:formula="of:=0.5*([.$B$2]+[.$B$3])+0.5*([.$B$2]-[.$B$3])*COS([.A47]*PI()/180)" office:value-type="float" office:value="76.4213793630651" calcext:value-type="float">
            <text:p>76.4213793631</text:p>
          </table:table-cell>
          <table:table-cell table:formula="of:=-0.5*([.$B$1]-[.$B$2])*SIN([.A47]*PI()/180)" office:value-type="float" office:value="118.770682628697" calcext:value-type="float">
            <text:p>118.7706826287</text:p>
          </table:table-cell>
          <table:table-cell table:formula="of:=0.5*([.$B$1]+[.$B$2])+0.5*([.$B$2]-[.$B$1])*COS([.A47]*PI()/180)" office:value-type="float" office:value="429.408206522237" calcext:value-type="float">
            <text:p>429.4082065222</text:p>
          </table:table-cell>
          <table:table-cell table:formula="of:=[.$B$1]/100*([.A47]-180)" office:value-type="float" office:value="199.5" calcext:value-type="float">
            <text:p>199.5</text:p>
          </table:table-cell>
          <table:table-cell table:formula="of:=[.H47]*[.$E$1]+[.$E$2]" office:value-type="float" office:value="189.817856231871" calcext:value-type="float">
            <text:p>189.817856231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-0.5*([.$B$1]-[.$B$3])*SIN([.A48]*PI()/180)" office:value-type="float" office:value="138.104667912656" calcext:value-type="float">
            <text:p>138.1046679127</text:p>
          </table:table-cell>
          <table:table-cell table:formula="of:=0.5*([.$B$1]+[.$B$3])+0.5*([.$B$1]-[.$B$3])*COS([.A48]*PI()/180)" office:value-type="float" office:value="124.400875422118" calcext:value-type="float">
            <text:p>124.4008754221</text:p>
          </table:table-cell>
          <table:table-cell table:formula="of:=-0.5*([.$B$2]-[.$B$3])*SIN([.A48]*PI()/180)" office:value-type="float" office:value="17.0499590015625" calcext:value-type="float">
            <text:p>17.0499590016</text:p>
          </table:table-cell>
          <table:table-cell table:formula="of:=0.5*([.$B$2]+[.$B$3])+0.5*([.$B$2]-[.$B$3])*COS([.A48]*PI()/180)" office:value-type="float" office:value="76.7161574595207" calcext:value-type="float">
            <text:p>76.7161574595</text:p>
          </table:table-cell>
          <table:table-cell table:formula="of:=-0.5*([.$B$1]-[.$B$2])*SIN([.A48]*PI()/180)" office:value-type="float" office:value="121.054708911093" calcext:value-type="float">
            <text:p>121.0547089111</text:p>
          </table:table-cell>
          <table:table-cell table:formula="of:=0.5*([.$B$1]+[.$B$2])+0.5*([.$B$2]-[.$B$1])*COS([.A48]*PI()/180)" office:value-type="float" office:value="427.315282037403" calcext:value-type="float">
            <text:p>427.3152820374</text:p>
          </table:table-cell>
          <table:table-cell table:formula="of:=[.$B$1]/100*([.A48]-180)" office:value-type="float" office:value="204.25" calcext:value-type="float">
            <text:p>204.25</text:p>
          </table:table-cell>
          <table:table-cell table:formula="of:=[.H48]*[.$E$1]+[.$E$2]" office:value-type="float" office:value="191.717856231871" calcext:value-type="float">
            <text:p>191.717856231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-0.5*([.$B$1]-[.$B$3])*SIN([.A49]*PI()/180)" office:value-type="float" office:value="140.668320017947" calcext:value-type="float">
            <text:p>140.6683200179</text:p>
          </table:table-cell>
          <table:table-cell table:formula="of:=0.5*([.$B$1]+[.$B$3])+0.5*([.$B$1]-[.$B$3])*COS([.A49]*PI()/180)" office:value-type="float" office:value="126.833690431423" calcext:value-type="float">
            <text:p>126.8336904314</text:p>
          </table:table-cell>
          <table:table-cell table:formula="of:=-0.5*([.$B$2]-[.$B$3])*SIN([.A49]*PI()/180)" office:value-type="float" office:value="17.3664592614749" calcext:value-type="float">
            <text:p>17.3664592615</text:p>
          </table:table-cell>
          <table:table-cell table:formula="of:=0.5*([.$B$2]+[.$B$3])+0.5*([.$B$2]-[.$B$3])*COS([.A49]*PI()/180)" office:value-type="float" office:value="77.0165049915337" calcext:value-type="float">
            <text:p>77.0165049915</text:p>
          </table:table-cell>
          <table:table-cell table:formula="of:=-0.5*([.$B$1]-[.$B$2])*SIN([.A49]*PI()/180)" office:value-type="float" office:value="123.301860756472" calcext:value-type="float">
            <text:p>123.3018607565</text:p>
          </table:table-cell>
          <table:table-cell table:formula="of:=0.5*([.$B$1]+[.$B$2])+0.5*([.$B$2]-[.$B$1])*COS([.A49]*PI()/180)" office:value-type="float" office:value="425.182814560111" calcext:value-type="float">
            <text:p>425.1828145601</text:p>
          </table:table-cell>
          <table:table-cell table:formula="of:=[.$B$1]/100*([.A49]-180)" office:value-type="float" office:value="209" calcext:value-type="float">
            <text:p>209</text:p>
          </table:table-cell>
          <table:table-cell table:formula="of:=[.H49]*[.$E$1]+[.$E$2]" office:value-type="float" office:value="193.617856231871" calcext:value-type="float">
            <text:p>193.61785623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-0.5*([.$B$1]-[.$B$3])*SIN([.A50]*PI()/180)" office:value-type="float" office:value="143.189123190276" calcext:value-type="float">
            <text:p>143.1891231903</text:p>
          </table:table-cell>
          <table:table-cell table:formula="of:=0.5*([.$B$1]+[.$B$3])+0.5*([.$B$1]-[.$B$3])*COS([.A50]*PI()/180)" office:value-type="float" office:value="129.310876809724" calcext:value-type="float">
            <text:p>129.3108768097</text:p>
          </table:table-cell>
          <table:table-cell table:formula="of:=-0.5*([.$B$2]-[.$B$3])*SIN([.A50]*PI()/180)" office:value-type="float" office:value="17.6776695296637" calcext:value-type="float">
            <text:p>17.6776695297</text:p>
          </table:table-cell>
          <table:table-cell table:formula="of:=0.5*([.$B$2]+[.$B$3])+0.5*([.$B$2]-[.$B$3])*COS([.A50]*PI()/180)" office:value-type="float" office:value="77.3223304703363" calcext:value-type="float">
            <text:p>77.3223304703</text:p>
          </table:table-cell>
          <table:table-cell table:formula="of:=-0.5*([.$B$1]-[.$B$2])*SIN([.A50]*PI()/180)" office:value-type="float" office:value="125.511453660612" calcext:value-type="float">
            <text:p>125.5114536606</text:p>
          </table:table-cell>
          <table:table-cell table:formula="of:=0.5*([.$B$1]+[.$B$2])+0.5*([.$B$2]-[.$B$1])*COS([.A50]*PI()/180)" office:value-type="float" office:value="423.011453660612" calcext:value-type="float">
            <text:p>423.0114536606</text:p>
          </table:table-cell>
          <table:table-cell table:formula="of:=[.$B$1]/100*([.A50]-180)" office:value-type="float" office:value="213.75" calcext:value-type="float">
            <text:p>213.75</text:p>
          </table:table-cell>
          <table:table-cell table:formula="of:=[.H50]*[.$E$1]+[.$E$2]" office:value-type="float" office:value="195.517856231871" calcext:value-type="float">
            <text:p>195.517856231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-0.5*([.$B$1]-[.$B$3])*SIN([.A51]*PI()/180)" office:value-type="float" office:value="145.666309568577" calcext:value-type="float">
            <text:p>145.6663095686</text:p>
          </table:table-cell>
          <table:table-cell table:formula="of:=0.5*([.$B$1]+[.$B$3])+0.5*([.$B$1]-[.$B$3])*COS([.A51]*PI()/180)" office:value-type="float" office:value="131.831679982053" calcext:value-type="float">
            <text:p>131.8316799821</text:p>
          </table:table-cell>
          <table:table-cell table:formula="of:=-0.5*([.$B$2]-[.$B$3])*SIN([.A51]*PI()/180)" office:value-type="float" office:value="17.9834950084663" calcext:value-type="float">
            <text:p>17.9834950085</text:p>
          </table:table-cell>
          <table:table-cell table:formula="of:=0.5*([.$B$2]+[.$B$3])+0.5*([.$B$2]-[.$B$3])*COS([.A51]*PI()/180)" office:value-type="float" office:value="77.6335407385251" calcext:value-type="float">
            <text:p>77.6335407385</text:p>
          </table:table-cell>
          <table:table-cell table:formula="of:=-0.5*([.$B$1]-[.$B$2])*SIN([.A51]*PI()/180)" office:value-type="float" office:value="127.682814560111" calcext:value-type="float">
            <text:p>127.6828145601</text:p>
          </table:table-cell>
          <table:table-cell table:formula="of:=0.5*([.$B$1]+[.$B$2])+0.5*([.$B$2]-[.$B$1])*COS([.A51]*PI()/180)" office:value-type="float" office:value="420.801860756472" calcext:value-type="float">
            <text:p>420.8018607565</text:p>
          </table:table-cell>
          <table:table-cell table:formula="of:=[.$B$1]/100*([.A51]-180)" office:value-type="float" office:value="218.5" calcext:value-type="float">
            <text:p>218.5</text:p>
          </table:table-cell>
          <table:table-cell table:formula="of:=[.H51]*[.$E$1]+[.$E$2]" office:value-type="float" office:value="197.417856231871" calcext:value-type="float">
            <text:p>197.417856231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-0.5*([.$B$1]-[.$B$3])*SIN([.A52]*PI()/180)" office:value-type="float" office:value="148.099124577882" calcext:value-type="float">
            <text:p>148.0991245779</text:p>
          </table:table-cell>
          <table:table-cell table:formula="of:=0.5*([.$B$1]+[.$B$3])+0.5*([.$B$1]-[.$B$3])*COS([.A52]*PI()/180)" office:value-type="float" office:value="134.395332087344" calcext:value-type="float">
            <text:p>134.3953320873</text:p>
          </table:table-cell>
          <table:table-cell table:formula="of:=-0.5*([.$B$2]-[.$B$3])*SIN([.A52]*PI()/180)" office:value-type="float" office:value="18.2838425404793" calcext:value-type="float">
            <text:p>18.2838425405</text:p>
          </table:table-cell>
          <table:table-cell table:formula="of:=0.5*([.$B$2]+[.$B$3])+0.5*([.$B$2]-[.$B$3])*COS([.A52]*PI()/180)" office:value-type="float" office:value="77.9500409984375" calcext:value-type="float">
            <text:p>77.9500409984</text:p>
          </table:table-cell>
          <table:table-cell table:formula="of:=-0.5*([.$B$1]-[.$B$2])*SIN([.A52]*PI()/180)" office:value-type="float" office:value="129.815282037403" calcext:value-type="float">
            <text:p>129.8152820374</text:p>
          </table:table-cell>
          <table:table-cell table:formula="of:=0.5*([.$B$1]+[.$B$2])+0.5*([.$B$2]-[.$B$1])*COS([.A52]*PI()/180)" office:value-type="float" office:value="418.554708911094" calcext:value-type="float">
            <text:p>418.5547089111</text:p>
          </table:table-cell>
          <table:table-cell table:formula="of:=[.$B$1]/100*([.A52]-180)" office:value-type="float" office:value="223.25" calcext:value-type="float">
            <text:p>223.25</text:p>
          </table:table-cell>
          <table:table-cell table:formula="of:=[.H52]*[.$E$1]+[.$E$2]" office:value-type="float" office:value="199.317856231871" calcext:value-type="float">
            <text:p>199.317856231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-0.5*([.$B$1]-[.$B$3])*SIN([.A53]*PI()/180)" office:value-type="float" office:value="150.486827159172" calcext:value-type="float">
            <text:p>150.4868271592</text:p>
          </table:table-cell>
          <table:table-cell table:formula="of:=0.5*([.$B$1]+[.$B$3])+0.5*([.$B$1]-[.$B$3])*COS([.A53]*PI()/180)" office:value-type="float" office:value="137.001052212331" calcext:value-type="float">
            <text:p>137.0010522123</text:p>
          </table:table-cell>
          <table:table-cell table:formula="of:=-0.5*([.$B$2]-[.$B$3])*SIN([.A53]*PI()/180)" office:value-type="float" office:value="18.5786206369349" calcext:value-type="float">
            <text:p>18.5786206369</text:p>
          </table:table-cell>
          <table:table-cell table:formula="of:=0.5*([.$B$2]+[.$B$3])+0.5*([.$B$2]-[.$B$3])*COS([.A53]*PI()/180)" office:value-type="float" office:value="78.2717348410286" calcext:value-type="float">
            <text:p>78.271734841</text:p>
          </table:table-cell>
          <table:table-cell table:formula="of:=-0.5*([.$B$1]-[.$B$2])*SIN([.A53]*PI()/180)" office:value-type="float" office:value="131.908206522237" calcext:value-type="float">
            <text:p>131.9082065222</text:p>
          </table:table-cell>
          <table:table-cell table:formula="of:=0.5*([.$B$1]+[.$B$2])+0.5*([.$B$2]-[.$B$1])*COS([.A53]*PI()/180)" office:value-type="float" office:value="416.270682628697" calcext:value-type="float">
            <text:p>416.2706826287</text:p>
          </table:table-cell>
          <table:table-cell table:formula="of:=[.$B$1]/100*([.A53]-180)" office:value-type="float" office:value="228" calcext:value-type="float">
            <text:p>228</text:p>
          </table:table-cell>
          <table:table-cell table:formula="of:=[.H53]*[.$E$1]+[.$E$2]" office:value-type="float" office:value="201.217856231871" calcext:value-type="float">
            <text:p>201.217856231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-0.5*([.$B$1]-[.$B$3])*SIN([.A54]*PI()/180)" office:value-type="float" office:value="152.828689995111" calcext:value-type="float">
            <text:p>152.8286899951</text:p>
          </table:table-cell>
          <table:table-cell table:formula="of:=0.5*([.$B$1]+[.$B$3])+0.5*([.$B$1]-[.$B$3])*COS([.A54]*PI()/180)" office:value-type="float" office:value="139.648046629422" calcext:value-type="float">
            <text:p>139.6480466294</text:p>
          </table:table-cell>
          <table:table-cell table:formula="of:=-0.5*([.$B$2]-[.$B$3])*SIN([.A54]*PI()/180)" office:value-type="float" office:value="18.8677395055693" calcext:value-type="float">
            <text:p>18.8677395056</text:p>
          </table:table-cell>
          <table:table-cell table:formula="of:=0.5*([.$B$2]+[.$B$3])+0.5*([.$B$2]-[.$B$3])*COS([.A54]*PI()/180)" office:value-type="float" office:value="78.5985242752373" calcext:value-type="float">
            <text:p>78.5985242752</text:p>
          </table:table-cell>
          <table:table-cell table:formula="of:=-0.5*([.$B$1]-[.$B$2])*SIN([.A54]*PI()/180)" office:value-type="float" office:value="133.960950489542" calcext:value-type="float">
            <text:p>133.9609504895</text:p>
          </table:table-cell>
          <table:table-cell table:formula="of:=0.5*([.$B$1]+[.$B$2])+0.5*([.$B$2]-[.$B$1])*COS([.A54]*PI()/180)" office:value-type="float" office:value="413.950477645815" calcext:value-type="float">
            <text:p>413.9504776458</text:p>
          </table:table-cell>
          <table:table-cell table:formula="of:=[.$B$1]/100*([.A54]-180)" office:value-type="float" office:value="232.75" calcext:value-type="float">
            <text:p>232.75</text:p>
          </table:table-cell>
          <table:table-cell table:formula="of:=[.H54]*[.$E$1]+[.$E$2]" office:value-type="float" office:value="203.117856231871" calcext:value-type="float">
            <text:p>203.117856231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-0.5*([.$B$1]-[.$B$3])*SIN([.A55]*PI()/180)" office:value-type="float" office:value="155.123999731593" calcext:value-type="float">
            <text:p>155.1239997316</text:p>
          </table:table-cell>
          <table:table-cell table:formula="of:=0.5*([.$B$1]+[.$B$3])+0.5*([.$B$1]-[.$B$3])*COS([.A55]*PI()/180)" office:value-type="float" office:value="142.335509038476" calcext:value-type="float">
            <text:p>142.3355090385</text:p>
          </table:table-cell>
          <table:table-cell table:formula="of:=-0.5*([.$B$2]-[.$B$3])*SIN([.A55]*PI()/180)" office:value-type="float" office:value="19.1511110779744" calcext:value-type="float">
            <text:p>19.151111078</text:p>
          </table:table-cell>
          <table:table-cell table:formula="of:=0.5*([.$B$2]+[.$B$3])+0.5*([.$B$2]-[.$B$3])*COS([.A55]*PI()/180)" office:value-type="float" office:value="78.9303097578365" calcext:value-type="float">
            <text:p>78.9303097578</text:p>
          </table:table-cell>
          <table:table-cell table:formula="of:=-0.5*([.$B$1]-[.$B$2])*SIN([.A55]*PI()/180)" office:value-type="float" office:value="135.972888653619" calcext:value-type="float">
            <text:p>135.9728886536</text:p>
          </table:table-cell>
          <table:table-cell table:formula="of:=0.5*([.$B$1]+[.$B$2])+0.5*([.$B$2]-[.$B$1])*COS([.A55]*PI()/180)" office:value-type="float" office:value="411.594800719361" calcext:value-type="float">
            <text:p>411.5948007194</text:p>
          </table:table-cell>
          <table:table-cell table:formula="of:=[.$B$1]/100*([.A55]-180)" office:value-type="float" office:value="237.5" calcext:value-type="float">
            <text:p>237.5</text:p>
          </table:table-cell>
          <table:table-cell table:formula="of:=[.H55]*[.$E$1]+[.$E$2]" office:value-type="float" office:value="205.017856231871" calcext:value-type="float">
            <text:p>205.017856231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-0.5*([.$B$1]-[.$B$3])*SIN([.A56]*PI()/180)" office:value-type="float" office:value="157.372057195037" calcext:value-type="float">
            <text:p>157.372057195</text:p>
          </table:table-cell>
          <table:table-cell table:formula="of:=0.5*([.$B$1]+[.$B$3])+0.5*([.$B$1]-[.$B$3])*COS([.A56]*PI()/180)" office:value-type="float" office:value="145.062620812408" calcext:value-type="float">
            <text:p>145.0626208124</text:p>
          </table:table-cell>
          <table:table-cell table:formula="of:=-0.5*([.$B$2]-[.$B$3])*SIN([.A56]*PI()/180)" office:value-type="float" office:value="19.4286490364243" calcext:value-type="float">
            <text:p>19.4286490364</text:p>
          </table:table-cell>
          <table:table-cell table:formula="of:=0.5*([.$B$2]+[.$B$3])+0.5*([.$B$2]-[.$B$3])*COS([.A56]*PI()/180)" office:value-type="float" office:value="79.2669902237541" calcext:value-type="float">
            <text:p>79.2669902238</text:p>
          </table:table-cell>
          <table:table-cell table:formula="of:=-0.5*([.$B$1]-[.$B$2])*SIN([.A56]*PI()/180)" office:value-type="float" office:value="137.943408158612" calcext:value-type="float">
            <text:p>137.9434081586</text:p>
          </table:table-cell>
          <table:table-cell table:formula="of:=0.5*([.$B$1]+[.$B$2])+0.5*([.$B$2]-[.$B$1])*COS([.A56]*PI()/180)" office:value-type="float" office:value="409.204369411346" calcext:value-type="float">
            <text:p>409.2043694113</text:p>
          </table:table-cell>
          <table:table-cell table:formula="of:=[.$B$1]/100*([.A56]-180)" office:value-type="float" office:value="242.25" calcext:value-type="float">
            <text:p>242.25</text:p>
          </table:table-cell>
          <table:table-cell table:formula="of:=[.H56]*[.$E$1]+[.$E$2]" office:value-type="float" office:value="206.917856231871" calcext:value-type="float">
            <text:p>206.917856231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-0.5*([.$B$1]-[.$B$3])*SIN([.A57]*PI()/180)" office:value-type="float" office:value="159.572177605361" calcext:value-type="float">
            <text:p>159.5721776054</text:p>
          </table:table-cell>
          <table:table-cell table:formula="of:=0.5*([.$B$1]+[.$B$3])+0.5*([.$B$1]-[.$B$3])*COS([.A57]*PI()/180)" office:value-type="float" office:value="147.828551246554" calcext:value-type="float">
            <text:p>147.8285512466</text:p>
          </table:table-cell>
          <table:table-cell table:formula="of:=-0.5*([.$B$2]-[.$B$3])*SIN([.A57]*PI()/180)" office:value-type="float" office:value="19.7002688401681" calcext:value-type="float">
            <text:p>19.7002688402</text:p>
          </table:table-cell>
          <table:table-cell table:formula="of:=0.5*([.$B$2]+[.$B$3])+0.5*([.$B$2]-[.$B$3])*COS([.A57]*PI()/180)" office:value-type="float" office:value="79.6084631168585" calcext:value-type="float">
            <text:p>79.6084631169</text:p>
          </table:table-cell>
          <table:table-cell table:formula="of:=-0.5*([.$B$1]-[.$B$2])*SIN([.A57]*PI()/180)" office:value-type="float" office:value="139.871908765193" calcext:value-type="float">
            <text:p>139.8719087652</text:p>
          </table:table-cell>
          <table:table-cell table:formula="of:=0.5*([.$B$1]+[.$B$2])+0.5*([.$B$2]-[.$B$1])*COS([.A57]*PI()/180)" office:value-type="float" office:value="406.779911870304" calcext:value-type="float">
            <text:p>406.7799118703</text:p>
          </table:table-cell>
          <table:table-cell table:formula="of:=[.$B$1]/100*([.A57]-180)" office:value-type="float" office:value="247" calcext:value-type="float">
            <text:p>247</text:p>
          </table:table-cell>
          <table:table-cell table:formula="of:=[.H57]*[.$E$1]+[.$E$2]" office:value-type="float" office:value="208.817856231871" calcext:value-type="float">
            <text:p>208.817856231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-0.5*([.$B$1]-[.$B$3])*SIN([.A58]*PI()/180)" office:value-type="float" office:value="161.723690784577" calcext:value-type="float">
            <text:p>161.7236907846</text:p>
          </table:table-cell>
          <table:table-cell table:formula="of:=0.5*([.$B$1]+[.$B$3])+0.5*([.$B$1]-[.$B$3])*COS([.A58]*PI()/180)" office:value-type="float" office:value="150.63245781171" calcext:value-type="float">
            <text:p>150.6324578117</text:p>
          </table:table-cell>
          <table:table-cell table:formula="of:=-0.5*([.$B$2]-[.$B$3])*SIN([.A58]*PI()/180)" office:value-type="float" office:value="19.9658877511823" calcext:value-type="float">
            <text:p>19.9658877512</text:p>
          </table:table-cell>
          <table:table-cell table:formula="of:=0.5*([.$B$2]+[.$B$3])+0.5*([.$B$2]-[.$B$3])*COS([.A58]*PI()/180)" office:value-type="float" office:value="79.9546244211988" calcext:value-type="float">
            <text:p>79.9546244212</text:p>
          </table:table-cell>
          <table:table-cell table:formula="of:=-0.5*([.$B$1]-[.$B$2])*SIN([.A58]*PI()/180)" office:value-type="float" office:value="141.757803033395" calcext:value-type="float">
            <text:p>141.7578030334</text:p>
          </table:table-cell>
          <table:table-cell table:formula="of:=0.5*([.$B$1]+[.$B$2])+0.5*([.$B$2]-[.$B$1])*COS([.A58]*PI()/180)" office:value-type="float" office:value="404.322166609489" calcext:value-type="float">
            <text:p>404.3221666095</text:p>
          </table:table-cell>
          <table:table-cell table:formula="of:=[.$B$1]/100*([.A58]-180)" office:value-type="float" office:value="251.75" calcext:value-type="float">
            <text:p>251.75</text:p>
          </table:table-cell>
          <table:table-cell table:formula="of:=[.H58]*[.$E$1]+[.$E$2]" office:value-type="float" office:value="210.717856231871" calcext:value-type="float">
            <text:p>210.717856231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-0.5*([.$B$1]-[.$B$3])*SIN([.A59]*PI()/180)" office:value-type="float" office:value="163.825941360927" calcext:value-type="float">
            <text:p>163.8259413609</text:p>
          </table:table-cell>
          <table:table-cell table:formula="of:=0.5*([.$B$1]+[.$B$3])+0.5*([.$B$1]-[.$B$3])*COS([.A59]*PI()/180)" office:value-type="float" office:value="153.473486410774" calcext:value-type="float">
            <text:p>153.4734864108</text:p>
          </table:table-cell>
          <table:table-cell table:formula="of:=-0.5*([.$B$2]-[.$B$3])*SIN([.A59]*PI()/180)" office:value-type="float" office:value="20.2254248593737" calcext:value-type="float">
            <text:p>20.2254248594</text:p>
          </table:table-cell>
          <table:table-cell table:formula="of:=0.5*([.$B$2]+[.$B$3])+0.5*([.$B$2]-[.$B$3])*COS([.A59]*PI()/180)" office:value-type="float" office:value="80.3053686926882" calcext:value-type="float">
            <text:p>80.3053686927</text:p>
          </table:table-cell>
          <table:table-cell table:formula="of:=-0.5*([.$B$1]-[.$B$2])*SIN([.A59]*PI()/180)" office:value-type="float" office:value="143.600516501553" calcext:value-type="float">
            <text:p>143.6005165016</text:p>
          </table:table-cell>
          <table:table-cell table:formula="of:=0.5*([.$B$1]+[.$B$2])+0.5*([.$B$2]-[.$B$1])*COS([.A59]*PI()/180)" office:value-type="float" office:value="401.831882281914" calcext:value-type="float">
            <text:p>401.8318822819</text:p>
          </table:table-cell>
          <table:table-cell table:formula="of:=[.$B$1]/100*([.A59]-180)" office:value-type="float" office:value="256.5" calcext:value-type="float">
            <text:p>256.5</text:p>
          </table:table-cell>
          <table:table-cell table:formula="of:=[.H59]*[.$E$1]+[.$E$2]" office:value-type="float" office:value="212.617856231871" calcext:value-type="float">
            <text:p>212.617856231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-0.5*([.$B$1]-[.$B$3])*SIN([.A60]*PI()/180)" office:value-type="float" office:value="165.878288968521" calcext:value-type="float">
            <text:p>165.8782889685</text:p>
          </table:table-cell>
          <table:table-cell table:formula="of:=0.5*([.$B$1]+[.$B$3])+0.5*([.$B$1]-[.$B$3])*COS([.A60]*PI()/180)" office:value-type="float" office:value="156.350771638913" calcext:value-type="float">
            <text:p>156.3507716389</text:p>
          </table:table-cell>
          <table:table-cell table:formula="of:=-0.5*([.$B$2]-[.$B$3])*SIN([.A60]*PI()/180)" office:value-type="float" office:value="20.4788011072248" calcext:value-type="float">
            <text:p>20.4788011072</text:p>
          </table:table-cell>
          <table:table-cell table:formula="of:=0.5*([.$B$2]+[.$B$3])+0.5*([.$B$2]-[.$B$3])*COS([.A60]*PI()/180)" office:value-type="float" office:value="80.6605890912238" calcext:value-type="float">
            <text:p>80.6605890912</text:p>
          </table:table-cell>
          <table:table-cell table:formula="of:=-0.5*([.$B$1]-[.$B$2])*SIN([.A60]*PI()/180)" office:value-type="float" office:value="145.399487861296" calcext:value-type="float">
            <text:p>145.3994878613</text:p>
          </table:table-cell>
          <table:table-cell table:formula="of:=0.5*([.$B$1]+[.$B$2])+0.5*([.$B$2]-[.$B$1])*COS([.A60]*PI()/180)" office:value-type="float" office:value="399.309817452311" calcext:value-type="float">
            <text:p>399.3098174523</text:p>
          </table:table-cell>
          <table:table-cell table:formula="of:=[.$B$1]/100*([.A60]-180)" office:value-type="float" office:value="261.25" calcext:value-type="float">
            <text:p>261.25</text:p>
          </table:table-cell>
          <table:table-cell table:formula="of:=[.H60]*[.$E$1]+[.$E$2]" office:value-type="float" office:value="214.517856231871" calcext:value-type="float">
            <text:p>214.517856231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-0.5*([.$B$1]-[.$B$3])*SIN([.A61]*PI()/180)" office:value-type="float" office:value="167.880108442396" calcext:value-type="float">
            <text:p>167.8801084424</text:p>
          </table:table-cell>
          <table:table-cell table:formula="of:=0.5*([.$B$1]+[.$B$3])+0.5*([.$B$1]-[.$B$3])*COS([.A61]*PI()/180)" office:value-type="float" office:value="159.263437047174" calcext:value-type="float">
            <text:p>159.2634370472</text:p>
          </table:table-cell>
          <table:table-cell table:formula="of:=-0.5*([.$B$2]-[.$B$3])*SIN([.A61]*PI()/180)" office:value-type="float" office:value="20.725939313876" calcext:value-type="float">
            <text:p>20.7259393139</text:p>
          </table:table-cell>
          <table:table-cell table:formula="of:=0.5*([.$B$2]+[.$B$3])+0.5*([.$B$2]-[.$B$3])*COS([.A61]*PI()/180)" office:value-type="float" office:value="81.0201774132313" calcext:value-type="float">
            <text:p>81.0201774132</text:p>
          </table:table-cell>
          <table:table-cell table:formula="of:=-0.5*([.$B$1]-[.$B$2])*SIN([.A61]*PI()/180)" office:value-type="float" office:value="147.15416912852" calcext:value-type="float">
            <text:p>147.1541691285</text:p>
          </table:table-cell>
          <table:table-cell table:formula="of:=0.5*([.$B$1]+[.$B$2])+0.5*([.$B$2]-[.$B$1])*COS([.A61]*PI()/180)" office:value-type="float" office:value="396.756740366058" calcext:value-type="float">
            <text:p>396.7567403661</text:p>
          </table:table-cell>
          <table:table-cell table:formula="of:=[.$B$1]/100*([.A61]-180)" office:value-type="float" office:value="266" calcext:value-type="float">
            <text:p>266</text:p>
          </table:table-cell>
          <table:table-cell table:formula="of:=[.H61]*[.$E$1]+[.$E$2]" office:value-type="float" office:value="216.417856231871" calcext:value-type="float">
            <text:p>216.417856231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-0.5*([.$B$1]-[.$B$3])*SIN([.A62]*PI()/180)" office:value-type="float" office:value="169.830790008948" calcext:value-type="float">
            <text:p>169.8307900089</text:p>
          </table:table-cell>
          <table:table-cell table:formula="of:=0.5*([.$B$1]+[.$B$3])+0.5*([.$B$1]-[.$B$3])*COS([.A62]*PI()/180)" office:value-type="float" office:value="162.210595409457" calcext:value-type="float">
            <text:p>162.2105954095</text:p>
          </table:table-cell>
          <table:table-cell table:formula="of:=-0.5*([.$B$2]-[.$B$3])*SIN([.A62]*PI()/180)" office:value-type="float" office:value="20.9667641986356" calcext:value-type="float">
            <text:p>20.9667641986</text:p>
          </table:table-cell>
          <table:table-cell table:formula="of:=0.5*([.$B$2]+[.$B$3])+0.5*([.$B$2]-[.$B$3])*COS([.A62]*PI()/180)" office:value-type="float" office:value="81.3840241246243" calcext:value-type="float">
            <text:p>81.3840241246</text:p>
          </table:table-cell>
          <table:table-cell table:formula="of:=-0.5*([.$B$1]-[.$B$2])*SIN([.A62]*PI()/180)" office:value-type="float" office:value="148.864025810313" calcext:value-type="float">
            <text:p>148.8640258103</text:p>
          </table:table-cell>
          <table:table-cell table:formula="of:=0.5*([.$B$1]+[.$B$2])+0.5*([.$B$2]-[.$B$1])*COS([.A62]*PI()/180)" office:value-type="float" office:value="394.173428715167" calcext:value-type="float">
            <text:p>394.1734287152</text:p>
          </table:table-cell>
          <table:table-cell table:formula="of:=[.$B$1]/100*([.A62]-180)" office:value-type="float" office:value="270.75" calcext:value-type="float">
            <text:p>270.75</text:p>
          </table:table-cell>
          <table:table-cell table:formula="of:=[.H62]*[.$E$1]+[.$E$2]" office:value-type="float" office:value="218.317856231871" calcext:value-type="float">
            <text:p>218.317856231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-0.5*([.$B$1]-[.$B$3])*SIN([.A63]*PI()/180)" office:value-type="float" office:value="171.729739471676" calcext:value-type="float">
            <text:p>171.7297394717</text:p>
          </table:table-cell>
          <table:table-cell table:formula="of:=0.5*([.$B$1]+[.$B$3])+0.5*([.$B$1]-[.$B$3])*COS([.A63]*PI()/180)" office:value-type="float" office:value="165.191348992776" calcext:value-type="float">
            <text:p>165.1913489928</text:p>
          </table:table-cell>
          <table:table-cell table:formula="of:=-0.5*([.$B$2]-[.$B$3])*SIN([.A63]*PI()/180)" office:value-type="float" office:value="21.2012024039106" calcext:value-type="float">
            <text:p>21.2012024039</text:p>
          </table:table-cell>
          <table:table-cell table:formula="of:=0.5*([.$B$2]+[.$B$3])+0.5*([.$B$2]-[.$B$3])*COS([.A63]*PI()/180)" office:value-type="float" office:value="81.7520183941699" calcext:value-type="float">
            <text:p>81.7520183942</text:p>
          </table:table-cell>
          <table:table-cell table:formula="of:=-0.5*([.$B$1]-[.$B$2])*SIN([.A63]*PI()/180)" office:value-type="float" office:value="150.528537067766" calcext:value-type="float">
            <text:p>150.5285370678</text:p>
          </table:table-cell>
          <table:table-cell table:formula="of:=0.5*([.$B$1]+[.$B$2])+0.5*([.$B$2]-[.$B$1])*COS([.A63]*PI()/180)" office:value-type="float" office:value="391.560669401394" calcext:value-type="float">
            <text:p>391.5606694014</text:p>
          </table:table-cell>
          <table:table-cell table:formula="of:=[.$B$1]/100*([.A63]-180)" office:value-type="float" office:value="275.5" calcext:value-type="float">
            <text:p>275.5</text:p>
          </table:table-cell>
          <table:table-cell table:formula="of:=[.H63]*[.$E$1]+[.$E$2]" office:value-type="float" office:value="220.217856231871" calcext:value-type="float">
            <text:p>220.217856231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-0.5*([.$B$1]-[.$B$3])*SIN([.A64]*PI()/180)" office:value-type="float" office:value="173.576378392178" calcext:value-type="float">
            <text:p>173.5763783922</text:p>
          </table:table-cell>
          <table:table-cell table:formula="of:=0.5*([.$B$1]+[.$B$3])+0.5*([.$B$1]-[.$B$3])*COS([.A64]*PI()/180)" office:value-type="float" office:value="168.204789830714" calcext:value-type="float">
            <text:p>168.2047898307</text:p>
          </table:table-cell>
          <table:table-cell table:formula="of:=-0.5*([.$B$2]-[.$B$3])*SIN([.A64]*PI()/180)" office:value-type="float" office:value="21.4291825175528" calcext:value-type="float">
            <text:p>21.4291825176</text:p>
          </table:table-cell>
          <table:table-cell table:formula="of:=0.5*([.$B$2]+[.$B$3])+0.5*([.$B$2]-[.$B$3])*COS([.A64]*PI()/180)" office:value-type="float" office:value="82.1240481272486" calcext:value-type="float">
            <text:p>82.1240481272</text:p>
          </table:table-cell>
          <table:table-cell table:formula="of:=-0.5*([.$B$1]-[.$B$2])*SIN([.A64]*PI()/180)" office:value-type="float" office:value="152.147195874625" calcext:value-type="float">
            <text:p>152.1471958746</text:p>
          </table:table-cell>
          <table:table-cell table:formula="of:=0.5*([.$B$1]+[.$B$2])+0.5*([.$B$2]-[.$B$1])*COS([.A64]*PI()/180)" office:value-type="float" office:value="388.919258296535" calcext:value-type="float">
            <text:p>388.9192582965</text:p>
          </table:table-cell>
          <table:table-cell table:formula="of:=[.$B$1]/100*([.A64]-180)" office:value-type="float" office:value="280.25" calcext:value-type="float">
            <text:p>280.25</text:p>
          </table:table-cell>
          <table:table-cell table:formula="of:=[.H64]*[.$E$1]+[.$E$2]" office:value-type="float" office:value="222.117856231871" calcext:value-type="float">
            <text:p>222.117856231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-0.5*([.$B$1]-[.$B$3])*SIN([.A65]*PI()/180)" office:value-type="float" office:value="175.370144266349" calcext:value-type="float">
            <text:p>175.3701442663</text:p>
          </table:table-cell>
          <table:table-cell table:formula="of:=0.5*([.$B$1]+[.$B$3])+0.5*([.$B$1]-[.$B$3])*COS([.A65]*PI()/180)" office:value-type="float" office:value="171.25" calcext:value-type="float">
            <text:p>171.25</text:p>
          </table:table-cell>
          <table:table-cell table:formula="of:=-0.5*([.$B$2]-[.$B$3])*SIN([.A65]*PI()/180)" office:value-type="float" office:value="21.650635094611" calcext:value-type="float">
            <text:p>21.6506350946</text:p>
          </table:table-cell>
          <table:table-cell table:formula="of:=0.5*([.$B$2]+[.$B$3])+0.5*([.$B$2]-[.$B$3])*COS([.A65]*PI()/180)" office:value-type="float" office:value="82.5" calcext:value-type="float">
            <text:p>82.5</text:p>
          </table:table-cell>
          <table:table-cell table:formula="of:=-0.5*([.$B$1]-[.$B$2])*SIN([.A65]*PI()/180)" office:value-type="float" office:value="153.719509171738" calcext:value-type="float">
            <text:p>153.7195091717</text:p>
          </table:table-cell>
          <table:table-cell table:formula="of:=0.5*([.$B$1]+[.$B$2])+0.5*([.$B$2]-[.$B$1])*COS([.A65]*PI()/180)" office:value-type="float" office:value="386.25" calcext:value-type="float">
            <text:p>386.25</text:p>
          </table:table-cell>
          <table:table-cell table:formula="of:=[.$B$1]/100*([.A65]-180)" office:value-type="float" office:value="285" calcext:value-type="float">
            <text:p>285</text:p>
          </table:table-cell>
          <table:table-cell table:formula="of:=[.H65]*[.$E$1]+[.$E$2]" office:value-type="float" office:value="224.017856231871" calcext:value-type="float">
            <text:p>224.017856231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-0.5*([.$B$1]-[.$B$3])*SIN([.A66]*PI()/180)" office:value-type="float" office:value="177.110490695728" calcext:value-type="float">
            <text:p>177.1104906957</text:p>
          </table:table-cell>
          <table:table-cell table:formula="of:=0.5*([.$B$1]+[.$B$3])+0.5*([.$B$1]-[.$B$3])*COS([.A66]*PI()/180)" office:value-type="float" office:value="174.326051900117" calcext:value-type="float">
            <text:p>174.3260519001</text:p>
          </table:table-cell>
          <table:table-cell table:formula="of:=-0.5*([.$B$2]-[.$B$3])*SIN([.A66]*PI()/180)" office:value-type="float" office:value="21.8654926784849" calcext:value-type="float">
            <text:p>21.8654926785</text:p>
          </table:table-cell>
          <table:table-cell table:formula="of:=0.5*([.$B$2]+[.$B$3])+0.5*([.$B$2]-[.$B$3])*COS([.A66]*PI()/180)" office:value-type="float" office:value="82.8797594938416" calcext:value-type="float">
            <text:p>82.8797594938</text:p>
          </table:table-cell>
          <table:table-cell table:formula="of:=-0.5*([.$B$1]-[.$B$2])*SIN([.A66]*PI()/180)" office:value-type="float" office:value="155.244998017243" calcext:value-type="float">
            <text:p>155.2449980172</text:p>
          </table:table-cell>
          <table:table-cell table:formula="of:=0.5*([.$B$1]+[.$B$2])+0.5*([.$B$2]-[.$B$1])*COS([.A66]*PI()/180)" office:value-type="float" office:value="383.553707593725" calcext:value-type="float">
            <text:p>383.5537075937</text:p>
          </table:table-cell>
          <table:table-cell table:formula="of:=[.$B$1]/100*([.A66]-180)" office:value-type="float" office:value="289.75" calcext:value-type="float">
            <text:p>289.75</text:p>
          </table:table-cell>
          <table:table-cell table:formula="of:=[.H66]*[.$E$1]+[.$E$2]" office:value-type="float" office:value="225.917856231871" calcext:value-type="float">
            <text:p>225.917856231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-0.5*([.$B$1]-[.$B$3])*SIN([.A67]*PI()/180)" office:value-type="float" office:value="178.796887553933" calcext:value-type="float">
            <text:p>178.7968875539</text:p>
          </table:table-cell>
          <table:table-cell table:formula="of:=0.5*([.$B$1]+[.$B$3])+0.5*([.$B$1]-[.$B$3])*COS([.A67]*PI()/180)" office:value-type="float" office:value="177.432008535857" calcext:value-type="float">
            <text:p>177.4320085359</text:p>
          </table:table-cell>
          <table:table-cell table:formula="of:=-0.5*([.$B$2]-[.$B$3])*SIN([.A67]*PI()/180)" office:value-type="float" office:value="22.0736898214732" calcext:value-type="float">
            <text:p>22.0736898215</text:p>
          </table:table-cell>
          <table:table-cell table:formula="of:=0.5*([.$B$2]+[.$B$3])+0.5*([.$B$2]-[.$B$3])*COS([.A67]*PI()/180)" office:value-type="float" office:value="83.2632109303527" calcext:value-type="float">
            <text:p>83.2632109304</text:p>
          </table:table-cell>
          <table:table-cell table:formula="of:=-0.5*([.$B$1]-[.$B$2])*SIN([.A67]*PI()/180)" office:value-type="float" office:value="156.72319773246" calcext:value-type="float">
            <text:p>156.7231977325</text:p>
          </table:table-cell>
          <table:table-cell table:formula="of:=0.5*([.$B$1]+[.$B$2])+0.5*([.$B$2]-[.$B$1])*COS([.A67]*PI()/180)" office:value-type="float" office:value="380.831202394496" calcext:value-type="float">
            <text:p>380.8312023945</text:p>
          </table:table-cell>
          <table:table-cell table:formula="of:=[.$B$1]/100*([.A67]-180)" office:value-type="float" office:value="294.5" calcext:value-type="float">
            <text:p>294.5</text:p>
          </table:table-cell>
          <table:table-cell table:formula="of:=[.H67]*[.$E$1]+[.$E$2]" office:value-type="float" office:value="227.817856231871" calcext:value-type="float">
            <text:p>227.817856231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-0.5*([.$B$1]-[.$B$3])*SIN([.A68]*PI()/180)" office:value-type="float" office:value="180.428821148144" calcext:value-type="float">
            <text:p>180.4288211481</text:p>
          </table:table-cell>
          <table:table-cell table:formula="of:=0.5*([.$B$1]+[.$B$3])+0.5*([.$B$1]-[.$B$3])*COS([.A68]*PI()/180)" office:value-type="float" office:value="180.566923802742" calcext:value-type="float">
            <text:p>180.5669238027</text:p>
          </table:table-cell>
          <table:table-cell table:formula="of:=-0.5*([.$B$2]-[.$B$3])*SIN([.A68]*PI()/180)" office:value-type="float" office:value="22.2751631047092" calcext:value-type="float">
            <text:p>22.2751631047</text:p>
          </table:table-cell>
          <table:table-cell table:formula="of:=0.5*([.$B$2]+[.$B$3])+0.5*([.$B$2]-[.$B$3])*COS([.A68]*PI()/180)" office:value-type="float" office:value="83.6502375065113" calcext:value-type="float">
            <text:p>83.6502375065</text:p>
          </table:table-cell>
          <table:table-cell table:formula="of:=-0.5*([.$B$1]-[.$B$2])*SIN([.A68]*PI()/180)" office:value-type="float" office:value="158.153658043435" calcext:value-type="float">
            <text:p>158.1536580434</text:p>
          </table:table-cell>
          <table:table-cell table:formula="of:=0.5*([.$B$1]+[.$B$2])+0.5*([.$B$2]-[.$B$1])*COS([.A68]*PI()/180)" office:value-type="float" office:value="378.08331370377" calcext:value-type="float">
            <text:p>378.0833137038</text:p>
          </table:table-cell>
          <table:table-cell table:formula="of:=[.$B$1]/100*([.A68]-180)" office:value-type="float" office:value="299.25" calcext:value-type="float">
            <text:p>299.25</text:p>
          </table:table-cell>
          <table:table-cell table:formula="of:=[.H68]*[.$E$1]+[.$E$2]" office:value-type="float" office:value="229.717856231871" calcext:value-type="float">
            <text:p>229.717856231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-0.5*([.$B$1]-[.$B$3])*SIN([.A69]*PI()/180)" office:value-type="float" office:value="182.005794375581" calcext:value-type="float">
            <text:p>182.0057943756</text:p>
          </table:table-cell>
          <table:table-cell table:formula="of:=0.5*([.$B$1]+[.$B$3])+0.5*([.$B$1]-[.$B$3])*COS([.A69]*PI()/180)" office:value-type="float" office:value="183.729842775212" calcext:value-type="float">
            <text:p>183.7298427752</text:p>
          </table:table-cell>
          <table:table-cell table:formula="of:=-0.5*([.$B$2]-[.$B$3])*SIN([.A69]*PI()/180)" office:value-type="float" office:value="22.4698511574792" calcext:value-type="float">
            <text:p>22.4698511575</text:p>
          </table:table-cell>
          <table:table-cell table:formula="of:=0.5*([.$B$2]+[.$B$3])+0.5*([.$B$2]-[.$B$3])*COS([.A69]*PI()/180)" office:value-type="float" office:value="84.0407213302731" calcext:value-type="float">
            <text:p>84.0407213303</text:p>
          </table:table-cell>
          <table:table-cell table:formula="of:=-0.5*([.$B$1]-[.$B$2])*SIN([.A69]*PI()/180)" office:value-type="float" office:value="159.535943218102" calcext:value-type="float">
            <text:p>159.5359432181</text:p>
          </table:table-cell>
          <table:table-cell table:formula="of:=0.5*([.$B$1]+[.$B$2])+0.5*([.$B$2]-[.$B$1])*COS([.A69]*PI()/180)" office:value-type="float" office:value="375.310878555061" calcext:value-type="float">
            <text:p>375.3108785551</text:p>
          </table:table-cell>
          <table:table-cell table:formula="of:=[.$B$1]/100*([.A69]-180)" office:value-type="float" office:value="304" calcext:value-type="float">
            <text:p>304</text:p>
          </table:table-cell>
          <table:table-cell table:formula="of:=[.H69]*[.$E$1]+[.$E$2]" office:value-type="float" office:value="231.617856231871" calcext:value-type="float">
            <text:p>231.617856231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-0.5*([.$B$1]-[.$B$3])*SIN([.A70]*PI()/180)" office:value-type="float" office:value="183.527326874922" calcext:value-type="float">
            <text:p>183.5273268749</text:p>
          </table:table-cell>
          <table:table-cell table:formula="of:=0.5*([.$B$1]+[.$B$3])+0.5*([.$B$1]-[.$B$3])*COS([.A70]*PI()/180)" office:value-type="float" office:value="186.919801997508" calcext:value-type="float">
            <text:p>186.9198019975</text:p>
          </table:table-cell>
          <table:table-cell table:formula="of:=-0.5*([.$B$2]-[.$B$3])*SIN([.A70]*PI()/180)" office:value-type="float" office:value="22.6576946759162" calcext:value-type="float">
            <text:p>22.6576946759</text:p>
          </table:table-cell>
          <table:table-cell table:formula="of:=0.5*([.$B$2]+[.$B$3])+0.5*([.$B$2]-[.$B$3])*COS([.A70]*PI()/180)" office:value-type="float" office:value="84.4345434564825" calcext:value-type="float">
            <text:p>84.4345434565</text:p>
          </table:table-cell>
          <table:table-cell table:formula="of:=-0.5*([.$B$1]-[.$B$2])*SIN([.A70]*PI()/180)" office:value-type="float" office:value="160.869632199005" calcext:value-type="float">
            <text:p>160.869632199</text:p>
          </table:table-cell>
          <table:table-cell table:formula="of:=0.5*([.$B$1]+[.$B$2])+0.5*([.$B$2]-[.$B$1])*COS([.A70]*PI()/180)" office:value-type="float" office:value="372.514741458974" calcext:value-type="float">
            <text:p>372.514741459</text:p>
          </table:table-cell>
          <table:table-cell table:formula="of:=[.$B$1]/100*([.A70]-180)" office:value-type="float" office:value="308.75" calcext:value-type="float">
            <text:p>308.75</text:p>
          </table:table-cell>
          <table:table-cell table:formula="of:=[.H70]*[.$E$1]+[.$E$2]" office:value-type="float" office:value="233.517856231871" calcext:value-type="float">
            <text:p>233.517856231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-0.5*([.$B$1]-[.$B$3])*SIN([.A71]*PI()/180)" office:value-type="float" office:value="184.992955172627" calcext:value-type="float">
            <text:p>184.9929551726</text:p>
          </table:table-cell>
          <table:table-cell table:formula="of:=0.5*([.$B$1]+[.$B$3])+0.5*([.$B$1]-[.$B$3])*COS([.A71]*PI()/180)" office:value-type="float" office:value="190.13582977715" calcext:value-type="float">
            <text:p>190.1358297772</text:p>
          </table:table-cell>
          <table:table-cell table:formula="of:=-0.5*([.$B$2]-[.$B$3])*SIN([.A71]*PI()/180)" office:value-type="float" office:value="22.838636441065" calcext:value-type="float">
            <text:p>22.8386364411</text:p>
          </table:table-cell>
          <table:table-cell table:formula="of:=0.5*([.$B$2]+[.$B$3])+0.5*([.$B$2]-[.$B$3])*COS([.A71]*PI()/180)" office:value-type="float" office:value="84.831583923105" calcext:value-type="float">
            <text:p>84.8315839231</text:p>
          </table:table-cell>
          <table:table-cell table:formula="of:=-0.5*([.$B$1]-[.$B$2])*SIN([.A71]*PI()/180)" office:value-type="float" office:value="162.154318731562" calcext:value-type="float">
            <text:p>162.1543187316</text:p>
          </table:table-cell>
          <table:table-cell table:formula="of:=0.5*([.$B$1]+[.$B$2])+0.5*([.$B$2]-[.$B$1])*COS([.A71]*PI()/180)" office:value-type="float" office:value="369.695754145955" calcext:value-type="float">
            <text:p>369.695754146</text:p>
          </table:table-cell>
          <table:table-cell table:formula="of:=[.$B$1]/100*([.A71]-180)" office:value-type="float" office:value="313.5" calcext:value-type="float">
            <text:p>313.5</text:p>
          </table:table-cell>
          <table:table-cell table:formula="of:=[.H71]*[.$E$1]+[.$E$2]" office:value-type="float" office:value="235.417856231871" calcext:value-type="float">
            <text:p>235.417856231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-0.5*([.$B$1]-[.$B$3])*SIN([.A72]*PI()/180)" office:value-type="float" office:value="186.402232824119" calcext:value-type="float">
            <text:p>186.4022328241</text:p>
          </table:table-cell>
          <table:table-cell table:formula="of:=0.5*([.$B$1]+[.$B$3])+0.5*([.$B$1]-[.$B$3])*COS([.A72]*PI()/180)" office:value-type="float" office:value="193.376946480922" calcext:value-type="float">
            <text:p>193.3769464809</text:p>
          </table:table-cell>
          <table:table-cell table:formula="of:=-0.5*([.$B$2]-[.$B$3])*SIN([.A72]*PI()/180)" office:value-type="float" office:value="23.012621336311" calcext:value-type="float">
            <text:p>23.0126213363</text:p>
          </table:table-cell>
          <table:table-cell table:formula="of:=0.5*([.$B$2]+[.$B$3])+0.5*([.$B$2]-[.$B$3])*COS([.A72]*PI()/180)" office:value-type="float" office:value="85.2317217877681" calcext:value-type="float">
            <text:p>85.2317217878</text:p>
          </table:table-cell>
          <table:table-cell table:formula="of:=-0.5*([.$B$1]-[.$B$2])*SIN([.A72]*PI()/180)" office:value-type="float" office:value="163.389611487808" calcext:value-type="float">
            <text:p>163.3896114878</text:p>
          </table:table-cell>
          <table:table-cell table:formula="of:=0.5*([.$B$1]+[.$B$2])+0.5*([.$B$2]-[.$B$1])*COS([.A72]*PI()/180)" office:value-type="float" office:value="366.854775306846" calcext:value-type="float">
            <text:p>366.8547753068</text:p>
          </table:table-cell>
          <table:table-cell table:formula="of:=[.$B$1]/100*([.A72]-180)" office:value-type="float" office:value="318.25" calcext:value-type="float">
            <text:p>318.25</text:p>
          </table:table-cell>
          <table:table-cell table:formula="of:=[.H72]*[.$E$1]+[.$E$2]" office:value-type="float" office:value="237.317856231871" calcext:value-type="float">
            <text:p>237.317856231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-0.5*([.$B$1]-[.$B$3])*SIN([.A73]*PI()/180)" office:value-type="float" office:value="187.754730549774" calcext:value-type="float">
            <text:p>187.7547305498</text:p>
          </table:table-cell>
          <table:table-cell table:formula="of:=0.5*([.$B$1]+[.$B$3])+0.5*([.$B$1]-[.$B$3])*COS([.A73]*PI()/180)" office:value-type="float" office:value="196.642164833278" calcext:value-type="float">
            <text:p>196.6421648333</text:p>
          </table:table-cell>
          <table:table-cell table:formula="of:=-0.5*([.$B$2]-[.$B$3])*SIN([.A73]*PI()/180)" office:value-type="float" office:value="23.1795963641697" calcext:value-type="float">
            <text:p>23.1795963642</text:p>
          </table:table-cell>
          <table:table-cell table:formula="of:=0.5*([.$B$2]+[.$B$3])+0.5*([.$B$2]-[.$B$3])*COS([.A73]*PI()/180)" office:value-type="float" office:value="85.6348351646022" calcext:value-type="float">
            <text:p>85.6348351646</text:p>
          </table:table-cell>
          <table:table-cell table:formula="of:=-0.5*([.$B$1]-[.$B$2])*SIN([.A73]*PI()/180)" office:value-type="float" office:value="164.575134185605" calcext:value-type="float">
            <text:p>164.5751341856</text:p>
          </table:table-cell>
          <table:table-cell table:formula="of:=0.5*([.$B$1]+[.$B$2])+0.5*([.$B$2]-[.$B$1])*COS([.A73]*PI()/180)" office:value-type="float" office:value="363.992670331324" calcext:value-type="float">
            <text:p>363.9926703313</text:p>
          </table:table-cell>
          <table:table-cell table:formula="of:=[.$B$1]/100*([.A73]-180)" office:value-type="float" office:value="323" calcext:value-type="float">
            <text:p>323</text:p>
          </table:table-cell>
          <table:table-cell table:formula="of:=[.H73]*[.$E$1]+[.$E$2]" office:value-type="float" office:value="239.217856231871" calcext:value-type="float">
            <text:p>239.217856231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-0.5*([.$B$1]-[.$B$3])*SIN([.A74]*PI()/180)" office:value-type="float" office:value="189.050036365683" calcext:value-type="float">
            <text:p>189.0500363657</text:p>
          </table:table-cell>
          <table:table-cell table:formula="of:=0.5*([.$B$1]+[.$B$3])+0.5*([.$B$1]-[.$B$3])*COS([.A74]*PI()/180)" office:value-type="float" office:value="199.930490217077" calcext:value-type="float">
            <text:p>199.9304902171</text:p>
          </table:table-cell>
          <table:table-cell table:formula="of:=-0.5*([.$B$2]-[.$B$3])*SIN([.A74]*PI()/180)" office:value-type="float" office:value="23.33951066243" calcext:value-type="float">
            <text:p>23.3395106624</text:p>
          </table:table-cell>
          <table:table-cell table:formula="of:=0.5*([.$B$2]+[.$B$3])+0.5*([.$B$2]-[.$B$3])*COS([.A74]*PI()/180)" office:value-type="float" office:value="86.0408012613675" calcext:value-type="float">
            <text:p>86.0408012614</text:p>
          </table:table-cell>
          <table:table-cell table:formula="of:=-0.5*([.$B$1]-[.$B$2])*SIN([.A74]*PI()/180)" office:value-type="float" office:value="165.710525703253" calcext:value-type="float">
            <text:p>165.7105257033</text:p>
          </table:table-cell>
          <table:table-cell table:formula="of:=0.5*([.$B$1]+[.$B$2])+0.5*([.$B$2]-[.$B$1])*COS([.A74]*PI()/180)" office:value-type="float" office:value="361.110311044291" calcext:value-type="float">
            <text:p>361.1103110443</text:p>
          </table:table-cell>
          <table:table-cell table:formula="of:=[.$B$1]/100*([.A74]-180)" office:value-type="float" office:value="327.75" calcext:value-type="float">
            <text:p>327.75</text:p>
          </table:table-cell>
          <table:table-cell table:formula="of:=[.H74]*[.$E$1]+[.$E$2]" office:value-type="float" office:value="241.117856231871" calcext:value-type="float">
            <text:p>241.117856231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-0.5*([.$B$1]-[.$B$3])*SIN([.A75]*PI()/180)" office:value-type="float" office:value="190.287755709146" calcext:value-type="float">
            <text:p>190.2877557091</text:p>
          </table:table-cell>
          <table:table-cell table:formula="of:=0.5*([.$B$1]+[.$B$3])+0.5*([.$B$1]-[.$B$3])*COS([.A75]*PI()/180)" office:value-type="float" office:value="203.240920976552" calcext:value-type="float">
            <text:p>203.2409209766</text:p>
          </table:table-cell>
          <table:table-cell table:formula="of:=-0.5*([.$B$2]-[.$B$3])*SIN([.A75]*PI()/180)" office:value-type="float" office:value="23.4923155196477" calcext:value-type="float">
            <text:p>23.4923155196</text:p>
          </table:table-cell>
          <table:table-cell table:formula="of:=0.5*([.$B$2]+[.$B$3])+0.5*([.$B$2]-[.$B$3])*COS([.A75]*PI()/180)" office:value-type="float" office:value="86.4494964168583" calcext:value-type="float">
            <text:p>86.4494964169</text:p>
          </table:table-cell>
          <table:table-cell table:formula="of:=-0.5*([.$B$1]-[.$B$2])*SIN([.A75]*PI()/180)" office:value-type="float" office:value="166.795440189499" calcext:value-type="float">
            <text:p>166.7954401895</text:p>
          </table:table-cell>
          <table:table-cell table:formula="of:=0.5*([.$B$1]+[.$B$2])+0.5*([.$B$2]-[.$B$1])*COS([.A75]*PI()/180)" office:value-type="float" office:value="358.208575440306" calcext:value-type="float">
            <text:p>358.2085754403</text:p>
          </table:table-cell>
          <table:table-cell table:formula="of:=[.$B$1]/100*([.A75]-180)" office:value-type="float" office:value="332.5" calcext:value-type="float">
            <text:p>332.5</text:p>
          </table:table-cell>
          <table:table-cell table:formula="of:=[.H75]*[.$E$1]+[.$E$2]" office:value-type="float" office:value="243.017856231871" calcext:value-type="float">
            <text:p>243.017856231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-0.5*([.$B$1]-[.$B$3])*SIN([.A76]*PI()/180)" office:value-type="float" office:value="191.467511558862" calcext:value-type="float">
            <text:p>191.4675115589</text:p>
          </table:table-cell>
          <table:table-cell table:formula="of:=0.5*([.$B$1]+[.$B$3])+0.5*([.$B$1]-[.$B$3])*COS([.A76]*PI()/180)" office:value-type="float" office:value="206.572448722426" calcext:value-type="float">
            <text:p>206.5724487224</text:p>
          </table:table-cell>
          <table:table-cell table:formula="of:=-0.5*([.$B$2]-[.$B$3])*SIN([.A76]*PI()/180)" office:value-type="float" office:value="23.6379643899829" calcext:value-type="float">
            <text:p>23.63796439</text:p>
          </table:table-cell>
          <table:table-cell table:formula="of:=0.5*([.$B$2]+[.$B$3])+0.5*([.$B$2]-[.$B$3])*COS([.A76]*PI()/180)" office:value-type="float" office:value="86.8607961385711" calcext:value-type="float">
            <text:p>86.8607961386</text:p>
          </table:table-cell>
          <table:table-cell table:formula="of:=-0.5*([.$B$1]-[.$B$2])*SIN([.A76]*PI()/180)" office:value-type="float" office:value="167.829547168879" calcext:value-type="float">
            <text:p>167.8295471689</text:p>
          </table:table-cell>
          <table:table-cell table:formula="of:=0.5*([.$B$1]+[.$B$2])+0.5*([.$B$2]-[.$B$1])*COS([.A76]*PI()/180)" office:value-type="float" office:value="355.288347416145" calcext:value-type="float">
            <text:p>355.2883474161</text:p>
          </table:table-cell>
          <table:table-cell table:formula="of:=[.$B$1]/100*([.A76]-180)" office:value-type="float" office:value="337.25" calcext:value-type="float">
            <text:p>337.25</text:p>
          </table:table-cell>
          <table:table-cell table:formula="of:=[.H76]*[.$E$1]+[.$E$2]" office:value-type="float" office:value="244.917856231871" calcext:value-type="float">
            <text:p>244.917856231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-0.5*([.$B$1]-[.$B$3])*SIN([.A77]*PI()/180)" office:value-type="float" office:value="192.588944549769" calcext:value-type="float">
            <text:p>192.5889445498</text:p>
          </table:table-cell>
          <table:table-cell table:formula="of:=0.5*([.$B$1]+[.$B$3])+0.5*([.$B$1]-[.$B$3])*COS([.A77]*PI()/180)" office:value-type="float" office:value="209.924058639073" calcext:value-type="float">
            <text:p>209.9240586391</text:p>
          </table:table-cell>
          <table:table-cell table:formula="of:=-0.5*([.$B$2]-[.$B$3])*SIN([.A77]*PI()/180)" office:value-type="float" office:value="23.7764129073788" calcext:value-type="float">
            <text:p>23.7764129074</text:p>
          </table:table-cell>
          <table:table-cell table:formula="of:=0.5*([.$B$2]+[.$B$3])+0.5*([.$B$2]-[.$B$3])*COS([.A77]*PI()/180)" office:value-type="float" office:value="87.2745751406263" calcext:value-type="float">
            <text:p>87.2745751406</text:p>
          </table:table-cell>
          <table:table-cell table:formula="of:=-0.5*([.$B$1]-[.$B$2])*SIN([.A77]*PI()/180)" office:value-type="float" office:value="168.81253164239" calcext:value-type="float">
            <text:p>168.8125316424</text:p>
          </table:table-cell>
          <table:table-cell table:formula="of:=0.5*([.$B$1]+[.$B$2])+0.5*([.$B$2]-[.$B$1])*COS([.A77]*PI()/180)" office:value-type="float" office:value="352.350516501553" calcext:value-type="float">
            <text:p>352.3505165016</text:p>
          </table:table-cell>
          <table:table-cell table:formula="of:=[.$B$1]/100*([.A77]-180)" office:value-type="float" office:value="342" calcext:value-type="float">
            <text:p>342</text:p>
          </table:table-cell>
          <table:table-cell table:formula="of:=[.H77]*[.$E$1]+[.$E$2]" office:value-type="float" office:value="246.817856231871" calcext:value-type="float">
            <text:p>246.817856231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-0.5*([.$B$1]-[.$B$3])*SIN([.A78]*PI()/180)" office:value-type="float" office:value="193.651713082515" calcext:value-type="float">
            <text:p>193.6517130825</text:p>
          </table:table-cell>
          <table:table-cell table:formula="of:=0.5*([.$B$1]+[.$B$3])+0.5*([.$B$1]-[.$B$3])*COS([.A78]*PI()/180)" office:value-type="float" office:value="213.294729793646" calcext:value-type="float">
            <text:p>213.2947297936</text:p>
          </table:table-cell>
          <table:table-cell table:formula="of:=-0.5*([.$B$2]-[.$B$3])*SIN([.A78]*PI()/180)" office:value-type="float" office:value="23.9076188990759" calcext:value-type="float">
            <text:p>23.9076188991</text:p>
          </table:table-cell>
          <table:table-cell table:formula="of:=0.5*([.$B$2]+[.$B$3])+0.5*([.$B$2]-[.$B$3])*COS([.A78]*PI()/180)" office:value-type="float" office:value="87.6907073819316" calcext:value-type="float">
            <text:p>87.6907073819</text:p>
          </table:table-cell>
          <table:table-cell table:formula="of:=-0.5*([.$B$1]-[.$B$2])*SIN([.A78]*PI()/180)" office:value-type="float" office:value="169.744094183439" calcext:value-type="float">
            <text:p>169.7440941834</text:p>
          </table:table-cell>
          <table:table-cell table:formula="of:=0.5*([.$B$1]+[.$B$2])+0.5*([.$B$2]-[.$B$1])*COS([.A78]*PI()/180)" office:value-type="float" office:value="349.395977588286" calcext:value-type="float">
            <text:p>349.3959775883</text:p>
          </table:table-cell>
          <table:table-cell table:formula="of:=[.$B$1]/100*([.A78]-180)" office:value-type="float" office:value="346.75" calcext:value-type="float">
            <text:p>346.75</text:p>
          </table:table-cell>
          <table:table-cell table:formula="of:=[.H78]*[.$E$1]+[.$E$2]" office:value-type="float" office:value="248.717856231871" calcext:value-type="float">
            <text:p>248.717856231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-0.5*([.$B$1]-[.$B$3])*SIN([.A79]*PI()/180)" office:value-type="float" office:value="194.65549342751" calcext:value-type="float">
            <text:p>194.6554934275</text:p>
          </table:table-cell>
          <table:table-cell table:formula="of:=0.5*([.$B$1]+[.$B$3])+0.5*([.$B$1]-[.$B$3])*COS([.A79]*PI()/180)" office:value-type="float" office:value="216.683435447058" calcext:value-type="float">
            <text:p>216.6834354471</text:p>
          </table:table-cell>
          <table:table-cell table:formula="of:=-0.5*([.$B$2]-[.$B$3])*SIN([.A79]*PI()/180)" office:value-type="float" office:value="24.031542398458" calcext:value-type="float">
            <text:p>24.0315423985</text:p>
          </table:table-cell>
          <table:table-cell table:formula="of:=0.5*([.$B$2]+[.$B$3])+0.5*([.$B$2]-[.$B$3])*COS([.A79]*PI()/180)" office:value-type="float" office:value="88.109066104575" calcext:value-type="float">
            <text:p>88.1090661046</text:p>
          </table:table-cell>
          <table:table-cell table:formula="of:=-0.5*([.$B$1]-[.$B$2])*SIN([.A79]*PI()/180)" office:value-type="float" office:value="170.623951029052" calcext:value-type="float">
            <text:p>170.6239510291</text:p>
          </table:table-cell>
          <table:table-cell table:formula="of:=0.5*([.$B$1]+[.$B$2])+0.5*([.$B$2]-[.$B$1])*COS([.A79]*PI()/180)" office:value-type="float" office:value="346.425630657517" calcext:value-type="float">
            <text:p>346.4256306575</text:p>
          </table:table-cell>
          <table:table-cell table:formula="of:=[.$B$1]/100*([.A79]-180)" office:value-type="float" office:value="351.5" calcext:value-type="float">
            <text:p>351.5</text:p>
          </table:table-cell>
          <table:table-cell table:formula="of:=[.H79]*[.$E$1]+[.$E$2]" office:value-type="float" office:value="250.617856231871" calcext:value-type="float">
            <text:p>250.617856231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-0.5*([.$B$1]-[.$B$3])*SIN([.A80]*PI()/180)" office:value-type="float" office:value="195.599979823536" calcext:value-type="float">
            <text:p>195.5999798235</text:p>
          </table:table-cell>
          <table:table-cell table:formula="of:=0.5*([.$B$1]+[.$B$3])+0.5*([.$B$1]-[.$B$3])*COS([.A80]*PI()/180)" office:value-type="float" office:value="220.08914336674" calcext:value-type="float">
            <text:p>220.0891433667</text:p>
          </table:table-cell>
          <table:table-cell table:formula="of:=-0.5*([.$B$2]-[.$B$3])*SIN([.A80]*PI()/180)" office:value-type="float" office:value="24.1481456572267" calcext:value-type="float">
            <text:p>24.1481456572</text:p>
          </table:table-cell>
          <table:table-cell table:formula="of:=0.5*([.$B$2]+[.$B$3])+0.5*([.$B$2]-[.$B$3])*COS([.A80]*PI()/180)" office:value-type="float" office:value="88.529523872437" calcext:value-type="float">
            <text:p>88.5295238724</text:p>
          </table:table-cell>
          <table:table-cell table:formula="of:=-0.5*([.$B$1]-[.$B$2])*SIN([.A80]*PI()/180)" office:value-type="float" office:value="171.45183416631" calcext:value-type="float">
            <text:p>171.4518341663</text:p>
          </table:table-cell>
          <table:table-cell table:formula="of:=0.5*([.$B$1]+[.$B$2])+0.5*([.$B$2]-[.$B$1])*COS([.A80]*PI()/180)" office:value-type="float" office:value="343.440380505697" calcext:value-type="float">
            <text:p>343.4403805057</text:p>
          </table:table-cell>
          <table:table-cell table:formula="of:=[.$B$1]/100*([.A80]-180)" office:value-type="float" office:value="356.25" calcext:value-type="float">
            <text:p>356.25</text:p>
          </table:table-cell>
          <table:table-cell table:formula="of:=[.H80]*[.$E$1]+[.$E$2]" office:value-type="float" office:value="252.517856231871" calcext:value-type="float">
            <text:p>252.517856231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-0.5*([.$B$1]-[.$B$3])*SIN([.A81]*PI()/180)" office:value-type="float" office:value="196.484884570889" calcext:value-type="float">
            <text:p>196.4848845709</text:p>
          </table:table-cell>
          <table:table-cell table:formula="of:=0.5*([.$B$1]+[.$B$3])+0.5*([.$B$1]-[.$B$3])*COS([.A81]*PI()/180)" office:value-type="float" office:value="223.510816141067" calcext:value-type="float">
            <text:p>223.5108161411</text:p>
          </table:table-cell>
          <table:table-cell table:formula="of:=-0.5*([.$B$2]-[.$B$3])*SIN([.A81]*PI()/180)" office:value-type="float" office:value="24.2573931568999" calcext:value-type="float">
            <text:p>24.2573931569</text:p>
          </table:table-cell>
          <table:table-cell table:formula="of:=0.5*([.$B$2]+[.$B$3])+0.5*([.$B$2]-[.$B$3])*COS([.A81]*PI()/180)" office:value-type="float" office:value="88.9519526100083" calcext:value-type="float">
            <text:p>88.95195261</text:p>
          </table:table-cell>
          <table:table-cell table:formula="of:=-0.5*([.$B$1]-[.$B$2])*SIN([.A81]*PI()/180)" office:value-type="float" office:value="172.227491413989" calcext:value-type="float">
            <text:p>172.227491414</text:p>
          </table:table-cell>
          <table:table-cell table:formula="of:=0.5*([.$B$1]+[.$B$2])+0.5*([.$B$2]-[.$B$1])*COS([.A81]*PI()/180)" office:value-type="float" office:value="340.441136468941" calcext:value-type="float">
            <text:p>340.4411364689</text:p>
          </table:table-cell>
          <table:table-cell table:formula="of:=[.$B$1]/100*([.A81]-180)" office:value-type="float" office:value="361" calcext:value-type="float">
            <text:p>361</text:p>
          </table:table-cell>
          <table:table-cell table:formula="of:=[.H81]*[.$E$1]+[.$E$2]" office:value-type="float" office:value="254.417856231871" calcext:value-type="float">
            <text:p>254.417856231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-0.5*([.$B$1]-[.$B$3])*SIN([.A82]*PI()/180)" office:value-type="float" office:value="197.30993811901" calcext:value-type="float">
            <text:p>197.309938119</text:p>
          </table:table-cell>
          <table:table-cell table:formula="of:=0.5*([.$B$1]+[.$B$3])+0.5*([.$B$1]-[.$B$3])*COS([.A82]*PI()/180)" office:value-type="float" office:value="226.947411495367" calcext:value-type="float">
            <text:p>226.9474114954</text:p>
          </table:table-cell>
          <table:table-cell table:formula="of:=-0.5*([.$B$2]-[.$B$3])*SIN([.A82]*PI()/180)" office:value-type="float" office:value="24.3592516196309" calcext:value-type="float">
            <text:p>24.3592516196</text:p>
          </table:table-cell>
          <table:table-cell table:formula="of:=0.5*([.$B$2]+[.$B$3])+0.5*([.$B$2]-[.$B$3])*COS([.A82]*PI()/180)" office:value-type="float" office:value="89.3762236414034" calcext:value-type="float">
            <text:p>89.3762236414</text:p>
          </table:table-cell>
          <table:table-cell table:formula="of:=-0.5*([.$B$1]-[.$B$2])*SIN([.A82]*PI()/180)" office:value-type="float" office:value="172.950686499379" calcext:value-type="float">
            <text:p>172.9506864994</text:p>
          </table:table-cell>
          <table:table-cell table:formula="of:=0.5*([.$B$1]+[.$B$2])+0.5*([.$B$2]-[.$B$1])*COS([.A82]*PI()/180)" office:value-type="float" office:value="337.428812146036" calcext:value-type="float">
            <text:p>337.428812146</text:p>
          </table:table-cell>
          <table:table-cell table:formula="of:=[.$B$1]/100*([.A82]-180)" office:value-type="float" office:value="365.75" calcext:value-type="float">
            <text:p>365.75</text:p>
          </table:table-cell>
          <table:table-cell table:formula="of:=[.H82]*[.$E$1]+[.$E$2]" office:value-type="float" office:value="256.317856231871" calcext:value-type="float">
            <text:p>256.317856231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-0.5*([.$B$1]-[.$B$3])*SIN([.A83]*PI()/180)" office:value-type="float" office:value="198.074889148596" calcext:value-type="float">
            <text:p>198.0748891486</text:p>
          </table:table-cell>
          <table:table-cell table:formula="of:=0.5*([.$B$1]+[.$B$3])+0.5*([.$B$1]-[.$B$3])*COS([.A83]*PI()/180)" office:value-type="float" office:value="230.397882609404" calcext:value-type="float">
            <text:p>230.3978826094</text:p>
          </table:table-cell>
          <table:table-cell table:formula="of:=-0.5*([.$B$2]-[.$B$3])*SIN([.A83]*PI()/180)" office:value-type="float" office:value="24.4536900183451" calcext:value-type="float">
            <text:p>24.4536900183</text:p>
          </table:table-cell>
          <table:table-cell table:formula="of:=0.5*([.$B$2]+[.$B$3])+0.5*([.$B$2]-[.$B$3])*COS([.A83]*PI()/180)" office:value-type="float" office:value="89.802207729556" calcext:value-type="float">
            <text:p>89.8022077296</text:p>
          </table:table-cell>
          <table:table-cell table:formula="of:=-0.5*([.$B$1]-[.$B$2])*SIN([.A83]*PI()/180)" office:value-type="float" office:value="173.621199130251" calcext:value-type="float">
            <text:p>173.6211991303</text:p>
          </table:table-cell>
          <table:table-cell table:formula="of:=0.5*([.$B$1]+[.$B$2])+0.5*([.$B$2]-[.$B$1])*COS([.A83]*PI()/180)" office:value-type="float" office:value="334.404325120152" calcext:value-type="float">
            <text:p>334.4043251202</text:p>
          </table:table-cell>
          <table:table-cell table:formula="of:=[.$B$1]/100*([.A83]-180)" office:value-type="float" office:value="370.5" calcext:value-type="float">
            <text:p>370.5</text:p>
          </table:table-cell>
          <table:table-cell table:formula="of:=[.H83]*[.$E$1]+[.$E$2]" office:value-type="float" office:value="258.217856231871" calcext:value-type="float">
            <text:p>258.217856231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-0.5*([.$B$1]-[.$B$3])*SIN([.A84]*PI()/180)" office:value-type="float" office:value="198.779504648152" calcext:value-type="float">
            <text:p>198.7795046482</text:p>
          </table:table-cell>
          <table:table-cell table:formula="of:=0.5*([.$B$1]+[.$B$3])+0.5*([.$B$1]-[.$B$3])*COS([.A84]*PI()/180)" office:value-type="float" office:value="233.86117843625" calcext:value-type="float">
            <text:p>233.8611784363</text:p>
          </table:table-cell>
          <table:table-cell table:formula="of:=-0.5*([.$B$2]-[.$B$3])*SIN([.A84]*PI()/180)" office:value-type="float" office:value="24.5406795861916" calcext:value-type="float">
            <text:p>24.5406795862</text:p>
          </table:table-cell>
          <table:table-cell table:formula="of:=0.5*([.$B$2]+[.$B$3])+0.5*([.$B$2]-[.$B$3])*COS([.A84]*PI()/180)" office:value-type="float" office:value="90.2297751155864" calcext:value-type="float">
            <text:p>90.2297751156</text:p>
          </table:table-cell>
          <table:table-cell table:formula="of:=-0.5*([.$B$1]-[.$B$2])*SIN([.A84]*PI()/180)" office:value-type="float" office:value="174.23882506196" calcext:value-type="float">
            <text:p>174.238825062</text:p>
          </table:table-cell>
          <table:table-cell table:formula="of:=0.5*([.$B$1]+[.$B$2])+0.5*([.$B$2]-[.$B$1])*COS([.A84]*PI()/180)" office:value-type="float" office:value="331.368596679337" calcext:value-type="float">
            <text:p>331.3685966793</text:p>
          </table:table-cell>
          <table:table-cell table:formula="of:=[.$B$1]/100*([.A84]-180)" office:value-type="float" office:value="375.25" calcext:value-type="float">
            <text:p>375.25</text:p>
          </table:table-cell>
          <table:table-cell table:formula="of:=[.H84]*[.$E$1]+[.$E$2]" office:value-type="float" office:value="260.117856231871" calcext:value-type="float">
            <text:p>260.117856231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-0.5*([.$B$1]-[.$B$3])*SIN([.A85]*PI()/180)" office:value-type="float" office:value="199.423569984972" calcext:value-type="float">
            <text:p>199.423569985</text:p>
          </table:table-cell>
          <table:table-cell table:formula="of:=0.5*([.$B$1]+[.$B$3])+0.5*([.$B$1]-[.$B$3])*COS([.A85]*PI()/180)" office:value-type="float" office:value="237.336244022447" calcext:value-type="float">
            <text:p>237.3362440224</text:p>
          </table:table-cell>
          <table:table-cell table:formula="of:=-0.5*([.$B$2]-[.$B$3])*SIN([.A85]*PI()/180)" office:value-type="float" office:value="24.6201938253052" calcext:value-type="float">
            <text:p>24.6201938253</text:p>
          </table:table-cell>
          <table:table-cell table:formula="of:=0.5*([.$B$2]+[.$B$3])+0.5*([.$B$2]-[.$B$3])*COS([.A85]*PI()/180)" office:value-type="float" office:value="90.6587955583268" calcext:value-type="float">
            <text:p>90.6587955583</text:p>
          </table:table-cell>
          <table:table-cell table:formula="of:=-0.5*([.$B$1]-[.$B$2])*SIN([.A85]*PI()/180)" office:value-type="float" office:value="174.803376159667" calcext:value-type="float">
            <text:p>174.8033761597</text:p>
          </table:table-cell>
          <table:table-cell table:formula="of:=0.5*([.$B$1]+[.$B$2])+0.5*([.$B$2]-[.$B$1])*COS([.A85]*PI()/180)" office:value-type="float" office:value="328.32255153588" calcext:value-type="float">
            <text:p>328.3225515359</text:p>
          </table:table-cell>
          <table:table-cell table:formula="of:=[.$B$1]/100*([.A85]-180)" office:value-type="float" office:value="380" calcext:value-type="float">
            <text:p>380</text:p>
          </table:table-cell>
          <table:table-cell table:formula="of:=[.H85]*[.$E$1]+[.$E$2]" office:value-type="float" office:value="262.017856231871" calcext:value-type="float">
            <text:p>262.017856231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-0.5*([.$B$1]-[.$B$3])*SIN([.A86]*PI()/180)" office:value-type="float" office:value="200.006888970515" calcext:value-type="float">
            <text:p>200.0068889705</text:p>
          </table:table-cell>
          <table:table-cell table:formula="of:=0.5*([.$B$1]+[.$B$3])+0.5*([.$B$1]-[.$B$3])*COS([.A86]*PI()/180)" office:value-type="float" office:value="240.822020829353" calcext:value-type="float">
            <text:p>240.8220208294</text:p>
          </table:table-cell>
          <table:table-cell table:formula="of:=-0.5*([.$B$2]-[.$B$3])*SIN([.A86]*PI()/180)" office:value-type="float" office:value="24.6922085148784" calcext:value-type="float">
            <text:p>24.6922085149</text:p>
          </table:table-cell>
          <table:table-cell table:formula="of:=0.5*([.$B$2]+[.$B$3])+0.5*([.$B$2]-[.$B$3])*COS([.A86]*PI()/180)" office:value-type="float" office:value="91.0891383739942" calcext:value-type="float">
            <text:p>91.089138374</text:p>
          </table:table-cell>
          <table:table-cell table:formula="of:=-0.5*([.$B$1]-[.$B$2])*SIN([.A86]*PI()/180)" office:value-type="float" office:value="175.314680455637" calcext:value-type="float">
            <text:p>175.3146804556</text:p>
          </table:table-cell>
          <table:table-cell table:formula="of:=0.5*([.$B$1]+[.$B$2])+0.5*([.$B$2]-[.$B$1])*COS([.A86]*PI()/180)" office:value-type="float" office:value="325.267117544641" calcext:value-type="float">
            <text:p>325.2671175446</text:p>
          </table:table-cell>
          <table:table-cell table:formula="of:=[.$B$1]/100*([.A86]-180)" office:value-type="float" office:value="384.75" calcext:value-type="float">
            <text:p>384.75</text:p>
          </table:table-cell>
          <table:table-cell table:formula="of:=[.H86]*[.$E$1]+[.$E$2]" office:value-type="float" office:value="263.917856231871" calcext:value-type="float">
            <text:p>263.917856231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-0.5*([.$B$1]-[.$B$3])*SIN([.A87]*PI()/180)" office:value-type="float" office:value="200.529283920168" calcext:value-type="float">
            <text:p>200.5292839202</text:p>
          </table:table-cell>
          <table:table-cell table:formula="of:=0.5*([.$B$1]+[.$B$3])+0.5*([.$B$1]-[.$B$3])*COS([.A87]*PI()/180)" office:value-type="float" office:value="244.317447055587" calcext:value-type="float">
            <text:p>244.3174470556</text:p>
          </table:table-cell>
          <table:table-cell table:formula="of:=-0.5*([.$B$2]-[.$B$3])*SIN([.A87]*PI()/180)" office:value-type="float" office:value="24.7567017185393" calcext:value-type="float">
            <text:p>24.7567017185</text:p>
          </table:table-cell>
          <table:table-cell table:formula="of:=0.5*([.$B$2]+[.$B$3])+0.5*([.$B$2]-[.$B$3])*COS([.A87]*PI()/180)" office:value-type="float" office:value="91.5206724759984" calcext:value-type="float">
            <text:p>91.520672476</text:p>
          </table:table-cell>
          <table:table-cell table:formula="of:=-0.5*([.$B$1]-[.$B$2])*SIN([.A87]*PI()/180)" office:value-type="float" office:value="175.772582201629" calcext:value-type="float">
            <text:p>175.7725822016</text:p>
          </table:table-cell>
          <table:table-cell table:formula="of:=0.5*([.$B$1]+[.$B$2])+0.5*([.$B$2]-[.$B$1])*COS([.A87]*PI()/180)" office:value-type="float" office:value="322.203225420411" calcext:value-type="float">
            <text:p>322.2032254204</text:p>
          </table:table-cell>
          <table:table-cell table:formula="of:=[.$B$1]/100*([.A87]-180)" office:value-type="float" office:value="389.5" calcext:value-type="float">
            <text:p>389.5</text:p>
          </table:table-cell>
          <table:table-cell table:formula="of:=[.H87]*[.$E$1]+[.$E$2]" office:value-type="float" office:value="265.817856231871" calcext:value-type="float">
            <text:p>265.817856231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-0.5*([.$B$1]-[.$B$3])*SIN([.A88]*PI()/180)" office:value-type="float" office:value="200.990595707368" calcext:value-type="float">
            <text:p>200.9905957074</text:p>
          </table:table-cell>
          <table:table-cell table:formula="of:=0.5*([.$B$1]+[.$B$3])+0.5*([.$B$1]-[.$B$3])*COS([.A88]*PI()/180)" office:value-type="float" office:value="247.821457960458" calcext:value-type="float">
            <text:p>247.8214579605</text:p>
          </table:table-cell>
          <table:table-cell table:formula="of:=-0.5*([.$B$2]-[.$B$3])*SIN([.A88]*PI()/180)" office:value-type="float" office:value="24.813653791033" calcext:value-type="float">
            <text:p>24.813653791</text:p>
          </table:table-cell>
          <table:table-cell table:formula="of:=0.5*([.$B$2]+[.$B$3])+0.5*([.$B$2]-[.$B$3])*COS([.A88]*PI()/180)" office:value-type="float" office:value="91.9532664148713" calcext:value-type="float">
            <text:p>91.9532664149</text:p>
          </table:table-cell>
          <table:table-cell table:formula="of:=-0.5*([.$B$1]-[.$B$2])*SIN([.A88]*PI()/180)" office:value-type="float" office:value="176.176941916335" calcext:value-type="float">
            <text:p>176.1769419163</text:p>
          </table:table-cell>
          <table:table-cell table:formula="of:=0.5*([.$B$1]+[.$B$2])+0.5*([.$B$2]-[.$B$1])*COS([.A88]*PI()/180)" office:value-type="float" office:value="319.131808454414" calcext:value-type="float">
            <text:p>319.1318084544</text:p>
          </table:table-cell>
          <table:table-cell table:formula="of:=[.$B$1]/100*([.A88]-180)" office:value-type="float" office:value="394.25" calcext:value-type="float">
            <text:p>394.25</text:p>
          </table:table-cell>
          <table:table-cell table:formula="of:=[.H88]*[.$E$1]+[.$E$2]" office:value-type="float" office:value="267.717856231871" calcext:value-type="float">
            <text:p>267.717856231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-0.5*([.$B$1]-[.$B$3])*SIN([.A89]*PI()/180)" office:value-type="float" office:value="201.390683812075" calcext:value-type="float">
            <text:p>201.3906838121</text:p>
          </table:table-cell>
          <table:table-cell table:formula="of:=0.5*([.$B$1]+[.$B$3])+0.5*([.$B$1]-[.$B$3])*COS([.A89]*PI()/180)" office:value-type="float" office:value="251.3329861883" calcext:value-type="float">
            <text:p>251.3329861883</text:p>
          </table:table-cell>
          <table:table-cell table:formula="of:=-0.5*([.$B$2]-[.$B$3])*SIN([.A89]*PI()/180)" office:value-type="float" office:value="24.8630473842068" calcext:value-type="float">
            <text:p>24.8630473842</text:p>
          </table:table-cell>
          <table:table-cell table:formula="of:=0.5*([.$B$2]+[.$B$3])+0.5*([.$B$2]-[.$B$3])*COS([.A89]*PI()/180)" office:value-type="float" office:value="92.3867884183087" calcext:value-type="float">
            <text:p>92.3867884183</text:p>
          </table:table-cell>
          <table:table-cell table:formula="of:=-0.5*([.$B$1]-[.$B$2])*SIN([.A89]*PI()/180)" office:value-type="float" office:value="176.527636427869" calcext:value-type="float">
            <text:p>176.5276364279</text:p>
          </table:table-cell>
          <table:table-cell table:formula="of:=0.5*([.$B$1]+[.$B$2])+0.5*([.$B$2]-[.$B$1])*COS([.A89]*PI()/180)" office:value-type="float" office:value="316.053802230009" calcext:value-type="float">
            <text:p>316.05380223</text:p>
          </table:table-cell>
          <table:table-cell table:formula="of:=[.$B$1]/100*([.A89]-180)" office:value-type="float" office:value="399" calcext:value-type="float">
            <text:p>399</text:p>
          </table:table-cell>
          <table:table-cell table:formula="of:=[.H89]*[.$E$1]+[.$E$2]" office:value-type="float" office:value="269.617856231871" calcext:value-type="float">
            <text:p>269.617856231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-0.5*([.$B$1]-[.$B$3])*SIN([.A90]*PI()/180)" office:value-type="float" office:value="201.729426363578" calcext:value-type="float">
            <text:p>201.7294263636</text:p>
          </table:table-cell>
          <table:table-cell table:formula="of:=0.5*([.$B$1]+[.$B$3])+0.5*([.$B$1]-[.$B$3])*COS([.A90]*PI()/180)" office:value-type="float" office:value="254.850962093599" calcext:value-type="float">
            <text:p>254.8509620936</text:p>
          </table:table-cell>
          <table:table-cell table:formula="of:=-0.5*([.$B$2]-[.$B$3])*SIN([.A90]*PI()/180)" office:value-type="float" office:value="24.9048674522936" calcext:value-type="float">
            <text:p>24.9048674523</text:p>
          </table:table-cell>
          <table:table-cell table:formula="of:=0.5*([.$B$2]+[.$B$3])+0.5*([.$B$2]-[.$B$3])*COS([.A90]*PI()/180)" office:value-type="float" office:value="92.8211064313085" calcext:value-type="float">
            <text:p>92.8211064313</text:p>
          </table:table-cell>
          <table:table-cell table:formula="of:=-0.5*([.$B$1]-[.$B$2])*SIN([.A90]*PI()/180)" office:value-type="float" office:value="176.824558911285" calcext:value-type="float">
            <text:p>176.8245589113</text:p>
          </table:table-cell>
          <table:table-cell table:formula="of:=0.5*([.$B$1]+[.$B$2])+0.5*([.$B$2]-[.$B$1])*COS([.A90]*PI()/180)" office:value-type="float" office:value="312.970144337709" calcext:value-type="float">
            <text:p>312.9701443377</text:p>
          </table:table-cell>
          <table:table-cell table:formula="of:=[.$B$1]/100*([.A90]-180)" office:value-type="float" office:value="403.75" calcext:value-type="float">
            <text:p>403.75</text:p>
          </table:table-cell>
          <table:table-cell table:formula="of:=[.H90]*[.$E$1]+[.$E$2]" office:value-type="float" office:value="271.517856231871" calcext:value-type="float">
            <text:p>271.517856231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-0.5*([.$B$1]-[.$B$3])*SIN([.A91]*PI()/180)" office:value-type="float" office:value="202.006720177614" calcext:value-type="float">
            <text:p>202.0067201776</text:p>
          </table:table-cell>
          <table:table-cell table:formula="of:=0.5*([.$B$1]+[.$B$3])+0.5*([.$B$1]-[.$B$3])*COS([.A91]*PI()/180)" office:value-type="float" office:value="258.374314066815" calcext:value-type="float">
            <text:p>258.3743140668</text:p>
          </table:table-cell>
          <table:table-cell table:formula="of:=-0.5*([.$B$2]-[.$B$3])*SIN([.A91]*PI()/180)" office:value-type="float" office:value="24.9391012564956" calcext:value-type="float">
            <text:p>24.9391012565</text:p>
          </table:table-cell>
          <table:table-cell table:formula="of:=0.5*([.$B$2]+[.$B$3])+0.5*([.$B$2]-[.$B$3])*COS([.A91]*PI()/180)" office:value-type="float" office:value="93.2560881563969" calcext:value-type="float">
            <text:p>93.2560881564</text:p>
          </table:table-cell>
          <table:table-cell table:formula="of:=-0.5*([.$B$1]-[.$B$2])*SIN([.A91]*PI()/180)" office:value-type="float" office:value="177.067618921119" calcext:value-type="float">
            <text:p>177.0676189211</text:p>
          </table:table-cell>
          <table:table-cell table:formula="of:=0.5*([.$B$1]+[.$B$2])+0.5*([.$B$2]-[.$B$1])*COS([.A91]*PI()/180)" office:value-type="float" office:value="309.881774089582" calcext:value-type="float">
            <text:p>309.8817740896</text:p>
          </table:table-cell>
          <table:table-cell table:formula="of:=[.$B$1]/100*([.A91]-180)" office:value-type="float" office:value="408.5" calcext:value-type="float">
            <text:p>408.5</text:p>
          </table:table-cell>
          <table:table-cell table:formula="of:=[.H91]*[.$E$1]+[.$E$2]" office:value-type="float" office:value="273.417856231871" calcext:value-type="float">
            <text:p>273.417856231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-0.5*([.$B$1]-[.$B$3])*SIN([.A92]*PI()/180)" office:value-type="float" office:value="202.222480787801" calcext:value-type="float">
            <text:p>202.2224807878</text:p>
          </table:table-cell>
          <table:table-cell table:formula="of:=0.5*([.$B$1]+[.$B$3])+0.5*([.$B$1]-[.$B$3])*COS([.A92]*PI()/180)" office:value-type="float" office:value="261.901968860804" calcext:value-type="float">
            <text:p>261.9019688608</text:p>
          </table:table-cell>
          <table:table-cell table:formula="of:=-0.5*([.$B$2]-[.$B$3])*SIN([.A92]*PI()/180)" office:value-type="float" office:value="24.9657383688643" calcext:value-type="float">
            <text:p>24.9657383689</text:p>
          </table:table-cell>
          <table:table-cell table:formula="of:=0.5*([.$B$2]+[.$B$3])+0.5*([.$B$2]-[.$B$3])*COS([.A92]*PI()/180)" office:value-type="float" office:value="93.6916010939264" calcext:value-type="float">
            <text:p>93.6916010939</text:p>
          </table:table-cell>
          <table:table-cell table:formula="of:=-0.5*([.$B$1]-[.$B$2])*SIN([.A92]*PI()/180)" office:value-type="float" office:value="177.256742418937" calcext:value-type="float">
            <text:p>177.2567424189</text:p>
          </table:table-cell>
          <table:table-cell table:formula="of:=0.5*([.$B$1]+[.$B$2])+0.5*([.$B$2]-[.$B$1])*COS([.A92]*PI()/180)" office:value-type="float" office:value="306.789632233123" calcext:value-type="float">
            <text:p>306.7896322331</text:p>
          </table:table-cell>
          <table:table-cell table:formula="of:=[.$B$1]/100*([.A92]-180)" office:value-type="float" office:value="413.25" calcext:value-type="float">
            <text:p>413.25</text:p>
          </table:table-cell>
          <table:table-cell table:formula="of:=[.H92]*[.$E$1]+[.$E$2]" office:value-type="float" office:value="275.317856231871" calcext:value-type="float">
            <text:p>275.317856231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-0.5*([.$B$1]-[.$B$3])*SIN([.A93]*PI()/180)" office:value-type="float" office:value="202.376642471367" calcext:value-type="float">
            <text:p>202.3766424714</text:p>
          </table:table-cell>
          <table:table-cell table:formula="of:=0.5*([.$B$1]+[.$B$3])+0.5*([.$B$1]-[.$B$3])*COS([.A93]*PI()/180)" office:value-type="float" office:value="265.432851917743" calcext:value-type="float">
            <text:p>265.4328519177</text:p>
          </table:table-cell>
          <table:table-cell table:formula="of:=-0.5*([.$B$2]-[.$B$3])*SIN([.A93]*PI()/180)" office:value-type="float" office:value="24.9847706754774" calcext:value-type="float">
            <text:p>24.9847706755</text:p>
          </table:table-cell>
          <table:table-cell table:formula="of:=0.5*([.$B$2]+[.$B$3])+0.5*([.$B$2]-[.$B$3])*COS([.A93]*PI()/180)" office:value-type="float" office:value="94.1275125824375" calcext:value-type="float">
            <text:p>94.1275125824</text:p>
          </table:table-cell>
          <table:table-cell table:formula="of:=-0.5*([.$B$1]-[.$B$2])*SIN([.A93]*PI()/180)" office:value-type="float" office:value="177.391871795889" calcext:value-type="float">
            <text:p>177.3918717959</text:p>
          </table:table-cell>
          <table:table-cell table:formula="of:=0.5*([.$B$1]+[.$B$2])+0.5*([.$B$2]-[.$B$1])*COS([.A93]*PI()/180)" office:value-type="float" office:value="303.694660664694" calcext:value-type="float">
            <text:p>303.6946606647</text:p>
          </table:table-cell>
          <table:table-cell table:formula="of:=[.$B$1]/100*([.A93]-180)" office:value-type="float" office:value="418" calcext:value-type="float">
            <text:p>418</text:p>
          </table:table-cell>
          <table:table-cell table:formula="of:=[.H93]*[.$E$1]+[.$E$2]" office:value-type="float" office:value="277.217856231871" calcext:value-type="float">
            <text:p>277.217856231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-0.5*([.$B$1]-[.$B$3])*SIN([.A94]*PI()/180)" office:value-type="float" office:value="202.469158269169" calcext:value-type="float">
            <text:p>202.4691582692</text:p>
          </table:table-cell>
          <table:table-cell table:formula="of:=0.5*([.$B$1]+[.$B$3])+0.5*([.$B$1]-[.$B$3])*COS([.A94]*PI()/180)" office:value-type="float" office:value="268.96588769645" calcext:value-type="float">
            <text:p>268.9658876965</text:p>
          </table:table-cell>
          <table:table-cell table:formula="of:=-0.5*([.$B$2]-[.$B$3])*SIN([.A94]*PI()/180)" office:value-type="float" office:value="24.9961923789098" calcext:value-type="float">
            <text:p>24.9961923789</text:p>
          </table:table-cell>
          <table:table-cell table:formula="of:=0.5*([.$B$2]+[.$B$3])+0.5*([.$B$2]-[.$B$3])*COS([.A94]*PI()/180)" office:value-type="float" office:value="94.5636898390679" calcext:value-type="float">
            <text:p>94.5636898391</text:p>
          </table:table-cell>
          <table:table-cell table:formula="of:=-0.5*([.$B$1]-[.$B$2])*SIN([.A94]*PI()/180)" office:value-type="float" office:value="177.472965890259" calcext:value-type="float">
            <text:p>177.4729658903</text:p>
          </table:table-cell>
          <table:table-cell table:formula="of:=0.5*([.$B$1]+[.$B$2])+0.5*([.$B$2]-[.$B$1])*COS([.A94]*PI()/180)" office:value-type="float" office:value="300.597802142618" calcext:value-type="float">
            <text:p>300.5978021426</text:p>
          </table:table-cell>
          <table:table-cell table:formula="of:=[.$B$1]/100*([.A94]-180)" office:value-type="float" office:value="422.75" calcext:value-type="float">
            <text:p>422.75</text:p>
          </table:table-cell>
          <table:table-cell table:formula="of:=[.H94]*[.$E$1]+[.$E$2]" office:value-type="float" office:value="279.117856231871" calcext:value-type="float">
            <text:p>279.117856231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-0.5*([.$B$1]-[.$B$3])*SIN([.A95]*PI()/180)" office:value-type="float" office:value="202.5" calcext:value-type="float">
            <text:p>202.5</text:p>
          </table:table-cell>
          <table:table-cell table:formula="of:=0.5*([.$B$1]+[.$B$3])+0.5*([.$B$1]-[.$B$3])*COS([.A95]*PI()/180)" office:value-type="float" office:value="272.5" calcext:value-type="float">
            <text:p>272.5</text:p>
          </table:table-cell>
          <table:table-cell table:formula="of:=-0.5*([.$B$2]-[.$B$3])*SIN([.A95]*PI()/180)" office:value-type="float" office:value="25" calcext:value-type="float">
            <text:p>25</text:p>
          </table:table-cell>
          <table:table-cell table:formula="of:=0.5*([.$B$2]+[.$B$3])+0.5*([.$B$2]-[.$B$3])*COS([.A95]*PI()/180)" office:value-type="float" office:value="95" calcext:value-type="float">
            <text:p>95</text:p>
          </table:table-cell>
          <table:table-cell table:formula="of:=-0.5*([.$B$1]-[.$B$2])*SIN([.A95]*PI()/180)" office:value-type="float" office:value="177.5" calcext:value-type="float">
            <text:p>177.5</text:p>
          </table:table-cell>
          <table:table-cell table:formula="of:=0.5*([.$B$1]+[.$B$2])+0.5*([.$B$2]-[.$B$1])*COS([.A95]*PI()/180)" office:value-type="float" office:value="297.5" calcext:value-type="float">
            <text:p>297.5</text:p>
          </table:table-cell>
          <table:table-cell table:formula="of:=[.$B$1]/100*([.A95]-180)" office:value-type="float" office:value="427.5" calcext:value-type="float">
            <text:p>427.5</text:p>
          </table:table-cell>
          <table:table-cell table:formula="of:=[.H95]*[.$E$1]+[.$E$2]" office:value-type="float" office:value="281.017856231871" calcext:value-type="float">
            <text:p>281.017856231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-0.5*([.$B$1]-[.$B$3])*SIN([.A96]*PI()/180)" office:value-type="float" office:value="202.469158269169" calcext:value-type="float">
            <text:p>202.4691582692</text:p>
          </table:table-cell>
          <table:table-cell table:formula="of:=0.5*([.$B$1]+[.$B$3])+0.5*([.$B$1]-[.$B$3])*COS([.A96]*PI()/180)" office:value-type="float" office:value="276.03411230355" calcext:value-type="float">
            <text:p>276.0341123036</text:p>
          </table:table-cell>
          <table:table-cell table:formula="of:=-0.5*([.$B$2]-[.$B$3])*SIN([.A96]*PI()/180)" office:value-type="float" office:value="24.9961923789098" calcext:value-type="float">
            <text:p>24.9961923789</text:p>
          </table:table-cell>
          <table:table-cell table:formula="of:=0.5*([.$B$2]+[.$B$3])+0.5*([.$B$2]-[.$B$3])*COS([.A96]*PI()/180)" office:value-type="float" office:value="95.4363101609321" calcext:value-type="float">
            <text:p>95.4363101609</text:p>
          </table:table-cell>
          <table:table-cell table:formula="of:=-0.5*([.$B$1]-[.$B$2])*SIN([.A96]*PI()/180)" office:value-type="float" office:value="177.472965890259" calcext:value-type="float">
            <text:p>177.4729658903</text:p>
          </table:table-cell>
          <table:table-cell table:formula="of:=0.5*([.$B$1]+[.$B$2])+0.5*([.$B$2]-[.$B$1])*COS([.A96]*PI()/180)" office:value-type="float" office:value="294.402197857382" calcext:value-type="float">
            <text:p>294.4021978574</text:p>
          </table:table-cell>
          <table:table-cell table:formula="of:=[.$B$1]/100*([.A96]-180)" office:value-type="float" office:value="432.25" calcext:value-type="float">
            <text:p>432.25</text:p>
          </table:table-cell>
          <table:table-cell table:formula="of:=[.H96]*[.$E$1]+[.$E$2]" office:value-type="float" office:value="282.917856231871" calcext:value-type="float">
            <text:p>282.917856231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-0.5*([.$B$1]-[.$B$3])*SIN([.A97]*PI()/180)" office:value-type="float" office:value="202.376642471367" calcext:value-type="float">
            <text:p>202.3766424714</text:p>
          </table:table-cell>
          <table:table-cell table:formula="of:=0.5*([.$B$1]+[.$B$3])+0.5*([.$B$1]-[.$B$3])*COS([.A97]*PI()/180)" office:value-type="float" office:value="279.567148082256" calcext:value-type="float">
            <text:p>279.5671480823</text:p>
          </table:table-cell>
          <table:table-cell table:formula="of:=-0.5*([.$B$2]-[.$B$3])*SIN([.A97]*PI()/180)" office:value-type="float" office:value="24.9847706754774" calcext:value-type="float">
            <text:p>24.9847706755</text:p>
          </table:table-cell>
          <table:table-cell table:formula="of:=0.5*([.$B$2]+[.$B$3])+0.5*([.$B$2]-[.$B$3])*COS([.A97]*PI()/180)" office:value-type="float" office:value="95.8724874175625" calcext:value-type="float">
            <text:p>95.8724874176</text:p>
          </table:table-cell>
          <table:table-cell table:formula="of:=-0.5*([.$B$1]-[.$B$2])*SIN([.A97]*PI()/180)" office:value-type="float" office:value="177.39187179589" calcext:value-type="float">
            <text:p>177.3918717959</text:p>
          </table:table-cell>
          <table:table-cell table:formula="of:=0.5*([.$B$1]+[.$B$2])+0.5*([.$B$2]-[.$B$1])*COS([.A97]*PI()/180)" office:value-type="float" office:value="291.305339335306" calcext:value-type="float">
            <text:p>291.3053393353</text:p>
          </table:table-cell>
          <table:table-cell table:formula="of:=[.$B$1]/100*([.A97]-180)" office:value-type="float" office:value="437" calcext:value-type="float">
            <text:p>437</text:p>
          </table:table-cell>
          <table:table-cell table:formula="of:=[.H97]*[.$E$1]+[.$E$2]" office:value-type="float" office:value="284.817856231871" calcext:value-type="float">
            <text:p>284.817856231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-0.5*([.$B$1]-[.$B$3])*SIN([.A98]*PI()/180)" office:value-type="float" office:value="202.222480787801" calcext:value-type="float">
            <text:p>202.2224807878</text:p>
          </table:table-cell>
          <table:table-cell table:formula="of:=0.5*([.$B$1]+[.$B$3])+0.5*([.$B$1]-[.$B$3])*COS([.A98]*PI()/180)" office:value-type="float" office:value="283.098031139196" calcext:value-type="float">
            <text:p>283.0980311392</text:p>
          </table:table-cell>
          <table:table-cell table:formula="of:=-0.5*([.$B$2]-[.$B$3])*SIN([.A98]*PI()/180)" office:value-type="float" office:value="24.9657383688643" calcext:value-type="float">
            <text:p>24.9657383689</text:p>
          </table:table-cell>
          <table:table-cell table:formula="of:=0.5*([.$B$2]+[.$B$3])+0.5*([.$B$2]-[.$B$3])*COS([.A98]*PI()/180)" office:value-type="float" office:value="96.3083989060736" calcext:value-type="float">
            <text:p>96.3083989061</text:p>
          </table:table-cell>
          <table:table-cell table:formula="of:=-0.5*([.$B$1]-[.$B$2])*SIN([.A98]*PI()/180)" office:value-type="float" office:value="177.256742418937" calcext:value-type="float">
            <text:p>177.2567424189</text:p>
          </table:table-cell>
          <table:table-cell table:formula="of:=0.5*([.$B$1]+[.$B$2])+0.5*([.$B$2]-[.$B$1])*COS([.A98]*PI()/180)" office:value-type="float" office:value="288.210367766877" calcext:value-type="float">
            <text:p>288.2103677669</text:p>
          </table:table-cell>
          <table:table-cell table:formula="of:=[.$B$1]/100*([.A98]-180)" office:value-type="float" office:value="441.75" calcext:value-type="float">
            <text:p>441.75</text:p>
          </table:table-cell>
          <table:table-cell table:formula="of:=[.H98]*[.$E$1]+[.$E$2]" office:value-type="float" office:value="286.717856231871" calcext:value-type="float">
            <text:p>286.717856231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-0.5*([.$B$1]-[.$B$3])*SIN([.A99]*PI()/180)" office:value-type="float" office:value="202.006720177614" calcext:value-type="float">
            <text:p>202.0067201776</text:p>
          </table:table-cell>
          <table:table-cell table:formula="of:=0.5*([.$B$1]+[.$B$3])+0.5*([.$B$1]-[.$B$3])*COS([.A99]*PI()/180)" office:value-type="float" office:value="286.625685933185" calcext:value-type="float">
            <text:p>286.6256859332</text:p>
          </table:table-cell>
          <table:table-cell table:formula="of:=-0.5*([.$B$2]-[.$B$3])*SIN([.A99]*PI()/180)" office:value-type="float" office:value="24.9391012564956" calcext:value-type="float">
            <text:p>24.9391012565</text:p>
          </table:table-cell>
          <table:table-cell table:formula="of:=0.5*([.$B$2]+[.$B$3])+0.5*([.$B$2]-[.$B$3])*COS([.A99]*PI()/180)" office:value-type="float" office:value="96.7439118436031" calcext:value-type="float">
            <text:p>96.7439118436</text:p>
          </table:table-cell>
          <table:table-cell table:formula="of:=-0.5*([.$B$1]-[.$B$2])*SIN([.A99]*PI()/180)" office:value-type="float" office:value="177.067618921119" calcext:value-type="float">
            <text:p>177.0676189211</text:p>
          </table:table-cell>
          <table:table-cell table:formula="of:=0.5*([.$B$1]+[.$B$2])+0.5*([.$B$2]-[.$B$1])*COS([.A99]*PI()/180)" office:value-type="float" office:value="285.118225910418" calcext:value-type="float">
            <text:p>285.1182259104</text:p>
          </table:table-cell>
          <table:table-cell table:formula="of:=[.$B$1]/100*([.A99]-180)" office:value-type="float" office:value="446.5" calcext:value-type="float">
            <text:p>446.5</text:p>
          </table:table-cell>
          <table:table-cell table:formula="of:=[.H99]*[.$E$1]+[.$E$2]" office:value-type="float" office:value="288.617856231871" calcext:value-type="float">
            <text:p>288.617856231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-0.5*([.$B$1]-[.$B$3])*SIN([.A100]*PI()/180)" office:value-type="float" office:value="201.729426363578" calcext:value-type="float">
            <text:p>201.7294263636</text:p>
          </table:table-cell>
          <table:table-cell table:formula="of:=0.5*([.$B$1]+[.$B$3])+0.5*([.$B$1]-[.$B$3])*COS([.A100]*PI()/180)" office:value-type="float" office:value="290.149037906401" calcext:value-type="float">
            <text:p>290.1490379064</text:p>
          </table:table-cell>
          <table:table-cell table:formula="of:=-0.5*([.$B$2]-[.$B$3])*SIN([.A100]*PI()/180)" office:value-type="float" office:value="24.9048674522936" calcext:value-type="float">
            <text:p>24.9048674523</text:p>
          </table:table-cell>
          <table:table-cell table:formula="of:=0.5*([.$B$2]+[.$B$3])+0.5*([.$B$2]-[.$B$3])*COS([.A100]*PI()/180)" office:value-type="float" office:value="97.1788935686915" calcext:value-type="float">
            <text:p>97.1788935687</text:p>
          </table:table-cell>
          <table:table-cell table:formula="of:=-0.5*([.$B$1]-[.$B$2])*SIN([.A100]*PI()/180)" office:value-type="float" office:value="176.824558911285" calcext:value-type="float">
            <text:p>176.8245589113</text:p>
          </table:table-cell>
          <table:table-cell table:formula="of:=0.5*([.$B$1]+[.$B$2])+0.5*([.$B$2]-[.$B$1])*COS([.A100]*PI()/180)" office:value-type="float" office:value="282.029855662291" calcext:value-type="float">
            <text:p>282.0298556623</text:p>
          </table:table-cell>
          <table:table-cell table:formula="of:=[.$B$1]/100*([.A100]-180)" office:value-type="float" office:value="451.25" calcext:value-type="float">
            <text:p>451.25</text:p>
          </table:table-cell>
          <table:table-cell table:formula="of:=[.H100]*[.$E$1]+[.$E$2]" office:value-type="float" office:value="290.517856231871" calcext:value-type="float">
            <text:p>290.517856231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-0.5*([.$B$1]-[.$B$3])*SIN([.A101]*PI()/180)" office:value-type="float" office:value="201.390683812075" calcext:value-type="float">
            <text:p>201.3906838121</text:p>
          </table:table-cell>
          <table:table-cell table:formula="of:=0.5*([.$B$1]+[.$B$3])+0.5*([.$B$1]-[.$B$3])*COS([.A101]*PI()/180)" office:value-type="float" office:value="293.6670138117" calcext:value-type="float">
            <text:p>293.6670138117</text:p>
          </table:table-cell>
          <table:table-cell table:formula="of:=-0.5*([.$B$2]-[.$B$3])*SIN([.A101]*PI()/180)" office:value-type="float" office:value="24.8630473842068" calcext:value-type="float">
            <text:p>24.8630473842</text:p>
          </table:table-cell>
          <table:table-cell table:formula="of:=0.5*([.$B$2]+[.$B$3])+0.5*([.$B$2]-[.$B$3])*COS([.A101]*PI()/180)" office:value-type="float" office:value="97.6132115816913" calcext:value-type="float">
            <text:p>97.6132115817</text:p>
          </table:table-cell>
          <table:table-cell table:formula="of:=-0.5*([.$B$1]-[.$B$2])*SIN([.A101]*PI()/180)" office:value-type="float" office:value="176.527636427869" calcext:value-type="float">
            <text:p>176.5276364279</text:p>
          </table:table-cell>
          <table:table-cell table:formula="of:=0.5*([.$B$1]+[.$B$2])+0.5*([.$B$2]-[.$B$1])*COS([.A101]*PI()/180)" office:value-type="float" office:value="278.946197769992" calcext:value-type="float">
            <text:p>278.94619777</text:p>
          </table:table-cell>
          <table:table-cell table:formula="of:=[.$B$1]/100*([.A101]-180)" office:value-type="float" office:value="456" calcext:value-type="float">
            <text:p>456</text:p>
          </table:table-cell>
          <table:table-cell table:formula="of:=[.H101]*[.$E$1]+[.$E$2]" office:value-type="float" office:value="292.417856231871" calcext:value-type="float">
            <text:p>292.417856231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-0.5*([.$B$1]-[.$B$3])*SIN([.A102]*PI()/180)" office:value-type="float" office:value="200.990595707368" calcext:value-type="float">
            <text:p>200.9905957074</text:p>
          </table:table-cell>
          <table:table-cell table:formula="of:=0.5*([.$B$1]+[.$B$3])+0.5*([.$B$1]-[.$B$3])*COS([.A102]*PI()/180)" office:value-type="float" office:value="297.178542039542" calcext:value-type="float">
            <text:p>297.1785420395</text:p>
          </table:table-cell>
          <table:table-cell table:formula="of:=-0.5*([.$B$2]-[.$B$3])*SIN([.A102]*PI()/180)" office:value-type="float" office:value="24.813653791033" calcext:value-type="float">
            <text:p>24.813653791</text:p>
          </table:table-cell>
          <table:table-cell table:formula="of:=0.5*([.$B$2]+[.$B$3])+0.5*([.$B$2]-[.$B$3])*COS([.A102]*PI()/180)" office:value-type="float" office:value="98.0467335851287" calcext:value-type="float">
            <text:p>98.0467335851</text:p>
          </table:table-cell>
          <table:table-cell table:formula="of:=-0.5*([.$B$1]-[.$B$2])*SIN([.A102]*PI()/180)" office:value-type="float" office:value="176.176941916335" calcext:value-type="float">
            <text:p>176.1769419163</text:p>
          </table:table-cell>
          <table:table-cell table:formula="of:=0.5*([.$B$1]+[.$B$2])+0.5*([.$B$2]-[.$B$1])*COS([.A102]*PI()/180)" office:value-type="float" office:value="275.868191545586" calcext:value-type="float">
            <text:p>275.8681915456</text:p>
          </table:table-cell>
          <table:table-cell table:formula="of:=[.$B$1]/100*([.A102]-180)" office:value-type="float" office:value="460.75" calcext:value-type="float">
            <text:p>460.75</text:p>
          </table:table-cell>
          <table:table-cell table:formula="of:=[.H102]*[.$E$1]+[.$E$2]" office:value-type="float" office:value="294.317856231871" calcext:value-type="float">
            <text:p>294.317856231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-0.5*([.$B$1]-[.$B$3])*SIN([.A103]*PI()/180)" office:value-type="float" office:value="200.529283920168" calcext:value-type="float">
            <text:p>200.5292839202</text:p>
          </table:table-cell>
          <table:table-cell table:formula="of:=0.5*([.$B$1]+[.$B$3])+0.5*([.$B$1]-[.$B$3])*COS([.A103]*PI()/180)" office:value-type="float" office:value="300.682552944413" calcext:value-type="float">
            <text:p>300.6825529444</text:p>
          </table:table-cell>
          <table:table-cell table:formula="of:=-0.5*([.$B$2]-[.$B$3])*SIN([.A103]*PI()/180)" office:value-type="float" office:value="24.7567017185393" calcext:value-type="float">
            <text:p>24.7567017185</text:p>
          </table:table-cell>
          <table:table-cell table:formula="of:=0.5*([.$B$2]+[.$B$3])+0.5*([.$B$2]-[.$B$3])*COS([.A103]*PI()/180)" office:value-type="float" office:value="98.4793275240016" calcext:value-type="float">
            <text:p>98.479327524</text:p>
          </table:table-cell>
          <table:table-cell table:formula="of:=-0.5*([.$B$1]-[.$B$2])*SIN([.A103]*PI()/180)" office:value-type="float" office:value="175.772582201629" calcext:value-type="float">
            <text:p>175.7725822016</text:p>
          </table:table-cell>
          <table:table-cell table:formula="of:=0.5*([.$B$1]+[.$B$2])+0.5*([.$B$2]-[.$B$1])*COS([.A103]*PI()/180)" office:value-type="float" office:value="272.796774579588" calcext:value-type="float">
            <text:p>272.7967745796</text:p>
          </table:table-cell>
          <table:table-cell table:formula="of:=[.$B$1]/100*([.A103]-180)" office:value-type="float" office:value="465.5" calcext:value-type="float">
            <text:p>465.5</text:p>
          </table:table-cell>
          <table:table-cell table:formula="of:=[.H103]*[.$E$1]+[.$E$2]" office:value-type="float" office:value="296.217856231871" calcext:value-type="float">
            <text:p>296.217856231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-0.5*([.$B$1]-[.$B$3])*SIN([.A104]*PI()/180)" office:value-type="float" office:value="200.006888970515" calcext:value-type="float">
            <text:p>200.0068889705</text:p>
          </table:table-cell>
          <table:table-cell table:formula="of:=0.5*([.$B$1]+[.$B$3])+0.5*([.$B$1]-[.$B$3])*COS([.A104]*PI()/180)" office:value-type="float" office:value="304.177979170647" calcext:value-type="float">
            <text:p>304.1779791706</text:p>
          </table:table-cell>
          <table:table-cell table:formula="of:=-0.5*([.$B$2]-[.$B$3])*SIN([.A104]*PI()/180)" office:value-type="float" office:value="24.6922085148784" calcext:value-type="float">
            <text:p>24.6922085149</text:p>
          </table:table-cell>
          <table:table-cell table:formula="of:=0.5*([.$B$2]+[.$B$3])+0.5*([.$B$2]-[.$B$3])*COS([.A104]*PI()/180)" office:value-type="float" office:value="98.9108616260058" calcext:value-type="float">
            <text:p>98.910861626</text:p>
          </table:table-cell>
          <table:table-cell table:formula="of:=-0.5*([.$B$1]-[.$B$2])*SIN([.A104]*PI()/180)" office:value-type="float" office:value="175.314680455637" calcext:value-type="float">
            <text:p>175.3146804556</text:p>
          </table:table-cell>
          <table:table-cell table:formula="of:=0.5*([.$B$1]+[.$B$2])+0.5*([.$B$2]-[.$B$1])*COS([.A104]*PI()/180)" office:value-type="float" office:value="269.732882455359" calcext:value-type="float">
            <text:p>269.7328824554</text:p>
          </table:table-cell>
          <table:table-cell table:formula="of:=[.$B$1]/100*([.A104]-180)" office:value-type="float" office:value="470.25" calcext:value-type="float">
            <text:p>470.25</text:p>
          </table:table-cell>
          <table:table-cell table:formula="of:=[.H104]*[.$E$1]+[.$E$2]" office:value-type="float" office:value="298.117856231871" calcext:value-type="float">
            <text:p>298.117856231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-0.5*([.$B$1]-[.$B$3])*SIN([.A105]*PI()/180)" office:value-type="float" office:value="199.423569984972" calcext:value-type="float">
            <text:p>199.423569985</text:p>
          </table:table-cell>
          <table:table-cell table:formula="of:=0.5*([.$B$1]+[.$B$3])+0.5*([.$B$1]-[.$B$3])*COS([.A105]*PI()/180)" office:value-type="float" office:value="307.663755977553" calcext:value-type="float">
            <text:p>307.6637559776</text:p>
          </table:table-cell>
          <table:table-cell table:formula="of:=-0.5*([.$B$2]-[.$B$3])*SIN([.A105]*PI()/180)" office:value-type="float" office:value="24.6201938253052" calcext:value-type="float">
            <text:p>24.6201938253</text:p>
          </table:table-cell>
          <table:table-cell table:formula="of:=0.5*([.$B$2]+[.$B$3])+0.5*([.$B$2]-[.$B$3])*COS([.A105]*PI()/180)" office:value-type="float" office:value="99.3412044416733" calcext:value-type="float">
            <text:p>99.3412044417</text:p>
          </table:table-cell>
          <table:table-cell table:formula="of:=-0.5*([.$B$1]-[.$B$2])*SIN([.A105]*PI()/180)" office:value-type="float" office:value="174.803376159667" calcext:value-type="float">
            <text:p>174.8033761597</text:p>
          </table:table-cell>
          <table:table-cell table:formula="of:=0.5*([.$B$1]+[.$B$2])+0.5*([.$B$2]-[.$B$1])*COS([.A105]*PI()/180)" office:value-type="float" office:value="266.67744846412" calcext:value-type="float">
            <text:p>266.6774484641</text:p>
          </table:table-cell>
          <table:table-cell table:formula="of:=[.$B$1]/100*([.A105]-180)" office:value-type="float" office:value="475" calcext:value-type="float">
            <text:p>475</text:p>
          </table:table-cell>
          <table:table-cell table:formula="of:=[.H105]*[.$E$1]+[.$E$2]" office:value-type="float" office:value="300.017856231871" calcext:value-type="float">
            <text:p>300.017856231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-0.5*([.$B$1]-[.$B$3])*SIN([.A106]*PI()/180)" office:value-type="float" office:value="198.779504648152" calcext:value-type="float">
            <text:p>198.7795046482</text:p>
          </table:table-cell>
          <table:table-cell table:formula="of:=0.5*([.$B$1]+[.$B$3])+0.5*([.$B$1]-[.$B$3])*COS([.A106]*PI()/180)" office:value-type="float" office:value="311.13882156375" calcext:value-type="float">
            <text:p>311.1388215638</text:p>
          </table:table-cell>
          <table:table-cell table:formula="of:=-0.5*([.$B$2]-[.$B$3])*SIN([.A106]*PI()/180)" office:value-type="float" office:value="24.5406795861916" calcext:value-type="float">
            <text:p>24.5406795862</text:p>
          </table:table-cell>
          <table:table-cell table:formula="of:=0.5*([.$B$2]+[.$B$3])+0.5*([.$B$2]-[.$B$3])*COS([.A106]*PI()/180)" office:value-type="float" office:value="99.7702248844136" calcext:value-type="float">
            <text:p>99.7702248844</text:p>
          </table:table-cell>
          <table:table-cell table:formula="of:=-0.5*([.$B$1]-[.$B$2])*SIN([.A106]*PI()/180)" office:value-type="float" office:value="174.23882506196" calcext:value-type="float">
            <text:p>174.238825062</text:p>
          </table:table-cell>
          <table:table-cell table:formula="of:=0.5*([.$B$1]+[.$B$2])+0.5*([.$B$2]-[.$B$1])*COS([.A106]*PI()/180)" office:value-type="float" office:value="263.631403320663" calcext:value-type="float">
            <text:p>263.6314033207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-0.5*([.$B$1]-[.$B$3])*SIN([.A107]*PI()/180)" office:value-type="float" office:value="198.074889148596" calcext:value-type="float">
            <text:p>198.0748891486</text:p>
          </table:table-cell>
          <table:table-cell table:formula="of:=0.5*([.$B$1]+[.$B$3])+0.5*([.$B$1]-[.$B$3])*COS([.A107]*PI()/180)" office:value-type="float" office:value="314.602117390596" calcext:value-type="float">
            <text:p>314.6021173906</text:p>
          </table:table-cell>
          <table:table-cell table:formula="of:=-0.5*([.$B$2]-[.$B$3])*SIN([.A107]*PI()/180)" office:value-type="float" office:value="24.4536900183451" calcext:value-type="float">
            <text:p>24.4536900183</text:p>
          </table:table-cell>
          <table:table-cell table:formula="of:=0.5*([.$B$2]+[.$B$3])+0.5*([.$B$2]-[.$B$3])*COS([.A107]*PI()/180)" office:value-type="float" office:value="100.197792270444" calcext:value-type="float">
            <text:p>100.1977922704</text:p>
          </table:table-cell>
          <table:table-cell table:formula="of:=-0.5*([.$B$1]-[.$B$2])*SIN([.A107]*PI()/180)" office:value-type="float" office:value="173.621199130251" calcext:value-type="float">
            <text:p>173.6211991303</text:p>
          </table:table-cell>
          <table:table-cell table:formula="of:=0.5*([.$B$1]+[.$B$2])+0.5*([.$B$2]-[.$B$1])*COS([.A107]*PI()/180)" office:value-type="float" office:value="260.595674879848" calcext:value-type="float">
            <text:p>260.595674879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-0.5*([.$B$1]-[.$B$3])*SIN([.A108]*PI()/180)" office:value-type="float" office:value="197.30993811901" calcext:value-type="float">
            <text:p>197.309938119</text:p>
          </table:table-cell>
          <table:table-cell table:formula="of:=0.5*([.$B$1]+[.$B$3])+0.5*([.$B$1]-[.$B$3])*COS([.A108]*PI()/180)" office:value-type="float" office:value="318.052588504633" calcext:value-type="float">
            <text:p>318.0525885046</text:p>
          </table:table-cell>
          <table:table-cell table:formula="of:=-0.5*([.$B$2]-[.$B$3])*SIN([.A108]*PI()/180)" office:value-type="float" office:value="24.3592516196309" calcext:value-type="float">
            <text:p>24.3592516196</text:p>
          </table:table-cell>
          <table:table-cell table:formula="of:=0.5*([.$B$2]+[.$B$3])+0.5*([.$B$2]-[.$B$3])*COS([.A108]*PI()/180)" office:value-type="float" office:value="100.623776358597" calcext:value-type="float">
            <text:p>100.6237763586</text:p>
          </table:table-cell>
          <table:table-cell table:formula="of:=-0.5*([.$B$1]-[.$B$2])*SIN([.A108]*PI()/180)" office:value-type="float" office:value="172.950686499379" calcext:value-type="float">
            <text:p>172.9506864994</text:p>
          </table:table-cell>
          <table:table-cell table:formula="of:=0.5*([.$B$1]+[.$B$2])+0.5*([.$B$2]-[.$B$1])*COS([.A108]*PI()/180)" office:value-type="float" office:value="257.571187853964" calcext:value-type="float">
            <text:p>257.57118785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-0.5*([.$B$1]-[.$B$3])*SIN([.A109]*PI()/180)" office:value-type="float" office:value="196.484884570889" calcext:value-type="float">
            <text:p>196.4848845709</text:p>
          </table:table-cell>
          <table:table-cell table:formula="of:=0.5*([.$B$1]+[.$B$3])+0.5*([.$B$1]-[.$B$3])*COS([.A109]*PI()/180)" office:value-type="float" office:value="321.489183858933" calcext:value-type="float">
            <text:p>321.4891838589</text:p>
          </table:table-cell>
          <table:table-cell table:formula="of:=-0.5*([.$B$2]-[.$B$3])*SIN([.A109]*PI()/180)" office:value-type="float" office:value="24.2573931568999" calcext:value-type="float">
            <text:p>24.2573931569</text:p>
          </table:table-cell>
          <table:table-cell table:formula="of:=0.5*([.$B$2]+[.$B$3])+0.5*([.$B$2]-[.$B$3])*COS([.A109]*PI()/180)" office:value-type="float" office:value="101.048047389992" calcext:value-type="float">
            <text:p>101.04804739</text:p>
          </table:table-cell>
          <table:table-cell table:formula="of:=-0.5*([.$B$1]-[.$B$2])*SIN([.A109]*PI()/180)" office:value-type="float" office:value="172.227491413989" calcext:value-type="float">
            <text:p>172.227491414</text:p>
          </table:table-cell>
          <table:table-cell table:formula="of:=0.5*([.$B$1]+[.$B$2])+0.5*([.$B$2]-[.$B$1])*COS([.A109]*PI()/180)" office:value-type="float" office:value="254.558863531059" calcext:value-type="float">
            <text:p>254.558863531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-0.5*([.$B$1]-[.$B$3])*SIN([.A110]*PI()/180)" office:value-type="float" office:value="195.599979823536" calcext:value-type="float">
            <text:p>195.5999798235</text:p>
          </table:table-cell>
          <table:table-cell table:formula="of:=0.5*([.$B$1]+[.$B$3])+0.5*([.$B$1]-[.$B$3])*COS([.A110]*PI()/180)" office:value-type="float" office:value="324.910856633261" calcext:value-type="float">
            <text:p>324.9108566333</text:p>
          </table:table-cell>
          <table:table-cell table:formula="of:=-0.5*([.$B$2]-[.$B$3])*SIN([.A110]*PI()/180)" office:value-type="float" office:value="24.1481456572267" calcext:value-type="float">
            <text:p>24.1481456572</text:p>
          </table:table-cell>
          <table:table-cell table:formula="of:=0.5*([.$B$2]+[.$B$3])+0.5*([.$B$2]-[.$B$3])*COS([.A110]*PI()/180)" office:value-type="float" office:value="101.470476127563" calcext:value-type="float">
            <text:p>101.4704761276</text:p>
          </table:table-cell>
          <table:table-cell table:formula="of:=-0.5*([.$B$1]-[.$B$2])*SIN([.A110]*PI()/180)" office:value-type="float" office:value="171.45183416631" calcext:value-type="float">
            <text:p>171.4518341663</text:p>
          </table:table-cell>
          <table:table-cell table:formula="of:=0.5*([.$B$1]+[.$B$2])+0.5*([.$B$2]-[.$B$1])*COS([.A110]*PI()/180)" office:value-type="float" office:value="251.559619494302" calcext:value-type="float">
            <text:p>251.5596194943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-0.5*([.$B$1]-[.$B$3])*SIN([.A111]*PI()/180)" office:value-type="float" office:value="194.65549342751" calcext:value-type="float">
            <text:p>194.6554934275</text:p>
          </table:table-cell>
          <table:table-cell table:formula="of:=0.5*([.$B$1]+[.$B$3])+0.5*([.$B$1]-[.$B$3])*COS([.A111]*PI()/180)" office:value-type="float" office:value="328.316564552942" calcext:value-type="float">
            <text:p>328.3165645529</text:p>
          </table:table-cell>
          <table:table-cell table:formula="of:=-0.5*([.$B$2]-[.$B$3])*SIN([.A111]*PI()/180)" office:value-type="float" office:value="24.031542398458" calcext:value-type="float">
            <text:p>24.0315423985</text:p>
          </table:table-cell>
          <table:table-cell table:formula="of:=0.5*([.$B$2]+[.$B$3])+0.5*([.$B$2]-[.$B$3])*COS([.A111]*PI()/180)" office:value-type="float" office:value="101.890933895425" calcext:value-type="float">
            <text:p>101.8909338954</text:p>
          </table:table-cell>
          <table:table-cell table:formula="of:=-0.5*([.$B$1]-[.$B$2])*SIN([.A111]*PI()/180)" office:value-type="float" office:value="170.623951029052" calcext:value-type="float">
            <text:p>170.6239510291</text:p>
          </table:table-cell>
          <table:table-cell table:formula="of:=0.5*([.$B$1]+[.$B$2])+0.5*([.$B$2]-[.$B$1])*COS([.A111]*PI()/180)" office:value-type="float" office:value="248.574369342483" calcext:value-type="float">
            <text:p>248.5743693425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-0.5*([.$B$1]-[.$B$3])*SIN([.A112]*PI()/180)" office:value-type="float" office:value="193.651713082515" calcext:value-type="float">
            <text:p>193.6517130825</text:p>
          </table:table-cell>
          <table:table-cell table:formula="of:=0.5*([.$B$1]+[.$B$3])+0.5*([.$B$1]-[.$B$3])*COS([.A112]*PI()/180)" office:value-type="float" office:value="331.705270206354" calcext:value-type="float">
            <text:p>331.7052702064</text:p>
          </table:table-cell>
          <table:table-cell table:formula="of:=-0.5*([.$B$2]-[.$B$3])*SIN([.A112]*PI()/180)" office:value-type="float" office:value="23.9076188990759" calcext:value-type="float">
            <text:p>23.9076188991</text:p>
          </table:table-cell>
          <table:table-cell table:formula="of:=0.5*([.$B$2]+[.$B$3])+0.5*([.$B$2]-[.$B$3])*COS([.A112]*PI()/180)" office:value-type="float" office:value="102.309292618068" calcext:value-type="float">
            <text:p>102.3092926181</text:p>
          </table:table-cell>
          <table:table-cell table:formula="of:=-0.5*([.$B$1]-[.$B$2])*SIN([.A112]*PI()/180)" office:value-type="float" office:value="169.744094183439" calcext:value-type="float">
            <text:p>169.7440941834</text:p>
          </table:table-cell>
          <table:table-cell table:formula="of:=0.5*([.$B$1]+[.$B$2])+0.5*([.$B$2]-[.$B$1])*COS([.A112]*PI()/180)" office:value-type="float" office:value="245.604022411714" calcext:value-type="float">
            <text:p>245.604022411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-0.5*([.$B$1]-[.$B$3])*SIN([.A113]*PI()/180)" office:value-type="float" office:value="192.588944549769" calcext:value-type="float">
            <text:p>192.5889445498</text:p>
          </table:table-cell>
          <table:table-cell table:formula="of:=0.5*([.$B$1]+[.$B$3])+0.5*([.$B$1]-[.$B$3])*COS([.A113]*PI()/180)" office:value-type="float" office:value="335.075941360927" calcext:value-type="float">
            <text:p>335.0759413609</text:p>
          </table:table-cell>
          <table:table-cell table:formula="of:=-0.5*([.$B$2]-[.$B$3])*SIN([.A113]*PI()/180)" office:value-type="float" office:value="23.7764129073788" calcext:value-type="float">
            <text:p>23.7764129074</text:p>
          </table:table-cell>
          <table:table-cell table:formula="of:=0.5*([.$B$2]+[.$B$3])+0.5*([.$B$2]-[.$B$3])*COS([.A113]*PI()/180)" office:value-type="float" office:value="102.725424859374" calcext:value-type="float">
            <text:p>102.7254248594</text:p>
          </table:table-cell>
          <table:table-cell table:formula="of:=-0.5*([.$B$1]-[.$B$2])*SIN([.A113]*PI()/180)" office:value-type="float" office:value="168.81253164239" calcext:value-type="float">
            <text:p>168.8125316424</text:p>
          </table:table-cell>
          <table:table-cell table:formula="of:=0.5*([.$B$1]+[.$B$2])+0.5*([.$B$2]-[.$B$1])*COS([.A113]*PI()/180)" office:value-type="float" office:value="242.649483498447" calcext:value-type="float">
            <text:p>242.6494834984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-0.5*([.$B$1]-[.$B$3])*SIN([.A114]*PI()/180)" office:value-type="float" office:value="191.467511558862" calcext:value-type="float">
            <text:p>191.4675115589</text:p>
          </table:table-cell>
          <table:table-cell table:formula="of:=0.5*([.$B$1]+[.$B$3])+0.5*([.$B$1]-[.$B$3])*COS([.A114]*PI()/180)" office:value-type="float" office:value="338.427551277574" calcext:value-type="float">
            <text:p>338.4275512776</text:p>
          </table:table-cell>
          <table:table-cell table:formula="of:=-0.5*([.$B$2]-[.$B$3])*SIN([.A114]*PI()/180)" office:value-type="float" office:value="23.6379643899829" calcext:value-type="float">
            <text:p>23.63796439</text:p>
          </table:table-cell>
          <table:table-cell table:formula="of:=0.5*([.$B$2]+[.$B$3])+0.5*([.$B$2]-[.$B$3])*COS([.A114]*PI()/180)" office:value-type="float" office:value="103.139203861429" calcext:value-type="float">
            <text:p>103.1392038614</text:p>
          </table:table-cell>
          <table:table-cell table:formula="of:=-0.5*([.$B$1]-[.$B$2])*SIN([.A114]*PI()/180)" office:value-type="float" office:value="167.829547168879" calcext:value-type="float">
            <text:p>167.8295471689</text:p>
          </table:table-cell>
          <table:table-cell table:formula="of:=0.5*([.$B$1]+[.$B$2])+0.5*([.$B$2]-[.$B$1])*COS([.A114]*PI()/180)" office:value-type="float" office:value="239.711652583855" calcext:value-type="float">
            <text:p>239.7116525839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-0.5*([.$B$1]-[.$B$3])*SIN([.A115]*PI()/180)" office:value-type="float" office:value="190.287755709146" calcext:value-type="float">
            <text:p>190.2877557091</text:p>
          </table:table-cell>
          <table:table-cell table:formula="of:=0.5*([.$B$1]+[.$B$3])+0.5*([.$B$1]-[.$B$3])*COS([.A115]*PI()/180)" office:value-type="float" office:value="341.759079023448" calcext:value-type="float">
            <text:p>341.7590790234</text:p>
          </table:table-cell>
          <table:table-cell table:formula="of:=-0.5*([.$B$2]-[.$B$3])*SIN([.A115]*PI()/180)" office:value-type="float" office:value="23.4923155196477" calcext:value-type="float">
            <text:p>23.4923155196</text:p>
          </table:table-cell>
          <table:table-cell table:formula="of:=0.5*([.$B$2]+[.$B$3])+0.5*([.$B$2]-[.$B$3])*COS([.A115]*PI()/180)" office:value-type="float" office:value="103.550503583142" calcext:value-type="float">
            <text:p>103.5505035831</text:p>
          </table:table-cell>
          <table:table-cell table:formula="of:=-0.5*([.$B$1]-[.$B$2])*SIN([.A115]*PI()/180)" office:value-type="float" office:value="166.795440189499" calcext:value-type="float">
            <text:p>166.7954401895</text:p>
          </table:table-cell>
          <table:table-cell table:formula="of:=0.5*([.$B$1]+[.$B$2])+0.5*([.$B$2]-[.$B$1])*COS([.A115]*PI()/180)" office:value-type="float" office:value="236.791424559694" calcext:value-type="float">
            <text:p>236.7914245597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-0.5*([.$B$1]-[.$B$3])*SIN([.A116]*PI()/180)" office:value-type="float" office:value="189.050036365683" calcext:value-type="float">
            <text:p>189.0500363657</text:p>
          </table:table-cell>
          <table:table-cell table:formula="of:=0.5*([.$B$1]+[.$B$3])+0.5*([.$B$1]-[.$B$3])*COS([.A116]*PI()/180)" office:value-type="float" office:value="345.069509782923" calcext:value-type="float">
            <text:p>345.0695097829</text:p>
          </table:table-cell>
          <table:table-cell table:formula="of:=-0.5*([.$B$2]-[.$B$3])*SIN([.A116]*PI()/180)" office:value-type="float" office:value="23.3395106624301" calcext:value-type="float">
            <text:p>23.3395106624</text:p>
          </table:table-cell>
          <table:table-cell table:formula="of:=0.5*([.$B$2]+[.$B$3])+0.5*([.$B$2]-[.$B$3])*COS([.A116]*PI()/180)" office:value-type="float" office:value="103.959198738632" calcext:value-type="float">
            <text:p>103.9591987386</text:p>
          </table:table-cell>
          <table:table-cell table:formula="of:=-0.5*([.$B$1]-[.$B$2])*SIN([.A116]*PI()/180)" office:value-type="float" office:value="165.710525703253" calcext:value-type="float">
            <text:p>165.7105257033</text:p>
          </table:table-cell>
          <table:table-cell table:formula="of:=0.5*([.$B$1]+[.$B$2])+0.5*([.$B$2]-[.$B$1])*COS([.A116]*PI()/180)" office:value-type="float" office:value="233.889688955709" calcext:value-type="float">
            <text:p>233.8896889557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-0.5*([.$B$1]-[.$B$3])*SIN([.A117]*PI()/180)" office:value-type="float" office:value="187.754730549774" calcext:value-type="float">
            <text:p>187.7547305498</text:p>
          </table:table-cell>
          <table:table-cell table:formula="of:=0.5*([.$B$1]+[.$B$3])+0.5*([.$B$1]-[.$B$3])*COS([.A117]*PI()/180)" office:value-type="float" office:value="348.357835166722" calcext:value-type="float">
            <text:p>348.3578351667</text:p>
          </table:table-cell>
          <table:table-cell table:formula="of:=-0.5*([.$B$2]-[.$B$3])*SIN([.A117]*PI()/180)" office:value-type="float" office:value="23.1795963641697" calcext:value-type="float">
            <text:p>23.1795963642</text:p>
          </table:table-cell>
          <table:table-cell table:formula="of:=0.5*([.$B$2]+[.$B$3])+0.5*([.$B$2]-[.$B$3])*COS([.A117]*PI()/180)" office:value-type="float" office:value="104.365164835398" calcext:value-type="float">
            <text:p>104.3651648354</text:p>
          </table:table-cell>
          <table:table-cell table:formula="of:=-0.5*([.$B$1]-[.$B$2])*SIN([.A117]*PI()/180)" office:value-type="float" office:value="164.575134185605" calcext:value-type="float">
            <text:p>164.5751341856</text:p>
          </table:table-cell>
          <table:table-cell table:formula="of:=0.5*([.$B$1]+[.$B$2])+0.5*([.$B$2]-[.$B$1])*COS([.A117]*PI()/180)" office:value-type="float" office:value="231.007329668676" calcext:value-type="float">
            <text:p>231.0073296687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-0.5*([.$B$1]-[.$B$3])*SIN([.A118]*PI()/180)" office:value-type="float" office:value="186.402232824119" calcext:value-type="float">
            <text:p>186.4022328241</text:p>
          </table:table-cell>
          <table:table-cell table:formula="of:=0.5*([.$B$1]+[.$B$3])+0.5*([.$B$1]-[.$B$3])*COS([.A118]*PI()/180)" office:value-type="float" office:value="351.623053519078" calcext:value-type="float">
            <text:p>351.6230535191</text:p>
          </table:table-cell>
          <table:table-cell table:formula="of:=-0.5*([.$B$2]-[.$B$3])*SIN([.A118]*PI()/180)" office:value-type="float" office:value="23.012621336311" calcext:value-type="float">
            <text:p>23.0126213363</text:p>
          </table:table-cell>
          <table:table-cell table:formula="of:=0.5*([.$B$2]+[.$B$3])+0.5*([.$B$2]-[.$B$3])*COS([.A118]*PI()/180)" office:value-type="float" office:value="104.768278212232" calcext:value-type="float">
            <text:p>104.7682782122</text:p>
          </table:table-cell>
          <table:table-cell table:formula="of:=-0.5*([.$B$1]-[.$B$2])*SIN([.A118]*PI()/180)" office:value-type="float" office:value="163.389611487808" calcext:value-type="float">
            <text:p>163.3896114878</text:p>
          </table:table-cell>
          <table:table-cell table:formula="of:=0.5*([.$B$1]+[.$B$2])+0.5*([.$B$2]-[.$B$1])*COS([.A118]*PI()/180)" office:value-type="float" office:value="228.145224693154" calcext:value-type="float">
            <text:p>228.1452246932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-0.5*([.$B$1]-[.$B$3])*SIN([.A119]*PI()/180)" office:value-type="float" office:value="184.992955172627" calcext:value-type="float">
            <text:p>184.9929551726</text:p>
          </table:table-cell>
          <table:table-cell table:formula="of:=0.5*([.$B$1]+[.$B$3])+0.5*([.$B$1]-[.$B$3])*COS([.A119]*PI()/180)" office:value-type="float" office:value="354.86417022285" calcext:value-type="float">
            <text:p>354.8641702229</text:p>
          </table:table-cell>
          <table:table-cell table:formula="of:=-0.5*([.$B$2]-[.$B$3])*SIN([.A119]*PI()/180)" office:value-type="float" office:value="22.838636441065" calcext:value-type="float">
            <text:p>22.8386364411</text:p>
          </table:table-cell>
          <table:table-cell table:formula="of:=0.5*([.$B$2]+[.$B$3])+0.5*([.$B$2]-[.$B$3])*COS([.A119]*PI()/180)" office:value-type="float" office:value="105.168416076895" calcext:value-type="float">
            <text:p>105.1684160769</text:p>
          </table:table-cell>
          <table:table-cell table:formula="of:=-0.5*([.$B$1]-[.$B$2])*SIN([.A119]*PI()/180)" office:value-type="float" office:value="162.154318731562" calcext:value-type="float">
            <text:p>162.1543187316</text:p>
          </table:table-cell>
          <table:table-cell table:formula="of:=0.5*([.$B$1]+[.$B$2])+0.5*([.$B$2]-[.$B$1])*COS([.A119]*PI()/180)" office:value-type="float" office:value="225.304245854045" calcext:value-type="float">
            <text:p>225.30424585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-0.5*([.$B$1]-[.$B$3])*SIN([.A120]*PI()/180)" office:value-type="float" office:value="183.527326874922" calcext:value-type="float">
            <text:p>183.5273268749</text:p>
          </table:table-cell>
          <table:table-cell table:formula="of:=0.5*([.$B$1]+[.$B$3])+0.5*([.$B$1]-[.$B$3])*COS([.A120]*PI()/180)" office:value-type="float" office:value="358.080198002492" calcext:value-type="float">
            <text:p>358.0801980025</text:p>
          </table:table-cell>
          <table:table-cell table:formula="of:=-0.5*([.$B$2]-[.$B$3])*SIN([.A120]*PI()/180)" office:value-type="float" office:value="22.6576946759162" calcext:value-type="float">
            <text:p>22.6576946759</text:p>
          </table:table-cell>
          <table:table-cell table:formula="of:=0.5*([.$B$2]+[.$B$3])+0.5*([.$B$2]-[.$B$3])*COS([.A120]*PI()/180)" office:value-type="float" office:value="105.565456543517" calcext:value-type="float">
            <text:p>105.5654565435</text:p>
          </table:table-cell>
          <table:table-cell table:formula="of:=-0.5*([.$B$1]-[.$B$2])*SIN([.A120]*PI()/180)" office:value-type="float" office:value="160.869632199005" calcext:value-type="float">
            <text:p>160.869632199</text:p>
          </table:table-cell>
          <table:table-cell table:formula="of:=0.5*([.$B$1]+[.$B$2])+0.5*([.$B$2]-[.$B$1])*COS([.A120]*PI()/180)" office:value-type="float" office:value="222.485258541026" calcext:value-type="float">
            <text:p>222.485258541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-0.5*([.$B$1]-[.$B$3])*SIN([.A121]*PI()/180)" office:value-type="float" office:value="182.005794375581" calcext:value-type="float">
            <text:p>182.0057943756</text:p>
          </table:table-cell>
          <table:table-cell table:formula="of:=0.5*([.$B$1]+[.$B$3])+0.5*([.$B$1]-[.$B$3])*COS([.A121]*PI()/180)" office:value-type="float" office:value="361.270157224788" calcext:value-type="float">
            <text:p>361.2701572248</text:p>
          </table:table-cell>
          <table:table-cell table:formula="of:=-0.5*([.$B$2]-[.$B$3])*SIN([.A121]*PI()/180)" office:value-type="float" office:value="22.4698511574792" calcext:value-type="float">
            <text:p>22.4698511575</text:p>
          </table:table-cell>
          <table:table-cell table:formula="of:=0.5*([.$B$2]+[.$B$3])+0.5*([.$B$2]-[.$B$3])*COS([.A121]*PI()/180)" office:value-type="float" office:value="105.959278669727" calcext:value-type="float">
            <text:p>105.9592786697</text:p>
          </table:table-cell>
          <table:table-cell table:formula="of:=-0.5*([.$B$1]-[.$B$2])*SIN([.A121]*PI()/180)" office:value-type="float" office:value="159.535943218102" calcext:value-type="float">
            <text:p>159.5359432181</text:p>
          </table:table-cell>
          <table:table-cell table:formula="of:=0.5*([.$B$1]+[.$B$2])+0.5*([.$B$2]-[.$B$1])*COS([.A121]*PI()/180)" office:value-type="float" office:value="219.689121444939" calcext:value-type="float">
            <text:p>219.6891214449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-0.5*([.$B$1]-[.$B$3])*SIN([.A122]*PI()/180)" office:value-type="float" office:value="180.428821148144" calcext:value-type="float">
            <text:p>180.4288211481</text:p>
          </table:table-cell>
          <table:table-cell table:formula="of:=0.5*([.$B$1]+[.$B$3])+0.5*([.$B$1]-[.$B$3])*COS([.A122]*PI()/180)" office:value-type="float" office:value="364.433076197258" calcext:value-type="float">
            <text:p>364.4330761973</text:p>
          </table:table-cell>
          <table:table-cell table:formula="of:=-0.5*([.$B$2]-[.$B$3])*SIN([.A122]*PI()/180)" office:value-type="float" office:value="22.2751631047092" calcext:value-type="float">
            <text:p>22.2751631047</text:p>
          </table:table-cell>
          <table:table-cell table:formula="of:=0.5*([.$B$2]+[.$B$3])+0.5*([.$B$2]-[.$B$3])*COS([.A122]*PI()/180)" office:value-type="float" office:value="106.349762493489" calcext:value-type="float">
            <text:p>106.3497624935</text:p>
          </table:table-cell>
          <table:table-cell table:formula="of:=-0.5*([.$B$1]-[.$B$2])*SIN([.A122]*PI()/180)" office:value-type="float" office:value="158.153658043435" calcext:value-type="float">
            <text:p>158.1536580434</text:p>
          </table:table-cell>
          <table:table-cell table:formula="of:=0.5*([.$B$1]+[.$B$2])+0.5*([.$B$2]-[.$B$1])*COS([.A122]*PI()/180)" office:value-type="float" office:value="216.91668629623" calcext:value-type="float">
            <text:p>216.9166862962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-0.5*([.$B$1]-[.$B$3])*SIN([.A123]*PI()/180)" office:value-type="float" office:value="178.796887553933" calcext:value-type="float">
            <text:p>178.7968875539</text:p>
          </table:table-cell>
          <table:table-cell table:formula="of:=0.5*([.$B$1]+[.$B$3])+0.5*([.$B$1]-[.$B$3])*COS([.A123]*PI()/180)" office:value-type="float" office:value="367.567991464143" calcext:value-type="float">
            <text:p>367.5679914641</text:p>
          </table:table-cell>
          <table:table-cell table:formula="of:=-0.5*([.$B$2]-[.$B$3])*SIN([.A123]*PI()/180)" office:value-type="float" office:value="22.0736898214732" calcext:value-type="float">
            <text:p>22.0736898215</text:p>
          </table:table-cell>
          <table:table-cell table:formula="of:=0.5*([.$B$2]+[.$B$3])+0.5*([.$B$2]-[.$B$3])*COS([.A123]*PI()/180)" office:value-type="float" office:value="106.736789069647" calcext:value-type="float">
            <text:p>106.7367890696</text:p>
          </table:table-cell>
          <table:table-cell table:formula="of:=-0.5*([.$B$1]-[.$B$2])*SIN([.A123]*PI()/180)" office:value-type="float" office:value="156.72319773246" calcext:value-type="float">
            <text:p>156.7231977325</text:p>
          </table:table-cell>
          <table:table-cell table:formula="of:=0.5*([.$B$1]+[.$B$2])+0.5*([.$B$2]-[.$B$1])*COS([.A123]*PI()/180)" office:value-type="float" office:value="214.168797605504" calcext:value-type="float">
            <text:p>214.168797605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-0.5*([.$B$1]-[.$B$3])*SIN([.A124]*PI()/180)" office:value-type="float" office:value="177.110490695728" calcext:value-type="float">
            <text:p>177.1104906957</text:p>
          </table:table-cell>
          <table:table-cell table:formula="of:=0.5*([.$B$1]+[.$B$3])+0.5*([.$B$1]-[.$B$3])*COS([.A124]*PI()/180)" office:value-type="float" office:value="370.673948099883" calcext:value-type="float">
            <text:p>370.6739480999</text:p>
          </table:table-cell>
          <table:table-cell table:formula="of:=-0.5*([.$B$2]-[.$B$3])*SIN([.A124]*PI()/180)" office:value-type="float" office:value="21.8654926784849" calcext:value-type="float">
            <text:p>21.8654926785</text:p>
          </table:table-cell>
          <table:table-cell table:formula="of:=0.5*([.$B$2]+[.$B$3])+0.5*([.$B$2]-[.$B$3])*COS([.A124]*PI()/180)" office:value-type="float" office:value="107.120240506158" calcext:value-type="float">
            <text:p>107.1202405062</text:p>
          </table:table-cell>
          <table:table-cell table:formula="of:=-0.5*([.$B$1]-[.$B$2])*SIN([.A124]*PI()/180)" office:value-type="float" office:value="155.244998017243" calcext:value-type="float">
            <text:p>155.2449980172</text:p>
          </table:table-cell>
          <table:table-cell table:formula="of:=0.5*([.$B$1]+[.$B$2])+0.5*([.$B$2]-[.$B$1])*COS([.A124]*PI()/180)" office:value-type="float" office:value="211.446292406275" calcext:value-type="float">
            <text:p>211.446292406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-0.5*([.$B$1]-[.$B$3])*SIN([.A125]*PI()/180)" office:value-type="float" office:value="175.370144266349" calcext:value-type="float">
            <text:p>175.3701442663</text:p>
          </table:table-cell>
          <table:table-cell table:formula="of:=0.5*([.$B$1]+[.$B$3])+0.5*([.$B$1]-[.$B$3])*COS([.A125]*PI()/180)" office:value-type="float" office:value="373.75" calcext:value-type="float">
            <text:p>373.75</text:p>
          </table:table-cell>
          <table:table-cell table:formula="of:=-0.5*([.$B$2]-[.$B$3])*SIN([.A125]*PI()/180)" office:value-type="float" office:value="21.650635094611" calcext:value-type="float">
            <text:p>21.6506350946</text:p>
          </table:table-cell>
          <table:table-cell table:formula="of:=0.5*([.$B$2]+[.$B$3])+0.5*([.$B$2]-[.$B$3])*COS([.A125]*PI()/180)" office:value-type="float" office:value="107.5" calcext:value-type="float">
            <text:p>107.5</text:p>
          </table:table-cell>
          <table:table-cell table:formula="of:=-0.5*([.$B$1]-[.$B$2])*SIN([.A125]*PI()/180)" office:value-type="float" office:value="153.719509171738" calcext:value-type="float">
            <text:p>153.7195091717</text:p>
          </table:table-cell>
          <table:table-cell table:formula="of:=0.5*([.$B$1]+[.$B$2])+0.5*([.$B$2]-[.$B$1])*COS([.A125]*PI()/180)" office:value-type="float" office:value="208.75" calcext:value-type="float">
            <text:p>208.75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-0.5*([.$B$1]-[.$B$3])*SIN([.A126]*PI()/180)" office:value-type="float" office:value="173.576378392178" calcext:value-type="float">
            <text:p>173.5763783922</text:p>
          </table:table-cell>
          <table:table-cell table:formula="of:=0.5*([.$B$1]+[.$B$3])+0.5*([.$B$1]-[.$B$3])*COS([.A126]*PI()/180)" office:value-type="float" office:value="376.795210169286" calcext:value-type="float">
            <text:p>376.7952101693</text:p>
          </table:table-cell>
          <table:table-cell table:formula="of:=-0.5*([.$B$2]-[.$B$3])*SIN([.A126]*PI()/180)" office:value-type="float" office:value="21.4291825175528" calcext:value-type="float">
            <text:p>21.4291825176</text:p>
          </table:table-cell>
          <table:table-cell table:formula="of:=0.5*([.$B$2]+[.$B$3])+0.5*([.$B$2]-[.$B$3])*COS([.A126]*PI()/180)" office:value-type="float" office:value="107.875951872751" calcext:value-type="float">
            <text:p>107.8759518728</text:p>
          </table:table-cell>
          <table:table-cell table:formula="of:=-0.5*([.$B$1]-[.$B$2])*SIN([.A126]*PI()/180)" office:value-type="float" office:value="152.147195874625" calcext:value-type="float">
            <text:p>152.1471958746</text:p>
          </table:table-cell>
          <table:table-cell table:formula="of:=0.5*([.$B$1]+[.$B$2])+0.5*([.$B$2]-[.$B$1])*COS([.A126]*PI()/180)" office:value-type="float" office:value="206.080741703465" calcext:value-type="float">
            <text:p>206.0807417035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-0.5*([.$B$1]-[.$B$3])*SIN([.A127]*PI()/180)" office:value-type="float" office:value="171.729739471676" calcext:value-type="float">
            <text:p>171.7297394717</text:p>
          </table:table-cell>
          <table:table-cell table:formula="of:=0.5*([.$B$1]+[.$B$3])+0.5*([.$B$1]-[.$B$3])*COS([.A127]*PI()/180)" office:value-type="float" office:value="379.808651007224" calcext:value-type="float">
            <text:p>379.8086510072</text:p>
          </table:table-cell>
          <table:table-cell table:formula="of:=-0.5*([.$B$2]-[.$B$3])*SIN([.A127]*PI()/180)" office:value-type="float" office:value="21.2012024039107" calcext:value-type="float">
            <text:p>21.2012024039</text:p>
          </table:table-cell>
          <table:table-cell table:formula="of:=0.5*([.$B$2]+[.$B$3])+0.5*([.$B$2]-[.$B$3])*COS([.A127]*PI()/180)" office:value-type="float" office:value="108.24798160583" calcext:value-type="float">
            <text:p>108.2479816058</text:p>
          </table:table-cell>
          <table:table-cell table:formula="of:=-0.5*([.$B$1]-[.$B$2])*SIN([.A127]*PI()/180)" office:value-type="float" office:value="150.528537067766" calcext:value-type="float">
            <text:p>150.5285370678</text:p>
          </table:table-cell>
          <table:table-cell table:formula="of:=0.5*([.$B$1]+[.$B$2])+0.5*([.$B$2]-[.$B$1])*COS([.A127]*PI()/180)" office:value-type="float" office:value="203.439330598606" calcext:value-type="float">
            <text:p>203.439330598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-0.5*([.$B$1]-[.$B$3])*SIN([.A128]*PI()/180)" office:value-type="float" office:value="169.830790008948" calcext:value-type="float">
            <text:p>169.8307900089</text:p>
          </table:table-cell>
          <table:table-cell table:formula="of:=0.5*([.$B$1]+[.$B$3])+0.5*([.$B$1]-[.$B$3])*COS([.A128]*PI()/180)" office:value-type="float" office:value="382.789404590543" calcext:value-type="float">
            <text:p>382.7894045905</text:p>
          </table:table-cell>
          <table:table-cell table:formula="of:=-0.5*([.$B$2]-[.$B$3])*SIN([.A128]*PI()/180)" office:value-type="float" office:value="20.9667641986356" calcext:value-type="float">
            <text:p>20.9667641986</text:p>
          </table:table-cell>
          <table:table-cell table:formula="of:=0.5*([.$B$2]+[.$B$3])+0.5*([.$B$2]-[.$B$3])*COS([.A128]*PI()/180)" office:value-type="float" office:value="108.615975875376" calcext:value-type="float">
            <text:p>108.6159758754</text:p>
          </table:table-cell>
          <table:table-cell table:formula="of:=-0.5*([.$B$1]-[.$B$2])*SIN([.A128]*PI()/180)" office:value-type="float" office:value="148.864025810313" calcext:value-type="float">
            <text:p>148.8640258103</text:p>
          </table:table-cell>
          <table:table-cell table:formula="of:=0.5*([.$B$1]+[.$B$2])+0.5*([.$B$2]-[.$B$1])*COS([.A128]*PI()/180)" office:value-type="float" office:value="200.826571284833" calcext:value-type="float">
            <text:p>200.826571284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-0.5*([.$B$1]-[.$B$3])*SIN([.A129]*PI()/180)" office:value-type="float" office:value="167.880108442396" calcext:value-type="float">
            <text:p>167.8801084424</text:p>
          </table:table-cell>
          <table:table-cell table:formula="of:=0.5*([.$B$1]+[.$B$3])+0.5*([.$B$1]-[.$B$3])*COS([.A129]*PI()/180)" office:value-type="float" office:value="385.736562952826" calcext:value-type="float">
            <text:p>385.7365629528</text:p>
          </table:table-cell>
          <table:table-cell table:formula="of:=-0.5*([.$B$2]-[.$B$3])*SIN([.A129]*PI()/180)" office:value-type="float" office:value="20.7259393138761" calcext:value-type="float">
            <text:p>20.7259393139</text:p>
          </table:table-cell>
          <table:table-cell table:formula="of:=0.5*([.$B$2]+[.$B$3])+0.5*([.$B$2]-[.$B$3])*COS([.A129]*PI()/180)" office:value-type="float" office:value="108.979822586769" calcext:value-type="float">
            <text:p>108.9798225868</text:p>
          </table:table-cell>
          <table:table-cell table:formula="of:=-0.5*([.$B$1]-[.$B$2])*SIN([.A129]*PI()/180)" office:value-type="float" office:value="147.15416912852" calcext:value-type="float">
            <text:p>147.1541691285</text:p>
          </table:table-cell>
          <table:table-cell table:formula="of:=0.5*([.$B$1]+[.$B$2])+0.5*([.$B$2]-[.$B$1])*COS([.A129]*PI()/180)" office:value-type="float" office:value="198.243259633943" calcext:value-type="float">
            <text:p>198.2432596339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-0.5*([.$B$1]-[.$B$3])*SIN([.A130]*PI()/180)" office:value-type="float" office:value="165.878288968521" calcext:value-type="float">
            <text:p>165.8782889685</text:p>
          </table:table-cell>
          <table:table-cell table:formula="of:=0.5*([.$B$1]+[.$B$3])+0.5*([.$B$1]-[.$B$3])*COS([.A130]*PI()/180)" office:value-type="float" office:value="388.649228361087" calcext:value-type="float">
            <text:p>388.6492283611</text:p>
          </table:table-cell>
          <table:table-cell table:formula="of:=-0.5*([.$B$2]-[.$B$3])*SIN([.A130]*PI()/180)" office:value-type="float" office:value="20.4788011072248" calcext:value-type="float">
            <text:p>20.4788011072</text:p>
          </table:table-cell>
          <table:table-cell table:formula="of:=0.5*([.$B$2]+[.$B$3])+0.5*([.$B$2]-[.$B$3])*COS([.A130]*PI()/180)" office:value-type="float" office:value="109.339410908776" calcext:value-type="float">
            <text:p>109.3394109088</text:p>
          </table:table-cell>
          <table:table-cell table:formula="of:=-0.5*([.$B$1]-[.$B$2])*SIN([.A130]*PI()/180)" office:value-type="float" office:value="145.399487861296" calcext:value-type="float">
            <text:p>145.3994878613</text:p>
          </table:table-cell>
          <table:table-cell table:formula="of:=0.5*([.$B$1]+[.$B$2])+0.5*([.$B$2]-[.$B$1])*COS([.A130]*PI()/180)" office:value-type="float" office:value="195.690182547689" calcext:value-type="float">
            <text:p>195.6901825477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-0.5*([.$B$1]-[.$B$3])*SIN([.A131]*PI()/180)" office:value-type="float" office:value="163.825941360927" calcext:value-type="float">
            <text:p>163.8259413609</text:p>
          </table:table-cell>
          <table:table-cell table:formula="of:=0.5*([.$B$1]+[.$B$3])+0.5*([.$B$1]-[.$B$3])*COS([.A131]*PI()/180)" office:value-type="float" office:value="391.526513589226" calcext:value-type="float">
            <text:p>391.5265135892</text:p>
          </table:table-cell>
          <table:table-cell table:formula="of:=-0.5*([.$B$2]-[.$B$3])*SIN([.A131]*PI()/180)" office:value-type="float" office:value="20.2254248593737" calcext:value-type="float">
            <text:p>20.2254248594</text:p>
          </table:table-cell>
          <table:table-cell table:formula="of:=0.5*([.$B$2]+[.$B$3])+0.5*([.$B$2]-[.$B$3])*COS([.A131]*PI()/180)" office:value-type="float" office:value="109.694631307312" calcext:value-type="float">
            <text:p>109.6946313073</text:p>
          </table:table-cell>
          <table:table-cell table:formula="of:=-0.5*([.$B$1]-[.$B$2])*SIN([.A131]*PI()/180)" office:value-type="float" office:value="143.600516501553" calcext:value-type="float">
            <text:p>143.6005165016</text:p>
          </table:table-cell>
          <table:table-cell table:formula="of:=0.5*([.$B$1]+[.$B$2])+0.5*([.$B$2]-[.$B$1])*COS([.A131]*PI()/180)" office:value-type="float" office:value="193.168117718086" calcext:value-type="float">
            <text:p>193.168117718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-0.5*([.$B$1]-[.$B$3])*SIN([.A132]*PI()/180)" office:value-type="float" office:value="161.723690784577" calcext:value-type="float">
            <text:p>161.7236907846</text:p>
          </table:table-cell>
          <table:table-cell table:formula="of:=0.5*([.$B$1]+[.$B$3])+0.5*([.$B$1]-[.$B$3])*COS([.A132]*PI()/180)" office:value-type="float" office:value="394.36754218829" calcext:value-type="float">
            <text:p>394.3675421883</text:p>
          </table:table-cell>
          <table:table-cell table:formula="of:=-0.5*([.$B$2]-[.$B$3])*SIN([.A132]*PI()/180)" office:value-type="float" office:value="19.9658877511823" calcext:value-type="float">
            <text:p>19.9658877512</text:p>
          </table:table-cell>
          <table:table-cell table:formula="of:=0.5*([.$B$2]+[.$B$3])+0.5*([.$B$2]-[.$B$3])*COS([.A132]*PI()/180)" office:value-type="float" office:value="110.045375578801" calcext:value-type="float">
            <text:p>110.0453755788</text:p>
          </table:table-cell>
          <table:table-cell table:formula="of:=-0.5*([.$B$1]-[.$B$2])*SIN([.A132]*PI()/180)" office:value-type="float" office:value="141.757803033395" calcext:value-type="float">
            <text:p>141.7578030334</text:p>
          </table:table-cell>
          <table:table-cell table:formula="of:=0.5*([.$B$1]+[.$B$2])+0.5*([.$B$2]-[.$B$1])*COS([.A132]*PI()/180)" office:value-type="float" office:value="190.677833390511" calcext:value-type="float">
            <text:p>190.6778333905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-0.5*([.$B$1]-[.$B$3])*SIN([.A133]*PI()/180)" office:value-type="float" office:value="159.572177605361" calcext:value-type="float">
            <text:p>159.5721776054</text:p>
          </table:table-cell>
          <table:table-cell table:formula="of:=0.5*([.$B$1]+[.$B$3])+0.5*([.$B$1]-[.$B$3])*COS([.A133]*PI()/180)" office:value-type="float" office:value="397.171448753446" calcext:value-type="float">
            <text:p>397.1714487534</text:p>
          </table:table-cell>
          <table:table-cell table:formula="of:=-0.5*([.$B$2]-[.$B$3])*SIN([.A133]*PI()/180)" office:value-type="float" office:value="19.700268840168" calcext:value-type="float">
            <text:p>19.7002688402</text:p>
          </table:table-cell>
          <table:table-cell table:formula="of:=0.5*([.$B$2]+[.$B$3])+0.5*([.$B$2]-[.$B$3])*COS([.A133]*PI()/180)" office:value-type="float" office:value="110.391536883141" calcext:value-type="float">
            <text:p>110.3915368831</text:p>
          </table:table-cell>
          <table:table-cell table:formula="of:=-0.5*([.$B$1]-[.$B$2])*SIN([.A133]*PI()/180)" office:value-type="float" office:value="139.871908765193" calcext:value-type="float">
            <text:p>139.8719087652</text:p>
          </table:table-cell>
          <table:table-cell table:formula="of:=0.5*([.$B$1]+[.$B$2])+0.5*([.$B$2]-[.$B$1])*COS([.A133]*PI()/180)" office:value-type="float" office:value="188.220088129696" calcext:value-type="float">
            <text:p>188.2200881297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-0.5*([.$B$1]-[.$B$3])*SIN([.A134]*PI()/180)" office:value-type="float" office:value="157.372057195037" calcext:value-type="float">
            <text:p>157.372057195</text:p>
          </table:table-cell>
          <table:table-cell table:formula="of:=0.5*([.$B$1]+[.$B$3])+0.5*([.$B$1]-[.$B$3])*COS([.A134]*PI()/180)" office:value-type="float" office:value="399.937379187592" calcext:value-type="float">
            <text:p>399.9373791876</text:p>
          </table:table-cell>
          <table:table-cell table:formula="of:=-0.5*([.$B$2]-[.$B$3])*SIN([.A134]*PI()/180)" office:value-type="float" office:value="19.4286490364243" calcext:value-type="float">
            <text:p>19.4286490364</text:p>
          </table:table-cell>
          <table:table-cell table:formula="of:=0.5*([.$B$2]+[.$B$3])+0.5*([.$B$2]-[.$B$3])*COS([.A134]*PI()/180)" office:value-type="float" office:value="110.733009776246" calcext:value-type="float">
            <text:p>110.7330097762</text:p>
          </table:table-cell>
          <table:table-cell table:formula="of:=-0.5*([.$B$1]-[.$B$2])*SIN([.A134]*PI()/180)" office:value-type="float" office:value="137.943408158612" calcext:value-type="float">
            <text:p>137.9434081586</text:p>
          </table:table-cell>
          <table:table-cell table:formula="of:=0.5*([.$B$1]+[.$B$2])+0.5*([.$B$2]-[.$B$1])*COS([.A134]*PI()/180)" office:value-type="float" office:value="185.795630588654" calcext:value-type="float">
            <text:p>185.7956305887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-0.5*([.$B$1]-[.$B$3])*SIN([.A135]*PI()/180)" office:value-type="float" office:value="155.123999731593" calcext:value-type="float">
            <text:p>155.1239997316</text:p>
          </table:table-cell>
          <table:table-cell table:formula="of:=0.5*([.$B$1]+[.$B$3])+0.5*([.$B$1]-[.$B$3])*COS([.A135]*PI()/180)" office:value-type="float" office:value="402.664490961524" calcext:value-type="float">
            <text:p>402.6644909615</text:p>
          </table:table-cell>
          <table:table-cell table:formula="of:=-0.5*([.$B$2]-[.$B$3])*SIN([.A135]*PI()/180)" office:value-type="float" office:value="19.1511110779745" calcext:value-type="float">
            <text:p>19.151111078</text:p>
          </table:table-cell>
          <table:table-cell table:formula="of:=0.5*([.$B$2]+[.$B$3])+0.5*([.$B$2]-[.$B$3])*COS([.A135]*PI()/180)" office:value-type="float" office:value="111.069690242163" calcext:value-type="float">
            <text:p>111.0696902422</text:p>
          </table:table-cell>
          <table:table-cell table:formula="of:=-0.5*([.$B$1]-[.$B$2])*SIN([.A135]*PI()/180)" office:value-type="float" office:value="135.972888653619" calcext:value-type="float">
            <text:p>135.9728886536</text:p>
          </table:table-cell>
          <table:table-cell table:formula="of:=0.5*([.$B$1]+[.$B$2])+0.5*([.$B$2]-[.$B$1])*COS([.A135]*PI()/180)" office:value-type="float" office:value="183.405199280639" calcext:value-type="float">
            <text:p>183.4051992806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-0.5*([.$B$1]-[.$B$3])*SIN([.A136]*PI()/180)" office:value-type="float" office:value="152.828689995111" calcext:value-type="float">
            <text:p>152.8286899951</text:p>
          </table:table-cell>
          <table:table-cell table:formula="of:=0.5*([.$B$1]+[.$B$3])+0.5*([.$B$1]-[.$B$3])*COS([.A136]*PI()/180)" office:value-type="float" office:value="405.351953370578" calcext:value-type="float">
            <text:p>405.3519533706</text:p>
          </table:table-cell>
          <table:table-cell table:formula="of:=-0.5*([.$B$2]-[.$B$3])*SIN([.A136]*PI()/180)" office:value-type="float" office:value="18.8677395055693" calcext:value-type="float">
            <text:p>18.8677395056</text:p>
          </table:table-cell>
          <table:table-cell table:formula="of:=0.5*([.$B$2]+[.$B$3])+0.5*([.$B$2]-[.$B$3])*COS([.A136]*PI()/180)" office:value-type="float" office:value="111.401475724763" calcext:value-type="float">
            <text:p>111.4014757248</text:p>
          </table:table-cell>
          <table:table-cell table:formula="of:=-0.5*([.$B$1]-[.$B$2])*SIN([.A136]*PI()/180)" office:value-type="float" office:value="133.960950489542" calcext:value-type="float">
            <text:p>133.9609504895</text:p>
          </table:table-cell>
          <table:table-cell table:formula="of:=0.5*([.$B$1]+[.$B$2])+0.5*([.$B$2]-[.$B$1])*COS([.A136]*PI()/180)" office:value-type="float" office:value="181.049522354185" calcext:value-type="float">
            <text:p>181.049522354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-0.5*([.$B$1]-[.$B$3])*SIN([.A137]*PI()/180)" office:value-type="float" office:value="150.486827159172" calcext:value-type="float">
            <text:p>150.4868271592</text:p>
          </table:table-cell>
          <table:table-cell table:formula="of:=0.5*([.$B$1]+[.$B$3])+0.5*([.$B$1]-[.$B$3])*COS([.A137]*PI()/180)" office:value-type="float" office:value="407.998947787669" calcext:value-type="float">
            <text:p>407.9989477877</text:p>
          </table:table-cell>
          <table:table-cell table:formula="of:=-0.5*([.$B$2]-[.$B$3])*SIN([.A137]*PI()/180)" office:value-type="float" office:value="18.5786206369349" calcext:value-type="float">
            <text:p>18.5786206369</text:p>
          </table:table-cell>
          <table:table-cell table:formula="of:=0.5*([.$B$2]+[.$B$3])+0.5*([.$B$2]-[.$B$3])*COS([.A137]*PI()/180)" office:value-type="float" office:value="111.728265158971" calcext:value-type="float">
            <text:p>111.728265159</text:p>
          </table:table-cell>
          <table:table-cell table:formula="of:=-0.5*([.$B$1]-[.$B$2])*SIN([.A137]*PI()/180)" office:value-type="float" office:value="131.908206522238" calcext:value-type="float">
            <text:p>131.9082065222</text:p>
          </table:table-cell>
          <table:table-cell table:formula="of:=0.5*([.$B$1]+[.$B$2])+0.5*([.$B$2]-[.$B$1])*COS([.A137]*PI()/180)" office:value-type="float" office:value="178.729317371303" calcext:value-type="float">
            <text:p>178.729317371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-0.5*([.$B$1]-[.$B$3])*SIN([.A138]*PI()/180)" office:value-type="float" office:value="148.099124577882" calcext:value-type="float">
            <text:p>148.0991245779</text:p>
          </table:table-cell>
          <table:table-cell table:formula="of:=0.5*([.$B$1]+[.$B$3])+0.5*([.$B$1]-[.$B$3])*COS([.A138]*PI()/180)" office:value-type="float" office:value="410.604667912656" calcext:value-type="float">
            <text:p>410.6046679127</text:p>
          </table:table-cell>
          <table:table-cell table:formula="of:=-0.5*([.$B$2]-[.$B$3])*SIN([.A138]*PI()/180)" office:value-type="float" office:value="18.2838425404793" calcext:value-type="float">
            <text:p>18.2838425405</text:p>
          </table:table-cell>
          <table:table-cell table:formula="of:=0.5*([.$B$2]+[.$B$3])+0.5*([.$B$2]-[.$B$3])*COS([.A138]*PI()/180)" office:value-type="float" office:value="112.049959001562" calcext:value-type="float">
            <text:p>112.0499590016</text:p>
          </table:table-cell>
          <table:table-cell table:formula="of:=-0.5*([.$B$1]-[.$B$2])*SIN([.A138]*PI()/180)" office:value-type="float" office:value="129.815282037403" calcext:value-type="float">
            <text:p>129.8152820374</text:p>
          </table:table-cell>
          <table:table-cell table:formula="of:=0.5*([.$B$1]+[.$B$2])+0.5*([.$B$2]-[.$B$1])*COS([.A138]*PI()/180)" office:value-type="float" office:value="176.445291088907" calcext:value-type="float">
            <text:p>176.4452910889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-0.5*([.$B$1]-[.$B$3])*SIN([.A139]*PI()/180)" office:value-type="float" office:value="145.666309568577" calcext:value-type="float">
            <text:p>145.6663095686</text:p>
          </table:table-cell>
          <table:table-cell table:formula="of:=0.5*([.$B$1]+[.$B$3])+0.5*([.$B$1]-[.$B$3])*COS([.A139]*PI()/180)" office:value-type="float" office:value="413.168320017947" calcext:value-type="float">
            <text:p>413.1683200179</text:p>
          </table:table-cell>
          <table:table-cell table:formula="of:=-0.5*([.$B$2]-[.$B$3])*SIN([.A139]*PI()/180)" office:value-type="float" office:value="17.9834950084663" calcext:value-type="float">
            <text:p>17.9834950085</text:p>
          </table:table-cell>
          <table:table-cell table:formula="of:=0.5*([.$B$2]+[.$B$3])+0.5*([.$B$2]-[.$B$3])*COS([.A139]*PI()/180)" office:value-type="float" office:value="112.366459261475" calcext:value-type="float">
            <text:p>112.3664592615</text:p>
          </table:table-cell>
          <table:table-cell table:formula="of:=-0.5*([.$B$1]-[.$B$2])*SIN([.A139]*PI()/180)" office:value-type="float" office:value="127.682814560111" calcext:value-type="float">
            <text:p>127.6828145601</text:p>
          </table:table-cell>
          <table:table-cell table:formula="of:=0.5*([.$B$1]+[.$B$2])+0.5*([.$B$2]-[.$B$1])*COS([.A139]*PI()/180)" office:value-type="float" office:value="174.198139243528" calcext:value-type="float">
            <text:p>174.1981392435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-0.5*([.$B$1]-[.$B$3])*SIN([.A140]*PI()/180)" office:value-type="float" office:value="143.189123190276" calcext:value-type="float">
            <text:p>143.1891231903</text:p>
          </table:table-cell>
          <table:table-cell table:formula="of:=0.5*([.$B$1]+[.$B$3])+0.5*([.$B$1]-[.$B$3])*COS([.A140]*PI()/180)" office:value-type="float" office:value="415.689123190276" calcext:value-type="float">
            <text:p>415.6891231903</text:p>
          </table:table-cell>
          <table:table-cell table:formula="of:=-0.5*([.$B$2]-[.$B$3])*SIN([.A140]*PI()/180)" office:value-type="float" office:value="17.6776695296637" calcext:value-type="float">
            <text:p>17.6776695297</text:p>
          </table:table-cell>
          <table:table-cell table:formula="of:=0.5*([.$B$2]+[.$B$3])+0.5*([.$B$2]-[.$B$3])*COS([.A140]*PI()/180)" office:value-type="float" office:value="112.677669529664" calcext:value-type="float">
            <text:p>112.6776695297</text:p>
          </table:table-cell>
          <table:table-cell table:formula="of:=-0.5*([.$B$1]-[.$B$2])*SIN([.A140]*PI()/180)" office:value-type="float" office:value="125.511453660612" calcext:value-type="float">
            <text:p>125.5114536606</text:p>
          </table:table-cell>
          <table:table-cell table:formula="of:=0.5*([.$B$1]+[.$B$2])+0.5*([.$B$2]-[.$B$1])*COS([.A140]*PI()/180)" office:value-type="float" office:value="171.988546339388" calcext:value-type="float">
            <text:p>171.988546339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-0.5*([.$B$1]-[.$B$3])*SIN([.A141]*PI()/180)" office:value-type="float" office:value="140.668320017947" calcext:value-type="float">
            <text:p>140.6683200179</text:p>
          </table:table-cell>
          <table:table-cell table:formula="of:=0.5*([.$B$1]+[.$B$3])+0.5*([.$B$1]-[.$B$3])*COS([.A141]*PI()/180)" office:value-type="float" office:value="418.166309568577" calcext:value-type="float">
            <text:p>418.1663095686</text:p>
          </table:table-cell>
          <table:table-cell table:formula="of:=-0.5*([.$B$2]-[.$B$3])*SIN([.A141]*PI()/180)" office:value-type="float" office:value="17.3664592614749" calcext:value-type="float">
            <text:p>17.3664592615</text:p>
          </table:table-cell>
          <table:table-cell table:formula="of:=0.5*([.$B$2]+[.$B$3])+0.5*([.$B$2]-[.$B$3])*COS([.A141]*PI()/180)" office:value-type="float" office:value="112.983495008466" calcext:value-type="float">
            <text:p>112.9834950085</text:p>
          </table:table-cell>
          <table:table-cell table:formula="of:=-0.5*([.$B$1]-[.$B$2])*SIN([.A141]*PI()/180)" office:value-type="float" office:value="123.301860756472" calcext:value-type="float">
            <text:p>123.3018607565</text:p>
          </table:table-cell>
          <table:table-cell table:formula="of:=0.5*([.$B$1]+[.$B$2])+0.5*([.$B$2]-[.$B$1])*COS([.A141]*PI()/180)" office:value-type="float" office:value="169.817185439889" calcext:value-type="float">
            <text:p>169.8171854399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-0.5*([.$B$1]-[.$B$3])*SIN([.A142]*PI()/180)" office:value-type="float" office:value="138.104667912656" calcext:value-type="float">
            <text:p>138.1046679127</text:p>
          </table:table-cell>
          <table:table-cell table:formula="of:=0.5*([.$B$1]+[.$B$3])+0.5*([.$B$1]-[.$B$3])*COS([.A142]*PI()/180)" office:value-type="float" office:value="420.599124577882" calcext:value-type="float">
            <text:p>420.5991245779</text:p>
          </table:table-cell>
          <table:table-cell table:formula="of:=-0.5*([.$B$2]-[.$B$3])*SIN([.A142]*PI()/180)" office:value-type="float" office:value="17.0499590015625" calcext:value-type="float">
            <text:p>17.0499590016</text:p>
          </table:table-cell>
          <table:table-cell table:formula="of:=0.5*([.$B$2]+[.$B$3])+0.5*([.$B$2]-[.$B$3])*COS([.A142]*PI()/180)" office:value-type="float" office:value="113.283842540479" calcext:value-type="float">
            <text:p>113.2838425405</text:p>
          </table:table-cell>
          <table:table-cell table:formula="of:=-0.5*([.$B$1]-[.$B$2])*SIN([.A142]*PI()/180)" office:value-type="float" office:value="121.054708911093" calcext:value-type="float">
            <text:p>121.0547089111</text:p>
          </table:table-cell>
          <table:table-cell table:formula="of:=0.5*([.$B$1]+[.$B$2])+0.5*([.$B$2]-[.$B$1])*COS([.A142]*PI()/180)" office:value-type="float" office:value="167.684717962597" calcext:value-type="float">
            <text:p>167.6847179626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-0.5*([.$B$1]-[.$B$3])*SIN([.A143]*PI()/180)" office:value-type="float" office:value="135.498947787669" calcext:value-type="float">
            <text:p>135.4989477877</text:p>
          </table:table-cell>
          <table:table-cell table:formula="of:=0.5*([.$B$1]+[.$B$3])+0.5*([.$B$1]-[.$B$3])*COS([.A143]*PI()/180)" office:value-type="float" office:value="422.986827159172" calcext:value-type="float">
            <text:p>422.9868271592</text:p>
          </table:table-cell>
          <table:table-cell table:formula="of:=-0.5*([.$B$2]-[.$B$3])*SIN([.A143]*PI()/180)" office:value-type="float" office:value="16.7282651589715" calcext:value-type="float">
            <text:p>16.728265159</text:p>
          </table:table-cell>
          <table:table-cell table:formula="of:=0.5*([.$B$2]+[.$B$3])+0.5*([.$B$2]-[.$B$3])*COS([.A143]*PI()/180)" office:value-type="float" office:value="113.578620636935" calcext:value-type="float">
            <text:p>113.5786206369</text:p>
          </table:table-cell>
          <table:table-cell table:formula="of:=-0.5*([.$B$1]-[.$B$2])*SIN([.A143]*PI()/180)" office:value-type="float" office:value="118.770682628697" calcext:value-type="float">
            <text:p>118.7706826287</text:p>
          </table:table-cell>
          <table:table-cell table:formula="of:=0.5*([.$B$1]+[.$B$2])+0.5*([.$B$2]-[.$B$1])*COS([.A143]*PI()/180)" office:value-type="float" office:value="165.591793477763" calcext:value-type="float">
            <text:p>165.591793477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-0.5*([.$B$1]-[.$B$3])*SIN([.A144]*PI()/180)" office:value-type="float" office:value="132.851953370578" calcext:value-type="float">
            <text:p>132.8519533706</text:p>
          </table:table-cell>
          <table:table-cell table:formula="of:=0.5*([.$B$1]+[.$B$3])+0.5*([.$B$1]-[.$B$3])*COS([.A144]*PI()/180)" office:value-type="float" office:value="425.328689995111" calcext:value-type="float">
            <text:p>425.3286899951</text:p>
          </table:table-cell>
          <table:table-cell table:formula="of:=-0.5*([.$B$2]-[.$B$3])*SIN([.A144]*PI()/180)" office:value-type="float" office:value="16.4014757247627" calcext:value-type="float">
            <text:p>16.4014757248</text:p>
          </table:table-cell>
          <table:table-cell table:formula="of:=0.5*([.$B$2]+[.$B$3])+0.5*([.$B$2]-[.$B$3])*COS([.A144]*PI()/180)" office:value-type="float" office:value="113.867739505569" calcext:value-type="float">
            <text:p>113.8677395056</text:p>
          </table:table-cell>
          <table:table-cell table:formula="of:=-0.5*([.$B$1]-[.$B$2])*SIN([.A144]*PI()/180)" office:value-type="float" office:value="116.450477645815" calcext:value-type="float">
            <text:p>116.4504776458</text:p>
          </table:table-cell>
          <table:table-cell table:formula="of:=0.5*([.$B$1]+[.$B$2])+0.5*([.$B$2]-[.$B$1])*COS([.A144]*PI()/180)" office:value-type="float" office:value="163.539049510458" calcext:value-type="float">
            <text:p>163.5390495105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-0.5*([.$B$1]-[.$B$3])*SIN([.A145]*PI()/180)" office:value-type="float" office:value="130.164490961524" calcext:value-type="float">
            <text:p>130.1644909615</text:p>
          </table:table-cell>
          <table:table-cell table:formula="of:=0.5*([.$B$1]+[.$B$3])+0.5*([.$B$1]-[.$B$3])*COS([.A145]*PI()/180)" office:value-type="float" office:value="427.623999731593" calcext:value-type="float">
            <text:p>427.6239997316</text:p>
          </table:table-cell>
          <table:table-cell table:formula="of:=-0.5*([.$B$2]-[.$B$3])*SIN([.A145]*PI()/180)" office:value-type="float" office:value="16.0696902421635" calcext:value-type="float">
            <text:p>16.0696902422</text:p>
          </table:table-cell>
          <table:table-cell table:formula="of:=0.5*([.$B$2]+[.$B$3])+0.5*([.$B$2]-[.$B$3])*COS([.A145]*PI()/180)" office:value-type="float" office:value="114.151111077974" calcext:value-type="float">
            <text:p>114.151111078</text:p>
          </table:table-cell>
          <table:table-cell table:formula="of:=-0.5*([.$B$1]-[.$B$2])*SIN([.A145]*PI()/180)" office:value-type="float" office:value="114.094800719361" calcext:value-type="float">
            <text:p>114.0948007194</text:p>
          </table:table-cell>
          <table:table-cell table:formula="of:=0.5*([.$B$1]+[.$B$2])+0.5*([.$B$2]-[.$B$1])*COS([.A145]*PI()/180)" office:value-type="float" office:value="161.527111346381" calcext:value-type="float">
            <text:p>161.5271113464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-0.5*([.$B$1]-[.$B$3])*SIN([.A146]*PI()/180)" office:value-type="float" office:value="127.437379187592" calcext:value-type="float">
            <text:p>127.4373791876</text:p>
          </table:table-cell>
          <table:table-cell table:formula="of:=0.5*([.$B$1]+[.$B$3])+0.5*([.$B$1]-[.$B$3])*COS([.A146]*PI()/180)" office:value-type="float" office:value="429.872057195037" calcext:value-type="float">
            <text:p>429.872057195</text:p>
          </table:table-cell>
          <table:table-cell table:formula="of:=-0.5*([.$B$2]-[.$B$3])*SIN([.A146]*PI()/180)" office:value-type="float" office:value="15.7330097762459" calcext:value-type="float">
            <text:p>15.7330097762</text:p>
          </table:table-cell>
          <table:table-cell table:formula="of:=0.5*([.$B$2]+[.$B$3])+0.5*([.$B$2]-[.$B$3])*COS([.A146]*PI()/180)" office:value-type="float" office:value="114.428649036424" calcext:value-type="float">
            <text:p>114.4286490364</text:p>
          </table:table-cell>
          <table:table-cell table:formula="of:=-0.5*([.$B$1]-[.$B$2])*SIN([.A146]*PI()/180)" office:value-type="float" office:value="111.704369411346" calcext:value-type="float">
            <text:p>111.7043694113</text:p>
          </table:table-cell>
          <table:table-cell table:formula="of:=0.5*([.$B$1]+[.$B$2])+0.5*([.$B$2]-[.$B$1])*COS([.A146]*PI()/180)" office:value-type="float" office:value="159.556591841388" calcext:value-type="float">
            <text:p>159.5565918414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-0.5*([.$B$1]-[.$B$3])*SIN([.A147]*PI()/180)" office:value-type="float" office:value="124.671448753446" calcext:value-type="float">
            <text:p>124.6714487534</text:p>
          </table:table-cell>
          <table:table-cell table:formula="of:=0.5*([.$B$1]+[.$B$3])+0.5*([.$B$1]-[.$B$3])*COS([.A147]*PI()/180)" office:value-type="float" office:value="432.072177605361" calcext:value-type="float">
            <text:p>432.0721776054</text:p>
          </table:table-cell>
          <table:table-cell table:formula="of:=-0.5*([.$B$2]-[.$B$3])*SIN([.A147]*PI()/180)" office:value-type="float" office:value="15.3915368831415" calcext:value-type="float">
            <text:p>15.3915368831</text:p>
          </table:table-cell>
          <table:table-cell table:formula="of:=0.5*([.$B$2]+[.$B$3])+0.5*([.$B$2]-[.$B$3])*COS([.A147]*PI()/180)" office:value-type="float" office:value="114.700268840168" calcext:value-type="float">
            <text:p>114.7002688402</text:p>
          </table:table-cell>
          <table:table-cell table:formula="of:=-0.5*([.$B$1]-[.$B$2])*SIN([.A147]*PI()/180)" office:value-type="float" office:value="109.279911870304" calcext:value-type="float">
            <text:p>109.2799118703</text:p>
          </table:table-cell>
          <table:table-cell table:formula="of:=0.5*([.$B$1]+[.$B$2])+0.5*([.$B$2]-[.$B$1])*COS([.A147]*PI()/180)" office:value-type="float" office:value="157.628091234807" calcext:value-type="float">
            <text:p>157.62809123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-0.5*([.$B$1]-[.$B$3])*SIN([.A148]*PI()/180)" office:value-type="float" office:value="121.86754218829" calcext:value-type="float">
            <text:p>121.8675421883</text:p>
          </table:table-cell>
          <table:table-cell table:formula="of:=0.5*([.$B$1]+[.$B$3])+0.5*([.$B$1]-[.$B$3])*COS([.A148]*PI()/180)" office:value-type="float" office:value="434.223690784577" calcext:value-type="float">
            <text:p>434.2236907846</text:p>
          </table:table-cell>
          <table:table-cell table:formula="of:=-0.5*([.$B$2]-[.$B$3])*SIN([.A148]*PI()/180)" office:value-type="float" office:value="15.0453755788012" calcext:value-type="float">
            <text:p>15.0453755788</text:p>
          </table:table-cell>
          <table:table-cell table:formula="of:=0.5*([.$B$2]+[.$B$3])+0.5*([.$B$2]-[.$B$3])*COS([.A148]*PI()/180)" office:value-type="float" office:value="114.965887751182" calcext:value-type="float">
            <text:p>114.9658877512</text:p>
          </table:table-cell>
          <table:table-cell table:formula="of:=-0.5*([.$B$1]-[.$B$2])*SIN([.A148]*PI()/180)" office:value-type="float" office:value="106.822166609489" calcext:value-type="float">
            <text:p>106.8221666095</text:p>
          </table:table-cell>
          <table:table-cell table:formula="of:=0.5*([.$B$1]+[.$B$2])+0.5*([.$B$2]-[.$B$1])*COS([.A148]*PI()/180)" office:value-type="float" office:value="155.742196966606" calcext:value-type="float">
            <text:p>155.7421969666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-0.5*([.$B$1]-[.$B$3])*SIN([.A149]*PI()/180)" office:value-type="float" office:value="119.026513589226" calcext:value-type="float">
            <text:p>119.0265135892</text:p>
          </table:table-cell>
          <table:table-cell table:formula="of:=0.5*([.$B$1]+[.$B$3])+0.5*([.$B$1]-[.$B$3])*COS([.A149]*PI()/180)" office:value-type="float" office:value="436.325941360927" calcext:value-type="float">
            <text:p>436.3259413609</text:p>
          </table:table-cell>
          <table:table-cell table:formula="of:=-0.5*([.$B$2]-[.$B$3])*SIN([.A149]*PI()/180)" office:value-type="float" office:value="14.6946313073118" calcext:value-type="float">
            <text:p>14.6946313073</text:p>
          </table:table-cell>
          <table:table-cell table:formula="of:=0.5*([.$B$2]+[.$B$3])+0.5*([.$B$2]-[.$B$3])*COS([.A149]*PI()/180)" office:value-type="float" office:value="115.225424859374" calcext:value-type="float">
            <text:p>115.2254248594</text:p>
          </table:table-cell>
          <table:table-cell table:formula="of:=-0.5*([.$B$1]-[.$B$2])*SIN([.A149]*PI()/180)" office:value-type="float" office:value="104.331882281914" calcext:value-type="float">
            <text:p>104.3318822819</text:p>
          </table:table-cell>
          <table:table-cell table:formula="of:=0.5*([.$B$1]+[.$B$2])+0.5*([.$B$2]-[.$B$1])*COS([.A149]*PI()/180)" office:value-type="float" office:value="153.899483498447" calcext:value-type="float">
            <text:p>153.8994834984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-0.5*([.$B$1]-[.$B$3])*SIN([.A150]*PI()/180)" office:value-type="float" office:value="116.149228361087" calcext:value-type="float">
            <text:p>116.1492283611</text:p>
          </table:table-cell>
          <table:table-cell table:formula="of:=0.5*([.$B$1]+[.$B$3])+0.5*([.$B$1]-[.$B$3])*COS([.A150]*PI()/180)" office:value-type="float" office:value="438.378288968521" calcext:value-type="float">
            <text:p>438.3782889685</text:p>
          </table:table-cell>
          <table:table-cell table:formula="of:=-0.5*([.$B$2]-[.$B$3])*SIN([.A150]*PI()/180)" office:value-type="float" office:value="14.3394109087762" calcext:value-type="float">
            <text:p>14.3394109088</text:p>
          </table:table-cell>
          <table:table-cell table:formula="of:=0.5*([.$B$2]+[.$B$3])+0.5*([.$B$2]-[.$B$3])*COS([.A150]*PI()/180)" office:value-type="float" office:value="115.478801107225" calcext:value-type="float">
            <text:p>115.4788011072</text:p>
          </table:table-cell>
          <table:table-cell table:formula="of:=-0.5*([.$B$1]-[.$B$2])*SIN([.A150]*PI()/180)" office:value-type="float" office:value="101.809817452311" calcext:value-type="float">
            <text:p>101.8098174523</text:p>
          </table:table-cell>
          <table:table-cell table:formula="of:=0.5*([.$B$1]+[.$B$2])+0.5*([.$B$2]-[.$B$1])*COS([.A150]*PI()/180)" office:value-type="float" office:value="152.100512138704" calcext:value-type="float">
            <text:p>152.1005121387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-0.5*([.$B$1]-[.$B$3])*SIN([.A151]*PI()/180)" office:value-type="float" office:value="113.236562952826" calcext:value-type="float">
            <text:p>113.2365629528</text:p>
          </table:table-cell>
          <table:table-cell table:formula="of:=0.5*([.$B$1]+[.$B$3])+0.5*([.$B$1]-[.$B$3])*COS([.A151]*PI()/180)" office:value-type="float" office:value="440.380108442396" calcext:value-type="float">
            <text:p>440.3801084424</text:p>
          </table:table-cell>
          <table:table-cell table:formula="of:=-0.5*([.$B$2]-[.$B$3])*SIN([.A151]*PI()/180)" office:value-type="float" office:value="13.9798225867687" calcext:value-type="float">
            <text:p>13.9798225868</text:p>
          </table:table-cell>
          <table:table-cell table:formula="of:=0.5*([.$B$2]+[.$B$3])+0.5*([.$B$2]-[.$B$3])*COS([.A151]*PI()/180)" office:value-type="float" office:value="115.725939313876" calcext:value-type="float">
            <text:p>115.7259393139</text:p>
          </table:table-cell>
          <table:table-cell table:formula="of:=-0.5*([.$B$1]-[.$B$2])*SIN([.A151]*PI()/180)" office:value-type="float" office:value="99.2567403660577" calcext:value-type="float">
            <text:p>99.2567403661</text:p>
          </table:table-cell>
          <table:table-cell table:formula="of:=0.5*([.$B$1]+[.$B$2])+0.5*([.$B$2]-[.$B$1])*COS([.A151]*PI()/180)" office:value-type="float" office:value="150.34583087148" calcext:value-type="float">
            <text:p>150.3458308715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-0.5*([.$B$1]-[.$B$3])*SIN([.A152]*PI()/180)" office:value-type="float" office:value="110.289404590543" calcext:value-type="float">
            <text:p>110.2894045905</text:p>
          </table:table-cell>
          <table:table-cell table:formula="of:=0.5*([.$B$1]+[.$B$3])+0.5*([.$B$1]-[.$B$3])*COS([.A152]*PI()/180)" office:value-type="float" office:value="442.330790008948" calcext:value-type="float">
            <text:p>442.3307900089</text:p>
          </table:table-cell>
          <table:table-cell table:formula="of:=-0.5*([.$B$2]-[.$B$3])*SIN([.A152]*PI()/180)" office:value-type="float" office:value="13.6159758753757" calcext:value-type="float">
            <text:p>13.6159758754</text:p>
          </table:table-cell>
          <table:table-cell table:formula="of:=0.5*([.$B$2]+[.$B$3])+0.5*([.$B$2]-[.$B$3])*COS([.A152]*PI()/180)" office:value-type="float" office:value="115.966764198636" calcext:value-type="float">
            <text:p>115.9667641986</text:p>
          </table:table-cell>
          <table:table-cell table:formula="of:=-0.5*([.$B$1]-[.$B$2])*SIN([.A152]*PI()/180)" office:value-type="float" office:value="96.6734287151673" calcext:value-type="float">
            <text:p>96.6734287152</text:p>
          </table:table-cell>
          <table:table-cell table:formula="of:=0.5*([.$B$1]+[.$B$2])+0.5*([.$B$2]-[.$B$1])*COS([.A152]*PI()/180)" office:value-type="float" office:value="148.635974189687" calcext:value-type="float">
            <text:p>148.635974189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-0.5*([.$B$1]-[.$B$3])*SIN([.A153]*PI()/180)" office:value-type="float" office:value="107.308651007224" calcext:value-type="float">
            <text:p>107.3086510072</text:p>
          </table:table-cell>
          <table:table-cell table:formula="of:=0.5*([.$B$1]+[.$B$3])+0.5*([.$B$1]-[.$B$3])*COS([.A153]*PI()/180)" office:value-type="float" office:value="444.229739471676" calcext:value-type="float">
            <text:p>444.2297394717</text:p>
          </table:table-cell>
          <table:table-cell table:formula="of:=-0.5*([.$B$2]-[.$B$3])*SIN([.A153]*PI()/180)" office:value-type="float" office:value="13.2479816058301" calcext:value-type="float">
            <text:p>13.2479816058</text:p>
          </table:table-cell>
          <table:table-cell table:formula="of:=0.5*([.$B$2]+[.$B$3])+0.5*([.$B$2]-[.$B$3])*COS([.A153]*PI()/180)" office:value-type="float" office:value="116.201202403911" calcext:value-type="float">
            <text:p>116.2012024039</text:p>
          </table:table-cell>
          <table:table-cell table:formula="of:=-0.5*([.$B$1]-[.$B$2])*SIN([.A153]*PI()/180)" office:value-type="float" office:value="94.060669401394" calcext:value-type="float">
            <text:p>94.0606694014</text:p>
          </table:table-cell>
          <table:table-cell table:formula="of:=0.5*([.$B$1]+[.$B$2])+0.5*([.$B$2]-[.$B$1])*COS([.A153]*PI()/180)" office:value-type="float" office:value="146.971462932234" calcext:value-type="float">
            <text:p>146.971462932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-0.5*([.$B$1]-[.$B$3])*SIN([.A154]*PI()/180)" office:value-type="float" office:value="104.295210169286" calcext:value-type="float">
            <text:p>104.2952101693</text:p>
          </table:table-cell>
          <table:table-cell table:formula="of:=0.5*([.$B$1]+[.$B$3])+0.5*([.$B$1]-[.$B$3])*COS([.A154]*PI()/180)" office:value-type="float" office:value="446.076378392178" calcext:value-type="float">
            <text:p>446.0763783922</text:p>
          </table:table-cell>
          <table:table-cell table:formula="of:=-0.5*([.$B$2]-[.$B$3])*SIN([.A154]*PI()/180)" office:value-type="float" office:value="12.8759518727514" calcext:value-type="float">
            <text:p>12.8759518728</text:p>
          </table:table-cell>
          <table:table-cell table:formula="of:=0.5*([.$B$2]+[.$B$3])+0.5*([.$B$2]-[.$B$3])*COS([.A154]*PI()/180)" office:value-type="float" office:value="116.429182517553" calcext:value-type="float">
            <text:p>116.4291825176</text:p>
          </table:table-cell>
          <table:table-cell table:formula="of:=-0.5*([.$B$1]-[.$B$2])*SIN([.A154]*PI()/180)" office:value-type="float" office:value="91.4192582965347" calcext:value-type="float">
            <text:p>91.4192582965</text:p>
          </table:table-cell>
          <table:table-cell table:formula="of:=0.5*([.$B$1]+[.$B$2])+0.5*([.$B$2]-[.$B$1])*COS([.A154]*PI()/180)" office:value-type="float" office:value="145.352804125375" calcext:value-type="float">
            <text:p>145.352804125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-0.5*([.$B$1]-[.$B$3])*SIN([.A155]*PI()/180)" office:value-type="float" office:value="101.25" calcext:value-type="float">
            <text:p>101.25</text:p>
          </table:table-cell>
          <table:table-cell table:formula="of:=0.5*([.$B$1]+[.$B$3])+0.5*([.$B$1]-[.$B$3])*COS([.A155]*PI()/180)" office:value-type="float" office:value="447.870144266349" calcext:value-type="float">
            <text:p>447.8701442663</text:p>
          </table:table-cell>
          <table:table-cell table:formula="of:=-0.5*([.$B$2]-[.$B$3])*SIN([.A155]*PI()/180)" office:value-type="float" office:value="12.5" calcext:value-type="float">
            <text:p>12.5</text:p>
          </table:table-cell>
          <table:table-cell table:formula="of:=0.5*([.$B$2]+[.$B$3])+0.5*([.$B$2]-[.$B$3])*COS([.A155]*PI()/180)" office:value-type="float" office:value="116.650635094611" calcext:value-type="float">
            <text:p>116.6506350946</text:p>
          </table:table-cell>
          <table:table-cell table:formula="of:=-0.5*([.$B$1]-[.$B$2])*SIN([.A155]*PI()/180)" office:value-type="float" office:value="88.7500000000001" calcext:value-type="float">
            <text:p>88.75</text:p>
          </table:table-cell>
          <table:table-cell table:formula="of:=0.5*([.$B$1]+[.$B$2])+0.5*([.$B$2]-[.$B$1])*COS([.A155]*PI()/180)" office:value-type="float" office:value="143.780490828262" calcext:value-type="float">
            <text:p>143.7804908283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-0.5*([.$B$1]-[.$B$3])*SIN([.A156]*PI()/180)" office:value-type="float" office:value="98.1739480998832" calcext:value-type="float">
            <text:p>98.1739480999</text:p>
          </table:table-cell>
          <table:table-cell table:formula="of:=0.5*([.$B$1]+[.$B$3])+0.5*([.$B$1]-[.$B$3])*COS([.A156]*PI()/180)" office:value-type="float" office:value="449.610490695728" calcext:value-type="float">
            <text:p>449.6104906957</text:p>
          </table:table-cell>
          <table:table-cell table:formula="of:=-0.5*([.$B$2]-[.$B$3])*SIN([.A156]*PI()/180)" office:value-type="float" office:value="12.1202405061584" calcext:value-type="float">
            <text:p>12.1202405062</text:p>
          </table:table-cell>
          <table:table-cell table:formula="of:=0.5*([.$B$2]+[.$B$3])+0.5*([.$B$2]-[.$B$3])*COS([.A156]*PI()/180)" office:value-type="float" office:value="116.865492678485" calcext:value-type="float">
            <text:p>116.8654926785</text:p>
          </table:table-cell>
          <table:table-cell table:formula="of:=-0.5*([.$B$1]-[.$B$2])*SIN([.A156]*PI()/180)" office:value-type="float" office:value="86.0537075937248" calcext:value-type="float">
            <text:p>86.0537075937</text:p>
          </table:table-cell>
          <table:table-cell table:formula="of:=0.5*([.$B$1]+[.$B$2])+0.5*([.$B$2]-[.$B$1])*COS([.A156]*PI()/180)" office:value-type="float" office:value="142.255001982757" calcext:value-type="float">
            <text:p>142.2550019828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-0.5*([.$B$1]-[.$B$3])*SIN([.A157]*PI()/180)" office:value-type="float" office:value="95.0679914641429" calcext:value-type="float">
            <text:p>95.0679914641</text:p>
          </table:table-cell>
          <table:table-cell table:formula="of:=0.5*([.$B$1]+[.$B$3])+0.5*([.$B$1]-[.$B$3])*COS([.A157]*PI()/180)" office:value-type="float" office:value="451.296887553933" calcext:value-type="float">
            <text:p>451.2968875539</text:p>
          </table:table-cell>
          <table:table-cell table:formula="of:=-0.5*([.$B$2]-[.$B$3])*SIN([.A157]*PI()/180)" office:value-type="float" office:value="11.7367890696473" calcext:value-type="float">
            <text:p>11.7367890696</text:p>
          </table:table-cell>
          <table:table-cell table:formula="of:=0.5*([.$B$2]+[.$B$3])+0.5*([.$B$2]-[.$B$3])*COS([.A157]*PI()/180)" office:value-type="float" office:value="117.073689821473" calcext:value-type="float">
            <text:p>117.0736898215</text:p>
          </table:table-cell>
          <table:table-cell table:formula="of:=-0.5*([.$B$1]-[.$B$2])*SIN([.A157]*PI()/180)" office:value-type="float" office:value="83.3312023944956" calcext:value-type="float">
            <text:p>83.3312023945</text:p>
          </table:table-cell>
          <table:table-cell table:formula="of:=0.5*([.$B$1]+[.$B$2])+0.5*([.$B$2]-[.$B$1])*COS([.A157]*PI()/180)" office:value-type="float" office:value="140.77680226754" calcext:value-type="float">
            <text:p>140.7768022675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-0.5*([.$B$1]-[.$B$3])*SIN([.A158]*PI()/180)" office:value-type="float" office:value="91.9330761972583" calcext:value-type="float">
            <text:p>91.9330761973</text:p>
          </table:table-cell>
          <table:table-cell table:formula="of:=0.5*([.$B$1]+[.$B$3])+0.5*([.$B$1]-[.$B$3])*COS([.A158]*PI()/180)" office:value-type="float" office:value="452.928821148145" calcext:value-type="float">
            <text:p>452.9288211481</text:p>
          </table:table-cell>
          <table:table-cell table:formula="of:=-0.5*([.$B$2]-[.$B$3])*SIN([.A158]*PI()/180)" office:value-type="float" office:value="11.3497624934887" calcext:value-type="float">
            <text:p>11.3497624935</text:p>
          </table:table-cell>
          <table:table-cell table:formula="of:=0.5*([.$B$2]+[.$B$3])+0.5*([.$B$2]-[.$B$3])*COS([.A158]*PI()/180)" office:value-type="float" office:value="117.275163104709" calcext:value-type="float">
            <text:p>117.2751631047</text:p>
          </table:table-cell>
          <table:table-cell table:formula="of:=-0.5*([.$B$1]-[.$B$2])*SIN([.A158]*PI()/180)" office:value-type="float" office:value="80.5833137037696" calcext:value-type="float">
            <text:p>80.5833137038</text:p>
          </table:table-cell>
          <table:table-cell table:formula="of:=0.5*([.$B$1]+[.$B$2])+0.5*([.$B$2]-[.$B$1])*COS([.A158]*PI()/180)" office:value-type="float" office:value="139.346341956565" calcext:value-type="float">
            <text:p>139.3463419566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-0.5*([.$B$1]-[.$B$3])*SIN([.A159]*PI()/180)" office:value-type="float" office:value="88.7701572247881" calcext:value-type="float">
            <text:p>88.7701572248</text:p>
          </table:table-cell>
          <table:table-cell table:formula="of:=0.5*([.$B$1]+[.$B$3])+0.5*([.$B$1]-[.$B$3])*COS([.A159]*PI()/180)" office:value-type="float" office:value="454.505794375581" calcext:value-type="float">
            <text:p>454.5057943756</text:p>
          </table:table-cell>
          <table:table-cell table:formula="of:=-0.5*([.$B$2]-[.$B$3])*SIN([.A159]*PI()/180)" office:value-type="float" office:value="10.9592786697269" calcext:value-type="float">
            <text:p>10.9592786697</text:p>
          </table:table-cell>
          <table:table-cell table:formula="of:=0.5*([.$B$2]+[.$B$3])+0.5*([.$B$2]-[.$B$3])*COS([.A159]*PI()/180)" office:value-type="float" office:value="117.469851157479" calcext:value-type="float">
            <text:p>117.4698511575</text:p>
          </table:table-cell>
          <table:table-cell table:formula="of:=-0.5*([.$B$1]-[.$B$2])*SIN([.A159]*PI()/180)" office:value-type="float" office:value="77.8108785550612" calcext:value-type="float">
            <text:p>77.8108785551</text:p>
          </table:table-cell>
          <table:table-cell table:formula="of:=0.5*([.$B$1]+[.$B$2])+0.5*([.$B$2]-[.$B$1])*COS([.A159]*PI()/180)" office:value-type="float" office:value="137.964056781898" calcext:value-type="float">
            <text:p>137.9640567819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-0.5*([.$B$1]-[.$B$3])*SIN([.A160]*PI()/180)" office:value-type="float" office:value="85.5801980024918" calcext:value-type="float">
            <text:p>85.5801980025</text:p>
          </table:table-cell>
          <table:table-cell table:formula="of:=0.5*([.$B$1]+[.$B$3])+0.5*([.$B$1]-[.$B$3])*COS([.A160]*PI()/180)" office:value-type="float" office:value="456.027326874922" calcext:value-type="float">
            <text:p>456.0273268749</text:p>
          </table:table-cell>
          <table:table-cell table:formula="of:=-0.5*([.$B$2]-[.$B$3])*SIN([.A160]*PI()/180)" office:value-type="float" office:value="10.5654565435175" calcext:value-type="float">
            <text:p>10.5654565435</text:p>
          </table:table-cell>
          <table:table-cell table:formula="of:=0.5*([.$B$2]+[.$B$3])+0.5*([.$B$2]-[.$B$3])*COS([.A160]*PI()/180)" office:value-type="float" office:value="117.657694675916" calcext:value-type="float">
            <text:p>117.6576946759</text:p>
          </table:table-cell>
          <table:table-cell table:formula="of:=-0.5*([.$B$1]-[.$B$2])*SIN([.A160]*PI()/180)" office:value-type="float" office:value="75.0147414589742" calcext:value-type="float">
            <text:p>75.014741459</text:p>
          </table:table-cell>
          <table:table-cell table:formula="of:=0.5*([.$B$1]+[.$B$2])+0.5*([.$B$2]-[.$B$1])*COS([.A160]*PI()/180)" office:value-type="float" office:value="136.630367800995" calcext:value-type="float">
            <text:p>136.63036780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-0.5*([.$B$1]-[.$B$3])*SIN([.A161]*PI()/180)" office:value-type="float" office:value="82.3641702228495" calcext:value-type="float">
            <text:p>82.3641702228</text:p>
          </table:table-cell>
          <table:table-cell table:formula="of:=0.5*([.$B$1]+[.$B$3])+0.5*([.$B$1]-[.$B$3])*COS([.A161]*PI()/180)" office:value-type="float" office:value="457.492955172627" calcext:value-type="float">
            <text:p>457.4929551726</text:p>
          </table:table-cell>
          <table:table-cell table:formula="of:=-0.5*([.$B$2]-[.$B$3])*SIN([.A161]*PI()/180)" office:value-type="float" office:value="10.168416076895" calcext:value-type="float">
            <text:p>10.1684160769</text:p>
          </table:table-cell>
          <table:table-cell table:formula="of:=0.5*([.$B$2]+[.$B$3])+0.5*([.$B$2]-[.$B$3])*COS([.A161]*PI()/180)" office:value-type="float" office:value="117.838636441065" calcext:value-type="float">
            <text:p>117.8386364411</text:p>
          </table:table-cell>
          <table:table-cell table:formula="of:=-0.5*([.$B$1]-[.$B$2])*SIN([.A161]*PI()/180)" office:value-type="float" office:value="72.1957541459545" calcext:value-type="float">
            <text:p>72.195754146</text:p>
          </table:table-cell>
          <table:table-cell table:formula="of:=0.5*([.$B$1]+[.$B$2])+0.5*([.$B$2]-[.$B$1])*COS([.A161]*PI()/180)" office:value-type="float" office:value="135.345681268438" calcext:value-type="float">
            <text:p>135.3456812684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-0.5*([.$B$1]-[.$B$3])*SIN([.A162]*PI()/180)" office:value-type="float" office:value="79.1230535190781" calcext:value-type="float">
            <text:p>79.1230535191</text:p>
          </table:table-cell>
          <table:table-cell table:formula="of:=0.5*([.$B$1]+[.$B$3])+0.5*([.$B$1]-[.$B$3])*COS([.A162]*PI()/180)" office:value-type="float" office:value="458.902232824119" calcext:value-type="float">
            <text:p>458.9022328241</text:p>
          </table:table-cell>
          <table:table-cell table:formula="of:=-0.5*([.$B$2]-[.$B$3])*SIN([.A162]*PI()/180)" office:value-type="float" office:value="9.76827821223187" calcext:value-type="float">
            <text:p>9.7682782122</text:p>
          </table:table-cell>
          <table:table-cell table:formula="of:=0.5*([.$B$2]+[.$B$3])+0.5*([.$B$2]-[.$B$3])*COS([.A162]*PI()/180)" office:value-type="float" office:value="118.012621336311" calcext:value-type="float">
            <text:p>118.0126213363</text:p>
          </table:table-cell>
          <table:table-cell table:formula="of:=-0.5*([.$B$1]-[.$B$2])*SIN([.A162]*PI()/180)" office:value-type="float" office:value="69.3547753068463" calcext:value-type="float">
            <text:p>69.3547753068</text:p>
          </table:table-cell>
          <table:table-cell table:formula="of:=0.5*([.$B$1]+[.$B$2])+0.5*([.$B$2]-[.$B$1])*COS([.A162]*PI()/180)" office:value-type="float" office:value="134.110388512192" calcext:value-type="float">
            <text:p>134.1103885122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-0.5*([.$B$1]-[.$B$3])*SIN([.A163]*PI()/180)" office:value-type="float" office:value="75.8578351667223" calcext:value-type="float">
            <text:p>75.8578351667</text:p>
          </table:table-cell>
          <table:table-cell table:formula="of:=0.5*([.$B$1]+[.$B$3])+0.5*([.$B$1]-[.$B$3])*COS([.A163]*PI()/180)" office:value-type="float" office:value="460.254730549774" calcext:value-type="float">
            <text:p>460.2547305498</text:p>
          </table:table-cell>
          <table:table-cell table:formula="of:=-0.5*([.$B$2]-[.$B$3])*SIN([.A163]*PI()/180)" office:value-type="float" office:value="9.36516483539781" calcext:value-type="float">
            <text:p>9.3651648354</text:p>
          </table:table-cell>
          <table:table-cell table:formula="of:=0.5*([.$B$2]+[.$B$3])+0.5*([.$B$2]-[.$B$3])*COS([.A163]*PI()/180)" office:value-type="float" office:value="118.17959636417" calcext:value-type="float">
            <text:p>118.1795963642</text:p>
          </table:table-cell>
          <table:table-cell table:formula="of:=-0.5*([.$B$1]-[.$B$2])*SIN([.A163]*PI()/180)" office:value-type="float" office:value="66.4926703313244" calcext:value-type="float">
            <text:p>66.4926703313</text:p>
          </table:table-cell>
          <table:table-cell table:formula="of:=0.5*([.$B$1]+[.$B$2])+0.5*([.$B$2]-[.$B$1])*COS([.A163]*PI()/180)" office:value-type="float" office:value="132.924865814395" calcext:value-type="float">
            <text:p>132.9248658144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-0.5*([.$B$1]-[.$B$3])*SIN([.A164]*PI()/180)" office:value-type="float" office:value="72.5695097829234" calcext:value-type="float">
            <text:p>72.5695097829</text:p>
          </table:table-cell>
          <table:table-cell table:formula="of:=0.5*([.$B$1]+[.$B$3])+0.5*([.$B$1]-[.$B$3])*COS([.A164]*PI()/180)" office:value-type="float" office:value="461.550036365683" calcext:value-type="float">
            <text:p>461.5500363657</text:p>
          </table:table-cell>
          <table:table-cell table:formula="of:=-0.5*([.$B$2]-[.$B$3])*SIN([.A164]*PI()/180)" office:value-type="float" office:value="8.95919873863252" calcext:value-type="float">
            <text:p>8.9591987386</text:p>
          </table:table-cell>
          <table:table-cell table:formula="of:=0.5*([.$B$2]+[.$B$3])+0.5*([.$B$2]-[.$B$3])*COS([.A164]*PI()/180)" office:value-type="float" office:value="118.33951066243" calcext:value-type="float">
            <text:p>118.3395106624</text:p>
          </table:table-cell>
          <table:table-cell table:formula="of:=-0.5*([.$B$1]-[.$B$2])*SIN([.A164]*PI()/180)" office:value-type="float" office:value="63.6103110442909" calcext:value-type="float">
            <text:p>63.6103110443</text:p>
          </table:table-cell>
          <table:table-cell table:formula="of:=0.5*([.$B$1]+[.$B$2])+0.5*([.$B$2]-[.$B$1])*COS([.A164]*PI()/180)" office:value-type="float" office:value="131.789474296747" calcext:value-type="float">
            <text:p>131.789474296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-0.5*([.$B$1]-[.$B$3])*SIN([.A165]*PI()/180)" office:value-type="float" office:value="69.2590790234479" calcext:value-type="float">
            <text:p>69.2590790234</text:p>
          </table:table-cell>
          <table:table-cell table:formula="of:=0.5*([.$B$1]+[.$B$3])+0.5*([.$B$1]-[.$B$3])*COS([.A165]*PI()/180)" office:value-type="float" office:value="462.787755709147" calcext:value-type="float">
            <text:p>462.7877557091</text:p>
          </table:table-cell>
          <table:table-cell table:formula="of:=-0.5*([.$B$2]-[.$B$3])*SIN([.A165]*PI()/180)" office:value-type="float" office:value="8.55050358314172" calcext:value-type="float">
            <text:p>8.5505035831</text:p>
          </table:table-cell>
          <table:table-cell table:formula="of:=0.5*([.$B$2]+[.$B$3])+0.5*([.$B$2]-[.$B$3])*COS([.A165]*PI()/180)" office:value-type="float" office:value="118.492315519648" calcext:value-type="float">
            <text:p>118.4923155196</text:p>
          </table:table-cell>
          <table:table-cell table:formula="of:=-0.5*([.$B$1]-[.$B$2])*SIN([.A165]*PI()/180)" office:value-type="float" office:value="60.7085754403062" calcext:value-type="float">
            <text:p>60.7085754403</text:p>
          </table:table-cell>
          <table:table-cell table:formula="of:=0.5*([.$B$1]+[.$B$2])+0.5*([.$B$2]-[.$B$1])*COS([.A165]*PI()/180)" office:value-type="float" office:value="130.704559810501" calcext:value-type="float">
            <text:p>130.7045598105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-0.5*([.$B$1]-[.$B$3])*SIN([.A166]*PI()/180)" office:value-type="float" office:value="65.9275512775744" calcext:value-type="float">
            <text:p>65.9275512776</text:p>
          </table:table-cell>
          <table:table-cell table:formula="of:=0.5*([.$B$1]+[.$B$3])+0.5*([.$B$1]-[.$B$3])*COS([.A166]*PI()/180)" office:value-type="float" office:value="463.967511558862" calcext:value-type="float">
            <text:p>463.9675115589</text:p>
          </table:table-cell>
          <table:table-cell table:formula="of:=-0.5*([.$B$2]-[.$B$3])*SIN([.A166]*PI()/180)" office:value-type="float" office:value="8.13920386142894" calcext:value-type="float">
            <text:p>8.1392038614</text:p>
          </table:table-cell>
          <table:table-cell table:formula="of:=0.5*([.$B$2]+[.$B$3])+0.5*([.$B$2]-[.$B$3])*COS([.A166]*PI()/180)" office:value-type="float" office:value="118.637964389983" calcext:value-type="float">
            <text:p>118.63796439</text:p>
          </table:table-cell>
          <table:table-cell table:formula="of:=-0.5*([.$B$1]-[.$B$2])*SIN([.A166]*PI()/180)" office:value-type="float" office:value="57.7883474161455" calcext:value-type="float">
            <text:p>57.7883474161</text:p>
          </table:table-cell>
          <table:table-cell table:formula="of:=0.5*([.$B$1]+[.$B$2])+0.5*([.$B$2]-[.$B$1])*COS([.A166]*PI()/180)" office:value-type="float" office:value="129.670452831121" calcext:value-type="float">
            <text:p>129.670452831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-0.5*([.$B$1]-[.$B$3])*SIN([.A167]*PI()/180)" office:value-type="float" office:value="62.5759413609269" calcext:value-type="float">
            <text:p>62.5759413609</text:p>
          </table:table-cell>
          <table:table-cell table:formula="of:=0.5*([.$B$1]+[.$B$3])+0.5*([.$B$1]-[.$B$3])*COS([.A167]*PI()/180)" office:value-type="float" office:value="465.088944549769" calcext:value-type="float">
            <text:p>465.0889445498</text:p>
          </table:table-cell>
          <table:table-cell table:formula="of:=-0.5*([.$B$2]-[.$B$3])*SIN([.A167]*PI()/180)" office:value-type="float" office:value="7.72542485937369" calcext:value-type="float">
            <text:p>7.7254248594</text:p>
          </table:table-cell>
          <table:table-cell table:formula="of:=0.5*([.$B$2]+[.$B$3])+0.5*([.$B$2]-[.$B$3])*COS([.A167]*PI()/180)" office:value-type="float" office:value="118.776412907379" calcext:value-type="float">
            <text:p>118.7764129074</text:p>
          </table:table-cell>
          <table:table-cell table:formula="of:=-0.5*([.$B$1]-[.$B$2])*SIN([.A167]*PI()/180)" office:value-type="float" office:value="54.8505165015532" calcext:value-type="float">
            <text:p>54.8505165016</text:p>
          </table:table-cell>
          <table:table-cell table:formula="of:=0.5*([.$B$1]+[.$B$2])+0.5*([.$B$2]-[.$B$1])*COS([.A167]*PI()/180)" office:value-type="float" office:value="128.68746835761" calcext:value-type="float">
            <text:p>128.6874683576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-0.5*([.$B$1]-[.$B$3])*SIN([.A168]*PI()/180)" office:value-type="float" office:value="59.2052702063541" calcext:value-type="float">
            <text:p>59.2052702064</text:p>
          </table:table-cell>
          <table:table-cell table:formula="of:=0.5*([.$B$1]+[.$B$3])+0.5*([.$B$1]-[.$B$3])*COS([.A168]*PI()/180)" office:value-type="float" office:value="466.151713082515" calcext:value-type="float">
            <text:p>466.1517130825</text:p>
          </table:table-cell>
          <table:table-cell table:formula="of:=-0.5*([.$B$2]-[.$B$3])*SIN([.A168]*PI()/180)" office:value-type="float" office:value="7.30929261806841" calcext:value-type="float">
            <text:p>7.3092926181</text:p>
          </table:table-cell>
          <table:table-cell table:formula="of:=0.5*([.$B$2]+[.$B$3])+0.5*([.$B$2]-[.$B$3])*COS([.A168]*PI()/180)" office:value-type="float" office:value="118.907618899076" calcext:value-type="float">
            <text:p>118.9076188991</text:p>
          </table:table-cell>
          <table:table-cell table:formula="of:=-0.5*([.$B$1]-[.$B$2])*SIN([.A168]*PI()/180)" office:value-type="float" office:value="51.8959775882857" calcext:value-type="float">
            <text:p>51.8959775883</text:p>
          </table:table-cell>
          <table:table-cell table:formula="of:=0.5*([.$B$1]+[.$B$2])+0.5*([.$B$2]-[.$B$1])*COS([.A168]*PI()/180)" office:value-type="float" office:value="127.755905816561" calcext:value-type="float">
            <text:p>127.755905816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-0.5*([.$B$1]-[.$B$3])*SIN([.A169]*PI()/180)" office:value-type="float" office:value="55.8165645529425" calcext:value-type="float">
            <text:p>55.8165645529</text:p>
          </table:table-cell>
          <table:table-cell table:formula="of:=0.5*([.$B$1]+[.$B$3])+0.5*([.$B$1]-[.$B$3])*COS([.A169]*PI()/180)" office:value-type="float" office:value="467.15549342751" calcext:value-type="float">
            <text:p>467.1554934275</text:p>
          </table:table-cell>
          <table:table-cell table:formula="of:=-0.5*([.$B$2]-[.$B$3])*SIN([.A169]*PI()/180)" office:value-type="float" office:value="6.89093389542499" calcext:value-type="float">
            <text:p>6.8909338954</text:p>
          </table:table-cell>
          <table:table-cell table:formula="of:=0.5*([.$B$2]+[.$B$3])+0.5*([.$B$2]-[.$B$3])*COS([.A169]*PI()/180)" office:value-type="float" office:value="119.031542398458" calcext:value-type="float">
            <text:p>119.0315423985</text:p>
          </table:table-cell>
          <table:table-cell table:formula="of:=-0.5*([.$B$1]-[.$B$2])*SIN([.A169]*PI()/180)" office:value-type="float" office:value="48.9256306575175" calcext:value-type="float">
            <text:p>48.9256306575</text:p>
          </table:table-cell>
          <table:table-cell table:formula="of:=0.5*([.$B$1]+[.$B$2])+0.5*([.$B$2]-[.$B$1])*COS([.A169]*PI()/180)" office:value-type="float" office:value="126.876048970948" calcext:value-type="float">
            <text:p>126.8760489709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-0.5*([.$B$1]-[.$B$3])*SIN([.A170]*PI()/180)" office:value-type="float" office:value="52.4108566332604" calcext:value-type="float">
            <text:p>52.4108566333</text:p>
          </table:table-cell>
          <table:table-cell table:formula="of:=0.5*([.$B$1]+[.$B$3])+0.5*([.$B$1]-[.$B$3])*COS([.A170]*PI()/180)" office:value-type="float" office:value="468.099979823536" calcext:value-type="float">
            <text:p>468.0999798235</text:p>
          </table:table-cell>
          <table:table-cell table:formula="of:=-0.5*([.$B$2]-[.$B$3])*SIN([.A170]*PI()/180)" office:value-type="float" office:value="6.47047612756302" calcext:value-type="float">
            <text:p>6.4704761276</text:p>
          </table:table-cell>
          <table:table-cell table:formula="of:=0.5*([.$B$2]+[.$B$3])+0.5*([.$B$2]-[.$B$3])*COS([.A170]*PI()/180)" office:value-type="float" office:value="119.148145657227" calcext:value-type="float">
            <text:p>119.1481456572</text:p>
          </table:table-cell>
          <table:table-cell table:formula="of:=-0.5*([.$B$1]-[.$B$2])*SIN([.A170]*PI()/180)" office:value-type="float" office:value="45.9403805056974" calcext:value-type="float">
            <text:p>45.9403805057</text:p>
          </table:table-cell>
          <table:table-cell table:formula="of:=0.5*([.$B$1]+[.$B$2])+0.5*([.$B$2]-[.$B$1])*COS([.A170]*PI()/180)" office:value-type="float" office:value="126.04816583369" calcext:value-type="float">
            <text:p>126.0481658337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-0.5*([.$B$1]-[.$B$3])*SIN([.A171]*PI()/180)" office:value-type="float" office:value="48.9891838589327" calcext:value-type="float">
            <text:p>48.9891838589</text:p>
          </table:table-cell>
          <table:table-cell table:formula="of:=0.5*([.$B$1]+[.$B$3])+0.5*([.$B$1]-[.$B$3])*COS([.A171]*PI()/180)" office:value-type="float" office:value="468.984884570889" calcext:value-type="float">
            <text:p>468.9848845709</text:p>
          </table:table-cell>
          <table:table-cell table:formula="of:=-0.5*([.$B$2]-[.$B$3])*SIN([.A171]*PI()/180)" office:value-type="float" office:value="6.0480473899917" calcext:value-type="float">
            <text:p>6.04804739</text:p>
          </table:table-cell>
          <table:table-cell table:formula="of:=0.5*([.$B$2]+[.$B$3])+0.5*([.$B$2]-[.$B$3])*COS([.A171]*PI()/180)" office:value-type="float" office:value="119.2573931569" calcext:value-type="float">
            <text:p>119.2573931569</text:p>
          </table:table-cell>
          <table:table-cell table:formula="of:=-0.5*([.$B$1]-[.$B$2])*SIN([.A171]*PI()/180)" office:value-type="float" office:value="42.9411364689411" calcext:value-type="float">
            <text:p>42.9411364689</text:p>
          </table:table-cell>
          <table:table-cell table:formula="of:=0.5*([.$B$1]+[.$B$2])+0.5*([.$B$2]-[.$B$1])*COS([.A171]*PI()/180)" office:value-type="float" office:value="125.272508586011" calcext:value-type="float">
            <text:p>125.272508586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-0.5*([.$B$1]-[.$B$3])*SIN([.A172]*PI()/180)" office:value-type="float" office:value="45.5525885046327" calcext:value-type="float">
            <text:p>45.5525885046</text:p>
          </table:table-cell>
          <table:table-cell table:formula="of:=0.5*([.$B$1]+[.$B$3])+0.5*([.$B$1]-[.$B$3])*COS([.A172]*PI()/180)" office:value-type="float" office:value="469.80993811901" calcext:value-type="float">
            <text:p>469.809938119</text:p>
          </table:table-cell>
          <table:table-cell table:formula="of:=-0.5*([.$B$2]-[.$B$3])*SIN([.A172]*PI()/180)" office:value-type="float" office:value="5.62377635859663" calcext:value-type="float">
            <text:p>5.6237763586</text:p>
          </table:table-cell>
          <table:table-cell table:formula="of:=0.5*([.$B$2]+[.$B$3])+0.5*([.$B$2]-[.$B$3])*COS([.A172]*PI()/180)" office:value-type="float" office:value="119.359251619631" calcext:value-type="float">
            <text:p>119.3592516196</text:p>
          </table:table-cell>
          <table:table-cell table:formula="of:=-0.5*([.$B$1]-[.$B$2])*SIN([.A172]*PI()/180)" office:value-type="float" office:value="39.9288121460361" calcext:value-type="float">
            <text:p>39.928812146</text:p>
          </table:table-cell>
          <table:table-cell table:formula="of:=0.5*([.$B$1]+[.$B$2])+0.5*([.$B$2]-[.$B$1])*COS([.A172]*PI()/180)" office:value-type="float" office:value="124.549313500621" calcext:value-type="float">
            <text:p>124.549313500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-0.5*([.$B$1]-[.$B$3])*SIN([.A173]*PI()/180)" office:value-type="float" office:value="42.1021173905964" calcext:value-type="float">
            <text:p>42.1021173906</text:p>
          </table:table-cell>
          <table:table-cell table:formula="of:=0.5*([.$B$1]+[.$B$3])+0.5*([.$B$1]-[.$B$3])*COS([.A173]*PI()/180)" office:value-type="float" office:value="470.574889148596" calcext:value-type="float">
            <text:p>470.5748891486</text:p>
          </table:table-cell>
          <table:table-cell table:formula="of:=-0.5*([.$B$2]-[.$B$3])*SIN([.A173]*PI()/180)" office:value-type="float" office:value="5.197792270444" calcext:value-type="float">
            <text:p>5.1977922704</text:p>
          </table:table-cell>
          <table:table-cell table:formula="of:=0.5*([.$B$2]+[.$B$3])+0.5*([.$B$2]-[.$B$3])*COS([.A173]*PI()/180)" office:value-type="float" office:value="119.453690018345" calcext:value-type="float">
            <text:p>119.4536900183</text:p>
          </table:table-cell>
          <table:table-cell table:formula="of:=-0.5*([.$B$1]-[.$B$2])*SIN([.A173]*PI()/180)" office:value-type="float" office:value="36.9043251201524" calcext:value-type="float">
            <text:p>36.9043251202</text:p>
          </table:table-cell>
          <table:table-cell table:formula="of:=0.5*([.$B$1]+[.$B$2])+0.5*([.$B$2]-[.$B$1])*COS([.A173]*PI()/180)" office:value-type="float" office:value="123.87880086975" calcext:value-type="float">
            <text:p>123.8788008698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-0.5*([.$B$1]-[.$B$3])*SIN([.A174]*PI()/180)" office:value-type="float" office:value="38.6388215637503" calcext:value-type="float">
            <text:p>38.6388215638</text:p>
          </table:table-cell>
          <table:table-cell table:formula="of:=0.5*([.$B$1]+[.$B$3])+0.5*([.$B$1]-[.$B$3])*COS([.A174]*PI()/180)" office:value-type="float" office:value="471.279504648152" calcext:value-type="float">
            <text:p>471.2795046482</text:p>
          </table:table-cell>
          <table:table-cell table:formula="of:=-0.5*([.$B$2]-[.$B$3])*SIN([.A174]*PI()/180)" office:value-type="float" office:value="4.77022488441362" calcext:value-type="float">
            <text:p>4.7702248844</text:p>
          </table:table-cell>
          <table:table-cell table:formula="of:=0.5*([.$B$2]+[.$B$3])+0.5*([.$B$2]-[.$B$3])*COS([.A174]*PI()/180)" office:value-type="float" office:value="119.540679586192" calcext:value-type="float">
            <text:p>119.5406795862</text:p>
          </table:table-cell>
          <table:table-cell table:formula="of:=-0.5*([.$B$1]-[.$B$2])*SIN([.A174]*PI()/180)" office:value-type="float" office:value="33.8685966793367" calcext:value-type="float">
            <text:p>33.8685966793</text:p>
          </table:table-cell>
          <table:table-cell table:formula="of:=0.5*([.$B$1]+[.$B$2])+0.5*([.$B$2]-[.$B$1])*COS([.A174]*PI()/180)" office:value-type="float" office:value="123.26117493804" calcext:value-type="float">
            <text:p>123.26117493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-0.5*([.$B$1]-[.$B$3])*SIN([.A175]*PI()/180)" office:value-type="float" office:value="35.1637559775536" calcext:value-type="float">
            <text:p>35.1637559776</text:p>
          </table:table-cell>
          <table:table-cell table:formula="of:=0.5*([.$B$1]+[.$B$3])+0.5*([.$B$1]-[.$B$3])*COS([.A175]*PI()/180)" office:value-type="float" office:value="471.923569984972" calcext:value-type="float">
            <text:p>471.923569985</text:p>
          </table:table-cell>
          <table:table-cell table:formula="of:=-0.5*([.$B$2]-[.$B$3])*SIN([.A175]*PI()/180)" office:value-type="float" office:value="4.34120444167328" calcext:value-type="float">
            <text:p>4.3412044417</text:p>
          </table:table-cell>
          <table:table-cell table:formula="of:=0.5*([.$B$2]+[.$B$3])+0.5*([.$B$2]-[.$B$3])*COS([.A175]*PI()/180)" office:value-type="float" office:value="119.620193825305" calcext:value-type="float">
            <text:p>119.6201938253</text:p>
          </table:table-cell>
          <table:table-cell table:formula="of:=-0.5*([.$B$1]-[.$B$2])*SIN([.A175]*PI()/180)" office:value-type="float" office:value="30.8225515358803" calcext:value-type="float">
            <text:p>30.8225515359</text:p>
          </table:table-cell>
          <table:table-cell table:formula="of:=0.5*([.$B$1]+[.$B$2])+0.5*([.$B$2]-[.$B$1])*COS([.A175]*PI()/180)" office:value-type="float" office:value="122.696623840333" calcext:value-type="float">
            <text:p>122.6966238403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-0.5*([.$B$1]-[.$B$3])*SIN([.A176]*PI()/180)" office:value-type="float" office:value="31.6779791706468" calcext:value-type="float">
            <text:p>31.6779791706</text:p>
          </table:table-cell>
          <table:table-cell table:formula="of:=0.5*([.$B$1]+[.$B$3])+0.5*([.$B$1]-[.$B$3])*COS([.A176]*PI()/180)" office:value-type="float" office:value="472.506888970515" calcext:value-type="float">
            <text:p>472.5068889705</text:p>
          </table:table-cell>
          <table:table-cell table:formula="of:=-0.5*([.$B$2]-[.$B$3])*SIN([.A176]*PI()/180)" office:value-type="float" office:value="3.91086162600578" calcext:value-type="float">
            <text:p>3.910861626</text:p>
          </table:table-cell>
          <table:table-cell table:formula="of:=0.5*([.$B$2]+[.$B$3])+0.5*([.$B$2]-[.$B$3])*COS([.A176]*PI()/180)" office:value-type="float" office:value="119.692208514878" calcext:value-type="float">
            <text:p>119.6922085149</text:p>
          </table:table-cell>
          <table:table-cell table:formula="of:=-0.5*([.$B$1]-[.$B$2])*SIN([.A176]*PI()/180)" office:value-type="float" office:value="27.767117544641" calcext:value-type="float">
            <text:p>27.7671175446</text:p>
          </table:table-cell>
          <table:table-cell table:formula="of:=0.5*([.$B$1]+[.$B$2])+0.5*([.$B$2]-[.$B$1])*COS([.A176]*PI()/180)" office:value-type="float" office:value="122.185319544363" calcext:value-type="float">
            <text:p>122.1853195444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-0.5*([.$B$1]-[.$B$3])*SIN([.A177]*PI()/180)" office:value-type="float" office:value="28.1825529444133" calcext:value-type="float">
            <text:p>28.1825529444</text:p>
          </table:table-cell>
          <table:table-cell table:formula="of:=0.5*([.$B$1]+[.$B$3])+0.5*([.$B$1]-[.$B$3])*COS([.A177]*PI()/180)" office:value-type="float" office:value="473.029283920168" calcext:value-type="float">
            <text:p>473.0292839202</text:p>
          </table:table-cell>
          <table:table-cell table:formula="of:=-0.5*([.$B$2]-[.$B$3])*SIN([.A177]*PI()/180)" office:value-type="float" office:value="3.47932752400165" calcext:value-type="float">
            <text:p>3.479327524</text:p>
          </table:table-cell>
          <table:table-cell table:formula="of:=0.5*([.$B$2]+[.$B$3])+0.5*([.$B$2]-[.$B$3])*COS([.A177]*PI()/180)" office:value-type="float" office:value="119.756701718539" calcext:value-type="float">
            <text:p>119.7567017185</text:p>
          </table:table-cell>
          <table:table-cell table:formula="of:=-0.5*([.$B$1]-[.$B$2])*SIN([.A177]*PI()/180)" office:value-type="float" office:value="24.7032254204117" calcext:value-type="float">
            <text:p>24.7032254204</text:p>
          </table:table-cell>
          <table:table-cell table:formula="of:=0.5*([.$B$1]+[.$B$2])+0.5*([.$B$2]-[.$B$1])*COS([.A177]*PI()/180)" office:value-type="float" office:value="121.727417798371" calcext:value-type="float">
            <text:p>121.7274177984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-0.5*([.$B$1]-[.$B$3])*SIN([.A178]*PI()/180)" office:value-type="float" office:value="24.6785420395425" calcext:value-type="float">
            <text:p>24.6785420395</text:p>
          </table:table-cell>
          <table:table-cell table:formula="of:=0.5*([.$B$1]+[.$B$3])+0.5*([.$B$1]-[.$B$3])*COS([.A178]*PI()/180)" office:value-type="float" office:value="473.490595707368" calcext:value-type="float">
            <text:p>473.4905957074</text:p>
          </table:table-cell>
          <table:table-cell table:formula="of:=-0.5*([.$B$2]-[.$B$3])*SIN([.A178]*PI()/180)" office:value-type="float" office:value="3.0467335851287" calcext:value-type="float">
            <text:p>3.0467335851</text:p>
          </table:table-cell>
          <table:table-cell table:formula="of:=0.5*([.$B$2]+[.$B$3])+0.5*([.$B$2]-[.$B$3])*COS([.A178]*PI()/180)" office:value-type="float" office:value="119.813653791033" calcext:value-type="float">
            <text:p>119.813653791</text:p>
          </table:table-cell>
          <table:table-cell table:formula="of:=-0.5*([.$B$1]-[.$B$2])*SIN([.A178]*PI()/180)" office:value-type="float" office:value="21.6318084544138" calcext:value-type="float">
            <text:p>21.6318084544</text:p>
          </table:table-cell>
          <table:table-cell table:formula="of:=0.5*([.$B$1]+[.$B$2])+0.5*([.$B$2]-[.$B$1])*COS([.A178]*PI()/180)" office:value-type="float" office:value="121.323058083665" calcext:value-type="float">
            <text:p>121.323058083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-0.5*([.$B$1]-[.$B$3])*SIN([.A179]*PI()/180)" office:value-type="float" office:value="21.1670138116998" calcext:value-type="float">
            <text:p>21.1670138117</text:p>
          </table:table-cell>
          <table:table-cell table:formula="of:=0.5*([.$B$1]+[.$B$3])+0.5*([.$B$1]-[.$B$3])*COS([.A179]*PI()/180)" office:value-type="float" office:value="473.890683812075" calcext:value-type="float">
            <text:p>473.8906838121</text:p>
          </table:table-cell>
          <table:table-cell table:formula="of:=-0.5*([.$B$2]-[.$B$3])*SIN([.A179]*PI()/180)" office:value-type="float" office:value="2.61321158169134" calcext:value-type="float">
            <text:p>2.6132115817</text:p>
          </table:table-cell>
          <table:table-cell table:formula="of:=0.5*([.$B$2]+[.$B$3])+0.5*([.$B$2]-[.$B$3])*COS([.A179]*PI()/180)" office:value-type="float" office:value="119.863047384207" calcext:value-type="float">
            <text:p>119.8630473842</text:p>
          </table:table-cell>
          <table:table-cell table:formula="of:=-0.5*([.$B$1]-[.$B$2])*SIN([.A179]*PI()/180)" office:value-type="float" office:value="18.5538022300085" calcext:value-type="float">
            <text:p>18.55380223</text:p>
          </table:table-cell>
          <table:table-cell table:formula="of:=0.5*([.$B$1]+[.$B$2])+0.5*([.$B$2]-[.$B$1])*COS([.A179]*PI()/180)" office:value-type="float" office:value="120.972363572131" calcext:value-type="float">
            <text:p>120.972363572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-0.5*([.$B$1]-[.$B$3])*SIN([.A180]*PI()/180)" office:value-type="float" office:value="17.6490379064008" calcext:value-type="float">
            <text:p>17.6490379064</text:p>
          </table:table-cell>
          <table:table-cell table:formula="of:=0.5*([.$B$1]+[.$B$3])+0.5*([.$B$1]-[.$B$3])*COS([.A180]*PI()/180)" office:value-type="float" office:value="474.229426363578" calcext:value-type="float">
            <text:p>474.2294263636</text:p>
          </table:table-cell>
          <table:table-cell table:formula="of:=-0.5*([.$B$2]-[.$B$3])*SIN([.A180]*PI()/180)" office:value-type="float" office:value="2.17889356869146" calcext:value-type="float">
            <text:p>2.1788935687</text:p>
          </table:table-cell>
          <table:table-cell table:formula="of:=0.5*([.$B$2]+[.$B$3])+0.5*([.$B$2]-[.$B$3])*COS([.A180]*PI()/180)" office:value-type="float" office:value="119.904867452294" calcext:value-type="float">
            <text:p>119.9048674523</text:p>
          </table:table-cell>
          <table:table-cell table:formula="of:=-0.5*([.$B$1]-[.$B$2])*SIN([.A180]*PI()/180)" office:value-type="float" office:value="15.4701443377094" calcext:value-type="float">
            <text:p>15.4701443377</text:p>
          </table:table-cell>
          <table:table-cell table:formula="of:=0.5*([.$B$1]+[.$B$2])+0.5*([.$B$2]-[.$B$1])*COS([.A180]*PI()/180)" office:value-type="float" office:value="120.675441088715" calcext:value-type="float">
            <text:p>120.6754410887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-0.5*([.$B$1]-[.$B$3])*SIN([.A181]*PI()/180)" office:value-type="float" office:value="14.1256859331853" calcext:value-type="float">
            <text:p>14.1256859332</text:p>
          </table:table-cell>
          <table:table-cell table:formula="of:=0.5*([.$B$1]+[.$B$3])+0.5*([.$B$1]-[.$B$3])*COS([.A181]*PI()/180)" office:value-type="float" office:value="474.506720177614" calcext:value-type="float">
            <text:p>474.5067201776</text:p>
          </table:table-cell>
          <table:table-cell table:formula="of:=-0.5*([.$B$2]-[.$B$3])*SIN([.A181]*PI()/180)" office:value-type="float" office:value="1.74391184360312" calcext:value-type="float">
            <text:p>1.7439118436</text:p>
          </table:table-cell>
          <table:table-cell table:formula="of:=0.5*([.$B$2]+[.$B$3])+0.5*([.$B$2]-[.$B$3])*COS([.A181]*PI()/180)" office:value-type="float" office:value="119.939101256496" calcext:value-type="float">
            <text:p>119.9391012565</text:p>
          </table:table-cell>
          <table:table-cell table:formula="of:=-0.5*([.$B$1]-[.$B$2])*SIN([.A181]*PI()/180)" office:value-type="float" office:value="12.3817740895821" calcext:value-type="float">
            <text:p>12.3817740896</text:p>
          </table:table-cell>
          <table:table-cell table:formula="of:=0.5*([.$B$1]+[.$B$2])+0.5*([.$B$2]-[.$B$1])*COS([.A181]*PI()/180)" office:value-type="float" office:value="120.432381078881" calcext:value-type="float">
            <text:p>120.4323810789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-0.5*([.$B$1]-[.$B$3])*SIN([.A182]*PI()/180)" office:value-type="float" office:value="10.5980311391962" calcext:value-type="float">
            <text:p>10.5980311392</text:p>
          </table:table-cell>
          <table:table-cell table:formula="of:=0.5*([.$B$1]+[.$B$3])+0.5*([.$B$1]-[.$B$3])*COS([.A182]*PI()/180)" office:value-type="float" office:value="474.722480787801" calcext:value-type="float">
            <text:p>474.7224807878</text:p>
          </table:table-cell>
          <table:table-cell table:formula="of:=-0.5*([.$B$2]-[.$B$3])*SIN([.A182]*PI()/180)" office:value-type="float" office:value="1.30839890607361" calcext:value-type="float">
            <text:p>1.3083989061</text:p>
          </table:table-cell>
          <table:table-cell table:formula="of:=0.5*([.$B$2]+[.$B$3])+0.5*([.$B$2]-[.$B$3])*COS([.A182]*PI()/180)" office:value-type="float" office:value="119.965738368864" calcext:value-type="float">
            <text:p>119.9657383689</text:p>
          </table:table-cell>
          <table:table-cell table:formula="of:=-0.5*([.$B$1]-[.$B$2])*SIN([.A182]*PI()/180)" office:value-type="float" office:value="9.28963223312263" calcext:value-type="float">
            <text:p>9.2896322331</text:p>
          </table:table-cell>
          <table:table-cell table:formula="of:=0.5*([.$B$1]+[.$B$2])+0.5*([.$B$2]-[.$B$1])*COS([.A182]*PI()/180)" office:value-type="float" office:value="120.243257581063" calcext:value-type="float">
            <text:p>120.243257581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-0.5*([.$B$1]-[.$B$3])*SIN([.A183]*PI()/180)" office:value-type="float" office:value="7.06714808225642" calcext:value-type="float">
            <text:p>7.0671480823</text:p>
          </table:table-cell>
          <table:table-cell table:formula="of:=0.5*([.$B$1]+[.$B$3])+0.5*([.$B$1]-[.$B$3])*COS([.A183]*PI()/180)" office:value-type="float" office:value="474.876642471367" calcext:value-type="float">
            <text:p>474.8766424714</text:p>
          </table:table-cell>
          <table:table-cell table:formula="of:=-0.5*([.$B$2]-[.$B$3])*SIN([.A183]*PI()/180)" office:value-type="float" office:value="0.872487417562521" calcext:value-type="float">
            <text:p>0.8724874176</text:p>
          </table:table-cell>
          <table:table-cell table:formula="of:=0.5*([.$B$2]+[.$B$3])+0.5*([.$B$2]-[.$B$3])*COS([.A183]*PI()/180)" office:value-type="float" office:value="119.984770675477" calcext:value-type="float">
            <text:p>119.9847706755</text:p>
          </table:table-cell>
          <table:table-cell table:formula="of:=-0.5*([.$B$1]-[.$B$2])*SIN([.A183]*PI()/180)" office:value-type="float" office:value="6.1946606646939" calcext:value-type="float">
            <text:p>6.1946606647</text:p>
          </table:table-cell>
          <table:table-cell table:formula="of:=0.5*([.$B$1]+[.$B$2])+0.5*([.$B$2]-[.$B$1])*COS([.A183]*PI()/180)" office:value-type="float" office:value="120.108128204111" calcext:value-type="float">
            <text:p>120.108128204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-0.5*([.$B$1]-[.$B$3])*SIN([.A184]*PI()/180)" office:value-type="float" office:value="3.5341123035501" calcext:value-type="float">
            <text:p>3.5341123036</text:p>
          </table:table-cell>
          <table:table-cell table:formula="of:=0.5*([.$B$1]+[.$B$3])+0.5*([.$B$1]-[.$B$3])*COS([.A184]*PI()/180)" office:value-type="float" office:value="474.969158269169" calcext:value-type="float">
            <text:p>474.9691582692</text:p>
          </table:table-cell>
          <table:table-cell table:formula="of:=-0.5*([.$B$2]-[.$B$3])*SIN([.A184]*PI()/180)" office:value-type="float" office:value="0.436310160932111" calcext:value-type="float">
            <text:p>0.4363101609</text:p>
          </table:table-cell>
          <table:table-cell table:formula="of:=0.5*([.$B$2]+[.$B$3])+0.5*([.$B$2]-[.$B$3])*COS([.A184]*PI()/180)" office:value-type="float" office:value="119.99619237891" calcext:value-type="float">
            <text:p>119.9961923789</text:p>
          </table:table-cell>
          <table:table-cell table:formula="of:=-0.5*([.$B$1]-[.$B$2])*SIN([.A184]*PI()/180)" office:value-type="float" office:value="3.09780214261799" calcext:value-type="float">
            <text:p>3.0978021426</text:p>
          </table:table-cell>
          <table:table-cell table:formula="of:=0.5*([.$B$1]+[.$B$2])+0.5*([.$B$2]-[.$B$1])*COS([.A184]*PI()/180)" office:value-type="float" office:value="120.027034109741" calcext:value-type="float">
            <text:p>120.0270341097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-0.5*([.$B$1]-[.$B$3])*SIN([.A185]*PI()/180)" office:value-type="float" office:value="0.0000000000000495981953654678" calcext:value-type="float">
            <text:p>4.95981953654678E-14</text:p>
          </table:table-cell>
          <table:table-cell table:formula="of:=0.5*([.$B$1]+[.$B$3])+0.5*([.$B$1]-[.$B$3])*COS([.A185]*PI()/180)" office:value-type="float" office:value="475" calcext:value-type="float">
            <text:p>475</text:p>
          </table:table-cell>
          <table:table-cell table:formula="of:=-0.5*([.$B$2]-[.$B$3])*SIN([.A185]*PI()/180)" office:value-type="float" office:value="6.12323399573677E-015" calcext:value-type="float">
            <text:p>6.12323399573677E-15</text:p>
          </table:table-cell>
          <table:table-cell table:formula="of:=0.5*([.$B$2]+[.$B$3])+0.5*([.$B$2]-[.$B$3])*COS([.A185]*PI()/180)" office:value-type="float" office:value="120" calcext:value-type="float">
            <text:p>120</text:p>
          </table:table-cell>
          <table:table-cell table:formula="of:=-0.5*([.$B$1]-[.$B$2])*SIN([.A185]*PI()/180)" office:value-type="float" office:value="0.000000000000043474961369731" calcext:value-type="float">
            <text:p>4.3474961369731E-14</text:p>
          </table:table-cell>
          <table:table-cell table:formula="of:=0.5*([.$B$1]+[.$B$2])+0.5*([.$B$2]-[.$B$1])*COS([.A185]*PI()/180)" office:value-type="float" office:value="120" calcext:value-type="float">
            <text:p>1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2:08:36.035865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4:58:52.476693230</meta:creation-date>
    <dc:date>2017-05-29T12:57:30.657445569</dc:date>
    <meta:editing-duration>PT8M35S</meta:editing-duration>
    <meta:editing-cycles>4</meta:editing-cycles>
    <meta:generator>LibreOffice/5.1.6.2$Linux_X86_64 LibreOffice_project/10m0$Build-2</meta:generator>
    <meta:document-statistic meta:table-count="2" meta:cell-count="29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75cm" svg:height="16.629cm" xlink:href=".." xlink:type="simple" chart:class="chart:scatter" chart:column-mapping="1 2" chart:style-name="ch1">
        <chart:plot-area chart:style-name="ch2" table:cell-range-address="3d.B5:3d.D185 3d.I5:3d.I105 3d.F5:3d.F185" svg:x="0.191cm" svg:y="0.851cm" svg:width="20.413cm" svg:height="14.393cm">
          <chartooo:coordinate-region svg:x="0.998cm" svg:y="1.05cm" svg:width="19.326cm" svg:height="13.5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3d.B5:3d.B185" chart:class="chart:scatter">
            <chart:domain table:cell-range-address="3d.C5:3d.C185"/>
            <chart:data-point chart:repeated="181"/>
          </chart:series>
          <chart:series chart:style-name="ch6" chart:values-cell-range-address="3d.I5:3d.I105" chart:class="chart:scatter">
            <chart:domain table:cell-range-address="3d.H5:3d.H105"/>
            <chart:data-point chart:repeated="101"/>
          </chart:series>
          <chart:series chart:style-name="ch7" chart:values-cell-range-address="3d.D5:3d.D185" chart:class="chart:scatter">
            <chart:domain table:cell-range-address="3d.E5:3d.E185"/>
            <chart:data-point chart:repeated="181"/>
          </chart:series>
          <chart:series chart:style-name="ch8" chart:values-cell-range-address="3d.F5:3d.F185" chart:class="chart:scatter">
            <chart:domain table:cell-range-address="3d.G5:3d.G185"/>
            <chart:data-point chart:repeated="1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3d.C5:3d.C185</svg:desc>
                </draw:g>
              </table:table-cell>
              <table:table-cell office:value-type="float" office:value="-0.0000000000000247990976827339">
                <text:p>-0.0000000000000247990976827339</text:p>
                <draw:g>
                  <svg:desc>3d.B5:3d.B185</svg:desc>
                </draw:g>
              </table:table-cell>
              <table:table-cell office:value-type="float" office:value="0">
                <text:p>0</text:p>
                <draw:g>
                  <svg:desc>3d.H5:3d.H105</svg:desc>
                </draw:g>
              </table:table-cell>
              <table:table-cell office:value-type="float" office:value="110.017856231871">
                <text:p>110.017856231871</text:p>
                <draw:g>
                  <svg:desc>3d.I5:3d.I105</svg:desc>
                </draw:g>
              </table:table-cell>
              <table:table-cell office:value-type="float" office:value="70">
                <text:p>70</text:p>
                <draw:g>
                  <svg:desc>3d.E5:3d.E185</svg:desc>
                </draw:g>
              </table:table-cell>
              <table:table-cell office:value-type="float" office:value="-3.06161699786838E-015">
                <text:p>-3.06161699786838E-015</text:p>
                <draw:g>
                  <svg:desc>3d.D5:3d.D185</svg:desc>
                </draw:g>
              </table:table-cell>
              <table:table-cell office:value-type="float" office:value="475">
                <text:p>475</text:p>
                <draw:g>
                  <svg:desc>3d.G5:3d.G185</svg:desc>
                </draw:g>
              </table:table-cell>
              <table:table-cell office:value-type="float" office:value="-0.0000000000000217374806848655">
                <text:p>-0.0000000000000217374806848655</text:p>
                <draw:g>
                  <svg:desc>3d.F5:3d.F1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.0308417308308">
                <text:p>70.0308417308308</text:p>
              </table:table-cell>
              <table:table-cell office:value-type="float" office:value="3.53411230354985">
                <text:p>3.53411230354985</text:p>
              </table:table-cell>
              <table:table-cell office:value-type="float" office:value="4.75">
                <text:p>4.75</text:p>
              </table:table-cell>
              <table:table-cell office:value-type="float" office:value="111.917856231871">
                <text:p>111.917856231871</text:p>
              </table:table-cell>
              <table:table-cell office:value-type="float" office:value="70.0038076210902">
                <text:p>70.0038076210902</text:p>
              </table:table-cell>
              <table:table-cell office:value-type="float" office:value="0.43631016093208">
                <text:p>0.43631016093208</text:p>
              </table:table-cell>
              <table:table-cell office:value-type="float" office:value="474.972965890259">
                <text:p>474.972965890259</text:p>
              </table:table-cell>
              <table:table-cell office:value-type="float" office:value="3.09780214261777">
                <text:p>3.09780214261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1233575286331">
                <text:p>70.1233575286331</text:p>
              </table:table-cell>
              <table:table-cell office:value-type="float" office:value="7.06714808225643">
                <text:p>7.06714808225643</text:p>
              </table:table-cell>
              <table:table-cell office:value-type="float" office:value="9.5">
                <text:p>9.5</text:p>
              </table:table-cell>
              <table:table-cell office:value-type="float" office:value="113.817856231871">
                <text:p>113.817856231871</text:p>
              </table:table-cell>
              <table:table-cell office:value-type="float" office:value="70.0152293245226">
                <text:p>70.0152293245226</text:p>
              </table:table-cell>
              <table:table-cell office:value-type="float" office:value="0.872487417562522">
                <text:p>0.872487417562522</text:p>
              </table:table-cell>
              <table:table-cell office:value-type="float" office:value="474.89187179589">
                <text:p>474.89187179589</text:p>
              </table:table-cell>
              <table:table-cell office:value-type="float" office:value="6.19466066469391">
                <text:p>6.19466066469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2775192121988">
                <text:p>70.2775192121988</text:p>
              </table:table-cell>
              <table:table-cell office:value-type="float" office:value="10.5980311391961">
                <text:p>10.5980311391961</text:p>
              </table:table-cell>
              <table:table-cell office:value-type="float" office:value="14.25">
                <text:p>14.25</text:p>
              </table:table-cell>
              <table:table-cell office:value-type="float" office:value="115.717856231871">
                <text:p>115.717856231871</text:p>
              </table:table-cell>
              <table:table-cell office:value-type="float" office:value="70.0342616311356">
                <text:p>70.0342616311356</text:p>
              </table:table-cell>
              <table:table-cell office:value-type="float" office:value="1.30839890607359">
                <text:p>1.30839890607359</text:p>
              </table:table-cell>
              <table:table-cell office:value-type="float" office:value="474.756742418937">
                <text:p>474.756742418937</text:p>
              </table:table-cell>
              <table:table-cell office:value-type="float" office:value="9.28963223312248">
                <text:p>9.28963223312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.4932798223856">
                <text:p>70.4932798223856</text:p>
              </table:table-cell>
              <table:table-cell office:value-type="float" office:value="14.1256859331853">
                <text:p>14.1256859331853</text:p>
              </table:table-cell>
              <table:table-cell office:value-type="float" office:value="19">
                <text:p>19</text:p>
              </table:table-cell>
              <table:table-cell office:value-type="float" office:value="117.617856231871">
                <text:p>117.617856231871</text:p>
              </table:table-cell>
              <table:table-cell office:value-type="float" office:value="70.0608987435044">
                <text:p>70.0608987435044</text:p>
              </table:table-cell>
              <table:table-cell office:value-type="float" office:value="1.74391184360312">
                <text:p>1.74391184360312</text:p>
              </table:table-cell>
              <table:table-cell office:value-type="float" office:value="474.567618921119">
                <text:p>474.567618921119</text:p>
              </table:table-cell>
              <table:table-cell office:value-type="float" office:value="12.3817740895822">
                <text:p>12.3817740895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7705736364215">
                <text:p>70.7705736364215</text:p>
              </table:table-cell>
              <table:table-cell office:value-type="float" office:value="17.6490379064007">
                <text:p>17.6490379064007</text:p>
              </table:table-cell>
              <table:table-cell office:value-type="float" office:value="23.75">
                <text:p>23.75</text:p>
              </table:table-cell>
              <table:table-cell office:value-type="float" office:value="119.517856231871">
                <text:p>119.517856231871</text:p>
              </table:table-cell>
              <table:table-cell office:value-type="float" office:value="70.0951325477064">
                <text:p>70.0951325477064</text:p>
              </table:table-cell>
              <table:table-cell office:value-type="float" office:value="2.17889356869145">
                <text:p>2.17889356869145</text:p>
              </table:table-cell>
              <table:table-cell office:value-type="float" office:value="474.324558911285">
                <text:p>474.324558911285</text:p>
              </table:table-cell>
              <table:table-cell office:value-type="float" office:value="15.4701443377093">
                <text:p>15.4701443377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1093161879246">
                <text:p>71.1093161879246</text:p>
              </table:table-cell>
              <table:table-cell office:value-type="float" office:value="21.1670138116997">
                <text:p>21.1670138116997</text:p>
              </table:table-cell>
              <table:table-cell office:value-type="float" office:value="28.5">
                <text:p>28.5</text:p>
              </table:table-cell>
              <table:table-cell office:value-type="float" office:value="121.417856231871">
                <text:p>121.417856231871</text:p>
              </table:table-cell>
              <table:table-cell office:value-type="float" office:value="70.1369526157932">
                <text:p>70.1369526157932</text:p>
              </table:table-cell>
              <table:table-cell office:value-type="float" office:value="2.61321158169133">
                <text:p>2.61321158169133</text:p>
              </table:table-cell>
              <table:table-cell office:value-type="float" office:value="474.027636427869">
                <text:p>474.027636427869</text:p>
              </table:table-cell>
              <table:table-cell office:value-type="float" office:value="18.5538022300084">
                <text:p>18.5538022300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5094042926323">
                <text:p>71.5094042926323</text:p>
              </table:table-cell>
              <table:table-cell office:value-type="float" office:value="24.6785420395424">
                <text:p>24.6785420395424</text:p>
              </table:table-cell>
              <table:table-cell office:value-type="float" office:value="33.25">
                <text:p>33.25</text:p>
              </table:table-cell>
              <table:table-cell office:value-type="float" office:value="123.317856231871">
                <text:p>123.317856231871</text:p>
              </table:table-cell>
              <table:table-cell office:value-type="float" office:value="70.186346208967">
                <text:p>70.186346208967</text:p>
              </table:table-cell>
              <table:table-cell office:value-type="float" office:value="3.04673358512869">
                <text:p>3.04673358512869</text:p>
              </table:table-cell>
              <table:table-cell office:value-type="float" office:value="473.676941916335">
                <text:p>473.676941916335</text:p>
              </table:table-cell>
              <table:table-cell office:value-type="float" office:value="21.6318084544137">
                <text:p>21.6318084544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970716079832">
                <text:p>71.970716079832</text:p>
              </table:table-cell>
              <table:table-cell office:value-type="float" office:value="28.1825529444133">
                <text:p>28.1825529444133</text:p>
              </table:table-cell>
              <table:table-cell office:value-type="float" office:value="38">
                <text:p>38</text:p>
              </table:table-cell>
              <table:table-cell office:value-type="float" office:value="125.217856231871">
                <text:p>125.217856231871</text:p>
              </table:table-cell>
              <table:table-cell office:value-type="float" office:value="70.2432982814607">
                <text:p>70.2432982814607</text:p>
              </table:table-cell>
              <table:table-cell office:value-type="float" office:value="3.47932752400164">
                <text:p>3.47932752400164</text:p>
              </table:table-cell>
              <table:table-cell office:value-type="float" office:value="473.272582201629">
                <text:p>473.272582201629</text:p>
              </table:table-cell>
              <table:table-cell office:value-type="float" office:value="24.7032254204116">
                <text:p>24.7032254204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4931110294846">
                <text:p>72.4931110294846</text:p>
              </table:table-cell>
              <table:table-cell office:value-type="float" office:value="31.6779791706467">
                <text:p>31.6779791706467</text:p>
              </table:table-cell>
              <table:table-cell office:value-type="float" office:value="42.75">
                <text:p>42.75</text:p>
              </table:table-cell>
              <table:table-cell office:value-type="float" office:value="127.117856231871">
                <text:p>127.117856231871</text:p>
              </table:table-cell>
              <table:table-cell office:value-type="float" office:value="70.3077914851216">
                <text:p>70.3077914851216</text:p>
              </table:table-cell>
              <table:table-cell office:value-type="float" office:value="3.91086162600577">
                <text:p>3.91086162600577</text:p>
              </table:table-cell>
              <table:table-cell office:value-type="float" office:value="472.814680455637">
                <text:p>472.814680455637</text:p>
              </table:table-cell>
              <table:table-cell office:value-type="float" office:value="27.767117544641">
                <text:p>27.767117544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.0764300150279">
                <text:p>73.0764300150279</text:p>
              </table:table-cell>
              <table:table-cell office:value-type="float" office:value="35.1637559775534">
                <text:p>35.1637559775534</text:p>
              </table:table-cell>
              <table:table-cell office:value-type="float" office:value="47.5">
                <text:p>47.5</text:p>
              </table:table-cell>
              <table:table-cell office:value-type="float" office:value="129.017856231871">
                <text:p>129.017856231871</text:p>
              </table:table-cell>
              <table:table-cell office:value-type="float" office:value="70.3798061746948">
                <text:p>70.3798061746948</text:p>
              </table:table-cell>
              <table:table-cell office:value-type="float" office:value="4.34120444167326">
                <text:p>4.34120444167326</text:p>
              </table:table-cell>
              <table:table-cell office:value-type="float" office:value="472.303376159667">
                <text:p>472.303376159667</text:p>
              </table:table-cell>
              <table:table-cell office:value-type="float" office:value="30.8225515358802">
                <text:p>30.8225515358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.7204953518481">
                <text:p>73.7204953518481</text:p>
              </table:table-cell>
              <table:table-cell office:value-type="float" office:value="38.6388215637503">
                <text:p>38.6388215637503</text:p>
              </table:table-cell>
              <table:table-cell office:value-type="float" office:value="52.25">
                <text:p>52.25</text:p>
              </table:table-cell>
              <table:table-cell office:value-type="float" office:value="130.917856231871">
                <text:p>130.917856231871</text:p>
              </table:table-cell>
              <table:table-cell office:value-type="float" office:value="70.4593204138084">
                <text:p>70.4593204138084</text:p>
              </table:table-cell>
              <table:table-cell office:value-type="float" office:value="4.77022488441362">
                <text:p>4.77022488441362</text:p>
              </table:table-cell>
              <table:table-cell office:value-type="float" office:value="471.73882506196">
                <text:p>471.73882506196</text:p>
              </table:table-cell>
              <table:table-cell office:value-type="float" office:value="33.8685966793367">
                <text:p>33.8685966793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.4251108514044">
                <text:p>74.4251108514044</text:p>
              </table:table-cell>
              <table:table-cell office:value-type="float" office:value="42.1021173905962">
                <text:p>42.1021173905962</text:p>
              </table:table-cell>
              <table:table-cell office:value-type="float" office:value="57">
                <text:p>57</text:p>
              </table:table-cell>
              <table:table-cell office:value-type="float" office:value="132.817856231871">
                <text:p>132.817856231871</text:p>
              </table:table-cell>
              <table:table-cell office:value-type="float" office:value="70.5463099816549">
                <text:p>70.5463099816549</text:p>
              </table:table-cell>
              <table:table-cell office:value-type="float" office:value="5.19779227044398">
                <text:p>5.19779227044398</text:p>
              </table:table-cell>
              <table:table-cell office:value-type="float" office:value="471.12119913025">
                <text:p>471.12119913025</text:p>
              </table:table-cell>
              <table:table-cell office:value-type="float" office:value="36.9043251201522">
                <text:p>36.9043251201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.1900618809899">
                <text:p>75.1900618809899</text:p>
              </table:table-cell>
              <table:table-cell office:value-type="float" office:value="45.5525885046327">
                <text:p>45.5525885046327</text:p>
              </table:table-cell>
              <table:table-cell office:value-type="float" office:value="61.75">
                <text:p>61.75</text:p>
              </table:table-cell>
              <table:table-cell office:value-type="float" office:value="134.717856231871">
                <text:p>134.717856231871</text:p>
              </table:table-cell>
              <table:table-cell office:value-type="float" office:value="70.6407483803691">
                <text:p>70.6407483803691</text:p>
              </table:table-cell>
              <table:table-cell office:value-type="float" office:value="5.62377635859663">
                <text:p>5.62377635859663</text:p>
              </table:table-cell>
              <table:table-cell office:value-type="float" office:value="470.450686499379">
                <text:p>470.450686499379</text:p>
              </table:table-cell>
              <table:table-cell office:value-type="float" office:value="39.928812146036">
                <text:p>39.928812146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0151154291107">
                <text:p>76.0151154291107</text:p>
              </table:table-cell>
              <table:table-cell office:value-type="float" office:value="48.9891838589327">
                <text:p>48.9891838589327</text:p>
              </table:table-cell>
              <table:table-cell office:value-type="float" office:value="66.5">
                <text:p>66.5</text:p>
              </table:table-cell>
              <table:table-cell office:value-type="float" office:value="136.617856231871">
                <text:p>136.617856231871</text:p>
              </table:table-cell>
              <table:table-cell office:value-type="float" office:value="70.7426068431001">
                <text:p>70.7426068431001</text:p>
              </table:table-cell>
              <table:table-cell office:value-type="float" office:value="6.04804738999169">
                <text:p>6.04804738999169</text:p>
              </table:table-cell>
              <table:table-cell office:value-type="float" office:value="469.727491413989">
                <text:p>469.727491413989</text:p>
              </table:table-cell>
              <table:table-cell office:value-type="float" office:value="42.941136468941">
                <text:p>42.941136468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9000201764636">
                <text:p>76.9000201764636</text:p>
              </table:table-cell>
              <table:table-cell office:value-type="float" office:value="52.4108566332604">
                <text:p>52.4108566332604</text:p>
              </table:table-cell>
              <table:table-cell office:value-type="float" office:value="71.25">
                <text:p>71.25</text:p>
              </table:table-cell>
              <table:table-cell office:value-type="float" office:value="138.517856231871">
                <text:p>138.517856231871</text:p>
              </table:table-cell>
              <table:table-cell office:value-type="float" office:value="70.8518543427733">
                <text:p>70.8518543427733</text:p>
              </table:table-cell>
              <table:table-cell office:value-type="float" office:value="6.47047612756301">
                <text:p>6.47047612756301</text:p>
              </table:table-cell>
              <table:table-cell office:value-type="float" office:value="468.95183416631">
                <text:p>468.95183416631</text:p>
              </table:table-cell>
              <table:table-cell office:value-type="float" office:value="45.9403805056974">
                <text:p>45.9403805056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.8445065724904">
                <text:p>77.8445065724904</text:p>
              </table:table-cell>
              <table:table-cell office:value-type="float" office:value="55.8165645529423">
                <text:p>55.8165645529423</text:p>
              </table:table-cell>
              <table:table-cell office:value-type="float" office:value="76">
                <text:p>76</text:p>
              </table:table-cell>
              <table:table-cell office:value-type="float" office:value="140.417856231871">
                <text:p>140.417856231871</text:p>
              </table:table-cell>
              <table:table-cell office:value-type="float" office:value="70.968457601542">
                <text:p>70.968457601542</text:p>
              </table:table-cell>
              <table:table-cell office:value-type="float" office:value="6.89093389542497">
                <text:p>6.89093389542497</text:p>
              </table:table-cell>
              <table:table-cell office:value-type="float" office:value="468.123951029052">
                <text:p>468.123951029052</text:p>
              </table:table-cell>
              <table:table-cell office:value-type="float" office:value="48.9256306575173">
                <text:p>48.9256306575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8482869174853">
                <text:p>78.8482869174853</text:p>
              </table:table-cell>
              <table:table-cell office:value-type="float" office:value="59.2052702063541">
                <text:p>59.2052702063541</text:p>
              </table:table-cell>
              <table:table-cell office:value-type="float" office:value="80.75">
                <text:p>80.75</text:p>
              </table:table-cell>
              <table:table-cell office:value-type="float" office:value="142.317856231871">
                <text:p>142.317856231871</text:p>
              </table:table-cell>
              <table:table-cell office:value-type="float" office:value="71.0923811009241">
                <text:p>71.0923811009241</text:p>
              </table:table-cell>
              <table:table-cell office:value-type="float" office:value="7.30929261806841">
                <text:p>7.30929261806841</text:p>
              </table:table-cell>
              <table:table-cell office:value-type="float" office:value="467.244094183439">
                <text:p>467.244094183439</text:p>
              </table:table-cell>
              <table:table-cell office:value-type="float" office:value="51.8959775882857">
                <text:p>51.895977588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9110554502314">
                <text:p>79.9110554502314</text:p>
              </table:table-cell>
              <table:table-cell office:value-type="float" office:value="62.5759413609269">
                <text:p>62.5759413609269</text:p>
              </table:table-cell>
              <table:table-cell office:value-type="float" office:value="85.5">
                <text:p>85.5</text:p>
              </table:table-cell>
              <table:table-cell office:value-type="float" office:value="144.217856231871">
                <text:p>144.217856231871</text:p>
              </table:table-cell>
              <table:table-cell office:value-type="float" office:value="71.2235870926212">
                <text:p>71.2235870926212</text:p>
              </table:table-cell>
              <table:table-cell office:value-type="float" office:value="7.72542485937369">
                <text:p>7.72542485937369</text:p>
              </table:table-cell>
              <table:table-cell office:value-type="float" office:value="466.31253164239">
                <text:p>466.31253164239</text:p>
              </table:table-cell>
              <table:table-cell office:value-type="float" office:value="54.8505165015532">
                <text:p>54.8505165015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.0324884411384">
                <text:p>81.0324884411384</text:p>
              </table:table-cell>
              <table:table-cell office:value-type="float" office:value="65.9275512775742">
                <text:p>65.9275512775742</text:p>
              </table:table-cell>
              <table:table-cell office:value-type="float" office:value="90.25">
                <text:p>90.25</text:p>
              </table:table-cell>
              <table:table-cell office:value-type="float" office:value="146.117856231871">
                <text:p>146.117856231871</text:p>
              </table:table-cell>
              <table:table-cell office:value-type="float" office:value="71.3620356100171">
                <text:p>71.3620356100171</text:p>
              </table:table-cell>
              <table:table-cell office:value-type="float" office:value="8.13920386142892">
                <text:p>8.13920386142892</text:p>
              </table:table-cell>
              <table:table-cell office:value-type="float" office:value="465.329547168879">
                <text:p>465.329547168879</text:p>
              </table:table-cell>
              <table:table-cell office:value-type="float" office:value="57.7883474161453">
                <text:p>57.78834741614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2122442908535">
                <text:p>82.2122442908535</text:p>
              </table:table-cell>
              <table:table-cell office:value-type="float" office:value="69.2590790234479">
                <text:p>69.2590790234479</text:p>
              </table:table-cell>
              <table:table-cell office:value-type="float" office:value="95">
                <text:p>95</text:p>
              </table:table-cell>
              <table:table-cell office:value-type="float" office:value="148.017856231871">
                <text:p>148.017856231871</text:p>
              </table:table-cell>
              <table:table-cell office:value-type="float" office:value="71.5076844803523">
                <text:p>71.5076844803523</text:p>
              </table:table-cell>
              <table:table-cell office:value-type="float" office:value="8.55050358314172">
                <text:p>8.55050358314172</text:p>
              </table:table-cell>
              <table:table-cell office:value-type="float" office:value="464.295440189499">
                <text:p>464.295440189499</text:p>
              </table:table-cell>
              <table:table-cell office:value-type="float" office:value="60.7085754403062">
                <text:p>60.70857544030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.4499636343167">
                <text:p>83.4499636343167</text:p>
              </table:table-cell>
              <table:table-cell office:value-type="float" office:value="72.5695097829233">
                <text:p>72.5695097829233</text:p>
              </table:table-cell>
              <table:table-cell office:value-type="float" office:value="99.75">
                <text:p>99.75</text:p>
              </table:table-cell>
              <table:table-cell office:value-type="float" office:value="149.917856231871">
                <text:p>149.917856231871</text:p>
              </table:table-cell>
              <table:table-cell office:value-type="float" office:value="71.66048933757">
                <text:p>71.66048933757</text:p>
              </table:table-cell>
              <table:table-cell office:value-type="float" office:value="8.95919873863251">
                <text:p>8.95919873863251</text:p>
              </table:table-cell>
              <table:table-cell office:value-type="float" office:value="463.210525703253">
                <text:p>463.210525703253</text:p>
              </table:table-cell>
              <table:table-cell office:value-type="float" office:value="63.6103110442908">
                <text:p>63.6103110442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.7452694502256">
                <text:p>84.7452694502256</text:p>
              </table:table-cell>
              <table:table-cell office:value-type="float" office:value="75.8578351667222">
                <text:p>75.8578351667222</text:p>
              </table:table-cell>
              <table:table-cell office:value-type="float" office:value="104.5">
                <text:p>104.5</text:p>
              </table:table-cell>
              <table:table-cell office:value-type="float" office:value="151.817856231871">
                <text:p>151.817856231871</text:p>
              </table:table-cell>
              <table:table-cell office:value-type="float" office:value="71.8204036358303">
                <text:p>71.8204036358303</text:p>
              </table:table-cell>
              <table:table-cell office:value-type="float" office:value="9.3651648353978">
                <text:p>9.3651648353978</text:p>
              </table:table-cell>
              <table:table-cell office:value-type="float" office:value="462.075134185605">
                <text:p>462.075134185605</text:p>
              </table:table-cell>
              <table:table-cell office:value-type="float" office:value="66.4926703313244">
                <text:p>66.49267033132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.0977671758808">
                <text:p>86.0977671758808</text:p>
              </table:table-cell>
              <table:table-cell office:value-type="float" office:value="79.1230535190779">
                <text:p>79.1230535190779</text:p>
              </table:table-cell>
              <table:table-cell office:value-type="float" office:value="109.25">
                <text:p>109.25</text:p>
              </table:table-cell>
              <table:table-cell office:value-type="float" office:value="153.717856231871">
                <text:p>153.717856231871</text:p>
              </table:table-cell>
              <table:table-cell office:value-type="float" office:value="71.987378663689">
                <text:p>71.987378663689</text:p>
              </table:table-cell>
              <table:table-cell office:value-type="float" office:value="9.76827821223184">
                <text:p>9.76827821223184</text:p>
              </table:table-cell>
              <table:table-cell office:value-type="float" office:value="460.889611487808">
                <text:p>460.889611487808</text:p>
              </table:table-cell>
              <table:table-cell office:value-type="float" office:value="69.3547753068461">
                <text:p>69.35477530684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.5070448273733">
                <text:p>87.5070448273733</text:p>
              </table:table-cell>
              <table:table-cell office:value-type="float" office:value="82.3641702228495">
                <text:p>82.3641702228495</text:p>
              </table:table-cell>
              <table:table-cell office:value-type="float" office:value="114">
                <text:p>114</text:p>
              </table:table-cell>
              <table:table-cell office:value-type="float" office:value="155.617856231871">
                <text:p>155.617856231871</text:p>
              </table:table-cell>
              <table:table-cell office:value-type="float" office:value="72.161363558935">
                <text:p>72.161363558935</text:p>
              </table:table-cell>
              <table:table-cell office:value-type="float" office:value="10.168416076895">
                <text:p>10.168416076895</text:p>
              </table:table-cell>
              <table:table-cell office:value-type="float" office:value="459.654318731562">
                <text:p>459.654318731562</text:p>
              </table:table-cell>
              <table:table-cell office:value-type="float" office:value="72.1957541459545">
                <text:p>72.1957541459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.9726731250784">
                <text:p>88.9726731250784</text:p>
              </table:table-cell>
              <table:table-cell office:value-type="float" office:value="85.5801980024916">
                <text:p>85.5801980024916</text:p>
              </table:table-cell>
              <table:table-cell office:value-type="float" office:value="118.75">
                <text:p>118.75</text:p>
              </table:table-cell>
              <table:table-cell office:value-type="float" office:value="157.517856231871">
                <text:p>157.517856231871</text:p>
              </table:table-cell>
              <table:table-cell office:value-type="float" office:value="72.3423053240838">
                <text:p>72.3423053240838</text:p>
              </table:table-cell>
              <table:table-cell office:value-type="float" office:value="10.5654565435175">
                <text:p>10.5654565435175</text:p>
              </table:table-cell>
              <table:table-cell office:value-type="float" office:value="458.369632199005">
                <text:p>458.369632199005</text:p>
              </table:table-cell>
              <table:table-cell office:value-type="float" office:value="75.0147414589741">
                <text:p>75.0147414589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.4942056244186">
                <text:p>90.4942056244186</text:p>
              </table:table-cell>
              <table:table-cell office:value-type="float" office:value="88.7701572247881">
                <text:p>88.7701572247881</text:p>
              </table:table-cell>
              <table:table-cell office:value-type="float" office:value="123.5">
                <text:p>123.5</text:p>
              </table:table-cell>
              <table:table-cell office:value-type="float" office:value="159.417856231871">
                <text:p>159.417856231871</text:p>
              </table:table-cell>
              <table:table-cell office:value-type="float" office:value="72.5301488425208">
                <text:p>72.5301488425208</text:p>
              </table:table-cell>
              <table:table-cell office:value-type="float" office:value="10.9592786697269">
                <text:p>10.9592786697269</text:p>
              </table:table-cell>
              <table:table-cell office:value-type="float" office:value="457.035943218102">
                <text:p>457.035943218102</text:p>
              </table:table-cell>
              <table:table-cell office:value-type="float" office:value="77.8108785550612">
                <text:p>77.81087855506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.0711788518554">
                <text:p>92.0711788518554</text:p>
              </table:table-cell>
              <table:table-cell office:value-type="float" office:value="91.9330761972581">
                <text:p>91.9330761972581</text:p>
              </table:table-cell>
              <table:table-cell office:value-type="float" office:value="128.25">
                <text:p>128.25</text:p>
              </table:table-cell>
              <table:table-cell office:value-type="float" office:value="161.317856231871">
                <text:p>161.317856231871</text:p>
              </table:table-cell>
              <table:table-cell office:value-type="float" office:value="72.7248368952908">
                <text:p>72.7248368952908</text:p>
              </table:table-cell>
              <table:table-cell office:value-type="float" office:value="11.3497624934887">
                <text:p>11.3497624934887</text:p>
              </table:table-cell>
              <table:table-cell office:value-type="float" office:value="455.653658043435">
                <text:p>455.653658043435</text:p>
              </table:table-cell>
              <table:table-cell office:value-type="float" office:value="80.5833137037695">
                <text:p>80.58331370376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.7031124460673">
                <text:p>93.7031124460673</text:p>
              </table:table-cell>
              <table:table-cell office:value-type="float" office:value="95.0679914641429">
                <text:p>95.0679914641429</text:p>
              </table:table-cell>
              <table:table-cell office:value-type="float" office:value="133">
                <text:p>133</text:p>
              </table:table-cell>
              <table:table-cell office:value-type="float" office:value="163.217856231871">
                <text:p>163.217856231871</text:p>
              </table:table-cell>
              <table:table-cell office:value-type="float" office:value="72.9263101785268">
                <text:p>72.9263101785268</text:p>
              </table:table-cell>
              <table:table-cell office:value-type="float" office:value="11.7367890696473">
                <text:p>11.7367890696473</text:p>
              </table:table-cell>
              <table:table-cell office:value-type="float" office:value="454.22319773246">
                <text:p>454.22319773246</text:p>
              </table:table-cell>
              <table:table-cell office:value-type="float" office:value="83.3312023944956">
                <text:p>83.3312023944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.3895093042723">
                <text:p>95.3895093042723</text:p>
              </table:table-cell>
              <table:table-cell office:value-type="float" office:value="98.1739480998832">
                <text:p>98.1739480998832</text:p>
              </table:table-cell>
              <table:table-cell office:value-type="float" office:value="137.75">
                <text:p>137.75</text:p>
              </table:table-cell>
              <table:table-cell office:value-type="float" office:value="165.117856231871">
                <text:p>165.117856231871</text:p>
              </table:table-cell>
              <table:table-cell office:value-type="float" office:value="73.1345073215151">
                <text:p>73.1345073215151</text:p>
              </table:table-cell>
              <table:table-cell office:value-type="float" office:value="12.1202405061584">
                <text:p>12.1202405061584</text:p>
              </table:table-cell>
              <table:table-cell office:value-type="float" office:value="452.744998017243">
                <text:p>452.744998017243</text:p>
              </table:table-cell>
              <table:table-cell office:value-type="float" office:value="86.0537075937248">
                <text:p>86.05370759372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.1298557336512">
                <text:p>97.1298557336512</text:p>
              </table:table-cell>
              <table:table-cell office:value-type="float" office:value="101.25">
                <text:p>101.25</text:p>
              </table:table-cell>
              <table:table-cell office:value-type="float" office:value="142.5">
                <text:p>142.5</text:p>
              </table:table-cell>
              <table:table-cell office:value-type="float" office:value="167.017856231871">
                <text:p>167.017856231871</text:p>
              </table:table-cell>
              <table:table-cell office:value-type="float" office:value="73.349364905389">
                <text:p>73.349364905389</text:p>
              </table:table-cell>
              <table:table-cell office:value-type="float" office:value="12.5">
                <text:p>12.5</text:p>
              </table:table-cell>
              <table:table-cell office:value-type="float" office:value="451.219509171738">
                <text:p>451.219509171738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.9236216078222">
                <text:p>98.9236216078222</text:p>
              </table:table-cell>
              <table:table-cell office:value-type="float" office:value="104.295210169286">
                <text:p>104.295210169286</text:p>
              </table:table-cell>
              <table:table-cell office:value-type="float" office:value="147.25">
                <text:p>147.25</text:p>
              </table:table-cell>
              <table:table-cell office:value-type="float" office:value="168.917856231871">
                <text:p>168.917856231871</text:p>
              </table:table-cell>
              <table:table-cell office:value-type="float" office:value="73.5708174824472">
                <text:p>73.5708174824472</text:p>
              </table:table-cell>
              <table:table-cell office:value-type="float" office:value="12.8759518727514">
                <text:p>12.8759518727514</text:p>
              </table:table-cell>
              <table:table-cell office:value-type="float" office:value="449.647195874625">
                <text:p>449.647195874625</text:p>
              </table:table-cell>
              <table:table-cell office:value-type="float" office:value="91.4192582965346">
                <text:p>91.4192582965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.770260528324">
                <text:p>100.770260528324</text:p>
              </table:table-cell>
              <table:table-cell office:value-type="float" office:value="107.308651007224">
                <text:p>107.308651007224</text:p>
              </table:table-cell>
              <table:table-cell office:value-type="float" office:value="152">
                <text:p>152</text:p>
              </table:table-cell>
              <table:table-cell office:value-type="float" office:value="170.817856231871">
                <text:p>170.817856231871</text:p>
              </table:table-cell>
              <table:table-cell office:value-type="float" office:value="73.7987975960894">
                <text:p>73.7987975960894</text:p>
              </table:table-cell>
              <table:table-cell office:value-type="float" office:value="13.2479816058301">
                <text:p>13.2479816058301</text:p>
              </table:table-cell>
              <table:table-cell office:value-type="float" office:value="448.028537067766">
                <text:p>448.028537067766</text:p>
              </table:table-cell>
              <table:table-cell office:value-type="float" office:value="94.0606694013939">
                <text:p>94.06066940139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69209991052">
                <text:p>102.669209991052</text:p>
              </table:table-cell>
              <table:table-cell office:value-type="float" office:value="110.289404590543">
                <text:p>110.289404590543</text:p>
              </table:table-cell>
              <table:table-cell office:value-type="float" office:value="156.75">
                <text:p>156.75</text:p>
              </table:table-cell>
              <table:table-cell office:value-type="float" office:value="172.717856231871">
                <text:p>172.717856231871</text:p>
              </table:table-cell>
              <table:table-cell office:value-type="float" office:value="74.0332358013644">
                <text:p>74.0332358013644</text:p>
              </table:table-cell>
              <table:table-cell office:value-type="float" office:value="13.6159758753757">
                <text:p>13.6159758753757</text:p>
              </table:table-cell>
              <table:table-cell office:value-type="float" office:value="446.364025810313">
                <text:p>446.364025810313</text:p>
              </table:table-cell>
              <table:table-cell office:value-type="float" office:value="96.6734287151673">
                <text:p>96.67342871516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.619891557604">
                <text:p>104.619891557604</text:p>
              </table:table-cell>
              <table:table-cell office:value-type="float" office:value="113.236562952826">
                <text:p>113.236562952826</text:p>
              </table:table-cell>
              <table:table-cell office:value-type="float" office:value="161.5">
                <text:p>161.5</text:p>
              </table:table-cell>
              <table:table-cell office:value-type="float" office:value="174.617856231871">
                <text:p>174.617856231871</text:p>
              </table:table-cell>
              <table:table-cell office:value-type="float" office:value="74.274060686124">
                <text:p>74.274060686124</text:p>
              </table:table-cell>
              <table:table-cell office:value-type="float" office:value="13.9798225867687">
                <text:p>13.9798225867687</text:p>
              </table:table-cell>
              <table:table-cell office:value-type="float" office:value="444.65416912852">
                <text:p>444.65416912852</text:p>
              </table:table-cell>
              <table:table-cell office:value-type="float" office:value="99.2567403660575">
                <text:p>99.2567403660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.621711031479">
                <text:p>106.621711031479</text:p>
              </table:table-cell>
              <table:table-cell office:value-type="float" office:value="116.149228361087">
                <text:p>116.149228361087</text:p>
              </table:table-cell>
              <table:table-cell office:value-type="float" office:value="166.25">
                <text:p>166.25</text:p>
              </table:table-cell>
              <table:table-cell office:value-type="float" office:value="176.517856231871">
                <text:p>176.517856231871</text:p>
              </table:table-cell>
              <table:table-cell office:value-type="float" office:value="74.5211988927752">
                <text:p>74.5211988927752</text:p>
              </table:table-cell>
              <table:table-cell office:value-type="float" office:value="14.3394109087761">
                <text:p>14.3394109087761</text:p>
              </table:table-cell>
              <table:table-cell office:value-type="float" office:value="442.899487861296">
                <text:p>442.899487861296</text:p>
              </table:table-cell>
              <table:table-cell office:value-type="float" office:value="101.809817452311">
                <text:p>101.8098174523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.674058639073">
                <text:p>108.674058639073</text:p>
              </table:table-cell>
              <table:table-cell office:value-type="float" office:value="119.026513589226">
                <text:p>119.026513589226</text:p>
              </table:table-cell>
              <table:table-cell office:value-type="float" office:value="171">
                <text:p>171</text:p>
              </table:table-cell>
              <table:table-cell office:value-type="float" office:value="178.417856231871">
                <text:p>178.417856231871</text:p>
              </table:table-cell>
              <table:table-cell office:value-type="float" office:value="74.7745751406263">
                <text:p>74.7745751406263</text:p>
              </table:table-cell>
              <table:table-cell office:value-type="float" office:value="14.6946313073118">
                <text:p>14.6946313073118</text:p>
              </table:table-cell>
              <table:table-cell office:value-type="float" office:value="441.100516501553">
                <text:p>441.100516501553</text:p>
              </table:table-cell>
              <table:table-cell office:value-type="float" office:value="104.331882281914">
                <text:p>104.3318822819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.776309215423">
                <text:p>110.776309215423</text:p>
              </table:table-cell>
              <table:table-cell office:value-type="float" office:value="121.86754218829">
                <text:p>121.86754218829</text:p>
              </table:table-cell>
              <table:table-cell office:value-type="float" office:value="175.75">
                <text:p>175.75</text:p>
              </table:table-cell>
              <table:table-cell office:value-type="float" office:value="180.317856231871">
                <text:p>180.317856231871</text:p>
              </table:table-cell>
              <table:table-cell office:value-type="float" office:value="75.0341122488177">
                <text:p>75.0341122488177</text:p>
              </table:table-cell>
              <table:table-cell office:value-type="float" office:value="15.0453755788012">
                <text:p>15.0453755788012</text:p>
              </table:table-cell>
              <table:table-cell office:value-type="float" office:value="439.257803033395">
                <text:p>439.257803033395</text:p>
              </table:table-cell>
              <table:table-cell office:value-type="float" office:value="106.822166609489">
                <text:p>106.8221666094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.927822394639">
                <text:p>112.927822394639</text:p>
              </table:table-cell>
              <table:table-cell office:value-type="float" office:value="124.671448753446">
                <text:p>124.671448753446</text:p>
              </table:table-cell>
              <table:table-cell office:value-type="float" office:value="180.5">
                <text:p>180.5</text:p>
              </table:table-cell>
              <table:table-cell office:value-type="float" office:value="182.217856231871">
                <text:p>182.217856231871</text:p>
              </table:table-cell>
              <table:table-cell office:value-type="float" office:value="75.2997311598319">
                <text:p>75.2997311598319</text:p>
              </table:table-cell>
              <table:table-cell office:value-type="float" office:value="15.3915368831414">
                <text:p>15.3915368831414</text:p>
              </table:table-cell>
              <table:table-cell office:value-type="float" office:value="437.371908765193">
                <text:p>437.371908765193</text:p>
              </table:table-cell>
              <table:table-cell office:value-type="float" office:value="109.279911870304">
                <text:p>109.279911870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.127942804963">
                <text:p>115.127942804963</text:p>
              </table:table-cell>
              <table:table-cell office:value-type="float" office:value="127.437379187592">
                <text:p>127.437379187592</text:p>
              </table:table-cell>
              <table:table-cell office:value-type="float" office:value="185.25">
                <text:p>185.25</text:p>
              </table:table-cell>
              <table:table-cell office:value-type="float" office:value="184.117856231871">
                <text:p>184.117856231871</text:p>
              </table:table-cell>
              <table:table-cell office:value-type="float" office:value="75.5713509635757">
                <text:p>75.5713509635757</text:p>
              </table:table-cell>
              <table:table-cell office:value-type="float" office:value="15.7330097762459">
                <text:p>15.7330097762459</text:p>
              </table:table-cell>
              <table:table-cell office:value-type="float" office:value="435.443408158612">
                <text:p>435.443408158612</text:p>
              </table:table-cell>
              <table:table-cell office:value-type="float" office:value="111.704369411346">
                <text:p>111.7043694113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7.376000268407">
                <text:p>117.376000268407</text:p>
              </table:table-cell>
              <table:table-cell office:value-type="float" office:value="130.164490961524">
                <text:p>130.164490961524</text:p>
              </table:table-cell>
              <table:table-cell office:value-type="float" office:value="190">
                <text:p>190</text:p>
              </table:table-cell>
              <table:table-cell office:value-type="float" office:value="186.017856231871">
                <text:p>186.017856231871</text:p>
              </table:table-cell>
              <table:table-cell office:value-type="float" office:value="75.8488889220256">
                <text:p>75.8488889220256</text:p>
              </table:table-cell>
              <table:table-cell office:value-type="float" office:value="16.0696902421635">
                <text:p>16.0696902421635</text:p>
              </table:table-cell>
              <table:table-cell office:value-type="float" office:value="433.472888653619">
                <text:p>433.472888653619</text:p>
              </table:table-cell>
              <table:table-cell office:value-type="float" office:value="114.094800719361">
                <text:p>114.0948007193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9.671310004889">
                <text:p>119.671310004889</text:p>
              </table:table-cell>
              <table:table-cell office:value-type="float" office:value="132.851953370578">
                <text:p>132.851953370578</text:p>
              </table:table-cell>
              <table:table-cell office:value-type="float" office:value="194.75">
                <text:p>194.75</text:p>
              </table:table-cell>
              <table:table-cell office:value-type="float" office:value="187.917856231871">
                <text:p>187.917856231871</text:p>
              </table:table-cell>
              <table:table-cell office:value-type="float" office:value="76.1322604944307">
                <text:p>76.1322604944307</text:p>
              </table:table-cell>
              <table:table-cell office:value-type="float" office:value="16.4014757247627">
                <text:p>16.4014757247627</text:p>
              </table:table-cell>
              <table:table-cell office:value-type="float" office:value="431.460950489542">
                <text:p>431.460950489542</text:p>
              </table:table-cell>
              <table:table-cell office:value-type="float" office:value="116.450477645815">
                <text:p>116.450477645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2.013172840828">
                <text:p>122.013172840828</text:p>
              </table:table-cell>
              <table:table-cell office:value-type="float" office:value="135.498947787669">
                <text:p>135.498947787669</text:p>
              </table:table-cell>
              <table:table-cell office:value-type="float" office:value="199.5">
                <text:p>199.5</text:p>
              </table:table-cell>
              <table:table-cell office:value-type="float" office:value="189.817856231871">
                <text:p>189.817856231871</text:p>
              </table:table-cell>
              <table:table-cell office:value-type="float" office:value="76.4213793630651">
                <text:p>76.4213793630651</text:p>
              </table:table-cell>
              <table:table-cell office:value-type="float" office:value="16.7282651589715">
                <text:p>16.7282651589715</text:p>
              </table:table-cell>
              <table:table-cell office:value-type="float" office:value="429.408206522237">
                <text:p>429.408206522237</text:p>
              </table:table-cell>
              <table:table-cell office:value-type="float" office:value="118.770682628697">
                <text:p>118.7706826286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4.400875422118">
                <text:p>124.400875422118</text:p>
              </table:table-cell>
              <table:table-cell office:value-type="float" office:value="138.104667912656">
                <text:p>138.104667912656</text:p>
              </table:table-cell>
              <table:table-cell office:value-type="float" office:value="204.25">
                <text:p>204.25</text:p>
              </table:table-cell>
              <table:table-cell office:value-type="float" office:value="191.717856231871">
                <text:p>191.717856231871</text:p>
              </table:table-cell>
              <table:table-cell office:value-type="float" office:value="76.7161574595207">
                <text:p>76.7161574595207</text:p>
              </table:table-cell>
              <table:table-cell office:value-type="float" office:value="17.0499590015625">
                <text:p>17.0499590015625</text:p>
              </table:table-cell>
              <table:table-cell office:value-type="float" office:value="427.315282037403">
                <text:p>427.315282037403</text:p>
              </table:table-cell>
              <table:table-cell office:value-type="float" office:value="121.054708911093">
                <text:p>121.0547089110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6.833690431423">
                <text:p>126.833690431423</text:p>
              </table:table-cell>
              <table:table-cell office:value-type="float" office:value="140.668320017947">
                <text:p>140.668320017947</text:p>
              </table:table-cell>
              <table:table-cell office:value-type="float" office:value="209">
                <text:p>209</text:p>
              </table:table-cell>
              <table:table-cell office:value-type="float" office:value="193.617856231871">
                <text:p>193.617856231871</text:p>
              </table:table-cell>
              <table:table-cell office:value-type="float" office:value="77.0165049915337">
                <text:p>77.0165049915337</text:p>
              </table:table-cell>
              <table:table-cell office:value-type="float" office:value="17.3664592614749">
                <text:p>17.3664592614749</text:p>
              </table:table-cell>
              <table:table-cell office:value-type="float" office:value="425.182814560111">
                <text:p>425.182814560111</text:p>
              </table:table-cell>
              <table:table-cell office:value-type="float" office:value="123.301860756472">
                <text:p>123.3018607564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9.310876809724">
                <text:p>129.310876809724</text:p>
              </table:table-cell>
              <table:table-cell office:value-type="float" office:value="143.189123190276">
                <text:p>143.189123190276</text:p>
              </table:table-cell>
              <table:table-cell office:value-type="float" office:value="213.75">
                <text:p>213.75</text:p>
              </table:table-cell>
              <table:table-cell office:value-type="float" office:value="195.517856231871">
                <text:p>195.517856231871</text:p>
              </table:table-cell>
              <table:table-cell office:value-type="float" office:value="77.3223304703363">
                <text:p>77.3223304703363</text:p>
              </table:table-cell>
              <table:table-cell office:value-type="float" office:value="17.6776695296637">
                <text:p>17.6776695296637</text:p>
              </table:table-cell>
              <table:table-cell office:value-type="float" office:value="423.011453660612">
                <text:p>423.011453660612</text:p>
              </table:table-cell>
              <table:table-cell office:value-type="float" office:value="125.511453660612">
                <text:p>125.5114536606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1.831679982053">
                <text:p>131.831679982053</text:p>
              </table:table-cell>
              <table:table-cell office:value-type="float" office:value="145.666309568577">
                <text:p>145.666309568577</text:p>
              </table:table-cell>
              <table:table-cell office:value-type="float" office:value="218.5">
                <text:p>218.5</text:p>
              </table:table-cell>
              <table:table-cell office:value-type="float" office:value="197.417856231871">
                <text:p>197.417856231871</text:p>
              </table:table-cell>
              <table:table-cell office:value-type="float" office:value="77.6335407385251">
                <text:p>77.6335407385251</text:p>
              </table:table-cell>
              <table:table-cell office:value-type="float" office:value="17.9834950084663">
                <text:p>17.9834950084663</text:p>
              </table:table-cell>
              <table:table-cell office:value-type="float" office:value="420.801860756472">
                <text:p>420.801860756472</text:p>
              </table:table-cell>
              <table:table-cell office:value-type="float" office:value="127.682814560111">
                <text:p>127.682814560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.395332087344">
                <text:p>134.395332087344</text:p>
              </table:table-cell>
              <table:table-cell office:value-type="float" office:value="148.099124577882">
                <text:p>148.099124577882</text:p>
              </table:table-cell>
              <table:table-cell office:value-type="float" office:value="223.25">
                <text:p>223.25</text:p>
              </table:table-cell>
              <table:table-cell office:value-type="float" office:value="199.317856231871">
                <text:p>199.317856231871</text:p>
              </table:table-cell>
              <table:table-cell office:value-type="float" office:value="77.9500409984375">
                <text:p>77.9500409984375</text:p>
              </table:table-cell>
              <table:table-cell office:value-type="float" office:value="18.2838425404793">
                <text:p>18.2838425404793</text:p>
              </table:table-cell>
              <table:table-cell office:value-type="float" office:value="418.554708911094">
                <text:p>418.554708911094</text:p>
              </table:table-cell>
              <table:table-cell office:value-type="float" office:value="129.815282037403">
                <text:p>129.815282037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7.001052212331">
                <text:p>137.001052212331</text:p>
              </table:table-cell>
              <table:table-cell office:value-type="float" office:value="150.486827159172">
                <text:p>150.486827159172</text:p>
              </table:table-cell>
              <table:table-cell office:value-type="float" office:value="228">
                <text:p>228</text:p>
              </table:table-cell>
              <table:table-cell office:value-type="float" office:value="201.217856231871">
                <text:p>201.217856231871</text:p>
              </table:table-cell>
              <table:table-cell office:value-type="float" office:value="78.2717348410286">
                <text:p>78.2717348410286</text:p>
              </table:table-cell>
              <table:table-cell office:value-type="float" office:value="18.5786206369349">
                <text:p>18.5786206369349</text:p>
              </table:table-cell>
              <table:table-cell office:value-type="float" office:value="416.270682628697">
                <text:p>416.270682628697</text:p>
              </table:table-cell>
              <table:table-cell office:value-type="float" office:value="131.908206522237">
                <text:p>131.908206522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9.648046629422">
                <text:p>139.648046629422</text:p>
              </table:table-cell>
              <table:table-cell office:value-type="float" office:value="152.828689995111">
                <text:p>152.828689995111</text:p>
              </table:table-cell>
              <table:table-cell office:value-type="float" office:value="232.75">
                <text:p>232.75</text:p>
              </table:table-cell>
              <table:table-cell office:value-type="float" office:value="203.117856231871">
                <text:p>203.117856231871</text:p>
              </table:table-cell>
              <table:table-cell office:value-type="float" office:value="78.5985242752373">
                <text:p>78.5985242752373</text:p>
              </table:table-cell>
              <table:table-cell office:value-type="float" office:value="18.8677395055693">
                <text:p>18.8677395055693</text:p>
              </table:table-cell>
              <table:table-cell office:value-type="float" office:value="413.950477645815">
                <text:p>413.950477645815</text:p>
              </table:table-cell>
              <table:table-cell office:value-type="float" office:value="133.960950489542">
                <text:p>133.9609504895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2.335509038476">
                <text:p>142.335509038476</text:p>
              </table:table-cell>
              <table:table-cell office:value-type="float" office:value="155.123999731593">
                <text:p>155.123999731593</text:p>
              </table:table-cell>
              <table:table-cell office:value-type="float" office:value="237.5">
                <text:p>237.5</text:p>
              </table:table-cell>
              <table:table-cell office:value-type="float" office:value="205.017856231871">
                <text:p>205.017856231871</text:p>
              </table:table-cell>
              <table:table-cell office:value-type="float" office:value="78.9303097578365">
                <text:p>78.9303097578365</text:p>
              </table:table-cell>
              <table:table-cell office:value-type="float" office:value="19.1511110779744">
                <text:p>19.1511110779744</text:p>
              </table:table-cell>
              <table:table-cell office:value-type="float" office:value="411.594800719361">
                <text:p>411.594800719361</text:p>
              </table:table-cell>
              <table:table-cell office:value-type="float" office:value="135.972888653619">
                <text:p>135.972888653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5.062620812408">
                <text:p>145.062620812408</text:p>
              </table:table-cell>
              <table:table-cell office:value-type="float" office:value="157.372057195037">
                <text:p>157.372057195037</text:p>
              </table:table-cell>
              <table:table-cell office:value-type="float" office:value="242.25">
                <text:p>242.25</text:p>
              </table:table-cell>
              <table:table-cell office:value-type="float" office:value="206.917856231871">
                <text:p>206.917856231871</text:p>
              </table:table-cell>
              <table:table-cell office:value-type="float" office:value="79.2669902237541">
                <text:p>79.2669902237541</text:p>
              </table:table-cell>
              <table:table-cell office:value-type="float" office:value="19.4286490364243">
                <text:p>19.4286490364243</text:p>
              </table:table-cell>
              <table:table-cell office:value-type="float" office:value="409.204369411346">
                <text:p>409.204369411346</text:p>
              </table:table-cell>
              <table:table-cell office:value-type="float" office:value="137.943408158612">
                <text:p>137.9434081586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.828551246554">
                <text:p>147.828551246554</text:p>
              </table:table-cell>
              <table:table-cell office:value-type="float" office:value="159.572177605361">
                <text:p>159.572177605361</text:p>
              </table:table-cell>
              <table:table-cell office:value-type="float" office:value="247">
                <text:p>247</text:p>
              </table:table-cell>
              <table:table-cell office:value-type="float" office:value="208.817856231871">
                <text:p>208.817856231871</text:p>
              </table:table-cell>
              <table:table-cell office:value-type="float" office:value="79.6084631168585">
                <text:p>79.6084631168585</text:p>
              </table:table-cell>
              <table:table-cell office:value-type="float" office:value="19.7002688401681">
                <text:p>19.7002688401681</text:p>
              </table:table-cell>
              <table:table-cell office:value-type="float" office:value="406.779911870304">
                <text:p>406.779911870304</text:p>
              </table:table-cell>
              <table:table-cell office:value-type="float" office:value="139.871908765193">
                <text:p>139.8719087651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0.63245781171">
                <text:p>150.63245781171</text:p>
              </table:table-cell>
              <table:table-cell office:value-type="float" office:value="161.723690784577">
                <text:p>161.723690784577</text:p>
              </table:table-cell>
              <table:table-cell office:value-type="float" office:value="251.75">
                <text:p>251.75</text:p>
              </table:table-cell>
              <table:table-cell office:value-type="float" office:value="210.717856231871">
                <text:p>210.717856231871</text:p>
              </table:table-cell>
              <table:table-cell office:value-type="float" office:value="79.9546244211988">
                <text:p>79.9546244211988</text:p>
              </table:table-cell>
              <table:table-cell office:value-type="float" office:value="19.9658877511823">
                <text:p>19.9658877511823</text:p>
              </table:table-cell>
              <table:table-cell office:value-type="float" office:value="404.322166609489">
                <text:p>404.322166609489</text:p>
              </table:table-cell>
              <table:table-cell office:value-type="float" office:value="141.757803033395">
                <text:p>141.7578030333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3.473486410774">
                <text:p>153.473486410774</text:p>
              </table:table-cell>
              <table:table-cell office:value-type="float" office:value="163.825941360927">
                <text:p>163.825941360927</text:p>
              </table:table-cell>
              <table:table-cell office:value-type="float" office:value="256.5">
                <text:p>256.5</text:p>
              </table:table-cell>
              <table:table-cell office:value-type="float" office:value="212.617856231871">
                <text:p>212.617856231871</text:p>
              </table:table-cell>
              <table:table-cell office:value-type="float" office:value="80.3053686926882">
                <text:p>80.3053686926882</text:p>
              </table:table-cell>
              <table:table-cell office:value-type="float" office:value="20.2254248593737">
                <text:p>20.2254248593737</text:p>
              </table:table-cell>
              <table:table-cell office:value-type="float" office:value="401.831882281914">
                <text:p>401.831882281914</text:p>
              </table:table-cell>
              <table:table-cell office:value-type="float" office:value="143.600516501553">
                <text:p>143.6005165015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.350771638913">
                <text:p>156.350771638913</text:p>
              </table:table-cell>
              <table:table-cell office:value-type="float" office:value="165.878288968521">
                <text:p>165.878288968521</text:p>
              </table:table-cell>
              <table:table-cell office:value-type="float" office:value="261.25">
                <text:p>261.25</text:p>
              </table:table-cell>
              <table:table-cell office:value-type="float" office:value="214.517856231871">
                <text:p>214.517856231871</text:p>
              </table:table-cell>
              <table:table-cell office:value-type="float" office:value="80.6605890912238">
                <text:p>80.6605890912238</text:p>
              </table:table-cell>
              <table:table-cell office:value-type="float" office:value="20.4788011072248">
                <text:p>20.4788011072248</text:p>
              </table:table-cell>
              <table:table-cell office:value-type="float" office:value="399.309817452311">
                <text:p>399.309817452311</text:p>
              </table:table-cell>
              <table:table-cell office:value-type="float" office:value="145.399487861296">
                <text:p>145.399487861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9.263437047174">
                <text:p>159.263437047174</text:p>
              </table:table-cell>
              <table:table-cell office:value-type="float" office:value="167.880108442396">
                <text:p>167.880108442396</text:p>
              </table:table-cell>
              <table:table-cell office:value-type="float" office:value="266">
                <text:p>266</text:p>
              </table:table-cell>
              <table:table-cell office:value-type="float" office:value="216.417856231871">
                <text:p>216.417856231871</text:p>
              </table:table-cell>
              <table:table-cell office:value-type="float" office:value="81.0201774132313">
                <text:p>81.0201774132313</text:p>
              </table:table-cell>
              <table:table-cell office:value-type="float" office:value="20.725939313876">
                <text:p>20.725939313876</text:p>
              </table:table-cell>
              <table:table-cell office:value-type="float" office:value="396.756740366058">
                <text:p>396.756740366058</text:p>
              </table:table-cell>
              <table:table-cell office:value-type="float" office:value="147.15416912852">
                <text:p>147.15416912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2.210595409457">
                <text:p>162.210595409457</text:p>
              </table:table-cell>
              <table:table-cell office:value-type="float" office:value="169.830790008948">
                <text:p>169.830790008948</text:p>
              </table:table-cell>
              <table:table-cell office:value-type="float" office:value="270.75">
                <text:p>270.75</text:p>
              </table:table-cell>
              <table:table-cell office:value-type="float" office:value="218.317856231871">
                <text:p>218.317856231871</text:p>
              </table:table-cell>
              <table:table-cell office:value-type="float" office:value="81.3840241246243">
                <text:p>81.3840241246243</text:p>
              </table:table-cell>
              <table:table-cell office:value-type="float" office:value="20.9667641986356">
                <text:p>20.9667641986356</text:p>
              </table:table-cell>
              <table:table-cell office:value-type="float" office:value="394.173428715167">
                <text:p>394.173428715167</text:p>
              </table:table-cell>
              <table:table-cell office:value-type="float" office:value="148.864025810313">
                <text:p>148.8640258103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5.191348992776">
                <text:p>165.191348992776</text:p>
              </table:table-cell>
              <table:table-cell office:value-type="float" office:value="171.729739471676">
                <text:p>171.729739471676</text:p>
              </table:table-cell>
              <table:table-cell office:value-type="float" office:value="275.5">
                <text:p>275.5</text:p>
              </table:table-cell>
              <table:table-cell office:value-type="float" office:value="220.217856231871">
                <text:p>220.217856231871</text:p>
              </table:table-cell>
              <table:table-cell office:value-type="float" office:value="81.7520183941699">
                <text:p>81.7520183941699</text:p>
              </table:table-cell>
              <table:table-cell office:value-type="float" office:value="21.2012024039106">
                <text:p>21.2012024039106</text:p>
              </table:table-cell>
              <table:table-cell office:value-type="float" office:value="391.560669401394">
                <text:p>391.560669401394</text:p>
              </table:table-cell>
              <table:table-cell office:value-type="float" office:value="150.528537067766">
                <text:p>150.52853706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8.204789830714">
                <text:p>168.204789830714</text:p>
              </table:table-cell>
              <table:table-cell office:value-type="float" office:value="173.576378392178">
                <text:p>173.576378392178</text:p>
              </table:table-cell>
              <table:table-cell office:value-type="float" office:value="280.25">
                <text:p>280.25</text:p>
              </table:table-cell>
              <table:table-cell office:value-type="float" office:value="222.117856231871">
                <text:p>222.117856231871</text:p>
              </table:table-cell>
              <table:table-cell office:value-type="float" office:value="82.1240481272486">
                <text:p>82.1240481272486</text:p>
              </table:table-cell>
              <table:table-cell office:value-type="float" office:value="21.4291825175528">
                <text:p>21.4291825175528</text:p>
              </table:table-cell>
              <table:table-cell office:value-type="float" office:value="388.919258296535">
                <text:p>388.919258296535</text:p>
              </table:table-cell>
              <table:table-cell office:value-type="float" office:value="152.147195874625">
                <text:p>152.147195874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1.25">
                <text:p>171.25</text:p>
              </table:table-cell>
              <table:table-cell office:value-type="float" office:value="175.370144266349">
                <text:p>175.370144266349</text:p>
              </table:table-cell>
              <table:table-cell office:value-type="float" office:value="285">
                <text:p>285</text:p>
              </table:table-cell>
              <table:table-cell office:value-type="float" office:value="224.017856231871">
                <text:p>224.017856231871</text:p>
              </table:table-cell>
              <table:table-cell office:value-type="float" office:value="82.5">
                <text:p>82.5</text:p>
              </table:table-cell>
              <table:table-cell office:value-type="float" office:value="21.650635094611">
                <text:p>21.650635094611</text:p>
              </table:table-cell>
              <table:table-cell office:value-type="float" office:value="386.25">
                <text:p>386.25</text:p>
              </table:table-cell>
              <table:table-cell office:value-type="float" office:value="153.719509171738">
                <text:p>153.719509171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4.326051900117">
                <text:p>174.326051900117</text:p>
              </table:table-cell>
              <table:table-cell office:value-type="float" office:value="177.110490695728">
                <text:p>177.110490695728</text:p>
              </table:table-cell>
              <table:table-cell office:value-type="float" office:value="289.75">
                <text:p>289.75</text:p>
              </table:table-cell>
              <table:table-cell office:value-type="float" office:value="225.917856231871">
                <text:p>225.917856231871</text:p>
              </table:table-cell>
              <table:table-cell office:value-type="float" office:value="82.8797594938416">
                <text:p>82.8797594938416</text:p>
              </table:table-cell>
              <table:table-cell office:value-type="float" office:value="21.8654926784849">
                <text:p>21.8654926784849</text:p>
              </table:table-cell>
              <table:table-cell office:value-type="float" office:value="383.553707593725">
                <text:p>383.553707593725</text:p>
              </table:table-cell>
              <table:table-cell office:value-type="float" office:value="155.244998017243">
                <text:p>155.2449980172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7.432008535857">
                <text:p>177.432008535857</text:p>
              </table:table-cell>
              <table:table-cell office:value-type="float" office:value="178.796887553933">
                <text:p>178.796887553933</text:p>
              </table:table-cell>
              <table:table-cell office:value-type="float" office:value="294.5">
                <text:p>294.5</text:p>
              </table:table-cell>
              <table:table-cell office:value-type="float" office:value="227.817856231871">
                <text:p>227.817856231871</text:p>
              </table:table-cell>
              <table:table-cell office:value-type="float" office:value="83.2632109303527">
                <text:p>83.2632109303527</text:p>
              </table:table-cell>
              <table:table-cell office:value-type="float" office:value="22.0736898214732">
                <text:p>22.0736898214732</text:p>
              </table:table-cell>
              <table:table-cell office:value-type="float" office:value="380.831202394496">
                <text:p>380.831202394496</text:p>
              </table:table-cell>
              <table:table-cell office:value-type="float" office:value="156.72319773246">
                <text:p>156.723197732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.566923802742">
                <text:p>180.566923802742</text:p>
              </table:table-cell>
              <table:table-cell office:value-type="float" office:value="180.428821148144">
                <text:p>180.428821148144</text:p>
              </table:table-cell>
              <table:table-cell office:value-type="float" office:value="299.25">
                <text:p>299.25</text:p>
              </table:table-cell>
              <table:table-cell office:value-type="float" office:value="229.717856231871">
                <text:p>229.717856231871</text:p>
              </table:table-cell>
              <table:table-cell office:value-type="float" office:value="83.6502375065113">
                <text:p>83.6502375065113</text:p>
              </table:table-cell>
              <table:table-cell office:value-type="float" office:value="22.2751631047092">
                <text:p>22.2751631047092</text:p>
              </table:table-cell>
              <table:table-cell office:value-type="float" office:value="378.08331370377">
                <text:p>378.08331370377</text:p>
              </table:table-cell>
              <table:table-cell office:value-type="float" office:value="158.153658043435">
                <text:p>158.1536580434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3.729842775212">
                <text:p>183.729842775212</text:p>
              </table:table-cell>
              <table:table-cell office:value-type="float" office:value="182.005794375581">
                <text:p>182.005794375581</text:p>
              </table:table-cell>
              <table:table-cell office:value-type="float" office:value="304">
                <text:p>304</text:p>
              </table:table-cell>
              <table:table-cell office:value-type="float" office:value="231.617856231871">
                <text:p>231.617856231871</text:p>
              </table:table-cell>
              <table:table-cell office:value-type="float" office:value="84.0407213302731">
                <text:p>84.0407213302731</text:p>
              </table:table-cell>
              <table:table-cell office:value-type="float" office:value="22.4698511574792">
                <text:p>22.4698511574792</text:p>
              </table:table-cell>
              <table:table-cell office:value-type="float" office:value="375.310878555061">
                <text:p>375.310878555061</text:p>
              </table:table-cell>
              <table:table-cell office:value-type="float" office:value="159.535943218102">
                <text:p>159.535943218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6.919801997508">
                <text:p>186.919801997508</text:p>
              </table:table-cell>
              <table:table-cell office:value-type="float" office:value="183.527326874922">
                <text:p>183.527326874922</text:p>
              </table:table-cell>
              <table:table-cell office:value-type="float" office:value="308.75">
                <text:p>308.75</text:p>
              </table:table-cell>
              <table:table-cell office:value-type="float" office:value="233.517856231871">
                <text:p>233.517856231871</text:p>
              </table:table-cell>
              <table:table-cell office:value-type="float" office:value="84.4345434564825">
                <text:p>84.4345434564825</text:p>
              </table:table-cell>
              <table:table-cell office:value-type="float" office:value="22.6576946759162">
                <text:p>22.6576946759162</text:p>
              </table:table-cell>
              <table:table-cell office:value-type="float" office:value="372.514741458974">
                <text:p>372.514741458974</text:p>
              </table:table-cell>
              <table:table-cell office:value-type="float" office:value="160.869632199005">
                <text:p>160.869632199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0.13582977715">
                <text:p>190.13582977715</text:p>
              </table:table-cell>
              <table:table-cell office:value-type="float" office:value="184.992955172627">
                <text:p>184.992955172627</text:p>
              </table:table-cell>
              <table:table-cell office:value-type="float" office:value="313.5">
                <text:p>313.5</text:p>
              </table:table-cell>
              <table:table-cell office:value-type="float" office:value="235.417856231871">
                <text:p>235.417856231871</text:p>
              </table:table-cell>
              <table:table-cell office:value-type="float" office:value="84.831583923105">
                <text:p>84.831583923105</text:p>
              </table:table-cell>
              <table:table-cell office:value-type="float" office:value="22.838636441065">
                <text:p>22.838636441065</text:p>
              </table:table-cell>
              <table:table-cell office:value-type="float" office:value="369.695754145955">
                <text:p>369.695754145955</text:p>
              </table:table-cell>
              <table:table-cell office:value-type="float" office:value="162.154318731562">
                <text:p>162.154318731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3.376946480922">
                <text:p>193.376946480922</text:p>
              </table:table-cell>
              <table:table-cell office:value-type="float" office:value="186.402232824119">
                <text:p>186.402232824119</text:p>
              </table:table-cell>
              <table:table-cell office:value-type="float" office:value="318.25">
                <text:p>318.25</text:p>
              </table:table-cell>
              <table:table-cell office:value-type="float" office:value="237.317856231871">
                <text:p>237.317856231871</text:p>
              </table:table-cell>
              <table:table-cell office:value-type="float" office:value="85.2317217877681">
                <text:p>85.2317217877681</text:p>
              </table:table-cell>
              <table:table-cell office:value-type="float" office:value="23.012621336311">
                <text:p>23.012621336311</text:p>
              </table:table-cell>
              <table:table-cell office:value-type="float" office:value="366.854775306846">
                <text:p>366.854775306846</text:p>
              </table:table-cell>
              <table:table-cell office:value-type="float" office:value="163.389611487808">
                <text:p>163.3896114878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.642164833278">
                <text:p>196.642164833278</text:p>
              </table:table-cell>
              <table:table-cell office:value-type="float" office:value="187.754730549774">
                <text:p>187.754730549774</text:p>
              </table:table-cell>
              <table:table-cell office:value-type="float" office:value="323">
                <text:p>323</text:p>
              </table:table-cell>
              <table:table-cell office:value-type="float" office:value="239.217856231871">
                <text:p>239.217856231871</text:p>
              </table:table-cell>
              <table:table-cell office:value-type="float" office:value="85.6348351646022">
                <text:p>85.6348351646022</text:p>
              </table:table-cell>
              <table:table-cell office:value-type="float" office:value="23.1795963641697">
                <text:p>23.1795963641697</text:p>
              </table:table-cell>
              <table:table-cell office:value-type="float" office:value="363.992670331324">
                <text:p>363.992670331324</text:p>
              </table:table-cell>
              <table:table-cell office:value-type="float" office:value="164.575134185605">
                <text:p>164.5751341856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.930490217077">
                <text:p>199.930490217077</text:p>
              </table:table-cell>
              <table:table-cell office:value-type="float" office:value="189.050036365683">
                <text:p>189.050036365683</text:p>
              </table:table-cell>
              <table:table-cell office:value-type="float" office:value="327.75">
                <text:p>327.75</text:p>
              </table:table-cell>
              <table:table-cell office:value-type="float" office:value="241.117856231871">
                <text:p>241.117856231871</text:p>
              </table:table-cell>
              <table:table-cell office:value-type="float" office:value="86.0408012613675">
                <text:p>86.0408012613675</text:p>
              </table:table-cell>
              <table:table-cell office:value-type="float" office:value="23.33951066243">
                <text:p>23.33951066243</text:p>
              </table:table-cell>
              <table:table-cell office:value-type="float" office:value="361.110311044291">
                <text:p>361.110311044291</text:p>
              </table:table-cell>
              <table:table-cell office:value-type="float" office:value="165.710525703253">
                <text:p>165.710525703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3.240920976552">
                <text:p>203.240920976552</text:p>
              </table:table-cell>
              <table:table-cell office:value-type="float" office:value="190.287755709146">
                <text:p>190.287755709146</text:p>
              </table:table-cell>
              <table:table-cell office:value-type="float" office:value="332.5">
                <text:p>332.5</text:p>
              </table:table-cell>
              <table:table-cell office:value-type="float" office:value="243.017856231871">
                <text:p>243.017856231871</text:p>
              </table:table-cell>
              <table:table-cell office:value-type="float" office:value="86.4494964168583">
                <text:p>86.4494964168583</text:p>
              </table:table-cell>
              <table:table-cell office:value-type="float" office:value="23.4923155196477">
                <text:p>23.4923155196477</text:p>
              </table:table-cell>
              <table:table-cell office:value-type="float" office:value="358.208575440306">
                <text:p>358.208575440306</text:p>
              </table:table-cell>
              <table:table-cell office:value-type="float" office:value="166.795440189499">
                <text:p>166.795440189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6.572448722426">
                <text:p>206.572448722426</text:p>
              </table:table-cell>
              <table:table-cell office:value-type="float" office:value="191.467511558862">
                <text:p>191.467511558862</text:p>
              </table:table-cell>
              <table:table-cell office:value-type="float" office:value="337.25">
                <text:p>337.25</text:p>
              </table:table-cell>
              <table:table-cell office:value-type="float" office:value="244.917856231871">
                <text:p>244.917856231871</text:p>
              </table:table-cell>
              <table:table-cell office:value-type="float" office:value="86.8607961385711">
                <text:p>86.8607961385711</text:p>
              </table:table-cell>
              <table:table-cell office:value-type="float" office:value="23.6379643899829">
                <text:p>23.6379643899829</text:p>
              </table:table-cell>
              <table:table-cell office:value-type="float" office:value="355.288347416145">
                <text:p>355.288347416145</text:p>
              </table:table-cell>
              <table:table-cell office:value-type="float" office:value="167.829547168879">
                <text:p>167.8295471688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9.924058639073">
                <text:p>209.924058639073</text:p>
              </table:table-cell>
              <table:table-cell office:value-type="float" office:value="192.588944549769">
                <text:p>192.588944549769</text:p>
              </table:table-cell>
              <table:table-cell office:value-type="float" office:value="342">
                <text:p>342</text:p>
              </table:table-cell>
              <table:table-cell office:value-type="float" office:value="246.817856231871">
                <text:p>246.817856231871</text:p>
              </table:table-cell>
              <table:table-cell office:value-type="float" office:value="87.2745751406263">
                <text:p>87.2745751406263</text:p>
              </table:table-cell>
              <table:table-cell office:value-type="float" office:value="23.7764129073788">
                <text:p>23.7764129073788</text:p>
              </table:table-cell>
              <table:table-cell office:value-type="float" office:value="352.350516501553">
                <text:p>352.350516501553</text:p>
              </table:table-cell>
              <table:table-cell office:value-type="float" office:value="168.81253164239">
                <text:p>168.812531642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3.294729793646">
                <text:p>213.294729793646</text:p>
              </table:table-cell>
              <table:table-cell office:value-type="float" office:value="193.651713082515">
                <text:p>193.651713082515</text:p>
              </table:table-cell>
              <table:table-cell office:value-type="float" office:value="346.75">
                <text:p>346.75</text:p>
              </table:table-cell>
              <table:table-cell office:value-type="float" office:value="248.717856231871">
                <text:p>248.717856231871</text:p>
              </table:table-cell>
              <table:table-cell office:value-type="float" office:value="87.6907073819316">
                <text:p>87.6907073819316</text:p>
              </table:table-cell>
              <table:table-cell office:value-type="float" office:value="23.9076188990759">
                <text:p>23.9076188990759</text:p>
              </table:table-cell>
              <table:table-cell office:value-type="float" office:value="349.395977588286">
                <text:p>349.395977588286</text:p>
              </table:table-cell>
              <table:table-cell office:value-type="float" office:value="169.744094183439">
                <text:p>169.7440941834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6.683435447058">
                <text:p>216.683435447058</text:p>
              </table:table-cell>
              <table:table-cell office:value-type="float" office:value="194.65549342751">
                <text:p>194.65549342751</text:p>
              </table:table-cell>
              <table:table-cell office:value-type="float" office:value="351.5">
                <text:p>351.5</text:p>
              </table:table-cell>
              <table:table-cell office:value-type="float" office:value="250.617856231871">
                <text:p>250.617856231871</text:p>
              </table:table-cell>
              <table:table-cell office:value-type="float" office:value="88.109066104575">
                <text:p>88.109066104575</text:p>
              </table:table-cell>
              <table:table-cell office:value-type="float" office:value="24.031542398458">
                <text:p>24.031542398458</text:p>
              </table:table-cell>
              <table:table-cell office:value-type="float" office:value="346.425630657517">
                <text:p>346.425630657517</text:p>
              </table:table-cell>
              <table:table-cell office:value-type="float" office:value="170.623951029052">
                <text:p>170.6239510290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0.08914336674">
                <text:p>220.08914336674</text:p>
              </table:table-cell>
              <table:table-cell office:value-type="float" office:value="195.599979823536">
                <text:p>195.599979823536</text:p>
              </table:table-cell>
              <table:table-cell office:value-type="float" office:value="356.25">
                <text:p>356.25</text:p>
              </table:table-cell>
              <table:table-cell office:value-type="float" office:value="252.517856231871">
                <text:p>252.517856231871</text:p>
              </table:table-cell>
              <table:table-cell office:value-type="float" office:value="88.529523872437">
                <text:p>88.529523872437</text:p>
              </table:table-cell>
              <table:table-cell office:value-type="float" office:value="24.1481456572267">
                <text:p>24.1481456572267</text:p>
              </table:table-cell>
              <table:table-cell office:value-type="float" office:value="343.440380505697">
                <text:p>343.440380505697</text:p>
              </table:table-cell>
              <table:table-cell office:value-type="float" office:value="171.45183416631">
                <text:p>171.451834166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3.510816141067">
                <text:p>223.510816141067</text:p>
              </table:table-cell>
              <table:table-cell office:value-type="float" office:value="196.484884570889">
                <text:p>196.484884570889</text:p>
              </table:table-cell>
              <table:table-cell office:value-type="float" office:value="361">
                <text:p>361</text:p>
              </table:table-cell>
              <table:table-cell office:value-type="float" office:value="254.417856231871">
                <text:p>254.417856231871</text:p>
              </table:table-cell>
              <table:table-cell office:value-type="float" office:value="88.9519526100083">
                <text:p>88.9519526100083</text:p>
              </table:table-cell>
              <table:table-cell office:value-type="float" office:value="24.2573931568999">
                <text:p>24.2573931568999</text:p>
              </table:table-cell>
              <table:table-cell office:value-type="float" office:value="340.441136468941">
                <text:p>340.441136468941</text:p>
              </table:table-cell>
              <table:table-cell office:value-type="float" office:value="172.227491413989">
                <text:p>172.2274914139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6.947411495367">
                <text:p>226.947411495367</text:p>
              </table:table-cell>
              <table:table-cell office:value-type="float" office:value="197.30993811901">
                <text:p>197.30993811901</text:p>
              </table:table-cell>
              <table:table-cell office:value-type="float" office:value="365.75">
                <text:p>365.75</text:p>
              </table:table-cell>
              <table:table-cell office:value-type="float" office:value="256.317856231871">
                <text:p>256.317856231871</text:p>
              </table:table-cell>
              <table:table-cell office:value-type="float" office:value="89.3762236414034">
                <text:p>89.3762236414034</text:p>
              </table:table-cell>
              <table:table-cell office:value-type="float" office:value="24.3592516196309">
                <text:p>24.3592516196309</text:p>
              </table:table-cell>
              <table:table-cell office:value-type="float" office:value="337.428812146036">
                <text:p>337.428812146036</text:p>
              </table:table-cell>
              <table:table-cell office:value-type="float" office:value="172.950686499379">
                <text:p>172.9506864993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0.397882609404">
                <text:p>230.397882609404</text:p>
              </table:table-cell>
              <table:table-cell office:value-type="float" office:value="198.074889148596">
                <text:p>198.074889148596</text:p>
              </table:table-cell>
              <table:table-cell office:value-type="float" office:value="370.5">
                <text:p>370.5</text:p>
              </table:table-cell>
              <table:table-cell office:value-type="float" office:value="258.217856231871">
                <text:p>258.217856231871</text:p>
              </table:table-cell>
              <table:table-cell office:value-type="float" office:value="89.802207729556">
                <text:p>89.802207729556</text:p>
              </table:table-cell>
              <table:table-cell office:value-type="float" office:value="24.4536900183451">
                <text:p>24.4536900183451</text:p>
              </table:table-cell>
              <table:table-cell office:value-type="float" office:value="334.404325120152">
                <text:p>334.404325120152</text:p>
              </table:table-cell>
              <table:table-cell office:value-type="float" office:value="173.621199130251">
                <text:p>173.6211991302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3.86117843625">
                <text:p>233.86117843625</text:p>
              </table:table-cell>
              <table:table-cell office:value-type="float" office:value="198.779504648152">
                <text:p>198.779504648152</text:p>
              </table:table-cell>
              <table:table-cell office:value-type="float" office:value="375.25">
                <text:p>375.25</text:p>
              </table:table-cell>
              <table:table-cell office:value-type="float" office:value="260.117856231871">
                <text:p>260.117856231871</text:p>
              </table:table-cell>
              <table:table-cell office:value-type="float" office:value="90.2297751155864">
                <text:p>90.2297751155864</text:p>
              </table:table-cell>
              <table:table-cell office:value-type="float" office:value="24.5406795861916">
                <text:p>24.5406795861916</text:p>
              </table:table-cell>
              <table:table-cell office:value-type="float" office:value="331.368596679337">
                <text:p>331.368596679337</text:p>
              </table:table-cell>
              <table:table-cell office:value-type="float" office:value="174.23882506196">
                <text:p>174.23882506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7.336244022447">
                <text:p>237.336244022447</text:p>
              </table:table-cell>
              <table:table-cell office:value-type="float" office:value="199.423569984972">
                <text:p>199.423569984972</text:p>
              </table:table-cell>
              <table:table-cell office:value-type="float" office:value="380">
                <text:p>380</text:p>
              </table:table-cell>
              <table:table-cell office:value-type="float" office:value="262.017856231871">
                <text:p>262.017856231871</text:p>
              </table:table-cell>
              <table:table-cell office:value-type="float" office:value="90.6587955583268">
                <text:p>90.6587955583268</text:p>
              </table:table-cell>
              <table:table-cell office:value-type="float" office:value="24.6201938253052">
                <text:p>24.6201938253052</text:p>
              </table:table-cell>
              <table:table-cell office:value-type="float" office:value="328.32255153588">
                <text:p>328.32255153588</text:p>
              </table:table-cell>
              <table:table-cell office:value-type="float" office:value="174.803376159667">
                <text:p>174.803376159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0.822020829353">
                <text:p>240.822020829353</text:p>
              </table:table-cell>
              <table:table-cell office:value-type="float" office:value="200.006888970515">
                <text:p>200.006888970515</text:p>
              </table:table-cell>
              <table:table-cell office:value-type="float" office:value="384.75">
                <text:p>384.75</text:p>
              </table:table-cell>
              <table:table-cell office:value-type="float" office:value="263.917856231871">
                <text:p>263.917856231871</text:p>
              </table:table-cell>
              <table:table-cell office:value-type="float" office:value="91.0891383739942">
                <text:p>91.0891383739942</text:p>
              </table:table-cell>
              <table:table-cell office:value-type="float" office:value="24.6922085148784">
                <text:p>24.6922085148784</text:p>
              </table:table-cell>
              <table:table-cell office:value-type="float" office:value="325.267117544641">
                <text:p>325.267117544641</text:p>
              </table:table-cell>
              <table:table-cell office:value-type="float" office:value="175.314680455637">
                <text:p>175.3146804556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4.317447055587">
                <text:p>244.317447055587</text:p>
              </table:table-cell>
              <table:table-cell office:value-type="float" office:value="200.529283920168">
                <text:p>200.529283920168</text:p>
              </table:table-cell>
              <table:table-cell office:value-type="float" office:value="389.5">
                <text:p>389.5</text:p>
              </table:table-cell>
              <table:table-cell office:value-type="float" office:value="265.817856231871">
                <text:p>265.817856231871</text:p>
              </table:table-cell>
              <table:table-cell office:value-type="float" office:value="91.5206724759984">
                <text:p>91.5206724759984</text:p>
              </table:table-cell>
              <table:table-cell office:value-type="float" office:value="24.7567017185393">
                <text:p>24.7567017185393</text:p>
              </table:table-cell>
              <table:table-cell office:value-type="float" office:value="322.203225420411">
                <text:p>322.203225420411</text:p>
              </table:table-cell>
              <table:table-cell office:value-type="float" office:value="175.772582201629">
                <text:p>175.7725822016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7.821457960458">
                <text:p>247.821457960458</text:p>
              </table:table-cell>
              <table:table-cell office:value-type="float" office:value="200.990595707368">
                <text:p>200.990595707368</text:p>
              </table:table-cell>
              <table:table-cell office:value-type="float" office:value="394.25">
                <text:p>394.25</text:p>
              </table:table-cell>
              <table:table-cell office:value-type="float" office:value="267.717856231871">
                <text:p>267.717856231871</text:p>
              </table:table-cell>
              <table:table-cell office:value-type="float" office:value="91.9532664148713">
                <text:p>91.9532664148713</text:p>
              </table:table-cell>
              <table:table-cell office:value-type="float" office:value="24.813653791033">
                <text:p>24.813653791033</text:p>
              </table:table-cell>
              <table:table-cell office:value-type="float" office:value="319.131808454414">
                <text:p>319.131808454414</text:p>
              </table:table-cell>
              <table:table-cell office:value-type="float" office:value="176.176941916335">
                <text:p>176.1769419163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1.3329861883">
                <text:p>251.3329861883</text:p>
              </table:table-cell>
              <table:table-cell office:value-type="float" office:value="201.390683812075">
                <text:p>201.390683812075</text:p>
              </table:table-cell>
              <table:table-cell office:value-type="float" office:value="399">
                <text:p>399</text:p>
              </table:table-cell>
              <table:table-cell office:value-type="float" office:value="269.617856231871">
                <text:p>269.617856231871</text:p>
              </table:table-cell>
              <table:table-cell office:value-type="float" office:value="92.3867884183087">
                <text:p>92.3867884183087</text:p>
              </table:table-cell>
              <table:table-cell office:value-type="float" office:value="24.8630473842068">
                <text:p>24.8630473842068</text:p>
              </table:table-cell>
              <table:table-cell office:value-type="float" office:value="316.053802230009">
                <text:p>316.053802230009</text:p>
              </table:table-cell>
              <table:table-cell office:value-type="float" office:value="176.527636427869">
                <text:p>176.5276364278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4.850962093599">
                <text:p>254.850962093599</text:p>
              </table:table-cell>
              <table:table-cell office:value-type="float" office:value="201.729426363578">
                <text:p>201.729426363578</text:p>
              </table:table-cell>
              <table:table-cell office:value-type="float" office:value="403.75">
                <text:p>403.75</text:p>
              </table:table-cell>
              <table:table-cell office:value-type="float" office:value="271.517856231871">
                <text:p>271.517856231871</text:p>
              </table:table-cell>
              <table:table-cell office:value-type="float" office:value="92.8211064313085">
                <text:p>92.8211064313085</text:p>
              </table:table-cell>
              <table:table-cell office:value-type="float" office:value="24.9048674522936">
                <text:p>24.9048674522936</text:p>
              </table:table-cell>
              <table:table-cell office:value-type="float" office:value="312.970144337709">
                <text:p>312.970144337709</text:p>
              </table:table-cell>
              <table:table-cell office:value-type="float" office:value="176.824558911285">
                <text:p>176.8245589112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8.374314066815">
                <text:p>258.374314066815</text:p>
              </table:table-cell>
              <table:table-cell office:value-type="float" office:value="202.006720177614">
                <text:p>202.006720177614</text:p>
              </table:table-cell>
              <table:table-cell office:value-type="float" office:value="408.5">
                <text:p>408.5</text:p>
              </table:table-cell>
              <table:table-cell office:value-type="float" office:value="273.417856231871">
                <text:p>273.417856231871</text:p>
              </table:table-cell>
              <table:table-cell office:value-type="float" office:value="93.2560881563969">
                <text:p>93.2560881563969</text:p>
              </table:table-cell>
              <table:table-cell office:value-type="float" office:value="24.9391012564956">
                <text:p>24.9391012564956</text:p>
              </table:table-cell>
              <table:table-cell office:value-type="float" office:value="309.881774089582">
                <text:p>309.881774089582</text:p>
              </table:table-cell>
              <table:table-cell office:value-type="float" office:value="177.067618921119">
                <text:p>177.0676189211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1.901968860804">
                <text:p>261.901968860804</text:p>
              </table:table-cell>
              <table:table-cell office:value-type="float" office:value="202.222480787801">
                <text:p>202.222480787801</text:p>
              </table:table-cell>
              <table:table-cell office:value-type="float" office:value="413.25">
                <text:p>413.25</text:p>
              </table:table-cell>
              <table:table-cell office:value-type="float" office:value="275.317856231871">
                <text:p>275.317856231871</text:p>
              </table:table-cell>
              <table:table-cell office:value-type="float" office:value="93.6916010939264">
                <text:p>93.6916010939264</text:p>
              </table:table-cell>
              <table:table-cell office:value-type="float" office:value="24.9657383688643">
                <text:p>24.9657383688643</text:p>
              </table:table-cell>
              <table:table-cell office:value-type="float" office:value="306.789632233123">
                <text:p>306.789632233123</text:p>
              </table:table-cell>
              <table:table-cell office:value-type="float" office:value="177.256742418937">
                <text:p>177.2567424189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5.432851917743">
                <text:p>265.432851917743</text:p>
              </table:table-cell>
              <table:table-cell office:value-type="float" office:value="202.376642471367">
                <text:p>202.376642471367</text:p>
              </table:table-cell>
              <table:table-cell office:value-type="float" office:value="418">
                <text:p>418</text:p>
              </table:table-cell>
              <table:table-cell office:value-type="float" office:value="277.217856231871">
                <text:p>277.217856231871</text:p>
              </table:table-cell>
              <table:table-cell office:value-type="float" office:value="94.1275125824375">
                <text:p>94.1275125824375</text:p>
              </table:table-cell>
              <table:table-cell office:value-type="float" office:value="24.9847706754774">
                <text:p>24.9847706754774</text:p>
              </table:table-cell>
              <table:table-cell office:value-type="float" office:value="303.694660664694">
                <text:p>303.694660664694</text:p>
              </table:table-cell>
              <table:table-cell office:value-type="float" office:value="177.391871795889">
                <text:p>177.391871795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8.96588769645">
                <text:p>268.96588769645</text:p>
              </table:table-cell>
              <table:table-cell office:value-type="float" office:value="202.469158269169">
                <text:p>202.469158269169</text:p>
              </table:table-cell>
              <table:table-cell office:value-type="float" office:value="422.75">
                <text:p>422.75</text:p>
              </table:table-cell>
              <table:table-cell office:value-type="float" office:value="279.117856231871">
                <text:p>279.117856231871</text:p>
              </table:table-cell>
              <table:table-cell office:value-type="float" office:value="94.5636898390679">
                <text:p>94.5636898390679</text:p>
              </table:table-cell>
              <table:table-cell office:value-type="float" office:value="24.9961923789098">
                <text:p>24.9961923789098</text:p>
              </table:table-cell>
              <table:table-cell office:value-type="float" office:value="300.597802142618">
                <text:p>300.597802142618</text:p>
              </table:table-cell>
              <table:table-cell office:value-type="float" office:value="177.472965890259">
                <text:p>177.4729658902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2.5">
                <text:p>272.5</text:p>
              </table:table-cell>
              <table:table-cell office:value-type="float" office:value="202.5">
                <text:p>202.5</text:p>
              </table:table-cell>
              <table:table-cell office:value-type="float" office:value="427.5">
                <text:p>427.5</text:p>
              </table:table-cell>
              <table:table-cell office:value-type="float" office:value="281.017856231871">
                <text:p>281.017856231871</text:p>
              </table:table-cell>
              <table:table-cell office:value-type="float" office:value="95">
                <text:p>95</text:p>
              </table:table-cell>
              <table:table-cell office:value-type="float" office:value="25">
                <text:p>25</text:p>
              </table:table-cell>
              <table:table-cell office:value-type="float" office:value="297.5">
                <text:p>297.5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3411230355">
                <text:p>276.03411230355</text:p>
              </table:table-cell>
              <table:table-cell office:value-type="float" office:value="202.469158269169">
                <text:p>202.469158269169</text:p>
              </table:table-cell>
              <table:table-cell office:value-type="float" office:value="432.25">
                <text:p>432.25</text:p>
              </table:table-cell>
              <table:table-cell office:value-type="float" office:value="282.917856231871">
                <text:p>282.917856231871</text:p>
              </table:table-cell>
              <table:table-cell office:value-type="float" office:value="95.4363101609321">
                <text:p>95.4363101609321</text:p>
              </table:table-cell>
              <table:table-cell office:value-type="float" office:value="24.9961923789098">
                <text:p>24.9961923789098</text:p>
              </table:table-cell>
              <table:table-cell office:value-type="float" office:value="294.402197857382">
                <text:p>294.402197857382</text:p>
              </table:table-cell>
              <table:table-cell office:value-type="float" office:value="177.472965890259">
                <text:p>177.4729658902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567148082256">
                <text:p>279.567148082256</text:p>
              </table:table-cell>
              <table:table-cell office:value-type="float" office:value="202.376642471367">
                <text:p>202.376642471367</text:p>
              </table:table-cell>
              <table:table-cell office:value-type="float" office:value="437">
                <text:p>437</text:p>
              </table:table-cell>
              <table:table-cell office:value-type="float" office:value="284.817856231871">
                <text:p>284.817856231871</text:p>
              </table:table-cell>
              <table:table-cell office:value-type="float" office:value="95.8724874175625">
                <text:p>95.8724874175625</text:p>
              </table:table-cell>
              <table:table-cell office:value-type="float" office:value="24.9847706754774">
                <text:p>24.9847706754774</text:p>
              </table:table-cell>
              <table:table-cell office:value-type="float" office:value="291.305339335306">
                <text:p>291.305339335306</text:p>
              </table:table-cell>
              <table:table-cell office:value-type="float" office:value="177.39187179589">
                <text:p>177.391871795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3.098031139196">
                <text:p>283.098031139196</text:p>
              </table:table-cell>
              <table:table-cell office:value-type="float" office:value="202.222480787801">
                <text:p>202.222480787801</text:p>
              </table:table-cell>
              <table:table-cell office:value-type="float" office:value="441.75">
                <text:p>441.75</text:p>
              </table:table-cell>
              <table:table-cell office:value-type="float" office:value="286.717856231871">
                <text:p>286.717856231871</text:p>
              </table:table-cell>
              <table:table-cell office:value-type="float" office:value="96.3083989060736">
                <text:p>96.3083989060736</text:p>
              </table:table-cell>
              <table:table-cell office:value-type="float" office:value="24.9657383688643">
                <text:p>24.9657383688643</text:p>
              </table:table-cell>
              <table:table-cell office:value-type="float" office:value="288.210367766877">
                <text:p>288.210367766877</text:p>
              </table:table-cell>
              <table:table-cell office:value-type="float" office:value="177.256742418937">
                <text:p>177.2567424189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6.625685933185">
                <text:p>286.625685933185</text:p>
              </table:table-cell>
              <table:table-cell office:value-type="float" office:value="202.006720177614">
                <text:p>202.006720177614</text:p>
              </table:table-cell>
              <table:table-cell office:value-type="float" office:value="446.5">
                <text:p>446.5</text:p>
              </table:table-cell>
              <table:table-cell office:value-type="float" office:value="288.617856231871">
                <text:p>288.617856231871</text:p>
              </table:table-cell>
              <table:table-cell office:value-type="float" office:value="96.7439118436031">
                <text:p>96.7439118436031</text:p>
              </table:table-cell>
              <table:table-cell office:value-type="float" office:value="24.9391012564956">
                <text:p>24.9391012564956</text:p>
              </table:table-cell>
              <table:table-cell office:value-type="float" office:value="285.118225910418">
                <text:p>285.118225910418</text:p>
              </table:table-cell>
              <table:table-cell office:value-type="float" office:value="177.067618921119">
                <text:p>177.0676189211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0.149037906401">
                <text:p>290.149037906401</text:p>
              </table:table-cell>
              <table:table-cell office:value-type="float" office:value="201.729426363578">
                <text:p>201.729426363578</text:p>
              </table:table-cell>
              <table:table-cell office:value-type="float" office:value="451.25">
                <text:p>451.25</text:p>
              </table:table-cell>
              <table:table-cell office:value-type="float" office:value="290.517856231871">
                <text:p>290.517856231871</text:p>
              </table:table-cell>
              <table:table-cell office:value-type="float" office:value="97.1788935686915">
                <text:p>97.1788935686915</text:p>
              </table:table-cell>
              <table:table-cell office:value-type="float" office:value="24.9048674522936">
                <text:p>24.9048674522936</text:p>
              </table:table-cell>
              <table:table-cell office:value-type="float" office:value="282.029855662291">
                <text:p>282.029855662291</text:p>
              </table:table-cell>
              <table:table-cell office:value-type="float" office:value="176.824558911285">
                <text:p>176.824558911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3.6670138117">
                <text:p>293.6670138117</text:p>
              </table:table-cell>
              <table:table-cell office:value-type="float" office:value="201.390683812075">
                <text:p>201.390683812075</text:p>
              </table:table-cell>
              <table:table-cell office:value-type="float" office:value="456">
                <text:p>456</text:p>
              </table:table-cell>
              <table:table-cell office:value-type="float" office:value="292.417856231871">
                <text:p>292.417856231871</text:p>
              </table:table-cell>
              <table:table-cell office:value-type="float" office:value="97.6132115816913">
                <text:p>97.6132115816913</text:p>
              </table:table-cell>
              <table:table-cell office:value-type="float" office:value="24.8630473842068">
                <text:p>24.8630473842068</text:p>
              </table:table-cell>
              <table:table-cell office:value-type="float" office:value="278.946197769992">
                <text:p>278.946197769992</text:p>
              </table:table-cell>
              <table:table-cell office:value-type="float" office:value="176.527636427869">
                <text:p>176.5276364278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7.178542039542">
                <text:p>297.178542039542</text:p>
              </table:table-cell>
              <table:table-cell office:value-type="float" office:value="200.990595707368">
                <text:p>200.990595707368</text:p>
              </table:table-cell>
              <table:table-cell office:value-type="float" office:value="460.75">
                <text:p>460.75</text:p>
              </table:table-cell>
              <table:table-cell office:value-type="float" office:value="294.317856231871">
                <text:p>294.317856231871</text:p>
              </table:table-cell>
              <table:table-cell office:value-type="float" office:value="98.0467335851287">
                <text:p>98.0467335851287</text:p>
              </table:table-cell>
              <table:table-cell office:value-type="float" office:value="24.813653791033">
                <text:p>24.813653791033</text:p>
              </table:table-cell>
              <table:table-cell office:value-type="float" office:value="275.868191545586">
                <text:p>275.868191545586</text:p>
              </table:table-cell>
              <table:table-cell office:value-type="float" office:value="176.176941916335">
                <text:p>176.1769419163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0.682552944413">
                <text:p>300.682552944413</text:p>
              </table:table-cell>
              <table:table-cell office:value-type="float" office:value="200.529283920168">
                <text:p>200.529283920168</text:p>
              </table:table-cell>
              <table:table-cell office:value-type="float" office:value="465.5">
                <text:p>465.5</text:p>
              </table:table-cell>
              <table:table-cell office:value-type="float" office:value="296.217856231871">
                <text:p>296.217856231871</text:p>
              </table:table-cell>
              <table:table-cell office:value-type="float" office:value="98.4793275240016">
                <text:p>98.4793275240016</text:p>
              </table:table-cell>
              <table:table-cell office:value-type="float" office:value="24.7567017185393">
                <text:p>24.7567017185393</text:p>
              </table:table-cell>
              <table:table-cell office:value-type="float" office:value="272.796774579588">
                <text:p>272.796774579588</text:p>
              </table:table-cell>
              <table:table-cell office:value-type="float" office:value="175.772582201629">
                <text:p>175.7725822016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4.177979170647">
                <text:p>304.177979170647</text:p>
              </table:table-cell>
              <table:table-cell office:value-type="float" office:value="200.006888970515">
                <text:p>200.006888970515</text:p>
              </table:table-cell>
              <table:table-cell office:value-type="float" office:value="470.25">
                <text:p>470.25</text:p>
              </table:table-cell>
              <table:table-cell office:value-type="float" office:value="298.117856231871">
                <text:p>298.117856231871</text:p>
              </table:table-cell>
              <table:table-cell office:value-type="float" office:value="98.9108616260058">
                <text:p>98.9108616260058</text:p>
              </table:table-cell>
              <table:table-cell office:value-type="float" office:value="24.6922085148784">
                <text:p>24.6922085148784</text:p>
              </table:table-cell>
              <table:table-cell office:value-type="float" office:value="269.732882455359">
                <text:p>269.732882455359</text:p>
              </table:table-cell>
              <table:table-cell office:value-type="float" office:value="175.314680455637">
                <text:p>175.3146804556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7.663755977553">
                <text:p>307.663755977553</text:p>
              </table:table-cell>
              <table:table-cell office:value-type="float" office:value="199.423569984972">
                <text:p>199.423569984972</text:p>
              </table:table-cell>
              <table:table-cell office:value-type="float" office:value="475">
                <text:p>475</text:p>
              </table:table-cell>
              <table:table-cell office:value-type="float" office:value="300.017856231871">
                <text:p>300.017856231871</text:p>
              </table:table-cell>
              <table:table-cell office:value-type="float" office:value="99.3412044416733">
                <text:p>99.3412044416733</text:p>
              </table:table-cell>
              <table:table-cell office:value-type="float" office:value="24.6201938253052">
                <text:p>24.6201938253052</text:p>
              </table:table-cell>
              <table:table-cell office:value-type="float" office:value="266.67744846412">
                <text:p>266.67744846412</text:p>
              </table:table-cell>
              <table:table-cell office:value-type="float" office:value="174.803376159667">
                <text:p>174.803376159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1.13882156375">
                <text:p>311.13882156375</text:p>
              </table:table-cell>
              <table:table-cell office:value-type="float" office:value="198.779504648152">
                <text:p>198.779504648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7702248844136">
                <text:p>99.7702248844136</text:p>
              </table:table-cell>
              <table:table-cell office:value-type="float" office:value="24.5406795861916">
                <text:p>24.5406795861916</text:p>
              </table:table-cell>
              <table:table-cell office:value-type="float" office:value="263.631403320663">
                <text:p>263.631403320663</text:p>
              </table:table-cell>
              <table:table-cell office:value-type="float" office:value="174.23882506196">
                <text:p>174.238825061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4.602117390596">
                <text:p>314.602117390596</text:p>
              </table:table-cell>
              <table:table-cell office:value-type="float" office:value="198.074889148596">
                <text:p>198.07488914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197792270444">
                <text:p>100.197792270444</text:p>
              </table:table-cell>
              <table:table-cell office:value-type="float" office:value="24.4536900183451">
                <text:p>24.4536900183451</text:p>
              </table:table-cell>
              <table:table-cell office:value-type="float" office:value="260.595674879848">
                <text:p>260.595674879848</text:p>
              </table:table-cell>
              <table:table-cell office:value-type="float" office:value="173.621199130251">
                <text:p>173.6211991302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8.052588504633">
                <text:p>318.052588504633</text:p>
              </table:table-cell>
              <table:table-cell office:value-type="float" office:value="197.30993811901">
                <text:p>197.3099381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623776358597">
                <text:p>100.623776358597</text:p>
              </table:table-cell>
              <table:table-cell office:value-type="float" office:value="24.3592516196309">
                <text:p>24.3592516196309</text:p>
              </table:table-cell>
              <table:table-cell office:value-type="float" office:value="257.571187853964">
                <text:p>257.571187853964</text:p>
              </table:table-cell>
              <table:table-cell office:value-type="float" office:value="172.950686499379">
                <text:p>172.950686499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1.489183858933">
                <text:p>321.489183858933</text:p>
              </table:table-cell>
              <table:table-cell office:value-type="float" office:value="196.484884570889">
                <text:p>196.484884570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048047389992">
                <text:p>101.048047389992</text:p>
              </table:table-cell>
              <table:table-cell office:value-type="float" office:value="24.2573931568999">
                <text:p>24.2573931568999</text:p>
              </table:table-cell>
              <table:table-cell office:value-type="float" office:value="254.558863531059">
                <text:p>254.558863531059</text:p>
              </table:table-cell>
              <table:table-cell office:value-type="float" office:value="172.227491413989">
                <text:p>172.2274914139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4.910856633261">
                <text:p>324.910856633261</text:p>
              </table:table-cell>
              <table:table-cell office:value-type="float" office:value="195.599979823536">
                <text:p>195.59997982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470476127563">
                <text:p>101.470476127563</text:p>
              </table:table-cell>
              <table:table-cell office:value-type="float" office:value="24.1481456572267">
                <text:p>24.1481456572267</text:p>
              </table:table-cell>
              <table:table-cell office:value-type="float" office:value="251.559619494302">
                <text:p>251.559619494302</text:p>
              </table:table-cell>
              <table:table-cell office:value-type="float" office:value="171.45183416631">
                <text:p>171.451834166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8.316564552942">
                <text:p>328.316564552942</text:p>
              </table:table-cell>
              <table:table-cell office:value-type="float" office:value="194.65549342751">
                <text:p>194.65549342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890933895425">
                <text:p>101.890933895425</text:p>
              </table:table-cell>
              <table:table-cell office:value-type="float" office:value="24.031542398458">
                <text:p>24.031542398458</text:p>
              </table:table-cell>
              <table:table-cell office:value-type="float" office:value="248.574369342483">
                <text:p>248.574369342483</text:p>
              </table:table-cell>
              <table:table-cell office:value-type="float" office:value="170.623951029052">
                <text:p>170.6239510290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.705270206354">
                <text:p>331.705270206354</text:p>
              </table:table-cell>
              <table:table-cell office:value-type="float" office:value="193.651713082515">
                <text:p>193.65171308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309292618068">
                <text:p>102.309292618068</text:p>
              </table:table-cell>
              <table:table-cell office:value-type="float" office:value="23.9076188990759">
                <text:p>23.9076188990759</text:p>
              </table:table-cell>
              <table:table-cell office:value-type="float" office:value="245.604022411714">
                <text:p>245.604022411714</text:p>
              </table:table-cell>
              <table:table-cell office:value-type="float" office:value="169.744094183439">
                <text:p>169.7440941834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5.075941360927">
                <text:p>335.075941360927</text:p>
              </table:table-cell>
              <table:table-cell office:value-type="float" office:value="192.588944549769">
                <text:p>192.588944549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725424859374">
                <text:p>102.725424859374</text:p>
              </table:table-cell>
              <table:table-cell office:value-type="float" office:value="23.7764129073788">
                <text:p>23.7764129073788</text:p>
              </table:table-cell>
              <table:table-cell office:value-type="float" office:value="242.649483498447">
                <text:p>242.649483498447</text:p>
              </table:table-cell>
              <table:table-cell office:value-type="float" office:value="168.81253164239">
                <text:p>168.812531642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8.427551277574">
                <text:p>338.427551277574</text:p>
              </table:table-cell>
              <table:table-cell office:value-type="float" office:value="191.467511558862">
                <text:p>191.467511558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139203861429">
                <text:p>103.139203861429</text:p>
              </table:table-cell>
              <table:table-cell office:value-type="float" office:value="23.6379643899829">
                <text:p>23.6379643899829</text:p>
              </table:table-cell>
              <table:table-cell office:value-type="float" office:value="239.711652583855">
                <text:p>239.711652583855</text:p>
              </table:table-cell>
              <table:table-cell office:value-type="float" office:value="167.829547168879">
                <text:p>167.8295471688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1.759079023448">
                <text:p>341.759079023448</text:p>
              </table:table-cell>
              <table:table-cell office:value-type="float" office:value="190.287755709146">
                <text:p>190.28775570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550503583142">
                <text:p>103.550503583142</text:p>
              </table:table-cell>
              <table:table-cell office:value-type="float" office:value="23.4923155196477">
                <text:p>23.4923155196477</text:p>
              </table:table-cell>
              <table:table-cell office:value-type="float" office:value="236.791424559694">
                <text:p>236.791424559694</text:p>
              </table:table-cell>
              <table:table-cell office:value-type="float" office:value="166.795440189499">
                <text:p>166.795440189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5.069509782923">
                <text:p>345.069509782923</text:p>
              </table:table-cell>
              <table:table-cell office:value-type="float" office:value="189.050036365683">
                <text:p>189.050036365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959198738632">
                <text:p>103.959198738632</text:p>
              </table:table-cell>
              <table:table-cell office:value-type="float" office:value="23.3395106624301">
                <text:p>23.3395106624301</text:p>
              </table:table-cell>
              <table:table-cell office:value-type="float" office:value="233.889688955709">
                <text:p>233.889688955709</text:p>
              </table:table-cell>
              <table:table-cell office:value-type="float" office:value="165.710525703253">
                <text:p>165.7105257032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8.357835166722">
                <text:p>348.357835166722</text:p>
              </table:table-cell>
              <table:table-cell office:value-type="float" office:value="187.754730549774">
                <text:p>187.75473054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365164835398">
                <text:p>104.365164835398</text:p>
              </table:table-cell>
              <table:table-cell office:value-type="float" office:value="23.1795963641697">
                <text:p>23.1795963641697</text:p>
              </table:table-cell>
              <table:table-cell office:value-type="float" office:value="231.007329668676">
                <text:p>231.007329668676</text:p>
              </table:table-cell>
              <table:table-cell office:value-type="float" office:value="164.575134185605">
                <text:p>164.5751341856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1.623053519078">
                <text:p>351.623053519078</text:p>
              </table:table-cell>
              <table:table-cell office:value-type="float" office:value="186.402232824119">
                <text:p>186.40223282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768278212232">
                <text:p>104.768278212232</text:p>
              </table:table-cell>
              <table:table-cell office:value-type="float" office:value="23.012621336311">
                <text:p>23.012621336311</text:p>
              </table:table-cell>
              <table:table-cell office:value-type="float" office:value="228.145224693154">
                <text:p>228.145224693154</text:p>
              </table:table-cell>
              <table:table-cell office:value-type="float" office:value="163.389611487808">
                <text:p>163.3896114878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4.86417022285">
                <text:p>354.86417022285</text:p>
              </table:table-cell>
              <table:table-cell office:value-type="float" office:value="184.992955172627">
                <text:p>184.99295517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168416076895">
                <text:p>105.168416076895</text:p>
              </table:table-cell>
              <table:table-cell office:value-type="float" office:value="22.838636441065">
                <text:p>22.838636441065</text:p>
              </table:table-cell>
              <table:table-cell office:value-type="float" office:value="225.304245854045">
                <text:p>225.304245854045</text:p>
              </table:table-cell>
              <table:table-cell office:value-type="float" office:value="162.154318731562">
                <text:p>162.1543187315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.080198002492">
                <text:p>358.080198002492</text:p>
              </table:table-cell>
              <table:table-cell office:value-type="float" office:value="183.527326874922">
                <text:p>183.52732687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565456543517">
                <text:p>105.565456543517</text:p>
              </table:table-cell>
              <table:table-cell office:value-type="float" office:value="22.6576946759162">
                <text:p>22.6576946759162</text:p>
              </table:table-cell>
              <table:table-cell office:value-type="float" office:value="222.485258541026">
                <text:p>222.485258541026</text:p>
              </table:table-cell>
              <table:table-cell office:value-type="float" office:value="160.869632199005">
                <text:p>160.8696321990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1.270157224788">
                <text:p>361.270157224788</text:p>
              </table:table-cell>
              <table:table-cell office:value-type="float" office:value="182.005794375581">
                <text:p>182.005794375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959278669727">
                <text:p>105.959278669727</text:p>
              </table:table-cell>
              <table:table-cell office:value-type="float" office:value="22.4698511574792">
                <text:p>22.4698511574792</text:p>
              </table:table-cell>
              <table:table-cell office:value-type="float" office:value="219.689121444939">
                <text:p>219.689121444939</text:p>
              </table:table-cell>
              <table:table-cell office:value-type="float" office:value="159.535943218102">
                <text:p>159.5359432181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4.433076197258">
                <text:p>364.433076197258</text:p>
              </table:table-cell>
              <table:table-cell office:value-type="float" office:value="180.428821148144">
                <text:p>180.428821148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349762493489">
                <text:p>106.349762493489</text:p>
              </table:table-cell>
              <table:table-cell office:value-type="float" office:value="22.2751631047092">
                <text:p>22.2751631047092</text:p>
              </table:table-cell>
              <table:table-cell office:value-type="float" office:value="216.91668629623">
                <text:p>216.91668629623</text:p>
              </table:table-cell>
              <table:table-cell office:value-type="float" office:value="158.153658043435">
                <text:p>158.1536580434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7.567991464143">
                <text:p>367.567991464143</text:p>
              </table:table-cell>
              <table:table-cell office:value-type="float" office:value="178.796887553933">
                <text:p>178.79688755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736789069647">
                <text:p>106.736789069647</text:p>
              </table:table-cell>
              <table:table-cell office:value-type="float" office:value="22.0736898214732">
                <text:p>22.0736898214732</text:p>
              </table:table-cell>
              <table:table-cell office:value-type="float" office:value="214.168797605504">
                <text:p>214.168797605504</text:p>
              </table:table-cell>
              <table:table-cell office:value-type="float" office:value="156.72319773246">
                <text:p>156.723197732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0.673948099883">
                <text:p>370.673948099883</text:p>
              </table:table-cell>
              <table:table-cell office:value-type="float" office:value="177.110490695728">
                <text:p>177.110490695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120240506158">
                <text:p>107.120240506158</text:p>
              </table:table-cell>
              <table:table-cell office:value-type="float" office:value="21.8654926784849">
                <text:p>21.8654926784849</text:p>
              </table:table-cell>
              <table:table-cell office:value-type="float" office:value="211.446292406275">
                <text:p>211.446292406275</text:p>
              </table:table-cell>
              <table:table-cell office:value-type="float" office:value="155.244998017243">
                <text:p>155.244998017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3.75">
                <text:p>373.75</text:p>
              </table:table-cell>
              <table:table-cell office:value-type="float" office:value="175.370144266349">
                <text:p>175.37014426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5">
                <text:p>107.5</text:p>
              </table:table-cell>
              <table:table-cell office:value-type="float" office:value="21.650635094611">
                <text:p>21.650635094611</text:p>
              </table:table-cell>
              <table:table-cell office:value-type="float" office:value="208.75">
                <text:p>208.75</text:p>
              </table:table-cell>
              <table:table-cell office:value-type="float" office:value="153.719509171738">
                <text:p>153.7195091717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6.795210169286">
                <text:p>376.795210169286</text:p>
              </table:table-cell>
              <table:table-cell office:value-type="float" office:value="173.576378392178">
                <text:p>173.57637839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875951872751">
                <text:p>107.875951872751</text:p>
              </table:table-cell>
              <table:table-cell office:value-type="float" office:value="21.4291825175528">
                <text:p>21.4291825175528</text:p>
              </table:table-cell>
              <table:table-cell office:value-type="float" office:value="206.080741703465">
                <text:p>206.080741703465</text:p>
              </table:table-cell>
              <table:table-cell office:value-type="float" office:value="152.147195874625">
                <text:p>152.147195874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9.808651007224">
                <text:p>379.808651007224</text:p>
              </table:table-cell>
              <table:table-cell office:value-type="float" office:value="171.729739471676">
                <text:p>171.72973947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24798160583">
                <text:p>108.24798160583</text:p>
              </table:table-cell>
              <table:table-cell office:value-type="float" office:value="21.2012024039107">
                <text:p>21.2012024039107</text:p>
              </table:table-cell>
              <table:table-cell office:value-type="float" office:value="203.439330598606">
                <text:p>203.439330598606</text:p>
              </table:table-cell>
              <table:table-cell office:value-type="float" office:value="150.528537067766">
                <text:p>150.5285370677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2.789404590543">
                <text:p>382.789404590543</text:p>
              </table:table-cell>
              <table:table-cell office:value-type="float" office:value="169.830790008948">
                <text:p>169.830790008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615975875376">
                <text:p>108.615975875376</text:p>
              </table:table-cell>
              <table:table-cell office:value-type="float" office:value="20.9667641986356">
                <text:p>20.9667641986356</text:p>
              </table:table-cell>
              <table:table-cell office:value-type="float" office:value="200.826571284833">
                <text:p>200.826571284833</text:p>
              </table:table-cell>
              <table:table-cell office:value-type="float" office:value="148.864025810313">
                <text:p>148.8640258103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5.736562952826">
                <text:p>385.736562952826</text:p>
              </table:table-cell>
              <table:table-cell office:value-type="float" office:value="167.880108442396">
                <text:p>167.88010844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979822586769">
                <text:p>108.979822586769</text:p>
              </table:table-cell>
              <table:table-cell office:value-type="float" office:value="20.7259393138761">
                <text:p>20.7259393138761</text:p>
              </table:table-cell>
              <table:table-cell office:value-type="float" office:value="198.243259633943">
                <text:p>198.243259633943</text:p>
              </table:table-cell>
              <table:table-cell office:value-type="float" office:value="147.15416912852">
                <text:p>147.15416912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8.649228361087">
                <text:p>388.649228361087</text:p>
              </table:table-cell>
              <table:table-cell office:value-type="float" office:value="165.878288968521">
                <text:p>165.87828896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339410908776">
                <text:p>109.339410908776</text:p>
              </table:table-cell>
              <table:table-cell office:value-type="float" office:value="20.4788011072248">
                <text:p>20.4788011072248</text:p>
              </table:table-cell>
              <table:table-cell office:value-type="float" office:value="195.690182547689">
                <text:p>195.690182547689</text:p>
              </table:table-cell>
              <table:table-cell office:value-type="float" office:value="145.399487861296">
                <text:p>145.3994878612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1.526513589226">
                <text:p>391.526513589226</text:p>
              </table:table-cell>
              <table:table-cell office:value-type="float" office:value="163.825941360927">
                <text:p>163.825941360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694631307312">
                <text:p>109.694631307312</text:p>
              </table:table-cell>
              <table:table-cell office:value-type="float" office:value="20.2254248593737">
                <text:p>20.2254248593737</text:p>
              </table:table-cell>
              <table:table-cell office:value-type="float" office:value="193.168117718086">
                <text:p>193.168117718086</text:p>
              </table:table-cell>
              <table:table-cell office:value-type="float" office:value="143.600516501553">
                <text:p>143.6005165015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4.36754218829">
                <text:p>394.36754218829</text:p>
              </table:table-cell>
              <table:table-cell office:value-type="float" office:value="161.723690784577">
                <text:p>161.723690784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045375578801">
                <text:p>110.045375578801</text:p>
              </table:table-cell>
              <table:table-cell office:value-type="float" office:value="19.9658877511823">
                <text:p>19.9658877511823</text:p>
              </table:table-cell>
              <table:table-cell office:value-type="float" office:value="190.677833390511">
                <text:p>190.677833390511</text:p>
              </table:table-cell>
              <table:table-cell office:value-type="float" office:value="141.757803033395">
                <text:p>141.7578030333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7.171448753446">
                <text:p>397.171448753446</text:p>
              </table:table-cell>
              <table:table-cell office:value-type="float" office:value="159.572177605361">
                <text:p>159.57217760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391536883141">
                <text:p>110.391536883141</text:p>
              </table:table-cell>
              <table:table-cell office:value-type="float" office:value="19.700268840168">
                <text:p>19.700268840168</text:p>
              </table:table-cell>
              <table:table-cell office:value-type="float" office:value="188.220088129696">
                <text:p>188.220088129696</text:p>
              </table:table-cell>
              <table:table-cell office:value-type="float" office:value="139.871908765193">
                <text:p>139.8719087651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.937379187592">
                <text:p>399.937379187592</text:p>
              </table:table-cell>
              <table:table-cell office:value-type="float" office:value="157.372057195037">
                <text:p>157.37205719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733009776246">
                <text:p>110.733009776246</text:p>
              </table:table-cell>
              <table:table-cell office:value-type="float" office:value="19.4286490364243">
                <text:p>19.4286490364243</text:p>
              </table:table-cell>
              <table:table-cell office:value-type="float" office:value="185.795630588654">
                <text:p>185.795630588654</text:p>
              </table:table-cell>
              <table:table-cell office:value-type="float" office:value="137.943408158612">
                <text:p>137.9434081586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2.664490961524">
                <text:p>402.664490961524</text:p>
              </table:table-cell>
              <table:table-cell office:value-type="float" office:value="155.123999731593">
                <text:p>155.12399973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069690242163">
                <text:p>111.069690242163</text:p>
              </table:table-cell>
              <table:table-cell office:value-type="float" office:value="19.1511110779745">
                <text:p>19.1511110779745</text:p>
              </table:table-cell>
              <table:table-cell office:value-type="float" office:value="183.405199280639">
                <text:p>183.405199280639</text:p>
              </table:table-cell>
              <table:table-cell office:value-type="float" office:value="135.972888653619">
                <text:p>135.9728886536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5.351953370578">
                <text:p>405.351953370578</text:p>
              </table:table-cell>
              <table:table-cell office:value-type="float" office:value="152.828689995111">
                <text:p>152.828689995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401475724763">
                <text:p>111.401475724763</text:p>
              </table:table-cell>
              <table:table-cell office:value-type="float" office:value="18.8677395055693">
                <text:p>18.8677395055693</text:p>
              </table:table-cell>
              <table:table-cell office:value-type="float" office:value="181.049522354185">
                <text:p>181.049522354185</text:p>
              </table:table-cell>
              <table:table-cell office:value-type="float" office:value="133.960950489542">
                <text:p>133.9609504895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7.998947787669">
                <text:p>407.998947787669</text:p>
              </table:table-cell>
              <table:table-cell office:value-type="float" office:value="150.486827159172">
                <text:p>150.48682715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728265158971">
                <text:p>111.728265158971</text:p>
              </table:table-cell>
              <table:table-cell office:value-type="float" office:value="18.5786206369349">
                <text:p>18.5786206369349</text:p>
              </table:table-cell>
              <table:table-cell office:value-type="float" office:value="178.729317371303">
                <text:p>178.729317371303</text:p>
              </table:table-cell>
              <table:table-cell office:value-type="float" office:value="131.908206522238">
                <text:p>131.9082065222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0.604667912656">
                <text:p>410.604667912656</text:p>
              </table:table-cell>
              <table:table-cell office:value-type="float" office:value="148.099124577882">
                <text:p>148.099124577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049959001562">
                <text:p>112.049959001562</text:p>
              </table:table-cell>
              <table:table-cell office:value-type="float" office:value="18.2838425404793">
                <text:p>18.2838425404793</text:p>
              </table:table-cell>
              <table:table-cell office:value-type="float" office:value="176.445291088907">
                <text:p>176.445291088907</text:p>
              </table:table-cell>
              <table:table-cell office:value-type="float" office:value="129.815282037403">
                <text:p>129.8152820374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3.168320017947">
                <text:p>413.168320017947</text:p>
              </table:table-cell>
              <table:table-cell office:value-type="float" office:value="145.666309568577">
                <text:p>145.66630956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366459261475">
                <text:p>112.366459261475</text:p>
              </table:table-cell>
              <table:table-cell office:value-type="float" office:value="17.9834950084663">
                <text:p>17.9834950084663</text:p>
              </table:table-cell>
              <table:table-cell office:value-type="float" office:value="174.198139243528">
                <text:p>174.198139243528</text:p>
              </table:table-cell>
              <table:table-cell office:value-type="float" office:value="127.682814560111">
                <text:p>127.6828145601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5.689123190276">
                <text:p>415.689123190276</text:p>
              </table:table-cell>
              <table:table-cell office:value-type="float" office:value="143.189123190276">
                <text:p>143.18912319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677669529664">
                <text:p>112.677669529664</text:p>
              </table:table-cell>
              <table:table-cell office:value-type="float" office:value="17.6776695296637">
                <text:p>17.6776695296637</text:p>
              </table:table-cell>
              <table:table-cell office:value-type="float" office:value="171.988546339388">
                <text:p>171.988546339388</text:p>
              </table:table-cell>
              <table:table-cell office:value-type="float" office:value="125.511453660612">
                <text:p>125.5114536606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8.166309568577">
                <text:p>418.166309568577</text:p>
              </table:table-cell>
              <table:table-cell office:value-type="float" office:value="140.668320017947">
                <text:p>140.66832001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983495008466">
                <text:p>112.983495008466</text:p>
              </table:table-cell>
              <table:table-cell office:value-type="float" office:value="17.3664592614749">
                <text:p>17.3664592614749</text:p>
              </table:table-cell>
              <table:table-cell office:value-type="float" office:value="169.817185439889">
                <text:p>169.817185439889</text:p>
              </table:table-cell>
              <table:table-cell office:value-type="float" office:value="123.301860756472">
                <text:p>123.3018607564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0.599124577882">
                <text:p>420.599124577882</text:p>
              </table:table-cell>
              <table:table-cell office:value-type="float" office:value="138.104667912656">
                <text:p>138.10466791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283842540479">
                <text:p>113.283842540479</text:p>
              </table:table-cell>
              <table:table-cell office:value-type="float" office:value="17.0499590015625">
                <text:p>17.0499590015625</text:p>
              </table:table-cell>
              <table:table-cell office:value-type="float" office:value="167.684717962597">
                <text:p>167.684717962597</text:p>
              </table:table-cell>
              <table:table-cell office:value-type="float" office:value="121.054708911093">
                <text:p>121.0547089110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2.986827159172">
                <text:p>422.986827159172</text:p>
              </table:table-cell>
              <table:table-cell office:value-type="float" office:value="135.498947787669">
                <text:p>135.498947787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578620636935">
                <text:p>113.578620636935</text:p>
              </table:table-cell>
              <table:table-cell office:value-type="float" office:value="16.7282651589715">
                <text:p>16.7282651589715</text:p>
              </table:table-cell>
              <table:table-cell office:value-type="float" office:value="165.591793477763">
                <text:p>165.591793477763</text:p>
              </table:table-cell>
              <table:table-cell office:value-type="float" office:value="118.770682628697">
                <text:p>118.7706826286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5.328689995111">
                <text:p>425.328689995111</text:p>
              </table:table-cell>
              <table:table-cell office:value-type="float" office:value="132.851953370578">
                <text:p>132.851953370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867739505569">
                <text:p>113.867739505569</text:p>
              </table:table-cell>
              <table:table-cell office:value-type="float" office:value="16.4014757247627">
                <text:p>16.4014757247627</text:p>
              </table:table-cell>
              <table:table-cell office:value-type="float" office:value="163.539049510458">
                <text:p>163.539049510458</text:p>
              </table:table-cell>
              <table:table-cell office:value-type="float" office:value="116.450477645815">
                <text:p>116.4504776458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7.623999731593">
                <text:p>427.623999731593</text:p>
              </table:table-cell>
              <table:table-cell office:value-type="float" office:value="130.164490961524">
                <text:p>130.16449096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151111077974">
                <text:p>114.151111077974</text:p>
              </table:table-cell>
              <table:table-cell office:value-type="float" office:value="16.0696902421635">
                <text:p>16.0696902421635</text:p>
              </table:table-cell>
              <table:table-cell office:value-type="float" office:value="161.527111346381">
                <text:p>161.527111346381</text:p>
              </table:table-cell>
              <table:table-cell office:value-type="float" office:value="114.094800719361">
                <text:p>114.0948007193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9.872057195037">
                <text:p>429.872057195037</text:p>
              </table:table-cell>
              <table:table-cell office:value-type="float" office:value="127.437379187592">
                <text:p>127.437379187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428649036424">
                <text:p>114.428649036424</text:p>
              </table:table-cell>
              <table:table-cell office:value-type="float" office:value="15.7330097762459">
                <text:p>15.7330097762459</text:p>
              </table:table-cell>
              <table:table-cell office:value-type="float" office:value="159.556591841388">
                <text:p>159.556591841388</text:p>
              </table:table-cell>
              <table:table-cell office:value-type="float" office:value="111.704369411346">
                <text:p>111.7043694113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2.072177605361">
                <text:p>432.072177605361</text:p>
              </table:table-cell>
              <table:table-cell office:value-type="float" office:value="124.671448753446">
                <text:p>124.671448753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700268840168">
                <text:p>114.700268840168</text:p>
              </table:table-cell>
              <table:table-cell office:value-type="float" office:value="15.3915368831415">
                <text:p>15.3915368831415</text:p>
              </table:table-cell>
              <table:table-cell office:value-type="float" office:value="157.628091234807">
                <text:p>157.628091234807</text:p>
              </table:table-cell>
              <table:table-cell office:value-type="float" office:value="109.279911870304">
                <text:p>109.2799118703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4.223690784577">
                <text:p>434.223690784577</text:p>
              </table:table-cell>
              <table:table-cell office:value-type="float" office:value="121.86754218829">
                <text:p>121.8675421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965887751182">
                <text:p>114.965887751182</text:p>
              </table:table-cell>
              <table:table-cell office:value-type="float" office:value="15.0453755788012">
                <text:p>15.0453755788012</text:p>
              </table:table-cell>
              <table:table-cell office:value-type="float" office:value="155.742196966606">
                <text:p>155.742196966606</text:p>
              </table:table-cell>
              <table:table-cell office:value-type="float" office:value="106.822166609489">
                <text:p>106.822166609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6.325941360927">
                <text:p>436.325941360927</text:p>
              </table:table-cell>
              <table:table-cell office:value-type="float" office:value="119.026513589226">
                <text:p>119.02651358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225424859374">
                <text:p>115.225424859374</text:p>
              </table:table-cell>
              <table:table-cell office:value-type="float" office:value="14.6946313073118">
                <text:p>14.6946313073118</text:p>
              </table:table-cell>
              <table:table-cell office:value-type="float" office:value="153.899483498447">
                <text:p>153.899483498447</text:p>
              </table:table-cell>
              <table:table-cell office:value-type="float" office:value="104.331882281914">
                <text:p>104.3318822819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8.378288968521">
                <text:p>438.378288968521</text:p>
              </table:table-cell>
              <table:table-cell office:value-type="float" office:value="116.149228361087">
                <text:p>116.14922836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478801107225">
                <text:p>115.478801107225</text:p>
              </table:table-cell>
              <table:table-cell office:value-type="float" office:value="14.3394109087762">
                <text:p>14.3394109087762</text:p>
              </table:table-cell>
              <table:table-cell office:value-type="float" office:value="152.100512138704">
                <text:p>152.100512138704</text:p>
              </table:table-cell>
              <table:table-cell office:value-type="float" office:value="101.809817452311">
                <text:p>101.8098174523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0.380108442396">
                <text:p>440.380108442396</text:p>
              </table:table-cell>
              <table:table-cell office:value-type="float" office:value="113.236562952826">
                <text:p>113.23656295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725939313876">
                <text:p>115.725939313876</text:p>
              </table:table-cell>
              <table:table-cell office:value-type="float" office:value="13.9798225867687">
                <text:p>13.9798225867687</text:p>
              </table:table-cell>
              <table:table-cell office:value-type="float" office:value="150.34583087148">
                <text:p>150.34583087148</text:p>
              </table:table-cell>
              <table:table-cell office:value-type="float" office:value="99.2567403660577">
                <text:p>99.25674036605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2.330790008948">
                <text:p>442.330790008948</text:p>
              </table:table-cell>
              <table:table-cell office:value-type="float" office:value="110.289404590543">
                <text:p>110.289404590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966764198636">
                <text:p>115.966764198636</text:p>
              </table:table-cell>
              <table:table-cell office:value-type="float" office:value="13.6159758753757">
                <text:p>13.6159758753757</text:p>
              </table:table-cell>
              <table:table-cell office:value-type="float" office:value="148.635974189687">
                <text:p>148.635974189687</text:p>
              </table:table-cell>
              <table:table-cell office:value-type="float" office:value="96.6734287151673">
                <text:p>96.67342871516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4.229739471676">
                <text:p>444.229739471676</text:p>
              </table:table-cell>
              <table:table-cell office:value-type="float" office:value="107.308651007224">
                <text:p>107.30865100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201202403911">
                <text:p>116.201202403911</text:p>
              </table:table-cell>
              <table:table-cell office:value-type="float" office:value="13.2479816058301">
                <text:p>13.2479816058301</text:p>
              </table:table-cell>
              <table:table-cell office:value-type="float" office:value="146.971462932234">
                <text:p>146.971462932234</text:p>
              </table:table-cell>
              <table:table-cell office:value-type="float" office:value="94.060669401394">
                <text:p>94.0606694013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6.076378392178">
                <text:p>446.076378392178</text:p>
              </table:table-cell>
              <table:table-cell office:value-type="float" office:value="104.295210169286">
                <text:p>104.29521016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429182517553">
                <text:p>116.429182517553</text:p>
              </table:table-cell>
              <table:table-cell office:value-type="float" office:value="12.8759518727514">
                <text:p>12.8759518727514</text:p>
              </table:table-cell>
              <table:table-cell office:value-type="float" office:value="145.352804125375">
                <text:p>145.352804125375</text:p>
              </table:table-cell>
              <table:table-cell office:value-type="float" office:value="91.4192582965347">
                <text:p>91.41925829653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7.870144266349">
                <text:p>447.870144266349</text:p>
              </table:table-cell>
              <table:table-cell office:value-type="float" office:value="101.25">
                <text:p>10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650635094611">
                <text:p>116.650635094611</text:p>
              </table:table-cell>
              <table:table-cell office:value-type="float" office:value="12.5">
                <text:p>12.5</text:p>
              </table:table-cell>
              <table:table-cell office:value-type="float" office:value="143.780490828262">
                <text:p>143.780490828262</text:p>
              </table:table-cell>
              <table:table-cell office:value-type="float" office:value="88.7500000000001">
                <text:p>88.75000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9.610490695728">
                <text:p>449.610490695728</text:p>
              </table:table-cell>
              <table:table-cell office:value-type="float" office:value="98.1739480998832">
                <text:p>98.173948099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865492678485">
                <text:p>116.865492678485</text:p>
              </table:table-cell>
              <table:table-cell office:value-type="float" office:value="12.1202405061584">
                <text:p>12.1202405061584</text:p>
              </table:table-cell>
              <table:table-cell office:value-type="float" office:value="142.255001982757">
                <text:p>142.255001982757</text:p>
              </table:table-cell>
              <table:table-cell office:value-type="float" office:value="86.0537075937248">
                <text:p>86.05370759372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1.296887553933">
                <text:p>451.296887553933</text:p>
              </table:table-cell>
              <table:table-cell office:value-type="float" office:value="95.0679914641429">
                <text:p>95.067991464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073689821473">
                <text:p>117.073689821473</text:p>
              </table:table-cell>
              <table:table-cell office:value-type="float" office:value="11.7367890696473">
                <text:p>11.7367890696473</text:p>
              </table:table-cell>
              <table:table-cell office:value-type="float" office:value="140.77680226754">
                <text:p>140.77680226754</text:p>
              </table:table-cell>
              <table:table-cell office:value-type="float" office:value="83.3312023944956">
                <text:p>83.33120239449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2.928821148145">
                <text:p>452.928821148145</text:p>
              </table:table-cell>
              <table:table-cell office:value-type="float" office:value="91.9330761972583">
                <text:p>91.933076197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275163104709">
                <text:p>117.275163104709</text:p>
              </table:table-cell>
              <table:table-cell office:value-type="float" office:value="11.3497624934887">
                <text:p>11.3497624934887</text:p>
              </table:table-cell>
              <table:table-cell office:value-type="float" office:value="139.346341956565">
                <text:p>139.346341956565</text:p>
              </table:table-cell>
              <table:table-cell office:value-type="float" office:value="80.5833137037696">
                <text:p>80.58331370376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4.505794375581">
                <text:p>454.505794375581</text:p>
              </table:table-cell>
              <table:table-cell office:value-type="float" office:value="88.7701572247881">
                <text:p>88.7701572247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469851157479">
                <text:p>117.469851157479</text:p>
              </table:table-cell>
              <table:table-cell office:value-type="float" office:value="10.9592786697269">
                <text:p>10.9592786697269</text:p>
              </table:table-cell>
              <table:table-cell office:value-type="float" office:value="137.964056781898">
                <text:p>137.964056781898</text:p>
              </table:table-cell>
              <table:table-cell office:value-type="float" office:value="77.8108785550612">
                <text:p>77.81087855506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6.027326874922">
                <text:p>456.027326874922</text:p>
              </table:table-cell>
              <table:table-cell office:value-type="float" office:value="85.5801980024918">
                <text:p>85.5801980024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657694675916">
                <text:p>117.657694675916</text:p>
              </table:table-cell>
              <table:table-cell office:value-type="float" office:value="10.5654565435175">
                <text:p>10.5654565435175</text:p>
              </table:table-cell>
              <table:table-cell office:value-type="float" office:value="136.630367800995">
                <text:p>136.630367800995</text:p>
              </table:table-cell>
              <table:table-cell office:value-type="float" office:value="75.0147414589742">
                <text:p>75.01474145897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7.492955172627">
                <text:p>457.492955172627</text:p>
              </table:table-cell>
              <table:table-cell office:value-type="float" office:value="82.3641702228495">
                <text:p>82.3641702228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838636441065">
                <text:p>117.838636441065</text:p>
              </table:table-cell>
              <table:table-cell office:value-type="float" office:value="10.168416076895">
                <text:p>10.168416076895</text:p>
              </table:table-cell>
              <table:table-cell office:value-type="float" office:value="135.345681268438">
                <text:p>135.345681268438</text:p>
              </table:table-cell>
              <table:table-cell office:value-type="float" office:value="72.1957541459545">
                <text:p>72.19575414595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8.902232824119">
                <text:p>458.902232824119</text:p>
              </table:table-cell>
              <table:table-cell office:value-type="float" office:value="79.1230535190781">
                <text:p>79.123053519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012621336311">
                <text:p>118.012621336311</text:p>
              </table:table-cell>
              <table:table-cell office:value-type="float" office:value="9.76827821223187">
                <text:p>9.76827821223187</text:p>
              </table:table-cell>
              <table:table-cell office:value-type="float" office:value="134.110388512192">
                <text:p>134.110388512192</text:p>
              </table:table-cell>
              <table:table-cell office:value-type="float" office:value="69.3547753068463">
                <text:p>69.35477530684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0.254730549774">
                <text:p>460.254730549774</text:p>
              </table:table-cell>
              <table:table-cell office:value-type="float" office:value="75.8578351667223">
                <text:p>75.8578351667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17959636417">
                <text:p>118.17959636417</text:p>
              </table:table-cell>
              <table:table-cell office:value-type="float" office:value="9.36516483539781">
                <text:p>9.36516483539781</text:p>
              </table:table-cell>
              <table:table-cell office:value-type="float" office:value="132.924865814395">
                <text:p>132.924865814395</text:p>
              </table:table-cell>
              <table:table-cell office:value-type="float" office:value="66.4926703313244">
                <text:p>66.4926703313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1.550036365683">
                <text:p>461.550036365683</text:p>
              </table:table-cell>
              <table:table-cell office:value-type="float" office:value="72.5695097829234">
                <text:p>72.5695097829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33951066243">
                <text:p>118.33951066243</text:p>
              </table:table-cell>
              <table:table-cell office:value-type="float" office:value="8.95919873863252">
                <text:p>8.95919873863252</text:p>
              </table:table-cell>
              <table:table-cell office:value-type="float" office:value="131.789474296747">
                <text:p>131.789474296747</text:p>
              </table:table-cell>
              <table:table-cell office:value-type="float" office:value="63.6103110442909">
                <text:p>63.61031104429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2.787755709147">
                <text:p>462.787755709147</text:p>
              </table:table-cell>
              <table:table-cell office:value-type="float" office:value="69.2590790234479">
                <text:p>69.259079023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492315519648">
                <text:p>118.492315519648</text:p>
              </table:table-cell>
              <table:table-cell office:value-type="float" office:value="8.55050358314172">
                <text:p>8.55050358314172</text:p>
              </table:table-cell>
              <table:table-cell office:value-type="float" office:value="130.704559810501">
                <text:p>130.704559810501</text:p>
              </table:table-cell>
              <table:table-cell office:value-type="float" office:value="60.7085754403062">
                <text:p>60.70857544030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3.967511558862">
                <text:p>463.967511558862</text:p>
              </table:table-cell>
              <table:table-cell office:value-type="float" office:value="65.9275512775744">
                <text:p>65.927551277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637964389983">
                <text:p>118.637964389983</text:p>
              </table:table-cell>
              <table:table-cell office:value-type="float" office:value="8.13920386142894">
                <text:p>8.13920386142894</text:p>
              </table:table-cell>
              <table:table-cell office:value-type="float" office:value="129.670452831121">
                <text:p>129.670452831121</text:p>
              </table:table-cell>
              <table:table-cell office:value-type="float" office:value="57.7883474161455">
                <text:p>57.78834741614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5.088944549769">
                <text:p>465.088944549769</text:p>
              </table:table-cell>
              <table:table-cell office:value-type="float" office:value="62.5759413609269">
                <text:p>62.5759413609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776412907379">
                <text:p>118.776412907379</text:p>
              </table:table-cell>
              <table:table-cell office:value-type="float" office:value="7.72542485937369">
                <text:p>7.72542485937369</text:p>
              </table:table-cell>
              <table:table-cell office:value-type="float" office:value="128.68746835761">
                <text:p>128.68746835761</text:p>
              </table:table-cell>
              <table:table-cell office:value-type="float" office:value="54.8505165015532">
                <text:p>54.85051650155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6.151713082515">
                <text:p>466.151713082515</text:p>
              </table:table-cell>
              <table:table-cell office:value-type="float" office:value="59.2052702063541">
                <text:p>59.205270206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907618899076">
                <text:p>118.907618899076</text:p>
              </table:table-cell>
              <table:table-cell office:value-type="float" office:value="7.30929261806841">
                <text:p>7.30929261806841</text:p>
              </table:table-cell>
              <table:table-cell office:value-type="float" office:value="127.755905816561">
                <text:p>127.755905816561</text:p>
              </table:table-cell>
              <table:table-cell office:value-type="float" office:value="51.8959775882857">
                <text:p>51.8959775882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7.15549342751">
                <text:p>467.15549342751</text:p>
              </table:table-cell>
              <table:table-cell office:value-type="float" office:value="55.8165645529425">
                <text:p>55.816564552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031542398458">
                <text:p>119.031542398458</text:p>
              </table:table-cell>
              <table:table-cell office:value-type="float" office:value="6.89093389542499">
                <text:p>6.89093389542499</text:p>
              </table:table-cell>
              <table:table-cell office:value-type="float" office:value="126.876048970948">
                <text:p>126.876048970948</text:p>
              </table:table-cell>
              <table:table-cell office:value-type="float" office:value="48.9256306575175">
                <text:p>48.92563065751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8.099979823536">
                <text:p>468.099979823536</text:p>
              </table:table-cell>
              <table:table-cell office:value-type="float" office:value="52.4108566332604">
                <text:p>52.410856633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148145657227">
                <text:p>119.148145657227</text:p>
              </table:table-cell>
              <table:table-cell office:value-type="float" office:value="6.47047612756302">
                <text:p>6.47047612756302</text:p>
              </table:table-cell>
              <table:table-cell office:value-type="float" office:value="126.04816583369">
                <text:p>126.04816583369</text:p>
              </table:table-cell>
              <table:table-cell office:value-type="float" office:value="45.9403805056974">
                <text:p>45.94038050569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8.984884570889">
                <text:p>468.984884570889</text:p>
              </table:table-cell>
              <table:table-cell office:value-type="float" office:value="48.9891838589327">
                <text:p>48.9891838589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2573931569">
                <text:p>119.2573931569</text:p>
              </table:table-cell>
              <table:table-cell office:value-type="float" office:value="6.0480473899917">
                <text:p>6.0480473899917</text:p>
              </table:table-cell>
              <table:table-cell office:value-type="float" office:value="125.272508586011">
                <text:p>125.272508586011</text:p>
              </table:table-cell>
              <table:table-cell office:value-type="float" office:value="42.9411364689411">
                <text:p>42.94113646894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9.80993811901">
                <text:p>469.80993811901</text:p>
              </table:table-cell>
              <table:table-cell office:value-type="float" office:value="45.5525885046327">
                <text:p>45.5525885046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359251619631">
                <text:p>119.359251619631</text:p>
              </table:table-cell>
              <table:table-cell office:value-type="float" office:value="5.62377635859663">
                <text:p>5.62377635859663</text:p>
              </table:table-cell>
              <table:table-cell office:value-type="float" office:value="124.549313500621">
                <text:p>124.549313500621</text:p>
              </table:table-cell>
              <table:table-cell office:value-type="float" office:value="39.9288121460361">
                <text:p>39.92881214603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0.574889148596">
                <text:p>470.574889148596</text:p>
              </table:table-cell>
              <table:table-cell office:value-type="float" office:value="42.1021173905964">
                <text:p>42.102117390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453690018345">
                <text:p>119.453690018345</text:p>
              </table:table-cell>
              <table:table-cell office:value-type="float" office:value="5.197792270444">
                <text:p>5.197792270444</text:p>
              </table:table-cell>
              <table:table-cell office:value-type="float" office:value="123.87880086975">
                <text:p>123.87880086975</text:p>
              </table:table-cell>
              <table:table-cell office:value-type="float" office:value="36.9043251201524">
                <text:p>36.90432512015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1.279504648152">
                <text:p>471.279504648152</text:p>
              </table:table-cell>
              <table:table-cell office:value-type="float" office:value="38.6388215637503">
                <text:p>38.6388215637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540679586192">
                <text:p>119.540679586192</text:p>
              </table:table-cell>
              <table:table-cell office:value-type="float" office:value="4.77022488441362">
                <text:p>4.77022488441362</text:p>
              </table:table-cell>
              <table:table-cell office:value-type="float" office:value="123.26117493804">
                <text:p>123.26117493804</text:p>
              </table:table-cell>
              <table:table-cell office:value-type="float" office:value="33.8685966793367">
                <text:p>33.86859667933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1.923569984972">
                <text:p>471.923569984972</text:p>
              </table:table-cell>
              <table:table-cell office:value-type="float" office:value="35.1637559775536">
                <text:p>35.163755977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620193825305">
                <text:p>119.620193825305</text:p>
              </table:table-cell>
              <table:table-cell office:value-type="float" office:value="4.34120444167328">
                <text:p>4.34120444167328</text:p>
              </table:table-cell>
              <table:table-cell office:value-type="float" office:value="122.696623840333">
                <text:p>122.696623840333</text:p>
              </table:table-cell>
              <table:table-cell office:value-type="float" office:value="30.8225515358803">
                <text:p>30.8225515358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2.506888970515">
                <text:p>472.506888970515</text:p>
              </table:table-cell>
              <table:table-cell office:value-type="float" office:value="31.6779791706468">
                <text:p>31.6779791706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692208514878">
                <text:p>119.692208514878</text:p>
              </table:table-cell>
              <table:table-cell office:value-type="float" office:value="3.91086162600578">
                <text:p>3.91086162600578</text:p>
              </table:table-cell>
              <table:table-cell office:value-type="float" office:value="122.185319544363">
                <text:p>122.185319544363</text:p>
              </table:table-cell>
              <table:table-cell office:value-type="float" office:value="27.767117544641">
                <text:p>27.7671175446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3.029283920168">
                <text:p>473.029283920168</text:p>
              </table:table-cell>
              <table:table-cell office:value-type="float" office:value="28.1825529444133">
                <text:p>28.1825529444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756701718539">
                <text:p>119.756701718539</text:p>
              </table:table-cell>
              <table:table-cell office:value-type="float" office:value="3.47932752400165">
                <text:p>3.47932752400165</text:p>
              </table:table-cell>
              <table:table-cell office:value-type="float" office:value="121.727417798371">
                <text:p>121.727417798371</text:p>
              </table:table-cell>
              <table:table-cell office:value-type="float" office:value="24.7032254204117">
                <text:p>24.70322542041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3.490595707368">
                <text:p>473.490595707368</text:p>
              </table:table-cell>
              <table:table-cell office:value-type="float" office:value="24.6785420395425">
                <text:p>24.678542039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813653791033">
                <text:p>119.813653791033</text:p>
              </table:table-cell>
              <table:table-cell office:value-type="float" office:value="3.0467335851287">
                <text:p>3.0467335851287</text:p>
              </table:table-cell>
              <table:table-cell office:value-type="float" office:value="121.323058083665">
                <text:p>121.323058083665</text:p>
              </table:table-cell>
              <table:table-cell office:value-type="float" office:value="21.6318084544138">
                <text:p>21.63180845441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3.890683812075">
                <text:p>473.890683812075</text:p>
              </table:table-cell>
              <table:table-cell office:value-type="float" office:value="21.1670138116998">
                <text:p>21.167013811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863047384207">
                <text:p>119.863047384207</text:p>
              </table:table-cell>
              <table:table-cell office:value-type="float" office:value="2.61321158169134">
                <text:p>2.61321158169134</text:p>
              </table:table-cell>
              <table:table-cell office:value-type="float" office:value="120.972363572131">
                <text:p>120.972363572131</text:p>
              </table:table-cell>
              <table:table-cell office:value-type="float" office:value="18.5538022300085">
                <text:p>18.55380223000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74.229426363578">
                <text:p>474.229426363578</text:p>
              </table:table-cell>
              <table:table-cell office:value-type="float" office:value="17.6490379064008">
                <text:p>17.649037906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904867452294">
                <text:p>119.904867452294</text:p>
              </table:table-cell>
              <table:table-cell office:value-type="float" office:value="2.17889356869146">
                <text:p>2.17889356869146</text:p>
              </table:table-cell>
              <table:table-cell office:value-type="float" office:value="120.675441088715">
                <text:p>120.675441088715</text:p>
              </table:table-cell>
              <table:table-cell office:value-type="float" office:value="15.4701443377094">
                <text:p>15.47014433770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4.506720177614">
                <text:p>474.506720177614</text:p>
              </table:table-cell>
              <table:table-cell office:value-type="float" office:value="14.1256859331853">
                <text:p>14.125685933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939101256496">
                <text:p>119.939101256496</text:p>
              </table:table-cell>
              <table:table-cell office:value-type="float" office:value="1.74391184360312">
                <text:p>1.74391184360312</text:p>
              </table:table-cell>
              <table:table-cell office:value-type="float" office:value="120.432381078881">
                <text:p>120.432381078881</text:p>
              </table:table-cell>
              <table:table-cell office:value-type="float" office:value="12.3817740895821">
                <text:p>12.38177408958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74.722480787801">
                <text:p>474.722480787801</text:p>
              </table:table-cell>
              <table:table-cell office:value-type="float" office:value="10.5980311391962">
                <text:p>10.598031139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965738368864">
                <text:p>119.965738368864</text:p>
              </table:table-cell>
              <table:table-cell office:value-type="float" office:value="1.30839890607361">
                <text:p>1.30839890607361</text:p>
              </table:table-cell>
              <table:table-cell office:value-type="float" office:value="120.243257581063">
                <text:p>120.243257581063</text:p>
              </table:table-cell>
              <table:table-cell office:value-type="float" office:value="9.28963223312263">
                <text:p>9.289632233122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4.876642471367">
                <text:p>474.876642471367</text:p>
              </table:table-cell>
              <table:table-cell office:value-type="float" office:value="7.06714808225642">
                <text:p>7.06714808225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984770675477">
                <text:p>119.984770675477</text:p>
              </table:table-cell>
              <table:table-cell office:value-type="float" office:value="0.872487417562521">
                <text:p>0.872487417562521</text:p>
              </table:table-cell>
              <table:table-cell office:value-type="float" office:value="120.108128204111">
                <text:p>120.108128204111</text:p>
              </table:table-cell>
              <table:table-cell office:value-type="float" office:value="6.1946606646939">
                <text:p>6.19466066469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4.969158269169">
                <text:p>474.969158269169</text:p>
              </table:table-cell>
              <table:table-cell office:value-type="float" office:value="3.5341123035501">
                <text:p>3.5341123035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99619237891">
                <text:p>119.99619237891</text:p>
              </table:table-cell>
              <table:table-cell office:value-type="float" office:value="0.436310160932111">
                <text:p>0.436310160932111</text:p>
              </table:table-cell>
              <table:table-cell office:value-type="float" office:value="120.027034109741">
                <text:p>120.027034109741</text:p>
              </table:table-cell>
              <table:table-cell office:value-type="float" office:value="3.09780214261799">
                <text:p>3.097802142617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5">
                <text:p>475</text:p>
              </table:table-cell>
              <table:table-cell office:value-type="float" office:value="0.0000000000000495981953654678">
                <text:p>0.0000000000000495981953654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6.12323399573677E-015">
                <text:p>6.12323399573677E-015</text:p>
              </table:table-cell>
              <table:table-cell office:value-type="float" office:value="120">
                <text:p>120</text:p>
              </table:table-cell>
              <table:table-cell office:value-type="float" office:value="0.000000000000043474961369731">
                <text:p>0.000000000000043474961369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324cm" svg:height="18.101cm" xlink:href=".." xlink:type="simple" chart:class="chart:scatter" chart:style-name="ch1">
        <chart:title svg:x="10.102cm" svg:y="0.498cm" chart:style-name="ch2">
          <text:p>Mohr Colomb Failure Criterion</text:p>
        </chart:title>
        <chart:subtitle svg:x="5.604cm" svg:y="1.639cm" chart:style-name="ch3">
          <text:p>Note: Yellow points are off the circle due to difference in depth and hence pore pressure.</text:p>
        </chart:subtitle>
        <chart:legend chart:legend-position="bottom" svg:x="5.269cm" svg:y="17.318cm" style:legend-expansion="wide" chart:style-name="ch4"/>
        <chart:plot-area chart:style-name="ch5" table:cell-range-address="Ass8.B52:Ass8.C232 Ass8.B50:Ass8.B50 Ass8.Q8:Ass8.Q8 Ass8.N9:Ass8.N36 Ass8.D50:Ass8.D50 Ass8.E52:Ass8.E232" chart:data-source-has-labels="row" svg:x="0.526cm" svg:y="2.684cm" svg:width="25.272cm" svg:height="14.272cm">
          <chartooo:coordinate-region svg:x="1.518cm" svg:y="2.883cm" svg:width="23.908cm" svg:height="13.42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ss8.B52:Ass8.B232" chart:label-cell-address="Ass8.B50:Ass8.B50" chart:class="chart:scatter">
            <chart:domain table:cell-range-address="Ass8.C52:Ass8.C232"/>
            <chart:data-point chart:repeated="181"/>
          </chart:series>
          <chart:series chart:style-name="ch9" chart:values-cell-range-address="Ass8.N9:Ass8.N36" chart:label-cell-address="Ass8.Q8:Ass8.Q8" chart:class="chart:scatter">
            <chart:domain table:cell-range-address="Ass8.O9:Ass8.O36"/>
            <chart:data-point chart:repeated="28"/>
          </chart:series>
          <chart:series chart:style-name="ch10" chart:values-cell-range-address="Ass8.E52:Ass8.E232" chart:label-cell-address="Ass8.D50:Ass8.D50" chart:class="chart:scatter">
            <chart:domain table:cell-range-address="Ass8.D52:Ass8.D232"/>
            <chart:data-point chart:repeated="1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ohr Circle At 5200ft</text:p>
                <draw:g>
                  <svg:desc>Ass8.B50:Ass8.B50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Mohr Failure criterion for fractures</text:p>
                <draw:g>
                  <svg:desc>Ass8.Q8:Ass8.Q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ohr Failure for mu =0.67</text:p>
                <draw:g>
                  <svg:desc>Ass8.D50:Ass8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64">
                <text:p>2964</text:p>
                <draw:g>
                  <svg:desc>Ass8.C52:Ass8.C232</svg:desc>
                </draw:g>
              </table:table-cell>
              <table:table-cell office:value-type="float" office:value="0">
                <text:p>0</text:p>
                <draw:g>
                  <svg:desc>Ass8.B52:Ass8.B232</svg:desc>
                </draw:g>
              </table:table-cell>
              <table:table-cell office:value-type="float" office:value="1003.91304224595">
                <text:p>1003.91304224595</text:p>
                <draw:g>
                  <svg:desc>Ass8.O9:Ass8.O36</svg:desc>
                </draw:g>
              </table:table-cell>
              <table:table-cell office:value-type="float" office:value="473.946374751158">
                <text:p>473.946374751158</text:p>
                <draw:g>
                  <svg:desc>Ass8.N9:Ass8.N36</svg:desc>
                </draw:g>
              </table:table-cell>
              <table:table-cell office:value-type="float" office:value="0">
                <text:p>0</text:p>
                <draw:g>
                  <svg:desc>Ass8.D52:Ass8.D232</svg:desc>
                </draw:g>
              </table:table-cell>
              <table:table-cell office:value-type="float" office:value="0">
                <text:p>0</text:p>
                <draw:g>
                  <svg:desc>Ass8.E52:Ass8.E2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63.84199895524">
                <text:p>2963.84199895524</text:p>
              </table:table-cell>
              <table:table-cell office:value-type="float" office:value="18.1051264380379">
                <text:p>18.1051264380379</text:p>
              </table:table-cell>
              <table:table-cell office:value-type="float" office:value="898.915894560145">
                <text:p>898.915894560145</text:p>
              </table:table-cell>
              <table:table-cell office:value-type="float" office:value="140.458616801986">
                <text:p>140.458616801986</text:p>
              </table:table-cell>
              <table:table-cell office:value-type="float" office:value="16.4666666666667">
                <text:p>16.4666666666667</text:p>
              </table:table-cell>
              <table:table-cell office:value-type="float" office:value="11.0326666666667">
                <text:p>11.032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63.36804394961">
                <text:p>2963.36804394961</text:p>
              </table:table-cell>
              <table:table-cell office:value-type="float" office:value="36.2047378791745">
                <text:p>36.2047378791745</text:p>
              </table:table-cell>
              <table:table-cell office:value-type="float" office:value="912.233896071541">
                <text:p>912.233896071541</text:p>
              </table:table-cell>
              <table:table-cell office:value-type="float" office:value="213.415288025944">
                <text:p>213.415288025944</text:p>
              </table:table-cell>
              <table:table-cell office:value-type="float" office:value="32.9333333333333">
                <text:p>32.9333333333333</text:p>
              </table:table-cell>
              <table:table-cell office:value-type="float" office:value="22.0653333333333">
                <text:p>22.065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62.5782793544">
                <text:p>2962.5782793544</text:p>
              </table:table-cell>
              <table:table-cell office:value-type="float" office:value="54.2933210064299">
                <text:p>54.2933210064299</text:p>
              </table:table-cell>
              <table:table-cell office:value-type="float" office:value="924.538399728025">
                <text:p>924.538399728025</text:p>
              </table:table-cell>
              <table:table-cell office:value-type="float" office:value="262.993213469795">
                <text:p>262.993213469795</text:p>
              </table:table-cell>
              <table:table-cell office:value-type="float" office:value="49.4">
                <text:p>49.4</text:p>
              </table:table-cell>
              <table:table-cell office:value-type="float" office:value="33.098">
                <text:p>33.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61.47294573954">
                <text:p>2961.47294573954</text:p>
              </table:table-cell>
              <table:table-cell office:value-type="float" office:value="72.3653658621556">
                <text:p>72.3653658621556</text:p>
              </table:table-cell>
              <table:table-cell office:value-type="float" office:value="995.226076616613">
                <text:p>995.226076616613</text:p>
              </table:table-cell>
              <table:table-cell office:value-type="float" office:value="450.139594125462">
                <text:p>450.139594125462</text:p>
              </table:table-cell>
              <table:table-cell office:value-type="float" office:value="65.8666666666667">
                <text:p>65.8666666666667</text:p>
              </table:table-cell>
              <table:table-cell office:value-type="float" office:value="44.1306666666667">
                <text:p>44.130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60.05237980038">
                <text:p>2960.05237980038</text:p>
              </table:table-cell>
              <table:table-cell office:value-type="float" office:value="90.4153675264206">
                <text:p>90.4153675264206</text:p>
              </table:table-cell>
              <table:table-cell office:value-type="float" office:value="965.784846955975">
                <text:p>965.784846955975</text:p>
              </table:table-cell>
              <table:table-cell office:value-type="float" office:value="378.507262470995">
                <text:p>378.507262470995</text:p>
              </table:table-cell>
              <table:table-cell office:value-type="float" office:value="82.3333333333334">
                <text:p>82.3333333333334</text:p>
              </table:table-cell>
              <table:table-cell office:value-type="float" office:value="55.1633333333334">
                <text:p>55.1633333333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58.31701425505">
                <text:p>2958.31701425505</text:p>
              </table:table-cell>
              <table:table-cell office:value-type="float" office:value="108.437827793864">
                <text:p>108.437827793864</text:p>
              </table:table-cell>
              <table:table-cell office:value-type="float" office:value="962.155581758519">
                <text:p>962.155581758519</text:p>
              </table:table-cell>
              <table:table-cell office:value-type="float" office:value="362.241940570226">
                <text:p>362.241940570226</text:p>
              </table:table-cell>
              <table:table-cell office:value-type="float" office:value="98.8">
                <text:p>98.8</text:p>
              </table:table-cell>
              <table:table-cell office:value-type="float" office:value="66.196">
                <text:p>66.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6.26737771271">
                <text:p>2956.26737771271</text:p>
              </table:table-cell>
              <table:table-cell office:value-type="float" office:value="126.4272568485">
                <text:p>126.4272568485</text:p>
              </table:table-cell>
              <table:table-cell office:value-type="float" office:value="915.555860999351">
                <text:p>915.555860999351</text:p>
              </table:table-cell>
              <table:table-cell office:value-type="float" office:value="189.887197851455">
                <text:p>189.887197851455</text:p>
              </table:table-cell>
              <table:table-cell office:value-type="float" office:value="115.266666666667">
                <text:p>115.266666666667</text:p>
              </table:table-cell>
              <table:table-cell office:value-type="float" office:value="77.2286666666667">
                <text:p>77.228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3.90409451251">
                <text:p>2953.90409451251</text:p>
              </table:table-cell>
              <table:table-cell office:value-type="float" office:value="144.378174935972">
                <text:p>144.378174935972</text:p>
              </table:table-cell>
              <table:table-cell office:value-type="float" office:value="956.762119858443">
                <text:p>956.762119858443</text:p>
              </table:table-cell>
              <table:table-cell office:value-type="float" office:value="337.72535561001">
                <text:p>337.72535561001</text:p>
              </table:table-cell>
              <table:table-cell office:value-type="float" office:value="131.733333333333">
                <text:p>131.733333333333</text:p>
              </table:table-cell>
              <table:table-cell office:value-type="float" office:value="88.2613333333334">
                <text:p>88.2613333333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51.2278845334">
                <text:p>2951.2278845334</text:p>
              </table:table-cell>
              <table:table-cell office:value-type="float" office:value="162.285114032736">
                <text:p>162.285114032736</text:p>
              </table:table-cell>
              <table:table-cell office:value-type="float" office:value="946.893404615404">
                <text:p>946.893404615404</text:p>
              </table:table-cell>
              <table:table-cell office:value-type="float" office:value="300.968320458014">
                <text:p>300.968320458014</text:p>
              </table:table-cell>
              <table:table-cell office:value-type="float" office:value="148.2">
                <text:p>148.2</text:p>
              </table:table-cell>
              <table:table-cell office:value-type="float" office:value="99.294">
                <text:p>99.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48.23956297487">
                <text:p>2948.23956297487</text:p>
              </table:table-cell>
              <table:table-cell office:value-type="float" office:value="180.142619511674">
                <text:p>180.142619511674</text:p>
              </table:table-cell>
              <table:table-cell office:value-type="float" office:value="928.815594530096">
                <text:p>928.815594530096</text:p>
              </table:table-cell>
              <table:table-cell office:value-type="float" office:value="224.822810805915">
                <text:p>224.822810805915</text:p>
              </table:table-cell>
              <table:table-cell office:value-type="float" office:value="164.666666666667">
                <text:p>164.666666666667</text:p>
              </table:table-cell>
              <table:table-cell office:value-type="float" office:value="110.326666666667">
                <text:p>110.32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44.94004010861">
                <text:p>2944.94004010861</text:p>
              </table:table-cell>
              <table:table-cell office:value-type="float" office:value="197.945251803628">
                <text:p>197.945251803628</text:p>
              </table:table-cell>
              <table:table-cell office:value-type="float" office:value="943.615506472245">
                <text:p>943.615506472245</text:p>
              </table:table-cell>
              <table:table-cell office:value-type="float" office:value="279.286042825242">
                <text:p>279.286042825242</text:p>
              </table:table-cell>
              <table:table-cell office:value-type="float" office:value="181.133333333333">
                <text:p>181.133333333333</text:p>
              </table:table-cell>
              <table:table-cell office:value-type="float" office:value="121.359333333333">
                <text:p>121.359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41.33032100125">
                <text:p>2941.33032100125</text:p>
              </table:table-cell>
              <table:table-cell office:value-type="float" office:value="215.687588054344">
                <text:p>215.687588054344</text:p>
              </table:table-cell>
              <table:table-cell office:value-type="float" office:value="1063.88305896027">
                <text:p>1063.88305896027</text:p>
              </table:table-cell>
              <table:table-cell office:value-type="float" office:value="526.153572477987">
                <text:p>526.153572477987</text:p>
              </table:table-cell>
              <table:table-cell office:value-type="float" office:value="197.6">
                <text:p>197.6</text:p>
              </table:table-cell>
              <table:table-cell office:value-type="float" office:value="132.392">
                <text:p>132.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37.4115052082">
                <text:p>2937.4115052082</text:p>
              </table:table-cell>
              <table:table-cell office:value-type="float" office:value="233.364223776326">
                <text:p>233.364223776326</text:p>
              </table:table-cell>
              <table:table-cell office:value-type="float" office:value="1028.17036124121">
                <text:p>1028.17036124121</text:p>
              </table:table-cell>
              <table:table-cell office:value-type="float" office:value="436.683327024192">
                <text:p>436.683327024192</text:p>
              </table:table-cell>
              <table:table-cell office:value-type="float" office:value="214.066666666667">
                <text:p>214.066666666667</text:p>
              </table:table-cell>
              <table:table-cell office:value-type="float" office:value="143.424666666667">
                <text:p>143.424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33.18478643872">
                <text:p>2933.18478643872</text:p>
              </table:table-cell>
              <table:table-cell office:value-type="float" office:value="250.969774495095">
                <text:p>250.969774495095</text:p>
              </table:table-cell>
              <table:table-cell office:value-type="float" office:value="994.443077992527">
                <text:p>994.443077992527</text:p>
              </table:table-cell>
              <table:table-cell office:value-type="float" office:value="346.238889288428">
                <text:p>346.238889288428</text:p>
              </table:table-cell>
              <table:table-cell office:value-type="float" office:value="230.533333333333">
                <text:p>230.533333333333</text:p>
              </table:table-cell>
              <table:table-cell office:value-type="float" office:value="154.457333333333">
                <text:p>154.457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8.65145219228">
                <text:p>2928.65145219228</text:p>
              </table:table-cell>
              <table:table-cell office:value-type="float" office:value="268.498877389355">
                <text:p>268.498877389355</text:p>
              </table:table-cell>
              <table:table-cell office:value-type="float" office:value="1032.48351621765">
                <text:p>1032.48351621765</text:p>
              </table:table-cell>
              <table:table-cell office:value-type="float" office:value="424.847113163427">
                <text:p>424.847113163427</text:p>
              </table:table-cell>
              <table:table-cell office:value-type="float" office:value="247">
                <text:p>247</text:p>
              </table:table-cell>
              <table:table-cell office:value-type="float" office:value="165.49">
                <text:p>165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3.81288336641">
                <text:p>2923.81288336641</text:p>
              </table:table-cell>
              <table:table-cell office:value-type="float" office:value="285.946192924555">
                <text:p>285.946192924555</text:p>
              </table:table-cell>
              <table:table-cell office:value-type="float" office:value="1004.72658143552">
                <text:p>1004.72658143552</text:p>
              </table:table-cell>
              <table:table-cell office:value-type="float" office:value="304.652796407444">
                <text:p>304.652796407444</text:p>
              </table:table-cell>
              <table:table-cell office:value-type="float" office:value="263.466666666667">
                <text:p>263.466666666667</text:p>
              </table:table-cell>
              <table:table-cell office:value-type="float" office:value="176.522666666667">
                <text:p>176.522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18.67055383605">
                <text:p>2918.67055383605</text:p>
              </table:table-cell>
              <table:table-cell office:value-type="float" office:value="303.306406479367">
                <text:p>303.306406479367</text:p>
              </table:table-cell>
              <table:table-cell office:value-type="float" office:value="3006.50308553111">
                <text:p>3006.50308553111</text:p>
              </table:table-cell>
              <table:table-cell office:value-type="float" office:value="664.295620313488">
                <text:p>664.295620313488</text:p>
              </table:table-cell>
              <table:table-cell office:value-type="float" office:value="279.933333333333">
                <text:p>279.933333333333</text:p>
              </table:table-cell>
              <table:table-cell office:value-type="float" office:value="187.555333333333">
                <text:p>187.555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13.22603000459">
                <text:p>2913.22603000459</text:p>
              </table:table-cell>
              <table:table-cell office:value-type="float" office:value="320.57422996457">
                <text:p>320.57422996457</text:p>
              </table:table-cell>
              <table:table-cell office:value-type="float" office:value="3073.68401945149">
                <text:p>3073.68401945149</text:p>
              </table:table-cell>
              <table:table-cell office:value-type="float" office:value="597.950657176856">
                <text:p>597.950657176856</text:p>
              </table:table-cell>
              <table:table-cell office:value-type="float" office:value="296.4">
                <text:p>296.4</text:p>
              </table:table-cell>
              <table:table-cell office:value-type="float" office:value="198.588">
                <text:p>198.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7.48097032673">
                <text:p>2907.48097032673</text:p>
              </table:table-cell>
              <table:table-cell office:value-type="float" office:value="337.744403433854">
                <text:p>337.744403433854</text:p>
              </table:table-cell>
              <table:table-cell office:value-type="float" office:value="3214.52834801925">
                <text:p>3214.52834801925</text:p>
              </table:table-cell>
              <table:table-cell office:value-type="float" office:value="311.230457833552">
                <text:p>311.230457833552</text:p>
              </table:table-cell>
              <table:table-cell office:value-type="float" office:value="312.866666666667">
                <text:p>312.866666666667</text:p>
              </table:table-cell>
              <table:table-cell office:value-type="float" office:value="209.620666666667">
                <text:p>209.620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01.4371248033">
                <text:p>2901.4371248033</text:p>
              </table:table-cell>
              <table:table-cell office:value-type="float" office:value="354.811696686049">
                <text:p>354.811696686049</text:p>
              </table:table-cell>
              <table:table-cell office:value-type="float" office:value="1019.09307583005">
                <text:p>1019.09307583005</text:p>
              </table:table-cell>
              <table:table-cell office:value-type="float" office:value="201.311163556621">
                <text:p>201.311163556621</text:p>
              </table:table-cell>
              <table:table-cell office:value-type="float" office:value="329.333333333333">
                <text:p>329.333333333333</text:p>
              </table:table-cell>
              <table:table-cell office:value-type="float" office:value="220.653333333333">
                <text:p>220.65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95.0963344482">
                <text:p>2895.0963344482</text:p>
              </table:table-cell>
              <table:table-cell office:value-type="float" office:value="371.770910858295">
                <text:p>371.770910858295</text:p>
              </table:table-cell>
              <table:table-cell office:value-type="float" office:value="1013.36590736313">
                <text:p>1013.36590736313</text:p>
              </table:table-cell>
              <table:table-cell office:value-type="float" office:value="137.645058585164">
                <text:p>137.645058585164</text:p>
              </table:table-cell>
              <table:table-cell office:value-type="float" office:value="345.8">
                <text:p>345.8</text:p>
              </table:table-cell>
              <table:table-cell office:value-type="float" office:value="231.686">
                <text:p>231.6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8.46053072759">
                <text:p>2888.46053072759</text:p>
              </table:table-cell>
              <table:table-cell office:value-type="float" office:value="388.616880009667">
                <text:p>388.616880009667</text:p>
              </table:table-cell>
              <table:table-cell office:value-type="float" office:value="3329.92011934256">
                <text:p>3329.92011934256</text:p>
              </table:table-cell>
              <table:table-cell office:value-type="float" office:value="455.765770113445">
                <text:p>455.765770113445</text:p>
              </table:table-cell>
              <table:table-cell office:value-type="float" office:value="362.266666666667">
                <text:p>362.266666666667</text:p>
              </table:table-cell>
              <table:table-cell office:value-type="float" office:value="242.718666666667">
                <text:p>242.718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81.53173497156">
                <text:p>2881.53173497156</text:p>
              </table:table-cell>
              <table:table-cell office:value-type="float" office:value="405.344472694773">
                <text:p>405.344472694773</text:p>
              </table:table-cell>
              <table:table-cell office:value-type="float" office:value="2420.87876651482">
                <text:p>2420.87876651482</text:p>
              </table:table-cell>
              <table:table-cell office:value-type="float" office:value="1185.86091583945">
                <text:p>1185.86091583945</text:p>
              </table:table-cell>
              <table:table-cell office:value-type="float" office:value="378.733333333333">
                <text:p>378.733333333333</text:p>
              </table:table-cell>
              <table:table-cell office:value-type="float" office:value="253.751333333333">
                <text:p>253.751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4.31205775843">
                <text:p>2874.31205775843</text:p>
              </table:table-cell>
              <table:table-cell office:value-type="float" office:value="421.948593526835">
                <text:p>421.948593526835</text:p>
              </table:table-cell>
              <table:table-cell office:value-type="float" office:value="1774.3059951813">
                <text:p>1774.3059951813</text:p>
              </table:table-cell>
              <table:table-cell office:value-type="float" office:value="1116.607008545">
                <text:p>1116.607008545</text:p>
              </table:table-cell>
              <table:table-cell office:value-type="float" office:value="395.2">
                <text:p>395.2</text:p>
              </table:table-cell>
              <table:table-cell office:value-type="float" office:value="264.784">
                <text:p>264.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6.80369827182">
                <text:p>2866.80369827182</text:p>
              </table:table-cell>
              <table:table-cell office:value-type="float" office:value="438.424184729802">
                <text:p>438.424184729802</text:p>
              </table:table-cell>
              <table:table-cell office:value-type="float" office:value="1697.86625274338">
                <text:p>1697.86625274338</text:p>
              </table:table-cell>
              <table:table-cell office:value-type="float" office:value="1080.59060696748">
                <text:p>1080.59060696748</text:p>
              </table:table-cell>
              <table:table-cell office:value-type="float" office:value="411.666666666667">
                <text:p>411.666666666667</text:p>
              </table:table-cell>
              <table:table-cell office:value-type="float" office:value="275.816666666667">
                <text:p>275.81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59.00894363076">
                <text:p>2859.00894363076</text:p>
              </table:table-cell>
              <table:table-cell office:value-type="float" office:value="454.766227678989">
                <text:p>454.766227678989</text:p>
              </table:table-cell>
              <table:table-cell office:value-type="float" office:value="1785.56254955965">
                <text:p>1785.56254955965</text:p>
              </table:table-cell>
              <table:table-cell office:value-type="float" office:value="1123.7652540987">
                <text:p>1123.7652540987</text:p>
              </table:table-cell>
              <table:table-cell office:value-type="float" office:value="428.133333333334">
                <text:p>428.133333333334</text:p>
              </table:table-cell>
              <table:table-cell office:value-type="float" office:value="286.849333333333">
                <text:p>286.849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50.93016819301">
                <text:p>2850.93016819301</text:p>
              </table:table-cell>
              <table:table-cell office:value-type="float" office:value="470.969744429806">
                <text:p>470.969744429806</text:p>
              </table:table-cell>
              <table:table-cell office:value-type="float" office:value="3492.28987639377">
                <text:p>3492.28987639377</text:p>
              </table:table-cell>
              <table:table-cell office:value-type="float" office:value="227.903059475309">
                <text:p>227.903059475309</text:p>
              </table:table-cell>
              <table:table-cell office:value-type="float" office:value="444.6">
                <text:p>444.6</text:p>
              </table:table-cell>
              <table:table-cell office:value-type="float" office:value="297.882">
                <text:p>297.8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2.56983283185">
                <text:p>2842.56983283185</text:p>
              </table:table-cell>
              <table:table-cell office:value-type="float" office:value="487.029799234083">
                <text:p>487.02979923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.066666666667">
                <text:p>461.066666666667</text:p>
              </table:table-cell>
              <table:table-cell office:value-type="float" office:value="308.914666666667">
                <text:p>308.914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33.93048418641">
                <text:p>2833.93048418641</text:p>
              </table:table-cell>
              <table:table-cell office:value-type="float" office:value="502.94150004355">
                <text:p>502.94150004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.533333333334">
                <text:p>477.533333333334</text:p>
              </table:table-cell>
              <table:table-cell office:value-type="float" office:value="319.947333333333">
                <text:p>319.947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25.01475388598">
                <text:p>2825.01475388598</text:p>
              </table:table-cell>
              <table:table-cell office:value-type="float" office:value="518.7">
                <text:p>5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330.98">
                <text:p>330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15.82535774837">
                <text:p>2815.82535774837</text:p>
              </table:table-cell>
              <table:table-cell office:value-type="float" office:value="534.30049891169">
                <text:p>534.3004989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.466666666667">
                <text:p>510.466666666667</text:p>
              </table:table-cell>
              <table:table-cell office:value-type="float" office:value="342.012666666667">
                <text:p>342.012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06.36509495268">
                <text:p>2806.36509495268</text:p>
              </table:table-cell>
              <table:table-cell office:value-type="float" office:value="549.738244715527">
                <text:p>549.73824471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.933333333334">
                <text:p>526.933333333334</text:p>
              </table:table-cell>
              <table:table-cell office:value-type="float" office:value="353.045333333333">
                <text:p>353.045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96.63684718658">
                <text:p>2796.63684718658</text:p>
              </table:table-cell>
              <table:table-cell office:value-type="float" office:value="565.008534924589">
                <text:p>565.008534924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.4">
                <text:p>543.4</text:p>
              </table:table-cell>
              <table:table-cell office:value-type="float" office:value="364.078">
                <text:p>364.0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86.6435777686">
                <text:p>2786.6435777686</text:p>
              </table:table-cell>
              <table:table-cell office:value-type="float" office:value="580.106718060553">
                <text:p>580.106718060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.866666666667">
                <text:p>559.866666666667</text:p>
              </table:table-cell>
              <table:table-cell office:value-type="float" office:value="375.110666666667">
                <text:p>375.110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76.3883307454">
                <text:p>2776.3883307454</text:p>
              </table:table-cell>
              <table:table-cell office:value-type="float" office:value="595.028195070575">
                <text:p>595.02819507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.333333333333">
                <text:p>576.333333333333</text:p>
              </table:table-cell>
              <table:table-cell office:value-type="float" office:value="386.143333333333">
                <text:p>386.14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65.87422996457">
                <text:p>2765.87422996457</text:p>
              </table:table-cell>
              <table:table-cell office:value-type="float" office:value="609.768420728212">
                <text:p>609.76842072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.8">
                <text:p>592.8</text:p>
              </table:table-cell>
              <table:table-cell office:value-type="float" office:value="397.176">
                <text:p>397.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55.10447812306">
                <text:p>2755.10447812306</text:p>
              </table:table-cell>
              <table:table-cell office:value-type="float" office:value="624.322905017935">
                <text:p>624.32290501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.266666666667">
                <text:p>609.266666666667</text:p>
              </table:table-cell>
              <table:table-cell office:value-type="float" office:value="408.208666666667">
                <text:p>408.208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44.08235579161">
                <text:p>2744.08235579161</text:p>
              </table:table-cell>
              <table:table-cell office:value-type="float" office:value="638.687214502838">
                <text:p>638.68721450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.733333333334">
                <text:p>625.733333333334</text:p>
              </table:table-cell>
              <table:table-cell office:value-type="float" office:value="419.241333333334">
                <text:p>419.2413333333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32.81122041546">
                <text:p>2732.81122041546</text:p>
              </table:table-cell>
              <table:table-cell office:value-type="float" office:value="652.856973675102">
                <text:p>652.85697367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.2">
                <text:p>642.2</text:p>
              </table:table-cell>
              <table:table-cell office:value-type="float" office:value="430.274">
                <text:p>430.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1.29450529163">
                <text:p>2721.29450529163</text:p>
              </table:table-cell>
              <table:table-cell office:value-type="float" office:value="666.827866288816">
                <text:p>666.827866288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.666666666667">
                <text:p>658.666666666667</text:p>
              </table:table-cell>
              <table:table-cell office:value-type="float" office:value="441.306666666667">
                <text:p>441.30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09.5357185231">
                <text:p>2709.5357185231</text:p>
              </table:table-cell>
              <table:table-cell office:value-type="float" office:value="680.595636674752">
                <text:p>680.59563667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.133333333334">
                <text:p>675.133333333334</text:p>
              </table:table-cell>
              <table:table-cell office:value-type="float" office:value="452.339333333334">
                <text:p>452.3393333333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97.53844195025">
                <text:p>2697.53844195025</text:p>
              </table:table-cell>
              <table:table-cell office:value-type="float" office:value="694.15609103668">
                <text:p>694.1560910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.6">
                <text:p>691.6</text:p>
              </table:table-cell>
              <table:table-cell office:value-type="float" office:value="463.372">
                <text:p>463.3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85.30633005973">
                <text:p>2685.30633005973</text:p>
              </table:table-cell>
              <table:table-cell office:value-type="float" office:value="707.505098728836">
                <text:p>707.50509872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066666666667">
                <text:p>708.066666666667</text:p>
              </table:table-cell>
              <table:table-cell office:value-type="float" office:value="474.404666666667">
                <text:p>474.404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72.84310887132">
                <text:p>2672.84310887132</text:p>
              </table:table-cell>
              <table:table-cell office:value-type="float" office:value="720.638593514164">
                <text:p>720.638593514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.533333333334">
                <text:p>724.533333333334</text:p>
              </table:table-cell>
              <table:table-cell office:value-type="float" office:value="485.437333333334">
                <text:p>485.437333333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60.15257480293">
                <text:p>2660.15257480293</text:p>
              </table:table-cell>
              <table:table-cell office:value-type="float" office:value="733.552574802925">
                <text:p>733.55257480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">
                <text:p>741</text:p>
              </table:table-cell>
              <table:table-cell office:value-type="float" office:value="496.47">
                <text:p>496.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47.23859351416">
                <text:p>2647.23859351416</text:p>
              </table:table-cell>
              <table:table-cell office:value-type="float" office:value="746.243108871317">
                <text:p>746.24310887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.466666666667">
                <text:p>757.466666666667</text:p>
              </table:table-cell>
              <table:table-cell office:value-type="float" office:value="507.502666666667">
                <text:p>507.502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34.10509872884">
                <text:p>2634.10509872884</text:p>
              </table:table-cell>
              <table:table-cell office:value-type="float" office:value="758.706330059728">
                <text:p>758.70633005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.933333333334">
                <text:p>773.933333333334</text:p>
              </table:table-cell>
              <table:table-cell office:value-type="float" office:value="518.535333333334">
                <text:p>518.535333333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20.75609103668">
                <text:p>2620.75609103668</text:p>
              </table:table-cell>
              <table:table-cell office:value-type="float" office:value="770.938441950249">
                <text:p>770.938441950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0.4">
                <text:p>790.4</text:p>
              </table:table-cell>
              <table:table-cell office:value-type="float" office:value="529.568">
                <text:p>529.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7.19563667475">
                <text:p>2607.19563667475</text:p>
              </table:table-cell>
              <table:table-cell office:value-type="float" office:value="782.935718523104">
                <text:p>782.935718523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6.866666666667">
                <text:p>806.866666666667</text:p>
              </table:table-cell>
              <table:table-cell office:value-type="float" office:value="540.600666666667">
                <text:p>540.600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93.42786628882">
                <text:p>2593.42786628882</text:p>
              </table:table-cell>
              <table:table-cell office:value-type="float" office:value="794.694505291628">
                <text:p>794.69450529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3.333333333334">
                <text:p>823.333333333334</text:p>
              </table:table-cell>
              <table:table-cell office:value-type="float" office:value="551.633333333334">
                <text:p>551.633333333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79.4569736751">
                <text:p>2579.4569736751</text:p>
              </table:table-cell>
              <table:table-cell office:value-type="float" office:value="806.211220415462">
                <text:p>806.211220415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9.8">
                <text:p>839.8</text:p>
              </table:table-cell>
              <table:table-cell office:value-type="float" office:value="562.666">
                <text:p>562.6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65.28721450284">
                <text:p>2565.28721450284</text:p>
              </table:table-cell>
              <table:table-cell office:value-type="float" office:value="817.482355791614">
                <text:p>817.48235579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6.266666666667">
                <text:p>856.266666666667</text:p>
              </table:table-cell>
              <table:table-cell office:value-type="float" office:value="573.698666666667">
                <text:p>573.698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0.92290501794">
                <text:p>2550.92290501794</text:p>
              </table:table-cell>
              <table:table-cell office:value-type="float" office:value="828.504478123062">
                <text:p>828.504478123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2.733333333334">
                <text:p>872.733333333334</text:p>
              </table:table-cell>
              <table:table-cell office:value-type="float" office:value="584.731333333334">
                <text:p>584.7313333333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36.36842072821">
                <text:p>2536.36842072821</text:p>
              </table:table-cell>
              <table:table-cell office:value-type="float" office:value="839.274229964571">
                <text:p>839.27422996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.2">
                <text:p>889.2</text:p>
              </table:table-cell>
              <table:table-cell office:value-type="float" office:value="595.764">
                <text:p>595.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21.62819507058">
                <text:p>2521.62819507058</text:p>
              </table:table-cell>
              <table:table-cell office:value-type="float" office:value="849.7883307454">
                <text:p>849.7883307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.666666666667">
                <text:p>905.666666666667</text:p>
              </table:table-cell>
              <table:table-cell office:value-type="float" office:value="606.796666666667">
                <text:p>606.79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6.70671806055">
                <text:p>2506.70671806055</text:p>
              </table:table-cell>
              <table:table-cell office:value-type="float" office:value="860.043577768601">
                <text:p>860.043577768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2.133333333334">
                <text:p>922.133333333334</text:p>
              </table:table-cell>
              <table:table-cell office:value-type="float" office:value="617.829333333334">
                <text:p>617.829333333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91.60853492459">
                <text:p>2491.60853492459</text:p>
              </table:table-cell>
              <table:table-cell office:value-type="float" office:value="870.036847186583">
                <text:p>870.03684718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8.6">
                <text:p>938.6</text:p>
              </table:table-cell>
              <table:table-cell office:value-type="float" office:value="628.862">
                <text:p>628.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76.33824471553">
                <text:p>2476.33824471553</text:p>
              </table:table-cell>
              <table:table-cell office:value-type="float" office:value="879.765094952677">
                <text:p>879.765094952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5.066666666667">
                <text:p>955.066666666667</text:p>
              </table:table-cell>
              <table:table-cell office:value-type="float" office:value="639.894666666667">
                <text:p>639.894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60.90049891169">
                <text:p>2460.90049891169</text:p>
              </table:table-cell>
              <table:table-cell office:value-type="float" office:value="889.225357748371">
                <text:p>889.225357748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1.533333333334">
                <text:p>971.533333333334</text:p>
              </table:table-cell>
              <table:table-cell office:value-type="float" office:value="650.927333333334">
                <text:p>650.927333333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5.3">
                <text:p>2445.3</text:p>
              </table:table-cell>
              <table:table-cell office:value-type="float" office:value="898.414753885977">
                <text:p>898.41475388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  <table:table-cell office:value-type="float" office:value="661.96">
                <text:p>661.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29.54150004355">
                <text:p>2429.54150004355</text:p>
              </table:table-cell>
              <table:table-cell office:value-type="float" office:value="907.330484186409">
                <text:p>907.330484186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4.46666666667">
                <text:p>1004.46666666667</text:p>
              </table:table-cell>
              <table:table-cell office:value-type="float" office:value="672.992666666667">
                <text:p>672.992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13.62979923408">
                <text:p>2413.62979923408</text:p>
              </table:table-cell>
              <table:table-cell office:value-type="float" office:value="915.969832831851">
                <text:p>915.96983283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.93333333333">
                <text:p>1020.93333333333</text:p>
              </table:table-cell>
              <table:table-cell office:value-type="float" office:value="684.025333333334">
                <text:p>684.0253333333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97.56974442981">
                <text:p>2397.56974442981</text:p>
              </table:table-cell>
              <table:table-cell office:value-type="float" office:value="924.330168193013">
                <text:p>924.330168193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.4">
                <text:p>1037.4</text:p>
              </table:table-cell>
              <table:table-cell office:value-type="float" office:value="695.058">
                <text:p>695.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81.36622767899">
                <text:p>2381.36622767899</text:p>
              </table:table-cell>
              <table:table-cell office:value-type="float" office:value="932.408943630756">
                <text:p>932.40894363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.86666666667">
                <text:p>1053.86666666667</text:p>
              </table:table-cell>
              <table:table-cell office:value-type="float" office:value="706.090666666667">
                <text:p>706.090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65.0241847298">
                <text:p>2365.0241847298</text:p>
              </table:table-cell>
              <table:table-cell office:value-type="float" office:value="940.203698271821">
                <text:p>940.20369827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0.33333333333">
                <text:p>1070.33333333333</text:p>
              </table:table-cell>
              <table:table-cell office:value-type="float" office:value="717.123333333334">
                <text:p>717.123333333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48.54859352684">
                <text:p>2348.54859352684</text:p>
              </table:table-cell>
              <table:table-cell office:value-type="float" office:value="947.712057758434">
                <text:p>947.71205775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6.8">
                <text:p>1086.8</text:p>
              </table:table-cell>
              <table:table-cell office:value-type="float" office:value="728.156">
                <text:p>728.1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31.94447269477">
                <text:p>2331.94447269477</text:p>
              </table:table-cell>
              <table:table-cell office:value-type="float" office:value="954.931734971562">
                <text:p>954.93173497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3.26666666667">
                <text:p>1103.26666666667</text:p>
              </table:table-cell>
              <table:table-cell office:value-type="float" office:value="739.188666666667">
                <text:p>739.188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15.21688000967">
                <text:p>2315.21688000967</text:p>
              </table:table-cell>
              <table:table-cell office:value-type="float" office:value="961.860530727586">
                <text:p>961.86053072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9.73333333333">
                <text:p>1119.73333333333</text:p>
              </table:table-cell>
              <table:table-cell office:value-type="float" office:value="750.221333333334">
                <text:p>750.221333333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98.3709108583">
                <text:p>2298.3709108583</text:p>
              </table:table-cell>
              <table:table-cell office:value-type="float" office:value="968.496334448197">
                <text:p>968.496334448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6.2">
                <text:p>1136.2</text:p>
              </table:table-cell>
              <table:table-cell office:value-type="float" office:value="761.254">
                <text:p>761.2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81.41169668605">
                <text:p>2281.41169668605</text:p>
              </table:table-cell>
              <table:table-cell office:value-type="float" office:value="974.837124803302">
                <text:p>974.837124803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.66666666667">
                <text:p>1152.66666666667</text:p>
              </table:table-cell>
              <table:table-cell office:value-type="float" office:value="772.286666666667">
                <text:p>772.28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64.34440343386">
                <text:p>2264.34440343386</text:p>
              </table:table-cell>
              <table:table-cell office:value-type="float" office:value="980.880970326732">
                <text:p>980.880970326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9.13333333333">
                <text:p>1169.13333333333</text:p>
              </table:table-cell>
              <table:table-cell office:value-type="float" office:value="783.319333333334">
                <text:p>783.3193333333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47.17422996457">
                <text:p>2247.17422996457</text:p>
              </table:table-cell>
              <table:table-cell office:value-type="float" office:value="986.626030004593">
                <text:p>986.626030004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5.6">
                <text:p>1185.6</text:p>
              </table:table-cell>
              <table:table-cell office:value-type="float" office:value="794.352">
                <text:p>794.3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9.90640647937">
                <text:p>2229.90640647937</text:p>
              </table:table-cell>
              <table:table-cell office:value-type="float" office:value="992.070553836053">
                <text:p>992.07055383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2.06666666667">
                <text:p>1202.06666666667</text:p>
              </table:table-cell>
              <table:table-cell office:value-type="float" office:value="805.384666666667">
                <text:p>805.384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12.54619292456">
                <text:p>2212.54619292456</text:p>
              </table:table-cell>
              <table:table-cell office:value-type="float" office:value="997.212883366412">
                <text:p>997.21288336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8.53333333333">
                <text:p>1218.53333333333</text:p>
              </table:table-cell>
              <table:table-cell office:value-type="float" office:value="816.417333333334">
                <text:p>816.4173333333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95.09887738936">
                <text:p>2195.09887738936</text:p>
              </table:table-cell>
              <table:table-cell office:value-type="float" office:value="1002.05145219228">
                <text:p>1002.05145219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  <table:table-cell office:value-type="float" office:value="827.45">
                <text:p>827.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77.5697744951">
                <text:p>2177.5697744951</text:p>
              </table:table-cell>
              <table:table-cell office:value-type="float" office:value="1006.58478643872">
                <text:p>1006.58478643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1.46666666667">
                <text:p>1251.46666666667</text:p>
              </table:table-cell>
              <table:table-cell office:value-type="float" office:value="838.482666666667">
                <text:p>838.482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59.96422377633">
                <text:p>2159.96422377633</text:p>
              </table:table-cell>
              <table:table-cell office:value-type="float" office:value="1010.8115052082">
                <text:p>1010.811505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7.93333333333">
                <text:p>1267.93333333333</text:p>
              </table:table-cell>
              <table:table-cell office:value-type="float" office:value="849.515333333334">
                <text:p>849.5153333333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42.28758805434">
                <text:p>2142.28758805434</text:p>
              </table:table-cell>
              <table:table-cell office:value-type="float" office:value="1014.73032100125">
                <text:p>1014.7303210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4.4">
                <text:p>1284.4</text:p>
              </table:table-cell>
              <table:table-cell office:value-type="float" office:value="860.548">
                <text:p>860.5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24.54525180363">
                <text:p>2124.54525180363</text:p>
              </table:table-cell>
              <table:table-cell office:value-type="float" office:value="1018.34004010861">
                <text:p>1018.34004010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.86666666667">
                <text:p>1300.86666666667</text:p>
              </table:table-cell>
              <table:table-cell office:value-type="float" office:value="871.580666666667">
                <text:p>871.580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6.74261951167">
                <text:p>2106.74261951167</text:p>
              </table:table-cell>
              <table:table-cell office:value-type="float" office:value="1021.63956297487">
                <text:p>1021.63956297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7.33333333333">
                <text:p>1317.33333333333</text:p>
              </table:table-cell>
              <table:table-cell office:value-type="float" office:value="882.613333333334">
                <text:p>882.6133333333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8.88511403274">
                <text:p>2088.88511403274</text:p>
              </table:table-cell>
              <table:table-cell office:value-type="float" office:value="1024.6278845334">
                <text:p>1024.6278845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3.8">
                <text:p>1333.8</text:p>
              </table:table-cell>
              <table:table-cell office:value-type="float" office:value="893.646">
                <text:p>893.6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70.97817493597">
                <text:p>2070.97817493597</text:p>
              </table:table-cell>
              <table:table-cell office:value-type="float" office:value="1027.30409451251">
                <text:p>1027.3040945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0.26666666667">
                <text:p>1350.26666666667</text:p>
              </table:table-cell>
              <table:table-cell office:value-type="float" office:value="904.678666666667">
                <text:p>904.678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53.0272568485">
                <text:p>2053.0272568485</text:p>
              </table:table-cell>
              <table:table-cell office:value-type="float" office:value="1029.66737771271">
                <text:p>1029.6673777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6.73333333333">
                <text:p>1366.73333333333</text:p>
              </table:table-cell>
              <table:table-cell office:value-type="float" office:value="915.711333333334">
                <text:p>915.7113333333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35.03782779386">
                <text:p>2035.03782779386</text:p>
              </table:table-cell>
              <table:table-cell office:value-type="float" office:value="1031.71701425505">
                <text:p>1031.71701425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3.2">
                <text:p>1383.2</text:p>
              </table:table-cell>
              <table:table-cell office:value-type="float" office:value="926.744">
                <text:p>926.7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17.01536752642">
                <text:p>2017.01536752642</text:p>
              </table:table-cell>
              <table:table-cell office:value-type="float" office:value="1033.45237980038">
                <text:p>1033.4523798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9.66666666667">
                <text:p>1399.66666666667</text:p>
              </table:table-cell>
              <table:table-cell office:value-type="float" office:value="937.776666666667">
                <text:p>937.77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98.96536586216">
                <text:p>1998.96536586216</text:p>
              </table:table-cell>
              <table:table-cell office:value-type="float" office:value="1034.87294573954">
                <text:p>1034.87294573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6.13333333333">
                <text:p>1416.13333333333</text:p>
              </table:table-cell>
              <table:table-cell office:value-type="float" office:value="948.809333333334">
                <text:p>948.8093333333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0.89332100643">
                <text:p>1980.89332100643</text:p>
              </table:table-cell>
              <table:table-cell office:value-type="float" office:value="1035.9782793544">
                <text:p>1035.978279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2.6">
                <text:p>1432.6</text:p>
              </table:table-cell>
              <table:table-cell office:value-type="float" office:value="959.842">
                <text:p>959.8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62.80473787918">
                <text:p>1962.80473787918</text:p>
              </table:table-cell>
              <table:table-cell office:value-type="float" office:value="1036.76804394961">
                <text:p>1036.76804394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9.06666666667">
                <text:p>1449.06666666667</text:p>
              </table:table-cell>
              <table:table-cell office:value-type="float" office:value="970.874666666667">
                <text:p>970.874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44.70512643804">
                <text:p>1944.70512643804</text:p>
              </table:table-cell>
              <table:table-cell office:value-type="float" office:value="1037.24199895524">
                <text:p>1037.2419989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5.53333333333">
                <text:p>1465.53333333333</text:p>
              </table:table-cell>
              <table:table-cell office:value-type="float" office:value="981.907333333334">
                <text:p>981.9073333333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26.6">
                <text:p>1926.6</text:p>
              </table:table-cell>
              <table:table-cell office:value-type="float" office:value="1037.4">
                <text:p>103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2">
                <text:p>1482</text:p>
              </table:table-cell>
              <table:table-cell office:value-type="float" office:value="992.94">
                <text:p>992.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08.49487356196">
                <text:p>1908.49487356196</text:p>
              </table:table-cell>
              <table:table-cell office:value-type="float" office:value="1037.24199895524">
                <text:p>1037.2419989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8.46666666667">
                <text:p>1498.46666666667</text:p>
              </table:table-cell>
              <table:table-cell office:value-type="float" office:value="1003.97266666667">
                <text:p>1003.972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90.39526212083">
                <text:p>1890.39526212083</text:p>
              </table:table-cell>
              <table:table-cell office:value-type="float" office:value="1036.76804394961">
                <text:p>1036.76804394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4.93333333333">
                <text:p>1514.93333333333</text:p>
              </table:table-cell>
              <table:table-cell office:value-type="float" office:value="1015.00533333333">
                <text:p>1015.005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2.30667899357">
                <text:p>1872.30667899357</text:p>
              </table:table-cell>
              <table:table-cell office:value-type="float" office:value="1035.9782793544">
                <text:p>1035.978279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1.4">
                <text:p>1531.4</text:p>
              </table:table-cell>
              <table:table-cell office:value-type="float" office:value="1026.038">
                <text:p>1026.0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54.23463413785">
                <text:p>1854.23463413785</text:p>
              </table:table-cell>
              <table:table-cell office:value-type="float" office:value="1034.87294573954">
                <text:p>1034.87294573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7.86666666667">
                <text:p>1547.86666666667</text:p>
              </table:table-cell>
              <table:table-cell office:value-type="float" office:value="1037.07066666667">
                <text:p>1037.070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36.18463247358">
                <text:p>1836.18463247358</text:p>
              </table:table-cell>
              <table:table-cell office:value-type="float" office:value="1033.45237980038">
                <text:p>1033.4523798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4.33333333333">
                <text:p>1564.33333333333</text:p>
              </table:table-cell>
              <table:table-cell office:value-type="float" office:value="1048.10333333333">
                <text:p>1048.10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18.16217220614">
                <text:p>1818.16217220614</text:p>
              </table:table-cell>
              <table:table-cell office:value-type="float" office:value="1031.71701425505">
                <text:p>1031.71701425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0.8">
                <text:p>1580.8</text:p>
              </table:table-cell>
              <table:table-cell office:value-type="float" office:value="1059.136">
                <text:p>1059.1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00.1727431515">
                <text:p>1800.1727431515</text:p>
              </table:table-cell>
              <table:table-cell office:value-type="float" office:value="1029.66737771271">
                <text:p>1029.6673777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7.26666666667">
                <text:p>1597.26666666667</text:p>
              </table:table-cell>
              <table:table-cell office:value-type="float" office:value="1070.16866666667">
                <text:p>1070.168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82.22182506403">
                <text:p>1782.22182506403</text:p>
              </table:table-cell>
              <table:table-cell office:value-type="float" office:value="1027.30409451251">
                <text:p>1027.3040945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3.73333333333">
                <text:p>1613.73333333333</text:p>
              </table:table-cell>
              <table:table-cell office:value-type="float" office:value="1081.20133333333">
                <text:p>1081.201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64.31488596726">
                <text:p>1764.31488596726</text:p>
              </table:table-cell>
              <table:table-cell office:value-type="float" office:value="1024.6278845334">
                <text:p>1024.6278845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0.2">
                <text:p>1630.2</text:p>
              </table:table-cell>
              <table:table-cell office:value-type="float" office:value="1092.234">
                <text:p>1092.2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46.45738048833">
                <text:p>1746.45738048833</text:p>
              </table:table-cell>
              <table:table-cell office:value-type="float" office:value="1021.63956297487">
                <text:p>1021.63956297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6.66666666667">
                <text:p>1646.66666666667</text:p>
              </table:table-cell>
              <table:table-cell office:value-type="float" office:value="1103.26666666667">
                <text:p>1103.2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28.65474819637">
                <text:p>1728.65474819637</text:p>
              </table:table-cell>
              <table:table-cell office:value-type="float" office:value="1018.34004010861">
                <text:p>1018.34004010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3.13333333333">
                <text:p>1663.13333333333</text:p>
              </table:table-cell>
              <table:table-cell office:value-type="float" office:value="1114.29933333333">
                <text:p>1114.299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10.91241194566">
                <text:p>1710.91241194566</text:p>
              </table:table-cell>
              <table:table-cell office:value-type="float" office:value="1014.73032100125">
                <text:p>1014.7303210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9.6">
                <text:p>1679.6</text:p>
              </table:table-cell>
              <table:table-cell office:value-type="float" office:value="1125.332">
                <text:p>1125.3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93.23577622368">
                <text:p>1693.23577622368</text:p>
              </table:table-cell>
              <table:table-cell office:value-type="float" office:value="1010.8115052082">
                <text:p>1010.811505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6.06666666667">
                <text:p>1696.06666666667</text:p>
              </table:table-cell>
              <table:table-cell office:value-type="float" office:value="1136.36466666667">
                <text:p>1136.364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75.63022550491">
                <text:p>1675.63022550491</text:p>
              </table:table-cell>
              <table:table-cell office:value-type="float" office:value="1006.58478643872">
                <text:p>1006.58478643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2.53333333333">
                <text:p>1712.53333333333</text:p>
              </table:table-cell>
              <table:table-cell office:value-type="float" office:value="1147.39733333333">
                <text:p>1147.397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8.10112261065">
                <text:p>1658.10112261065</text:p>
              </table:table-cell>
              <table:table-cell office:value-type="float" office:value="1002.05145219228">
                <text:p>1002.05145219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9">
                <text:p>1729</text:p>
              </table:table-cell>
              <table:table-cell office:value-type="float" office:value="1158.43">
                <text:p>1158.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40.65380707545">
                <text:p>1640.65380707545</text:p>
              </table:table-cell>
              <table:table-cell office:value-type="float" office:value="997.212883366412">
                <text:p>997.21288336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5.46666666667">
                <text:p>1745.46666666667</text:p>
              </table:table-cell>
              <table:table-cell office:value-type="float" office:value="1169.46266666667">
                <text:p>1169.462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23.29359352063">
                <text:p>1623.29359352063</text:p>
              </table:table-cell>
              <table:table-cell office:value-type="float" office:value="992.070553836053">
                <text:p>992.07055383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1.93333333333">
                <text:p>1761.93333333333</text:p>
              </table:table-cell>
              <table:table-cell office:value-type="float" office:value="1180.49533333333">
                <text:p>1180.495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06.02577003543">
                <text:p>1606.02577003543</text:p>
              </table:table-cell>
              <table:table-cell office:value-type="float" office:value="986.626030004593">
                <text:p>986.626030004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8.4">
                <text:p>1778.4</text:p>
              </table:table-cell>
              <table:table-cell office:value-type="float" office:value="1191.528">
                <text:p>1191.5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88.85559656615">
                <text:p>1588.85559656615</text:p>
              </table:table-cell>
              <table:table-cell office:value-type="float" office:value="980.880970326732">
                <text:p>980.880970326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4.86666666667">
                <text:p>1794.86666666667</text:p>
              </table:table-cell>
              <table:table-cell office:value-type="float" office:value="1202.56066666667">
                <text:p>1202.560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71.78830331395">
                <text:p>1571.78830331395</text:p>
              </table:table-cell>
              <table:table-cell office:value-type="float" office:value="974.837124803302">
                <text:p>974.837124803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1.33333333333">
                <text:p>1811.33333333333</text:p>
              </table:table-cell>
              <table:table-cell office:value-type="float" office:value="1213.59333333333">
                <text:p>1213.59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54.82908914171">
                <text:p>1554.82908914171</text:p>
              </table:table-cell>
              <table:table-cell office:value-type="float" office:value="968.496334448197">
                <text:p>968.496334448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7.8">
                <text:p>1827.8</text:p>
              </table:table-cell>
              <table:table-cell office:value-type="float" office:value="1224.626">
                <text:p>1224.6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37.98311999033">
                <text:p>1537.98311999033</text:p>
              </table:table-cell>
              <table:table-cell office:value-type="float" office:value="961.860530727586">
                <text:p>961.86053072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4.26666666667">
                <text:p>1844.26666666667</text:p>
              </table:table-cell>
              <table:table-cell office:value-type="float" office:value="1235.65866666667">
                <text:p>1235.658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21.25552730523">
                <text:p>1521.25552730523</text:p>
              </table:table-cell>
              <table:table-cell office:value-type="float" office:value="954.931734971562">
                <text:p>954.93173497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0.73333333333">
                <text:p>1860.73333333333</text:p>
              </table:table-cell>
              <table:table-cell office:value-type="float" office:value="1246.69133333333">
                <text:p>1246.691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4.65140647317">
                <text:p>1504.65140647317</text:p>
              </table:table-cell>
              <table:table-cell office:value-type="float" office:value="947.712057758435">
                <text:p>947.712057758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7.2">
                <text:p>1877.2</text:p>
              </table:table-cell>
              <table:table-cell office:value-type="float" office:value="1257.724">
                <text:p>1257.7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88.1758152702">
                <text:p>1488.1758152702</text:p>
              </table:table-cell>
              <table:table-cell office:value-type="float" office:value="940.203698271821">
                <text:p>940.20369827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3.66666666667">
                <text:p>1893.66666666667</text:p>
              </table:table-cell>
              <table:table-cell office:value-type="float" office:value="1268.75666666667">
                <text:p>1268.75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1.83377232101">
                <text:p>1471.83377232101</text:p>
              </table:table-cell>
              <table:table-cell office:value-type="float" office:value="932.408943630756">
                <text:p>932.40894363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0.13333333333">
                <text:p>1910.13333333333</text:p>
              </table:table-cell>
              <table:table-cell office:value-type="float" office:value="1279.78933333333">
                <text:p>1279.789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55.63025557019">
                <text:p>1455.63025557019</text:p>
              </table:table-cell>
              <table:table-cell office:value-type="float" office:value="924.330168193013">
                <text:p>924.330168193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6.6">
                <text:p>1926.6</text:p>
              </table:table-cell>
              <table:table-cell office:value-type="float" office:value="1290.822">
                <text:p>1290.8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9.57020076592">
                <text:p>1439.57020076592</text:p>
              </table:table-cell>
              <table:table-cell office:value-type="float" office:value="915.969832831851">
                <text:p>915.96983283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3.06666666667">
                <text:p>1943.06666666667</text:p>
              </table:table-cell>
              <table:table-cell office:value-type="float" office:value="1301.85466666667">
                <text:p>1301.854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23.65849995645">
                <text:p>1423.65849995645</text:p>
              </table:table-cell>
              <table:table-cell office:value-type="float" office:value="907.33048418641">
                <text:p>907.33048418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9.53333333333">
                <text:p>1959.53333333333</text:p>
              </table:table-cell>
              <table:table-cell office:value-type="float" office:value="1312.88733333333">
                <text:p>1312.887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07.9">
                <text:p>1407.9</text:p>
              </table:table-cell>
              <table:table-cell office:value-type="float" office:value="898.414753885977">
                <text:p>898.41475388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1323.92">
                <text:p>1323.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92.29950108831">
                <text:p>1392.29950108831</text:p>
              </table:table-cell>
              <table:table-cell office:value-type="float" office:value="889.225357748372">
                <text:p>889.22535774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2.46666666667">
                <text:p>1992.46666666667</text:p>
              </table:table-cell>
              <table:table-cell office:value-type="float" office:value="1334.95266666667">
                <text:p>1334.952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6.86175528447">
                <text:p>1376.86175528447</text:p>
              </table:table-cell>
              <table:table-cell office:value-type="float" office:value="879.765094952677">
                <text:p>879.765094952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93333333333">
                <text:p>2008.93333333333</text:p>
              </table:table-cell>
              <table:table-cell office:value-type="float" office:value="1345.98533333333">
                <text:p>1345.985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61.59146507541">
                <text:p>1361.59146507541</text:p>
              </table:table-cell>
              <table:table-cell office:value-type="float" office:value="870.036847186583">
                <text:p>870.03684718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5.4">
                <text:p>2025.4</text:p>
              </table:table-cell>
              <table:table-cell office:value-type="float" office:value="1357.018">
                <text:p>1357.0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6.49328193945">
                <text:p>1346.49328193945</text:p>
              </table:table-cell>
              <table:table-cell office:value-type="float" office:value="860.043577768601">
                <text:p>860.043577768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1.86666666667">
                <text:p>2041.86666666667</text:p>
              </table:table-cell>
              <table:table-cell office:value-type="float" office:value="1368.05066666667">
                <text:p>1368.050666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31.57180492943">
                <text:p>1331.57180492943</text:p>
              </table:table-cell>
              <table:table-cell office:value-type="float" office:value="849.788330745401">
                <text:p>849.788330745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8.33333333333">
                <text:p>2058.33333333333</text:p>
              </table:table-cell>
              <table:table-cell office:value-type="float" office:value="1379.08333333333">
                <text:p>1379.08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6.83157927179">
                <text:p>1316.83157927179</text:p>
              </table:table-cell>
              <table:table-cell office:value-type="float" office:value="839.274229964571">
                <text:p>839.27422996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4.8">
                <text:p>2074.8</text:p>
              </table:table-cell>
              <table:table-cell office:value-type="float" office:value="1390.116">
                <text:p>1390.1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2.27709498207">
                <text:p>1302.27709498207</text:p>
              </table:table-cell>
              <table:table-cell office:value-type="float" office:value="828.504478123062">
                <text:p>828.504478123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1.26666666667">
                <text:p>2091.26666666667</text:p>
              </table:table-cell>
              <table:table-cell office:value-type="float" office:value="1401.14866666667">
                <text:p>1401.148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7.91278549716">
                <text:p>1287.91278549716</text:p>
              </table:table-cell>
              <table:table-cell office:value-type="float" office:value="817.482355791614">
                <text:p>817.48235579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7.73333333333">
                <text:p>2107.73333333333</text:p>
              </table:table-cell>
              <table:table-cell office:value-type="float" office:value="1412.18133333333">
                <text:p>1412.181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3.7430263249">
                <text:p>1273.7430263249</text:p>
              </table:table-cell>
              <table:table-cell office:value-type="float" office:value="806.211220415462">
                <text:p>806.211220415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4.2">
                <text:p>2124.2</text:p>
              </table:table-cell>
              <table:table-cell office:value-type="float" office:value="1423.214">
                <text:p>1423.2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77213371118">
                <text:p>1259.77213371118</text:p>
              </table:table-cell>
              <table:table-cell office:value-type="float" office:value="794.694505291628">
                <text:p>794.69450529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0.66666666667">
                <text:p>2140.66666666667</text:p>
              </table:table-cell>
              <table:table-cell office:value-type="float" office:value="1434.24666666667">
                <text:p>1434.24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46.00436332525">
                <text:p>1246.00436332525</text:p>
              </table:table-cell>
              <table:table-cell office:value-type="float" office:value="782.935718523104">
                <text:p>782.935718523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7.13333333333">
                <text:p>2157.13333333333</text:p>
              </table:table-cell>
              <table:table-cell office:value-type="float" office:value="1445.27933333333">
                <text:p>1445.279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2.44390896332">
                <text:p>1232.44390896332</text:p>
              </table:table-cell>
              <table:table-cell office:value-type="float" office:value="770.938441950249">
                <text:p>770.938441950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3.6">
                <text:p>2173.6</text:p>
              </table:table-cell>
              <table:table-cell office:value-type="float" office:value="1456.312">
                <text:p>1456.3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19.09490127116">
                <text:p>1219.09490127116</text:p>
              </table:table-cell>
              <table:table-cell office:value-type="float" office:value="758.706330059728">
                <text:p>758.70633005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0.06666666667">
                <text:p>2190.06666666667</text:p>
              </table:table-cell>
              <table:table-cell office:value-type="float" office:value="1467.34466666667">
                <text:p>1467.344666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5.96140648584">
                <text:p>1205.96140648584</text:p>
              </table:table-cell>
              <table:table-cell office:value-type="float" office:value="746.243108871317">
                <text:p>746.24310887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6.53333333333">
                <text:p>2206.53333333333</text:p>
              </table:table-cell>
              <table:table-cell office:value-type="float" office:value="1478.37733333333">
                <text:p>1478.377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93.04742519708">
                <text:p>1193.04742519708</text:p>
              </table:table-cell>
              <table:table-cell office:value-type="float" office:value="733.552574802925">
                <text:p>733.55257480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3">
                <text:p>2223</text:p>
              </table:table-cell>
              <table:table-cell office:value-type="float" office:value="1489.41">
                <text:p>1489.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80.35689112868">
                <text:p>1180.35689112868</text:p>
              </table:table-cell>
              <table:table-cell office:value-type="float" office:value="720.638593514164">
                <text:p>720.638593514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9.46666666667">
                <text:p>2239.46666666667</text:p>
              </table:table-cell>
              <table:table-cell office:value-type="float" office:value="1500.44266666667">
                <text:p>1500.442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67.89366994027">
                <text:p>1167.89366994027</text:p>
              </table:table-cell>
              <table:table-cell office:value-type="float" office:value="707.505098728836">
                <text:p>707.50509872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5.93333333333">
                <text:p>2255.93333333333</text:p>
              </table:table-cell>
              <table:table-cell office:value-type="float" office:value="1511.47533333333">
                <text:p>1511.475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55.66155804975">
                <text:p>1155.66155804975</text:p>
              </table:table-cell>
              <table:table-cell office:value-type="float" office:value="694.15609103668">
                <text:p>694.1560910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2.4">
                <text:p>2272.4</text:p>
              </table:table-cell>
              <table:table-cell office:value-type="float" office:value="1522.508">
                <text:p>1522.5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43.6642814769">
                <text:p>1143.6642814769</text:p>
              </table:table-cell>
              <table:table-cell office:value-type="float" office:value="680.595636674752">
                <text:p>680.59563667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8.86666666667">
                <text:p>2288.86666666667</text:p>
              </table:table-cell>
              <table:table-cell office:value-type="float" office:value="1533.54066666667">
                <text:p>1533.540666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1.90549470837">
                <text:p>1131.90549470837</text:p>
              </table:table-cell>
              <table:table-cell office:value-type="float" office:value="666.827866288816">
                <text:p>666.827866288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5.33333333333">
                <text:p>2305.33333333333</text:p>
              </table:table-cell>
              <table:table-cell office:value-type="float" office:value="1544.57333333333">
                <text:p>1544.57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20.38877958454">
                <text:p>1120.38877958454</text:p>
              </table:table-cell>
              <table:table-cell office:value-type="float" office:value="652.856973675102">
                <text:p>652.85697367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1.8">
                <text:p>2321.8</text:p>
              </table:table-cell>
              <table:table-cell office:value-type="float" office:value="1555.606">
                <text:p>1555.6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9.11764420839">
                <text:p>1109.11764420839</text:p>
              </table:table-cell>
              <table:table-cell office:value-type="float" office:value="638.687214502838">
                <text:p>638.68721450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8.26666666667">
                <text:p>2338.26666666667</text:p>
              </table:table-cell>
              <table:table-cell office:value-type="float" office:value="1566.63866666667">
                <text:p>1566.638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98.09552187694">
                <text:p>1098.09552187694</text:p>
              </table:table-cell>
              <table:table-cell office:value-type="float" office:value="624.322905017935">
                <text:p>624.32290501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4.73333333333">
                <text:p>2354.73333333333</text:p>
              </table:table-cell>
              <table:table-cell office:value-type="float" office:value="1577.67133333333">
                <text:p>1577.671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87.32577003543">
                <text:p>1087.32577003543</text:p>
              </table:table-cell>
              <table:table-cell office:value-type="float" office:value="609.768420728212">
                <text:p>609.76842072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1.2">
                <text:p>2371.2</text:p>
              </table:table-cell>
              <table:table-cell office:value-type="float" office:value="1588.704">
                <text:p>1588.7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76.8116692546">
                <text:p>1076.8116692546</text:p>
              </table:table-cell>
              <table:table-cell office:value-type="float" office:value="595.028195070576">
                <text:p>595.02819507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7.66666666667">
                <text:p>2387.66666666667</text:p>
              </table:table-cell>
              <table:table-cell office:value-type="float" office:value="1599.73666666667">
                <text:p>1599.73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66.5564222314">
                <text:p>1066.5564222314</text:p>
              </table:table-cell>
              <table:table-cell office:value-type="float" office:value="580.106718060553">
                <text:p>580.106718060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4.13333333333">
                <text:p>2404.13333333333</text:p>
              </table:table-cell>
              <table:table-cell office:value-type="float" office:value="1610.76933333333">
                <text:p>1610.769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56.56315281342">
                <text:p>1056.56315281342</text:p>
              </table:table-cell>
              <table:table-cell office:value-type="float" office:value="565.008534924589">
                <text:p>565.008534924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0.6">
                <text:p>2420.6</text:p>
              </table:table-cell>
              <table:table-cell office:value-type="float" office:value="1621.802">
                <text:p>1621.8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46.83490504732">
                <text:p>1046.83490504732</text:p>
              </table:table-cell>
              <table:table-cell office:value-type="float" office:value="549.738244715527">
                <text:p>549.73824471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7.06666666667">
                <text:p>2437.06666666667</text:p>
              </table:table-cell>
              <table:table-cell office:value-type="float" office:value="1632.83466666667">
                <text:p>1632.834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37.37464225163">
                <text:p>1037.37464225163</text:p>
              </table:table-cell>
              <table:table-cell office:value-type="float" office:value="534.300498911691">
                <text:p>534.30049891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3.53333333333">
                <text:p>2453.53333333333</text:p>
              </table:table-cell>
              <table:table-cell office:value-type="float" office:value="1643.86733333333">
                <text:p>1643.867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28.18524611402">
                <text:p>1028.18524611402</text:p>
              </table:table-cell>
              <table:table-cell office:value-type="float" office:value="518.7">
                <text:p>5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0">
                <text:p>2470</text:p>
              </table:table-cell>
              <table:table-cell office:value-type="float" office:value="1654.9">
                <text:p>1654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19.26951581359">
                <text:p>1019.26951581359</text:p>
              </table:table-cell>
              <table:table-cell office:value-type="float" office:value="502.94150004355">
                <text:p>502.94150004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6.46666666667">
                <text:p>2486.46666666667</text:p>
              </table:table-cell>
              <table:table-cell office:value-type="float" office:value="1665.93266666667">
                <text:p>1665.932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10.63016716815">
                <text:p>1010.63016716815</text:p>
              </table:table-cell>
              <table:table-cell office:value-type="float" office:value="487.029799234084">
                <text:p>487.029799234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2.93333333333">
                <text:p>2502.93333333333</text:p>
              </table:table-cell>
              <table:table-cell office:value-type="float" office:value="1676.96533333333">
                <text:p>1676.9653333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2.26983180699">
                <text:p>1002.26983180699</text:p>
              </table:table-cell>
              <table:table-cell office:value-type="float" office:value="470.969744429806">
                <text:p>470.96974442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9.4">
                <text:p>2519.4</text:p>
              </table:table-cell>
              <table:table-cell office:value-type="float" office:value="1687.998">
                <text:p>1687.9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94.191056369244">
                <text:p>994.191056369244</text:p>
              </table:table-cell>
              <table:table-cell office:value-type="float" office:value="454.766227678989">
                <text:p>454.766227678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5.86666666667">
                <text:p>2535.86666666667</text:p>
              </table:table-cell>
              <table:table-cell office:value-type="float" office:value="1699.03066666667">
                <text:p>1699.030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86.39630172818">
                <text:p>986.39630172818</text:p>
              </table:table-cell>
              <table:table-cell office:value-type="float" office:value="438.424184729802">
                <text:p>438.424184729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2.33333333333">
                <text:p>2552.33333333333</text:p>
              </table:table-cell>
              <table:table-cell office:value-type="float" office:value="1710.06333333333">
                <text:p>1710.0633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78.887942241566">
                <text:p>978.887942241566</text:p>
              </table:table-cell>
              <table:table-cell office:value-type="float" office:value="421.948593526836">
                <text:p>421.94859352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8.8">
                <text:p>2568.8</text:p>
              </table:table-cell>
              <table:table-cell office:value-type="float" office:value="1721.096">
                <text:p>1721.0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1.668265028439">
                <text:p>971.668265028439</text:p>
              </table:table-cell>
              <table:table-cell office:value-type="float" office:value="405.344472694773">
                <text:p>405.344472694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5.26666666667">
                <text:p>2585.26666666667</text:p>
              </table:table-cell>
              <table:table-cell office:value-type="float" office:value="1732.12866666667">
                <text:p>1732.128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64.739469272415">
                <text:p>964.739469272415</text:p>
              </table:table-cell>
              <table:table-cell office:value-type="float" office:value="388.616880009667">
                <text:p>388.61688000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1.73333333333">
                <text:p>2601.73333333333</text:p>
              </table:table-cell>
              <table:table-cell office:value-type="float" office:value="1743.16133333333">
                <text:p>1743.161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8.103665551803">
                <text:p>958.103665551803</text:p>
              </table:table-cell>
              <table:table-cell office:value-type="float" office:value="371.770910858295">
                <text:p>371.770910858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8.2">
                <text:p>2618.2</text:p>
              </table:table-cell>
              <table:table-cell office:value-type="float" office:value="1754.194">
                <text:p>1754.1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1.762875196699">
                <text:p>951.762875196699</text:p>
              </table:table-cell>
              <table:table-cell office:value-type="float" office:value="354.811696686049">
                <text:p>354.81169668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4.66666666667">
                <text:p>2634.66666666667</text:p>
              </table:table-cell>
              <table:table-cell office:value-type="float" office:value="1765.22666666667">
                <text:p>1765.22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45.719029673269">
                <text:p>945.719029673269</text:p>
              </table:table-cell>
              <table:table-cell office:value-type="float" office:value="337.744403433855">
                <text:p>337.74440343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1.13333333333">
                <text:p>2651.13333333333</text:p>
              </table:table-cell>
              <table:table-cell office:value-type="float" office:value="1776.25933333333">
                <text:p>1776.259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39.973969995408">
                <text:p>939.973969995408</text:p>
              </table:table-cell>
              <table:table-cell office:value-type="float" office:value="320.574229964571">
                <text:p>320.57422996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7.6">
                <text:p>2667.6</text:p>
              </table:table-cell>
              <table:table-cell office:value-type="float" office:value="1787.292">
                <text:p>1787.2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34.529446163947">
                <text:p>934.529446163947</text:p>
              </table:table-cell>
              <table:table-cell office:value-type="float" office:value="303.306406479368">
                <text:p>303.306406479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4.06666666667">
                <text:p>2684.06666666667</text:p>
              </table:table-cell>
              <table:table-cell office:value-type="float" office:value="1798.32466666667">
                <text:p>1798.324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9.387116633589">
                <text:p>929.387116633589</text:p>
              </table:table-cell>
              <table:table-cell office:value-type="float" office:value="285.946192924556">
                <text:p>285.94619292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.53333333333">
                <text:p>2700.53333333333</text:p>
              </table:table-cell>
              <table:table-cell office:value-type="float" office:value="1809.35733333333">
                <text:p>1809.3573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24.548547807721">
                <text:p>924.548547807721</text:p>
              </table:table-cell>
              <table:table-cell office:value-type="float" office:value="268.498877389355">
                <text:p>268.498877389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7">
                <text:p>2717</text:p>
              </table:table-cell>
              <table:table-cell office:value-type="float" office:value="1820.39">
                <text:p>1820.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20.015213561281">
                <text:p>920.015213561281</text:p>
              </table:table-cell>
              <table:table-cell office:value-type="float" office:value="250.969774495095">
                <text:p>250.96977449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3.46666666667">
                <text:p>2733.46666666667</text:p>
              </table:table-cell>
              <table:table-cell office:value-type="float" office:value="1831.42266666667">
                <text:p>1831.422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15.788494791797">
                <text:p>915.788494791797</text:p>
              </table:table-cell>
              <table:table-cell office:value-type="float" office:value="233.364223776325">
                <text:p>233.36422377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9.93333333333">
                <text:p>2749.93333333333</text:p>
              </table:table-cell>
              <table:table-cell office:value-type="float" office:value="1842.45533333333">
                <text:p>1842.4553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11.86967899875">
                <text:p>911.86967899875</text:p>
              </table:table-cell>
              <table:table-cell office:value-type="float" office:value="215.687588054344">
                <text:p>215.68758805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6.4">
                <text:p>2766.4</text:p>
              </table:table-cell>
              <table:table-cell office:value-type="float" office:value="1853.488">
                <text:p>1853.4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08.259959891394">
                <text:p>908.259959891394</text:p>
              </table:table-cell>
              <table:table-cell office:value-type="float" office:value="197.945251803628">
                <text:p>197.945251803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2.86666666667">
                <text:p>2782.86666666667</text:p>
              </table:table-cell>
              <table:table-cell office:value-type="float" office:value="1864.52066666667">
                <text:p>1864.520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04.960437025136">
                <text:p>904.960437025136</text:p>
              </table:table-cell>
              <table:table-cell office:value-type="float" office:value="180.142619511674">
                <text:p>180.14261951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9.33333333333">
                <text:p>2799.33333333333</text:p>
              </table:table-cell>
              <table:table-cell office:value-type="float" office:value="1875.55333333333">
                <text:p>1875.553333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01.972115466604">
                <text:p>901.972115466604</text:p>
              </table:table-cell>
              <table:table-cell office:value-type="float" office:value="162.285114032736">
                <text:p>162.28511403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5.8">
                <text:p>2815.8</text:p>
              </table:table-cell>
              <table:table-cell office:value-type="float" office:value="1886.586">
                <text:p>1886.5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99.295905487495">
                <text:p>899.295905487495</text:p>
              </table:table-cell>
              <table:table-cell office:value-type="float" office:value="144.378174935972">
                <text:p>144.37817493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2.26666666667">
                <text:p>2832.26666666667</text:p>
              </table:table-cell>
              <table:table-cell office:value-type="float" office:value="1897.61866666667">
                <text:p>1897.618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6.932622287293">
                <text:p>896.932622287293</text:p>
              </table:table-cell>
              <table:table-cell office:value-type="float" office:value="126.4272568485">
                <text:p>126.4272568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8.73333333333">
                <text:p>2848.73333333333</text:p>
              </table:table-cell>
              <table:table-cell office:value-type="float" office:value="1908.65133333333">
                <text:p>1908.651333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94.882985744954">
                <text:p>894.882985744954</text:p>
              </table:table-cell>
              <table:table-cell office:value-type="float" office:value="108.437827793864">
                <text:p>108.43782779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5.2">
                <text:p>2865.2</text:p>
              </table:table-cell>
              <table:table-cell office:value-type="float" office:value="1919.684">
                <text:p>1919.6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93.147620199623">
                <text:p>893.147620199623</text:p>
              </table:table-cell>
              <table:table-cell office:value-type="float" office:value="90.4153675264211">
                <text:p>90.4153675264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1.66666666667">
                <text:p>2881.66666666667</text:p>
              </table:table-cell>
              <table:table-cell office:value-type="float" office:value="1930.71666666667">
                <text:p>1930.71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91.727054260459">
                <text:p>891.727054260459</text:p>
              </table:table-cell>
              <table:table-cell office:value-type="float" office:value="72.3653658621558">
                <text:p>72.365365862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8.13333333333">
                <text:p>2898.13333333333</text:p>
              </table:table-cell>
              <table:table-cell office:value-type="float" office:value="1941.74933333333">
                <text:p>1941.749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.621720645605">
                <text:p>890.621720645605</text:p>
              </table:table-cell>
              <table:table-cell office:value-type="float" office:value="54.2933210064299">
                <text:p>54.293321006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4.6">
                <text:p>2914.6</text:p>
              </table:table-cell>
              <table:table-cell office:value-type="float" office:value="1952.782">
                <text:p>1952.7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89.83195605039">
                <text:p>889.83195605039</text:p>
              </table:table-cell>
              <table:table-cell office:value-type="float" office:value="36.2047378791742">
                <text:p>36.204737879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1.06666666667">
                <text:p>2931.06666666667</text:p>
              </table:table-cell>
              <table:table-cell office:value-type="float" office:value="1963.81466666667">
                <text:p>1963.814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89.35800104476">
                <text:p>889.35800104476</text:p>
              </table:table-cell>
              <table:table-cell office:value-type="float" office:value="18.1051264380378">
                <text:p>18.1051264380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7.53333333333">
                <text:p>2947.53333333333</text:p>
              </table:table-cell>
              <table:table-cell office:value-type="float" office:value="1974.84733333333">
                <text:p>1974.847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89.2">
                <text:p>889.2</text:p>
              </table:table-cell>
              <table:table-cell office:value-type="float" office:value="0.000000000000127044858943546">
                <text:p>0.000000000000127044858943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4">
                <text:p>2964</text:p>
              </table:table-cell>
              <table:table-cell office:value-type="float" office:value="1985.88">
                <text:p>1985.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87cm" svg:y="0.316cm" chart:style-name="ch2">
          <text:p>Number of fractures activated vs Pore pressure gradient change.</text:p>
        </chart:title>
        <chart:plot-area chart:style-name="ch3" table:cell-range-address="Ass8.T9:Ass8.U30" svg:x="1.331cm" svg:y="1.275cm" svg:width="14.349cm" svg:height="6.564cm">
          <chartooo:coordinate-region svg:x="1.767cm" svg:y="1.474cm" svg:width="13.673cm" svg:height="5.718cm"/>
          <chart:axis chart:dimension="x" chart:name="primary-x" chart:style-name="ch4">
            <chart:title svg:x="6.384cm" svg:y="8.019cm" chart:style-name="ch5">
              <text:p>pore pressure change (psi/ft)</text:p>
            </chart:title>
          </chart:axis>
          <chart:axis chart:dimension="y" chart:name="primary-y" chart:style-name="ch4">
            <chart:title svg:x="0.451cm" svg:y="6.771cm" chart:style-name="ch6">
              <text:p>Number of activated Fractures</text:p>
            </chart:title>
            <chart:grid chart:style-name="ch7" chart:class="major"/>
          </chart:axis>
          <chart:series chart:style-name="ch8" chart:values-cell-range-address="Ass8.U9:Ass8.U30" chart:class="chart:scatter">
            <chart:domain table:cell-range-address="Ass8.T9:Ass8.T30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ss8.T9:Ass8.T30</svg:desc>
                </draw:g>
              </table:table-cell>
              <table:table-cell office:value-type="float" office:value="0">
                <text:p>0</text:p>
                <draw:g>
                  <svg:desc>Ass8.U9:Ass8.U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3.3cm" svg:y="0.315cm" chart:style-name="ch2">
          <text:p>Change in Pore Pressure gradient Required to 
activate fractures and fracture aperture.</text:p>
        </chart:title>
        <chart:plot-area chart:style-name="ch3" table:cell-range-address="Ass8.H9:Ass8.H36 Ass8.E9:Ass8.E36" svg:x="1.331cm" svg:y="1.778cm" svg:width="14.349cm" svg:height="6.061cm">
          <chartooo:coordinate-region svg:x="1.767cm" svg:y="1.977cm" svg:width="13.488cm" svg:height="5.215cm"/>
          <chart:axis chart:dimension="x" chart:name="primary-x" chart:style-name="ch4">
            <chart:title svg:x="6.199cm" svg:y="8.019cm" chart:style-name="ch5">
              <text:p>Pore Pressure gradient change</text:p>
            </chart:title>
          </chart:axis>
          <chart:axis chart:dimension="y" chart:name="primary-y" chart:style-name="ch4">
            <chart:title svg:x="0.451cm" svg:y="5.791cm" chart:style-name="ch6">
              <text:p>Fracture size</text:p>
            </chart:title>
            <chart:grid chart:style-name="ch7" chart:class="major"/>
          </chart:axis>
          <chart:series chart:style-name="ch8" chart:values-cell-range-address="Ass8.E9:Ass8.E36" chart:class="chart:scatter">
            <chart:domain table:cell-range-address="Ass8.H9:Ass8.H36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70160407973085">
                <text:p>0.0570160407973085</text:p>
                <draw:g>
                  <svg:desc>Ass8.H9:Ass8.H36</svg:desc>
                </draw:g>
              </table:table-cell>
              <table:table-cell office:value-type="float" office:value="4.31">
                <text:p>4.31</text:p>
                <draw:g>
                  <svg:desc>Ass8.E9:Ass8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2528514994817">
                <text:p>0.132528514994817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062605029522">
                <text:p>0.114062605029522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136609720579">
                <text:p>0.102136609720579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19260424956195">
                <text:p>0.0619260424956195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66086357180926">
                <text:p>0.0766086357180926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03073101437269">
                <text:p>0.0803073101437269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0346637060724">
                <text:p>0.120346637060724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5913263337573">
                <text:p>0.085913263337573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42477369952623">
                <text:p>0.094247736995262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2147225718287">
                <text:p>0.112147225718287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94177784352134">
                <text:p>0.0994177784352134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13706379305645">
                <text:p>0.051370637930564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86794912270604">
                <text:p>0.0686794912270604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70579842753159">
                <text:p>0.087057984275315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18913275506905">
                <text:p>0.071891327550690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77063186148963">
                <text:p>0.097706318614896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637918371699">
                <text:p>0.35637918371699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3271637464707">
                <text:p>0.383271637464707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1150026249027">
                <text:p>0.481150026249027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2686472693056">
                <text:p>0.1226864726930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7432286911433">
                <text:p>0.13743228691143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1601592039188">
                <text:p>0.441601592039188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8124237132687">
                <text:p>0.108124237132687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76187419421652">
                <text:p>0.0176187419421652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8451197854999">
                <text:p>0.013845119785499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75968616902393">
                <text:p>0.017596861690239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136199188335">
                <text:p>0.51136199188335</text:p>
              </table:table-cell>
              <table:table-cell office:value-type="float" office:value="16.72">
                <text:p>16.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